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uonNa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តារាង1" style:family="table">
      <style:table-properties style:width="11.0153in" fo:margin-left="-0.1069in" fo:margin-right="-0.0028in" table:align="margins"/>
    </style:style>
    <style:style style:name="តារាង1.A" style:family="table-column">
      <style:table-column-properties style:column-width="0.7368in" style:rel-column-width="4384*"/>
    </style:style>
    <style:style style:name="តារាង1.B" style:family="table-column">
      <style:table-column-properties style:column-width="1.0417in" style:rel-column-width="6198*"/>
    </style:style>
    <style:style style:name="តារាង1.C" style:family="table-column">
      <style:table-column-properties style:column-width="0.434in" style:rel-column-width="2582*"/>
    </style:style>
    <style:style style:name="តារាង1.D" style:family="table-column">
      <style:table-column-properties style:column-width="0.9111in" style:rel-column-width="5421*"/>
    </style:style>
    <style:style style:name="តារាង1.E" style:family="table-column">
      <style:table-column-properties style:column-width="0.5903in" style:rel-column-width="3512*"/>
    </style:style>
    <style:style style:name="តារាង1.F" style:family="table-column">
      <style:table-column-properties style:column-width="0.9465in" style:rel-column-width="5632*"/>
    </style:style>
    <style:style style:name="តារាង1.G" style:family="table-column">
      <style:table-column-properties style:column-width="4.15in" style:rel-column-width="24690*"/>
    </style:style>
    <style:style style:name="តារាង1.H" style:family="table-column">
      <style:table-column-properties style:column-width="1.1208in" style:rel-column-width="6669*"/>
    </style:style>
    <style:style style:name="តារាង1.I" style:family="table-column">
      <style:table-column-properties style:column-width="1.0833in" style:rel-column-width="6447*"/>
    </style:style>
    <style:style style:name="តារាង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តារាង1.I1" style:family="table-cell">
      <style:table-cell-properties style:vertical-align="middle" fo:padding="0.0382in" fo:border="0.0007in solid #000000"/>
    </style:style>
    <style:style style:name="តារាង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តារាង1.D2" style:family="table-cell">
      <style:table-cell-properties fo:padding="0.0382in" fo:border-left="0.0007in solid #000000" fo:border-right="none" fo:border-top="none" fo:border-bottom="0.0007in solid #000000"/>
    </style:style>
    <style:style style:name="តារាង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2" style:family="paragraph" style:parent-style-name="Table_20_Heading">
      <style:paragraph-properties fo:text-align="center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3" style:family="paragraph" style:parent-style-name="Table_20_Heading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6" style:family="paragraph" style:parent-style-name="Table_20_Contents">
      <style:paragraph-properties fo:text-align="justify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fo:background-color="#ffffff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Khmer OS" fo:font-size="11pt" fo:font-style="normal" fo:font-weight="normal" fo:background-color="transparent" style:font-size-asian="11pt" style:font-style-asian="normal" style:font-weight-asian="normal" style:font-name-complex="Khmer OS" style:font-size-complex="11pt" style:font-style-complex="normal" style:font-weight-complex="normal" style:text-scale="99%"/>
    </style:style>
    <style:style style:name="P9" style:family="paragraph" style:parent-style-name="Table_20_Contents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2" style:family="paragraph" style:parent-style-name="Table_20_Contents">
      <style:paragraph-properties fo:text-align="justify" style:justify-single-word="false"/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 style:text-scale="99%"/>
    </style:style>
    <style:style style:name="P13" style:family="paragraph" style:parent-style-name="Table_20_Contents">
      <style:paragraph-properties fo:text-align="justify" style:justify-single-word="false"/>
      <style:text-properties style:font-name="Khmer OS" fo:font-size="11pt" fo:font-style="normal" style:text-underline-style="none" style:font-size-asian="11pt" style:font-style-asian="normal" style:font-name-complex="Khmer OS" style:font-size-complex="11pt" style:font-style-complex="normal"/>
    </style:style>
    <style:style style:name="P14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16" style:family="paragraph" style:parent-style-name="Table_20_Contents">
      <style:text-properties style:font-name="Khmer OS" fo:font-size="11pt" fo:font-style="normal" fo:font-weight="bold" fo:background-color="transparent" style:font-size-asian="11pt" style:font-style-asian="normal" style:font-weight-asian="bold" style:font-name-complex="Khmer OS" style:font-size-complex="11pt" style:font-style-complex="normal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Khmer OS" fo:font-size="11pt" style:font-size-asian="11pt" style:font-name-complex="Khmer OS" style:font-size-complex="11pt"/>
    </style:style>
    <style:style style:name="P18" style:family="paragraph" style:parent-style-name="Table_20_Contents">
      <style:paragraph-properties fo:text-align="justify" style:justify-single-word="false"/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19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0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21" style:family="paragraph" style:parent-style-name="Table_20_Contents">
      <style:paragraph-properties fo:text-align="justify" style:justify-single-word="false" style:writing-mode="lr-tb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2" style:family="paragraph" style:parent-style-name="Table_20_Contents">
      <style:paragraph-properties fo:text-align="center" style:justify-single-word="false" style:writing-mode="lr-tb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3" style:family="paragraph" style:parent-style-name="Table_20_Contents">
      <style:paragraph-properties fo:text-align="justify" style:justify-single-word="false" style:writing-mode="lr-tb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background-color="#ffff00"/>
    </style:style>
    <style:style style:name="T3" style:family="text">
      <style:text-properties fo:background-color="transparent"/>
    </style:style>
    <style:style style:name="T4" style:family="text">
      <style:text-properties fo:background-color="transparent" style:text-scale="100%"/>
    </style:style>
    <style:style style:name="T5" style:family="text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T6" style:family="text"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T7" style:family="text">
      <style:text-properties style:text-scale="99%"/>
    </style:style>
    <style:style style:name="T8" style:family="text">
      <style:text-properties style:text-scale="98%"/>
    </style:style>
    <style:style style:name="T9" style:family="text">
      <style:text-properties fo:background-color="#ff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តារាង1" table:style-name="តារាង1">
        <table:table-column table:style-name="តារាង1.A"/>
        <table:table-column table:style-name="តារាង1.B"/>
        <table:table-column table:style-name="តារាង1.C"/>
        <table:table-column table:style-name="តារាង1.D"/>
        <table:table-column table:style-name="តារាង1.E"/>
        <table:table-column table:style-name="តារាង1.F"/>
        <table:table-column table:style-name="តារាង1.G"/>
        <table:table-column table:style-name="តារាង1.H"/>
        <table:table-column table:style-name="តារាង1.I"/>
        <table:table-row>
          <table:table-cell table:style-name="តារាង1.A1" office:value-type="string">
            <text:p text:style-name="P2">ល.រ</text:p>
          </table:table-cell>
          <table:table-cell table:style-name="តារាង1.A1" office:value-type="string">
            <text:p text:style-name="P1">មេ​ពាក្យ</text:p>
          </table:table-cell>
          <table:table-cell table:style-name="តារាង1.A1" office:value-type="string">
            <text:p text:style-name="P3">ល.រ</text:p>
          </table:table-cell>
          <table:table-cell table:style-name="តារាង1.A1" office:value-type="string">
            <text:p text:style-name="P3">សូរ​ប្រកប</text:p>
          </table:table-cell>
          <table:table-cell table:style-name="តារាង1.A1" office:value-type="string">
            <text:p text:style-name="P3">មក​ពី</text:p>
          </table:table-cell>
          <table:table-cell table:style-name="តារាង1.A1" office:value-type="string">
            <text:p text:style-name="P3">ថ្នាក់</text:p>
          </table:table-cell>
          <table:table-cell table:style-name="តារាង1.A1" office:value-type="string">
            <text:p text:style-name="P3">សេចក្តី​ពន្យល់</text:p>
          </table:table-cell>
          <table:table-cell table:style-name="តារាង1.A1" office:value-type="string">
            <text:p text:style-name="P3">របៀប​សរសេរ​ផ្សេង</text:p>
          </table:table-cell>
          <table:table-cell table:style-name="តារាង1.I1" office:value-type="string">
            <text:p text:style-name="P3"/>
            <text:p text:style-name="P3">ពាក្យ​ផ្សំ</text:p>
            <text:p text:style-name="P3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5">ច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10">ព្យពា្ជនៈ​ទី ១ ក្នុង​វគ្គ​ទី ២ ជា​តាលុជៈ មាន​សំឡេង​ត្រង់​ពិតាន គឺ​ត្រង់​ក្រអូម​មាត់ ជា​សិថិល-អឃោសៈ, សំ. បា. មាន​សូរ​ថា ចៈ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២៥</text:p>
          </table:table-cell>
          <table:table-cell table:style-name="តារាង1.A2" office:value-type="string">
            <text:p text:style-name="P14">ច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ពុះ​ឈើ​បំបែក​ជា​ពីរ​ដោយ​ដឹង​ភ្លុក : មនុស្ស​ក្នុង​ជាន់​បុរាណ​ច្រើន​ច​ឈើ​ធ្វើ​ជា​ក្ដារ​ក្រាល ព្រោះ​ក្នុង​សម័យ​នោះ​មាន​តែ​ដឹង​មិន​ទាន់​មាន​រណា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ស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ច្ច <text:s/>អ. ថ. ច) ស្បៃ​ហ្នាំង គឺ​ស្បៃ​ស​ដែល​គេ​ត្រដាង​បញ្ចាំង​ស្រមោល​រូប​ស្បែក​ដាប់​រំហោក : ចហ្នាំង ឬ ចណាំង សំពត់​ស​ដែល​សម្រាប់​បញ្ចាំង​ភាពយន្ត​សម័យ​បច្ចុប្បន្ន​ក៏​គឺ ច នុះ​ឯង (ម. ព. ណាំង, ហ្នាំង ផង)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៣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យ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ឆ្កែ) ឈ្មោះ​ឆ្នាំ​ទី ១១ (សុនខ) : ឆ្នាំ ច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២៦</text:p>
          </table:table-cell>
          <table:table-cell table:style-name="តារាង1.A2" office:value-type="string">
            <text:p text:style-name="P14">ចក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េវាល​ជាតិ​ពួក​មួយ អណ្ដែត​លើ​ទឹក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ស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ច្ចក អ. ថ. ចក “កូន​ផ្តិល​បណ្ដែត”) ឈ្មោះ​ពែង​មួយ​យ៉ាង​មាន​រូប​តូច​រាក់ : ទឹក​មួយ​ពែង​ចក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២៧</text:p>
          </table:table-cell>
          <table:table-cell table:style-name="តារាង1.A2" office:value-type="string">
            <text:p text:style-name="P14">ចក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សម្រែក​សត្វ​ជីងជក់​យំ : ចក់​ៗ។ ន. ឈ្មោះ​ចប​មួយ​យ៉ាង ផ្លែ​វែង​ត្រង់​ដង​ខ្លី​មាន​ចម្ពាម សម្រាប់​កាន់​ចូក​ស្មៅ​ទៅ​តាម​ជួរ​ដំណាំ : ចប​ចក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ចប​ចក់ </text:p>
          </table:table-cell>
        </table:table-row>
        <table:table-row>
          <table:table-cell table:style-name="តារាង1.A2" office:value-type="string">
            <text:p text:style-name="P4">២២២៨</text:p>
          </table:table-cell>
          <table:table-cell table:style-name="តារាង1.A2" office:value-type="string">
            <text:p text:style-name="P14">ច័ក្កច័ន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ច័ក-កៈច័ន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នំ​ស្រស់​មួយ​យ៉ាង​ពួក​នំ​កូរ មាន​ស្រទាប់​តម្រួត​ៗ​គ្នា ចម្រុះ​សម្បុរ​ផ្សេង​ៗ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២៩</text:p>
          </table:table-cell>
          <table:table-cell table:style-name="តារាង1.A2" office:value-type="string">
            <text:p text:style-name="P14">ចក្ខុ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ច័ក-ខុ</text:p>
          </table:table-cell>
          <table:table-cell table:style-name="តារាង1.D2" office:value-type="string">
            <text:p text:style-name="P9">បា.; 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21">(ចក្សុស៑) អាយតនៈ សម្រាប់​មើល សម្រាប់​ឃើញ​រូប​ផ្សេង​ៗ (ភ្នែក) ។ ចក្ខុន្រ្ទិយ (ច័ក ខុន-ទ្រី) ឥន្រ្ទិយ​គឺ​ភ្នែក (ភ្នែក​មាន​ភ្នាក់​ងារ​ជា​ធំ​ខាង​ការ​ឃើញ) ។ ចក្ខុ​ទ្វារ <text:s/>ទ្វារ​ភ្នែក ។ ចក្ខុ​និមិត្ត (--មិត) ភ្នែក​ជា​គ្រឿង​សម្គាល់ ឬ ជា​ហេតុ​នៃ​រូបារម្មណ៍ ។ ចក្ខុបថ (--បៈ-ថៈ ឬ--បត់) ន. គន្លង​នៃ​ភ្នែក, ខ្សែ​ជាប់​ពី​ភ្នែក​ទៅ ដែល​ជា​ផ្លូវ​នៃ​រូបារម្មណ៍ ។ ចក្ខុ​បសាទ ឬ ចក្ខុ​ប្រសាទ (--ប៉ៈសាត ឬ--ប្រសាត) តួ​ប្រស្រី​ថ្លា​មាន​សណ្ឋាន​តូច (ក្នុង​គម្ពីរ​ខាង​ពុទ្ធ​សាសនា​ថា មាន​ប្រមាណ​ប៉ុន​ក្បាល​ចៃ) ដែល​តាំង​នៅ​ត្រង់​កណ្ដាល​កែវ​ភ្នែក; ប្រសាទ​នេះ​ហើយ​ដែល​នាំ​ឲ្យ​ភ្លឺ​មើល​ឃើញ​រូប​ផ្សេង​ៗ, បើ​ខូច​ប្រសាទ​នេះ​ហើយ ក៏​មើល​អ្វី​ពុំ​ឃើញ​ហៅ​ថា ងងឹត ឬ​ខ្វាក់ ។ ចក្ខុ​រោគ រោគ​ក្នុង​ភ្នែក, រោគ​ដែល​កើត​ក្នុង​ភ្នែក, ជម្ងឺ​ភ្នែក ។ ចក្ខុ​វិកល (--វិ-កល់) ន. ឬ គុ. វិកល​នៃ​ភ្នែក; ការ​ខ្វាក់​ភ្នែក; ដែល​មាន​ភ្នែក​វិកល ។ ចក្ខុ​វិញ្ញាណ សេចក្ដី​ដឹង​ដែល​កើត​ឡើង​ព្រោះ​អាស្រ័យ​ភ្នែក សំដៅ​ចំពោះ​ត្រង់​ដែល​រូប​មក​ប៉ះ​នឹង​ចក្ខុ ហើយ​កើត​ឡើង​ជា​សេចក្ដី​ដឹង ។ ចក្ខុ​សម្ផស្ស (--ស័ម-ផ័ស ឬ--សំផស់) ដំណើរ​ដែល​ចក្ខុ​និង​រូប​ព្រម​ទាំង​វិញ្ញាណ​ខ្ទប់​គ្នា ។ ចក្ខ្វាយតនៈ (ច័ក-ខ្វា-យ៉ៈ-តៈ-ន៉ៈ) អាយតនៈ គឺ​ចក្ខុ (ម. ព. អាយតនៈ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៣០</text:p>
          </table:table-cell>
          <table:table-cell table:style-name="តារាង1.A2" office:value-type="string">
            <text:p text:style-name="P14">ចក្ខុ --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10">(មើល​ក្នុង​ពាក្យ ចក្ខុ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៣១</text:p>
          </table:table-cell>
          <table:table-cell table:style-name="តារាង1.A2" office:value-type="string">
            <text:p text:style-name="P14">ចក្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ច័ក</text:p>
          </table:table-cell>
          <table:table-cell table:style-name="តារាង1.D2" office:value-type="string">
            <text:p text:style-name="P9">សំ.;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ចក្ក) កង់; កង់​មាន​កាំ; អាវុធ​មាន​សណ្ឋាន​ជា​វង់​មូល​មាន​ងៀង​ជា​បន្លា​ជុំ​វិញ មាន​មុខ​មុត; មណ្ឌល, រង្វង់​មូល; ប្រទេស, អាណា​ខេត្ត; ពួក, ហ្វូង; កង​ទ័ព; កណ្ដាប់​ព័ទ្ធ​ជុំ​វិញ ...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៣២</text:p>
          </table:table-cell>
          <table:table-cell table:style-name="តារាង1.A2" office:value-type="string">
            <text:p text:style-name="P14">ចក្រ​ក្រឹស្ណ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ច័ក-ក្រឹស</text:p>
          </table:table-cell>
          <table:table-cell table:style-name="តារាង1.D2" office:value-type="string">
            <text:p text:style-name="P9">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ចក្រក្ឫស្ណ ) ព្រះ​នារាយណ៍​ទ្រង់​ចក្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៣៣</text:p>
          </table:table-cell>
          <table:table-cell table:style-name="តារាង1.A2" office:value-type="string">
            <text:p text:style-name="P14">ចក្រ​បាណី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ច័ក-ក្រៈ ប៉ាណី</text:p>
          </table:table-cell>
          <table:table-cell table:style-name="តារាង1.D2" office:value-type="string">
            <text:p text:style-name="P9">សំ.;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ចក្របាណិ; ចក្កបាណិ) អ្នក​ដែល​មាន​ចក្រ​ក្នុង​ដៃ ឬ ដែល​មាន​ដៃ​កាន់​ចក្រ គឺ​អ្នក​ដែល​មាន​ដៃ​កាន់​អាវុធ​មាន​វង់​មូល ជា​កង់​មាន​ងៀង​មុខ​មុត​ជុំ​វិញ (ព្រះ​វិស្ណុ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៣៤</text:p>
          </table:table-cell>
          <table:table-cell table:style-name="តារាង1.A2" office:value-type="string">
            <text:p text:style-name="P14">ចក្រពង្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ច័ក-ក្រៈពង់ ឬ ច័ក-ក្រ-ពង់</text:p>
          </table:table-cell>
          <table:table-cell table:style-name="តារាង1.D2" office:value-type="string">
            <text:p text:style-name="P9">សំ.;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ចក្រ + វំឝ; ចក្ក + វំស) វង្ស​នៃ​ស្ដេច​ចក្រពត្តិ, វង្ស​នៃ​ក្សត្រ​អ្នក​គ្រប់គ្រង​អាណាចក្រ (គោរម្យ​ព្រះ​បរម​នាម​នៃ​ព្រះ​មហា​ក្សត្រ​ទ្រង់​រាជ្យ​ក្នុង​កម្ពុជ​រដ្ឋ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៣៥</text:p>
          </table:table-cell>
          <table:table-cell table:style-name="តារាង1.A2" office:value-type="string">
            <text:p text:style-name="P14">ចក្រពត្តិ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ច័ក-ក្រៈ-ព័ត ឬ ច័ក-ក្រ-ព័ត</text:p>
          </table:table-cell>
          <table:table-cell table:style-name="តារាង1.D2" office:value-type="string">
            <text:p text:style-name="P9">សំ.;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ចក្រវរ្តិ​ន៑; ចក្កវត្តិ “ស្ដេច​ដែល​ញ៉ាំង​ចក្រ​ឲ្យ​ប្រព្រឹត្ត​ទៅ​បាន”) បរម​ក្សត្រ​ដែល​មាន​បុណ្យ​អំណាច​ដ៏​ពន្លឹក មាន​ចក្រ​កើត​សម្រាប់​បុណ្យ, អាច​ត្រាស់​ប្រើ​ចក្រ​នោះ​ឲ្យ​ប្រព្រឹត្ត​ទៅ​គ្រប់​ទី​តំបន់​បាន​តាម​ត្រូវ​ការ ឥត​មាន​ទើស​ទាក់, ទ្រង់​មាន​ឥទ្ធានុភាព​ច្រើន​ជា​អនេក, ជា​ម្ចាស់​លើ​ទ្វីប​ក្នុង​ពិភព​លោក, ទ្រង់​ប្រព្រឹត្ត​សុចរិត​ធម៌ និង​ទសពិធ​រាជ​ធម៌ ខ្ជាប់ខ្ជួន​មិន​មាន​ល្អៀង ហើយ​អាច​ប្រដៅ​ពួក​មនុស្ស​ឲ្យ​ប្រព្រឹត្ត​ល្អ​ផង : ស្ដេច​ចក្រពត្តិ ។ (យូរ​ៗ ណាស់​ទើប​មាន​ម្ដង​ៗ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៣៦</text:p>
          </table:table-cell>
          <table:table-cell table:style-name="តារាង1.A2" office:value-type="string">
            <text:p text:style-name="P14">ចក្រពត្តិ ​និយ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--និយំ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េចក្ដី​កំណត់, ការ​ទៀងទាត់, ធម្មតា​របស់​ស្ដេច​ចក្រពត្តិ ។ សម័យ​សព្វ​ថ្ងៃ គេ​ប្រើ​ពាក្យ​នេះ សំដៅ​យក​ពួក​មហា​អំណាច​ខ្លាំង​ពូកែ ដែល​វាត​ពង្រីក​អាណាចក្រ​របស់​ខ្លួន​ទៅ​លើ​ប្រទេស​ដទៃ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៣៧</text:p>
          </table:table-cell>
          <table:table-cell table:style-name="តារាង1.A2" office:value-type="string">
            <text:p text:style-name="P14">ចក្រពត្រាធិរា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ម. ព. ចក្រពត្តិ <text:s/>និង អធិរាជ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៣៨</text:p>
          </table:table-cell>
          <table:table-cell table:style-name="តារាង1.A2" office:value-type="string">
            <text:p text:style-name="P14">ចក្ររាសី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ច័ក-ក្រៈ រាសី, ច័ក-កៈរាសី</text:p>
          </table:table-cell>
          <table:table-cell table:style-name="តារាង1.D2" office:value-type="string">
            <text:p text:style-name="P9">សំ.;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ចក្ររាឝិ; ចក្ករាសិ) ខេត្ត​ជុំ​វិញ​នៃ​ផ្កាយ​អាទិត្យ ដែល​ជា​ផ្លូវ​នៃ​ផ្កាយ​ព្រះ​គ្រោះ (តាម​ហោរា​សាស្រ្ត) ។</text:p>
          </table:table-cell>
          <table:table-cell table:style-name="តារាង1.D2" office:value-type="string">
            <text:p text:style-name="P9">ចក្ករាសី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៣៩</text:p>
          </table:table-cell>
          <table:table-cell table:style-name="តារាង1.A2" office:value-type="string">
            <text:p text:style-name="P14">ចក្រវា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ច័ក-ក្រៈ វាត</text:p>
          </table:table-cell>
          <table:table-cell table:style-name="តារាង1.D2" office:value-type="string">
            <text:p text:style-name="P9">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ខ្យល់​មាន​មណ្ឌល​មូល​ដូច​ជា​​កង់ (ព្យុះ​ចាប់​ដក, ព្យុះ​សង្ឃរា, ខ្យល់​កំបុត​ត្បូង​ធំ) ។ ខ្យល់​ដែល​បណ្ដាល​ពី​ក្នុង​រូប​កាយ​ឲ្យ​ឃើញ​ដូច​ជា​កង់​វិល​មក​គ្រប (ខ្យល់​ឆ្កួត​ជ្រូក, ខ្យល់​ប្រឆ្ងិត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៤០</text:p>
          </table:table-cell>
          <table:table-cell table:style-name="តារាង1.A2" office:value-type="string">
            <text:p text:style-name="P14">ចក្រវា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ច័ក-ក្រៈ វ៉ាល, ច័ក-កៈវ៉ាល</text:p>
          </table:table-cell>
          <table:table-cell table:style-name="តារាង1.D2" office:value-type="string">
            <text:p text:style-name="P9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លោក​ធាតុ គឺ​ភ្នំ​ជា​កំពែង​ព័ទ្ធ​ជុំ​វិញ​នៃ​ពិភព​លោក​ទាំង​មូល (ម. ព. លោក​ធាតុ <text:s/>ផង) ។</text:p>
          </table:table-cell>
          <table:table-cell table:style-name="តារាង1.D2" office:value-type="string">
            <text:p text:style-name="P9">ចក្កវាឡ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៤១</text:p>
          </table:table-cell>
          <table:table-cell table:style-name="តារាង1.A2" office:value-type="string">
            <text:p text:style-name="P14">ចក្រាយុធ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សំ.;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ចក្កាវុធ) អ្នក​មាន​ចក្រ​ជា​អាវុធ (វិស្ណុ) ។</text:p>
          </table:table-cell>
          <table:table-cell table:style-name="តារាង1.D2" office:value-type="string">
            <text:p text:style-name="P9">ចក្រាវុធ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៤២</text:p>
          </table:table-cell>
          <table:table-cell table:style-name="តារាង1.A2" office:value-type="string">
            <text:p text:style-name="P14">ចក្រី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សំ.;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ចក្រិន៑; ចក្កី) អ្នក​មាន​ចក្រ, អ្នក​ទ្រទ្រង់​ចក្រ, (វិស្ណុ, ស្ដេច​ចក្រពត្តិ, ព្រះ​មហា​ក្សត្រ); អ្នក​ជិះ​លើ​រថ ... ។ ងារ​សេនាបតី​ក្នុង​កម្ពុជ​រដ្ឋ សម្រេច​កិច្ច​ខាង​ក្រសួង​យុទ្ធនាធិការ ចម្បាំង​ជើង​គោក : លោក​អ្នក​ឧកញ៉ា​ចក្រី​កុញ្ជរាធិបតី ។ សម័យ​បច្ចុប្បន្ន​ជា​រដ្ឋមន្រ្តី ក្រសួង​ការពារ​ប្រទេស ខាង​យុទ្ធនាធិការ​ដែ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៤៣</text:p>
          </table:table-cell>
          <table:table-cell table:style-name="តារាង1.A2" office:value-type="string">
            <text:p text:style-name="P14">ចក្សុ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ច័ក-ក្សុ</text:p>
          </table:table-cell>
          <table:table-cell table:style-name="តារាង1.D2" office:value-type="string">
            <text:p text:style-name="P9">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<text:span text:style-name="T1">ចក្សុស៑) ភ្នែក (មិន​សូវ​ប្រើ; <text:s/>ម. ព. ចក្ខុ) ។</text:span>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៤៤</text:p>
          </table:table-cell>
          <table:table-cell table:style-name="តារាង1.A2" office:value-type="string">
            <text:p text:style-name="P14">ច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កួច​ភ្ជាប់​គ្នា, ព័ន្ធព័ទ្ធ​មុខ​គ្នា, ធ្វើ​ឲ្យ​ជា​ចំណង : ចង​ខ្សែ, ចង​ក្រៀក; ចង​ខ្សែ​ដៃ ។ ចង​កំហឹង ឬ ចង​ក្រោធ <text:s/>គឺ​កួច​កាន់​ផ្ងំ​កំហឹង​ទុក មិន​ស្រាយ មិន​រំលត់ ។ ចង​គំនុំ គឺ​ចង​ចិត្ត​គុំ​បម្រុង​នឹង​ធ្វើ​ព្យាបាទ ។ ចង​ចិត្ត <text:s/>គឺ​តាំង​ចិត្ត​កួច​កាន់​មិន​លែង ។ ចង​ដៃ <text:s/>គឺ​យក​អំបោះ​មង្គល​ចង​ដៃ​បញ្ជាប់​ព្រលឹង; យក​ប្រាក់ ឬ ទ្រព្យ​របស់​ណា​មួយ​ប្រគល់​ឲ្យ​ក្នុង​កាល​ដែល​មាន​អាពាហ៍ពិពាហ៍ ឬ​ក្នុង​ការ​មង្គល​ឯ​ទៀត​ក៏​ហៅ ចង​ដៃ ដែរ ។ ចង​ទោស <text:s/>គឺ​ប្រកាន់​ទោស​មិន​លែង ។ ចង​ពន្ធ ឬ ចង​ស្ពាន​មេត្រី គឺ​ផ្សំ​ផ្គុំ​កូន​ប្រុស​ស្រី​ឲ្យ​បាន​គ្នា​ជា​ប្ដី​ប្រពន្ធ ។ ចង​ពៀរ គឺ​ក​ពៀរ​ឲ្យ​មាន​ជាប់​ទៅ​ក្នុង​អនាគត​កាល ឬ ក្នុង​ជាតិ​ខាង​មុខ ។ ចង​មេត្រី <text:s/>គឺ​ចង​ចិត្ត​រាប់​អាន​គ្នា​ជា​មិត្រ​សំឡាញ់​ទុក​ជា​ញាតិ​ជិត ។ល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៤៥</text:p>
          </table:table-cell>
          <table:table-cell table:style-name="តារាង1.A2" office:value-type="string">
            <text:p text:style-name="P14">ចងកា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ខ្ចី​ប្រាក់​គេ​ដោយ​មាន​ខ​សន្យា​ថា​ត្រូវ​ឲ្យ​ប្រាក់​ការ​ទៅ​គេ​តាម​កម្រិត : ខ្ញុំ​ទ័ល​ណាស់ ត្រូវ​ចង​ការ​ប្រាក់​គេ​ដោះ​ទ័ល​សិន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៤៦</text:p>
          </table:table-cell>
          <table:table-cell table:style-name="តារាង1.A2" office:value-type="string">
            <text:p text:style-name="P14">ចង​ដៃ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10">(មើល​ក្នុង​ពាក្យ <text:s/>ចង កិ.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៤៧</text:p>
          </table:table-cell>
          <table:table-cell table:style-name="តារាង1.A2" office:value-type="string">
            <text:p text:style-name="P14">ចង​ពន្ធ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--ពន់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10">មើល​ក្នុង​ពាក្យ ចង <text:s/>កិ.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៤៨</text:p>
          </table:table-cell>
          <table:table-cell table:style-name="តារាង1.A2" office:value-type="string">
            <text:p text:style-name="P14">ចង​ពុ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ចង​របស់​អ្វី​ៗ​ខ្ជែង​ជា​សង្រែក​ប្រសព្វ​មុខ​ចំណង​តែ​មួយ ដើម្បី​នឹង​សែង ឬ នឹង​យួរ​បាន​ដោយ​ងាយ កុំ​ឲ្យ​ឃ្លោង កុំ​ឲ្យ​ក្រឡាច់ កុំ​ឲ្យ​ក្រឡាប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៤៩</text:p>
          </table:table-cell>
          <table:table-cell table:style-name="តារាង1.A2" office:value-type="string">
            <text:p text:style-name="P14">ចង​សំរោ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ពិធី​មួយ​ប្រភេទ ជា​ឧបកិច្ច​ឲ្យ​ស្រី​មាន​គ័ភ៌​តាំង​នៅ​ល្អ គឺ​ឲ្យ​ប្រកប​ដោយ​សួស្ដី​សិរី​សុខ (ទំនៀម​ក្សត្រិយ៍) ពិធី​ចង​សំរោ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៥០</text:p>
          </table:table-cell>
          <table:table-cell table:style-name="តារាង1.A2" office:value-type="string">
            <text:p text:style-name="P14">ចង់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21">ប៉ង, នឹក​ភ្នក​ដោយ​មាន​បំណង, ប្រាថ្នា, ត្រូវ​ការ : ចង់​បាន, ចង់​ឲ្យ, ចង់​ទៅ; ចង់​ស៊ី​ទូរេន ។ល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និយាយ​លោម, ល្បួង​ឲ្យ​ព្រម, ឲ្យ​ដោយ​តាម ដោយ​ផ្លូវ​ស្នេហា : មាន​គេ​លប​ចង់​វា​ញយ​ដែរ ប៉ុន្តែ​វា​មិន​ព្រម ...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៥១</text:p>
          </table:table-cell>
          <table:table-cell table:style-name="តារាង1.A2" office:value-type="string">
            <text:p text:style-name="P14">ចង្ក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ចង់កា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រីរាវយវៈ​ត្រង់​ខាង​ក្រោម​មាត់ : ចង្កា​មនុស្ស, ចង្កា​គោ, ចង្កា​ក្របី ។ ព. ទ. បុ. ថ្ពាល់​ខ្លា ចង្កា​ហ៊ីង ពោះ​ទ្រពីង មាត់​កំបែប, តើ​ទាយ​ថា​ម៉េច ? ....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៥២</text:p>
          </table:table-cell>
          <table:table-cell table:style-name="តារាង1.A2" office:value-type="string">
            <text:p text:style-name="P14">ចង្កាក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បន្ទោះ​ឫស្សី ឬ​ឈើ​ស្រួច សម្រាប់​ដោត, ជ្រនួច​ត្រី, សាច់ ឬ ផ្លែ​ចេក​ជា​ដើម ដើម្បី​ហាល, ឆ្អើរ, អាំង ។ ត្រី ឬ សាច់​ជា​ដើម​ដែល​ដោត, ជ្រនួច​ស្រេច​ហើយ : ត្រី​ឆ្អើរ​មួយ​ចង្កាក់, សាច់​ឆ្អើរ​មួយ​ចង្កាក់, ចេក​អាំង​មួយ​ចង្កាក់ ។ <text:s/>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៥៣</text:p>
          </table:table-cell>
          <table:table-cell table:style-name="តារាង1.A2" office:value-type="string">
            <text:p text:style-name="P14">ចង្កឹ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ប្រដាប់​សម្រាប់​ឆ្កឹះ, ថ្កៀប ឬ ចាប់​អាហារ​បរិភោគ : យួន​ចិន​បរិភោគ​អាហារ​ដោយ​ចាប់​ចង្កឹះ ។ 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៥៤</text:p>
          </table:table-cell>
          <table:table-cell table:style-name="តារាង1.A2" office:value-type="string">
            <text:p text:style-name="P14">ចង្កុលណី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ចង់-កុល-ល៉ៈណី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វារិជជាតិ​មួយ​ប្រភេទ ពួក​ឈូក, មាន​កេសរ​ផ្កា​ច្រើន​ស្រទាប់, ផ្កា​បែក​ជា​ខ្នែង​ត​ពី​គ្នា​ជា​បី ឬ ជា​បួន​ទៅ​ទៀត​ក៏​មាន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៥៥</text:p>
          </table:table-cell>
          <table:table-cell table:style-name="តារាង1.A2" office:value-type="string">
            <text:p text:style-name="P14">ចង្កូ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គ្រឿង​ប្រដាប់​សម្រាប់​ឆ្កូត​កាច់​បំបែរ​តម្រង់​នាវា​និង​រថយន្ត​ជា​ដើម <text:s/>: អ្នក​កាន់​ចង្កូត, ចង្កូត​ទូក, ចង្កូត​រថយន្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៥៦</text:p>
          </table:table-cell>
          <table:table-cell table:style-name="តារាង1.A2" office:value-type="string">
            <text:p text:style-name="P14">ចង្កូ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ធ្មេញ​ដែល​ដុះ​ត្រង់​ទី​បំផុត​នៃ​ធ្មេញ​ឯ​ទៀត (ជិត​បន្ទាប់​ថ្គាម) ស្រួច​ជាង​ធ្មេញ​ឯ​ទៀត : ចង្កូម​ខ្លា ។ ព្រះ​ចង្កូម​កែវ <text:s/>គឺ​ព្រះ​ទន្ត​ស្រួច​នៃ​ព្រះ​សក្យមុនី​សព្វញ្ញុពុទ្ធ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៥៧</text:p>
          </table:table-cell>
          <table:table-cell table:style-name="តារាង1.A2" office:value-type="string">
            <text:p text:style-name="P14">ចង្កូម​ស្ក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រុក្ខជាតិ​មួយ​ប្រភេទ​ដើម​តូច ស្លឹក​មូល​ជម មាន​បន្លា​តូច​វែង​ៗ ស្លឹក​ប្រើ​ជា​បន្លែ​ស្ល​កកូរ​បាន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៥៨</text:p>
          </table:table-cell>
          <table:table-cell table:style-name="តារាង1.A2" office:value-type="string">
            <text:p text:style-name="P14">ចង្កួយ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រំពាស់, ចុង ដូច​យ៉ាង​រំពាស់​ធ្នូ ឬ​ចុង​ស្មា ចុង​កែង​ដៃ ជា​ដើម : <text:s/>ចង្កួយ​ធ្នូ, ចង្កួយ​ស្មា, ចង្កួយ​ដៃ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៥៩</text:p>
          </table:table-cell>
          <table:table-cell table:style-name="តារាង1.A2" office:value-type="string">
            <text:p text:style-name="P14">ចង្កៀង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ឬ កិ. វិ.</text:p>
          </table:table-cell>
          <table:table-cell table:style-name="តារាង1.D2" office:value-type="string">
            <text:p text:style-name="P10">និយាយ​បញ្ឆិត​បញ្ឆៀង​លូក​នាយ​លូក​អាយ​ញយ​ៗ​ដោយ​ទទូច​ <text:s/>ដើម្បី​ឲ្យ​អ្នក​ស្ដាប់​ចុះ​សម្រុង​តាម​ខ្លួន <text:s/>ប្រដូច​នឹង​គេ​កៀង​សត្វ​ឲ្យ​មូល ឬ ឲ្យ​ចូល​កាន់​ទី​តាម​បំណង​ខ្លួន, ច្រើន​ប្រើ​ជា កិ. វិ. ជាង : វា​ចេះ​តែ​និយាយ​ចង្កៀង​ឲ្យ​ខ្ញុំ​លង់​គំនិត​ស្លុង​ស៊ប់​ទៅ​តាម​គំនិត​វា ។ ប្រើ​ជា គុ. ក៏​បាន​ខ្លះ​ដែរ : វា​ប្រើ​សំដី​ចង្កៀង​ឲ្យ​ខ្ញុំ​ជឿ​តាម​វា​ ។ អ្នក​ខ្លះ​និយាយ​ថា ប្រកៀង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ប្រដាប់​សម្រាប់​ដាក់​ខ្លាញ់ ឬ ប្រេង​អុជ​បំភ្លឺ គឺ​ប្រទីប : ចង្កៀង​ខ្លាញ់, ចង្កៀង​ប្រេង​កាត <text:s/>ជា​ដើ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៦០</text:p>
          </table:table-cell>
          <table:table-cell table:style-name="តារាង1.A2" office:value-type="string">
            <text:p text:style-name="P14">ចង្កៀ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ប្រដាប់​សម្រាប់​ឆ្កៀល : ចង្កៀល​ក្រចក, ចង្កៀល​អាក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៦១</text:p>
          </table:table-cell>
          <table:table-cell table:style-name="តារាង1.A2" office:value-type="string">
            <text:p text:style-name="P14">ចង្កៀល​ខ្យ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សត្វ​ស្លាប មាន​ចំពុះ​វែង​កោង​ខុប តែង​រក​ស៊ី​ក្នុង​វាល​ស្រែ ក្នុង​បឹង​ស្រែ​ជា​ដើ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៦២</text:p>
          </table:table-cell>
          <table:table-cell table:style-name="តារាង1.A2" office:value-type="string">
            <text:p text:style-name="P14">ចង្កៀ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ប្រដាប់​សម្រាប់​ឆ្កៀស : ចង្កៀស​អំបុក, ចង្កៀស​ចន្លុះ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៦៣</text:p>
          </table:table-cell>
          <table:table-cell table:style-name="តារាង1.A2" office:value-type="string">
            <text:p text:style-name="P14">ចង្កេ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ប៉ែក​រូប​កាយ​នៅ​ចុង​ឆ្អឹង​ជំនីរ​លើ​ត្រគាក ។ ប៉ែក​នៅ​ពាក់​កណ្ដាល​វត្ថុ​ខ្លះ ក៏​ហៅ ចង្កេះ បាន : ចង្កេះ​ត្បាល់, ចង្កេះ​ភ្នំ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៦៤</text:p>
          </table:table-cell>
          <table:table-cell table:style-name="តារាង1.A2" office:value-type="string">
            <text:p text:style-name="P14">ចង្កោ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ំណុំ​ផ្កា​ឬ​ផ្លែ​ឈើ​ដែល​រួម​ទង​គ្នា : ចង្កោម​ស្វាយ ។ វត្ថុ​អ្វី​ៗ​ដែល​គេ​ដោត​ឬ​ចង​រួម​គ្នា ក៏​ហៅ​ថា ចង្កោម <text:s/>ដែរ : ត្រី​មួយ​ចង្កោម, ពោត​មួយ​ចង្កោម ។ 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៦៥</text:p>
          </table:table-cell>
          <table:table-cell table:style-name="តារាង1.A2" office:value-type="string">
            <text:p text:style-name="P14">ចង្កំ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21">វត្ថុ​មាន​រង្វង់​មូល​គេ​ធ្វើ​ដោយ​ដែក, ដោយ​លោហ​ជាតិ​ផ្សេង​ៗ​ មាន​ស្ពាន់​ជា​ដើម ឬ ដោយ​ប្រាក់... មាន​សណ្ឋាន​ជា​មៀន​សម្រាប់​ដាក់​ស្រោប​ដង​អ្វី​ៗ : ចង្កំ​ដង​កាំបិត, ចង្កំ​ចុង​ដំបង ...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៦៦</text:p>
          </table:table-cell>
          <table:table-cell table:style-name="តារាង1.A2" office:value-type="string">
            <text:p text:style-name="P14">ចង្ក្រង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ប្រដាប់​ធ្វើ​ដោយ​ស្ពាន់, លង្ហិន មាន​គ្រាប់​អង្រួន​ឲ្យ​ឮ​សូរ​ សម្រាប់​ចង​ក​គោ, ក្របី <text:s/>ជា​ដើ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៦៧</text:p>
          </table:table-cell>
          <table:table-cell table:style-name="តារាង1.A2" office:value-type="string">
            <text:p text:style-name="P14">ចង្ក្រង់​ស្វ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តិណជាតិ​មួយ​ប្រភេទ​ដើម​តូច​ៗ ផ្លែ​មូល​ទ្រវែង​ច្រើន​ដុះ​នៅ​ទី​ដី​វាល​ចម្កា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៦៨</text:p>
          </table:table-cell>
          <table:table-cell table:style-name="តារាង1.A2" office:value-type="string">
            <text:p text:style-name="P14">ចង្ក្រត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រនូត​បន្ទើត​ដែល​រើ​លើក​ចេញ​បាន​ដោយ​ងាយ : ចង្ក្រត់​ទូក, ចង្រ្កត់​រទេះ, ចង្រ្កត់​គ្រែ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៦៩</text:p>
          </table:table-cell>
          <table:table-cell table:style-name="តារាង1.A2" office:value-type="string">
            <text:p text:style-name="P14">ចង្ក្រ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ចង់-ក្រំ</text:p>
          </table:table-cell>
          <table:table-cell table:style-name="តារាង1.D2" office:value-type="string">
            <text:p text:style-name="P9">សំ.;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ចង្រ្កម, ចង្រ្កមា, ចង្រ្កមណ; ចង្កម, ចង្កមន) ដំណើរ​ដើរ​ទៅ​ដើរ​មក, ដំណើរ​ទៅ​មក​ៗ គឺ​ដំណើរ​ទៅ​ហើយ​ដើរ​មក​វិញ​យឺត​ៗ ច្រើន​បក​ច្រើន​សា : ព្រះ​មហា​ថេរ​ដើរ​ចង្រ្កម; ផ្លូវ​ចង្ក្រម ។ ប្រើ​ជា កិ. ក៏​មាន : ព្រះ​មហា​ថេរ​កំពុង​ចង្ក្រម ។</text:p>
          </table:table-cell>
          <table:table-cell table:style-name="តារាង1.D2" office:value-type="string">
            <text:p text:style-name="P9">ចង្ក្រមណ៍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៧០</text:p>
          </table:table-cell>
          <table:table-cell table:style-name="តារាង1.A2" office:value-type="string">
            <text:p text:style-name="P14">ចង្ក្រាន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ម. ព. ជើង​ក្រាន ១ ន.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៧១</text:p>
          </table:table-cell>
          <table:table-cell table:style-name="តារាង1.A2" office:value-type="string">
            <text:p text:style-name="P14">ចង្គ្រក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ដែល​នៅ​ស្ងៀម​តែ​ក្នុង​ទី ១ ដូច​គេ​ចង​នឹង​ដើរ​ទៅ​ណា​មិន​បាន : អង្គុយ​ចង្គ្រក់, ឈរ​ចង្គ្រក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៧២</text:p>
          </table:table-cell>
          <table:table-cell table:style-name="តារាង1.A2" office:value-type="string">
            <text:p text:style-name="P14">ចង្គ្រាង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ដេក​ផ្ងារ​បោះ​ដៃ បោះ​ជើង​ស្រទាង : ដេក​ផ្ងារ​ចង្រ្គាង, ដួល​បះ​ជើង​ចង្គ្រា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ធំសាង​ញ៉ាង​ឥត​សម : មែក​ឈើ​ចង្គ្រាង​, ធំ​ចង្គ្រា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៧៣</text:p>
          </table:table-cell>
          <table:table-cell table:style-name="តារាង1.A2" office:value-type="string">
            <text:p text:style-name="P14">ចង្គ្រាស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រឹង​ក្រទាំង​បត់​បែន​មិន​បាន : រឹង​ចង្គ្រាស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៧៤</text:p>
          </table:table-cell>
          <table:table-cell table:style-name="តារាង1.A2" office:value-type="string">
            <text:p text:style-name="P14">ចង្គ្រុ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 ឬ កិ. វិ.</text:p>
          </table:table-cell>
          <table:table-cell table:style-name="តារាង1.D2" office:value-type="string">
            <text:p text:style-name="P10">ដែល​ធំ​ហើយ​ខ្ពស់​ផង : ធំ​ចង្គ្រុង ។ ហា​មាត់​ចង្គ្រុង <text:s/>គឺ​ហា​មាត់​ធំ​មើល​ទៅ​ឃើញ​ជ្រៅ​រលុ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៧៥</text:p>
          </table:table-cell>
          <table:table-cell table:style-name="តារាង1.A2" office:value-type="string">
            <text:p text:style-name="P14">ចង្គ្រោ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ខ្ពស់​ចោង​ណោង, ខ្ពស់​ហួស​ឥត​សម : មនុស្ស​ចង្គ្រោង, ខ្ពស់​ចង្គ្រោ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៧៦</text:p>
          </table:table-cell>
          <table:table-cell table:style-name="តារាង1.A2" office:value-type="string">
            <text:p text:style-name="P14">ចង្រ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ចង់-រ៉ក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ប.</text:p>
          </table:table-cell>
          <table:table-cell table:style-name="តារាង1.D2" office:value-type="string">
            <text:p text:style-name="P21">ពាក្យ​សម្រាប់​និយាយ​ផ្សំ​ពី​ខាង​ចុង​ពាក្យ ចង្រៃ <text:s/>(ម. ព. ចង្រៃ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៧៧</text:p>
          </table:table-cell>
          <table:table-cell table:style-name="តារាង1.A2" office:value-type="string">
            <text:p text:style-name="P14">ចង្រប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ចង់-រ៉ប់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នេសាទុបករណ៍​មួយ​ប្រភេទ ធ្វើ​ដោយ​ដែក​ចម្ពាម មាន​ដង សម្រាប់​ចាក់​ច្រប់​អន្ទង់, ច្រប់​ត្រី​ក្នុង​ភក់ ។ 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៧៨</text:p>
          </table:table-cell>
          <table:table-cell table:style-name="តារាង1.A2" office:value-type="string">
            <text:p text:style-name="P14">ចង្រិ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ចង់-រ៉ិត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សត្វ​ល្អិត​មាន​ស្លាប​ហើរ​បាន, មាន ចង្រិត​ដូង, ចង្រិត​ដែក ជាដើម ។ ព. ពុ. ថា : សត្វ​លោក​ច្រើន​ងោក​ងប់​ជ្រុល​ជ្រប់​សន្លប់​ក្នុង​កាម ដូច​ចង្រិត​ហើរ​ត្រសុក​ចូល​ភ្លើ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ចង្រិត​ដូង ចង្រិត​ដែក</text:p>
          </table:table-cell>
        </table:table-row>
        <table:table-row>
          <table:table-cell table:style-name="តារាង1.A2" office:value-type="string">
            <text:p text:style-name="P4">២២៧៩</text:p>
          </table:table-cell>
          <table:table-cell table:style-name="តារាង1.A2" office:value-type="string">
            <text:p text:style-name="P14">ចង្រៃ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ចង់-រ៉ៃ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ឧបទ្រព គឺ​សភាព​ដែល​បង្អាប់​ស្រី​សួស្ដី, ដែល​បណ្ដាល​ឲ្យ​មាន​ទុក្ខ, មាន​កង្វល់, មាន​ភយន្ដរាយ : មាន​តែ​បុណ្យ​កុសល​ដែល​បុគ្គល​កសាង​សន្សំ​ប៉ុណ្ណោះ​ទេ ទើប​អាច​រំងាប់ អាច​ដេញ​កំចាត់​ចង្រៃ​បាន ។ ចង្រៃ​ចង្រក <text:s/>ចង្រៃ​រួបរឹត​ដោយ​អាការ​ផ្សេង​ៗ ។ អា​ចង្រៃ ! សំដី​ជេរ​ដោយ​ទ្រគោះ​មើល​ងាយ <text:s/>។ល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ចង្រៃ​ចង្រក </text:p>
          </table:table-cell>
        </table:table-row>
        <table:table-row>
          <table:table-cell table:style-name="តារាង1.A2" office:value-type="string">
            <text:p text:style-name="P4">២២៨០</text:p>
          </table:table-cell>
          <table:table-cell table:style-name="តារាង1.A2" office:value-type="string">
            <text:p text:style-name="P14">ចង្វ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ត្រី​ល្អិត​មាន​ស្រកា; ត្រី​ចង្វា​មាន​ច្រើន​ប្រភេទ : ត្រី​ចង្វា​មូល, ត្រី​ចង្វា​ភ្លៀង ជា​ដើ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ត្រី​ចង្វា​មូល​</text:p>
            <text:p text:style-name="P10">ត្រី​ចង្វា​ភ្លៀង</text:p>
          </table:table-cell>
        </table:table-row>
        <table:table-row>
          <table:table-cell table:style-name="តារាង1.A2" office:value-type="string">
            <text:p text:style-name="P4">២២៨១</text:p>
          </table:table-cell>
          <table:table-cell table:style-name="តារាង1.A2" office:value-type="string">
            <text:p text:style-name="P14">ចង្វាក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ថ្នាក់​បទ : ល្ខោន​រាំ​មាន​ចង្វាក់, ចង្វាក់​ភ្លេង; បន្ទរ​តាម​ចង្វាក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៨២</text:p>
          </table:table-cell>
          <table:table-cell table:style-name="តារាង1.A2" office:value-type="string">
            <text:p text:style-name="P14">ចង្វាយ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អ្វី​ៗ​ដែល​ឆ្វាយ : ចង្វាយ​ផ្ដៅ, ចង្វាយ​ខ្សែ, ខ្សែ​មួយ​ចង្វាយ ជា​ដើម ។ នំ​បញ្ចុក​ដែល​ឆ្វាយ​ដាក់​ជា​ដុំ​ៗ ក៏​ហៅ​ថា ចង្វាយ <text:s/>ដែរ : នំ​បញ្ចុក​មួយ​ចង្វាយ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៨៣</text:p>
          </table:table-cell>
          <table:table-cell table:style-name="តារាង1.A2" office:value-type="string">
            <text:p text:style-name="P14">ចង្វែ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ចន្លោះ​ដែល​ឆែក​ៗ : <text:s/>ចង្វែក​ដៃ, ចង្វែក​ជើង ជា​ដើ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៨៤</text:p>
          </table:table-cell>
          <table:table-cell table:style-name="តារាង1.A2" office:value-type="string">
            <text:p text:style-name="P14">ចង្ហាន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អាហារ​សម្រាប់​បព្វជិត​ក្នុង​ពុទ្ធ​សាសនា (ស. ស.) : <text:s/>រៀប​ចង្ហាន់​លោក, ប្រគេន​ចង្ហាន់​លោក, លោក​ឆាន់​ចង្ហាន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៨៥</text:p>
          </table:table-cell>
          <table:table-cell table:style-name="តារាង1.A2" office:value-type="string">
            <text:p text:style-name="P14">ចង្ហាយ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ប្រដាប់​ធ្វើ​ដោយ​ឈើ ឬ ឫស្សី​មាន​តម្ពក់​សម្រាប់​ឆាយ​ចំបើង, ឆាយ​ស្មៅ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៨៦</text:p>
          </table:table-cell>
          <table:table-cell table:style-name="តារាង1.A2" office:value-type="string">
            <text:p text:style-name="P14">ចង្ហូ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ជ្រលង​ទឹក​តូច : ចង្ហូរ​ទឹក ឬ ចង្អូរ​ទឹក <text:s/>។</text:p>
          </table:table-cell>
          <table:table-cell table:style-name="តារាង1.D2" office:value-type="string">
            <text:p text:style-name="P9">ចង្អូរ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៨៧</text:p>
          </table:table-cell>
          <table:table-cell table:style-name="តារាង1.A2" office:value-type="string">
            <text:p text:style-name="P14">ចង្អល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ប.</text:p>
          </table:table-cell>
          <table:table-cell table:style-name="តារាង1.D2" office:value-type="string">
            <text:p text:style-name="P10">ពាក្យ​សម្រាប់​និយាយ​ផ្សំ​ជា​មួយ​នឹង​ពាក្យ​ចង្អៀត : ចង្អៀត​ចង្អល់ <text:s/>គឺ​ចង្អៀត​ពេក​ទាំង​ទី​នៅ ទាំង​ផ្លូវ​ចិត្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ចង្អៀត​ចង្អល់ </text:p>
          </table:table-cell>
        </table:table-row>
        <table:table-row>
          <table:table-cell table:style-name="តារាង1.A2" office:value-type="string">
            <text:p text:style-name="P4">២២៨៨</text:p>
          </table:table-cell>
          <table:table-cell table:style-name="តារាង1.A2" office:value-type="string">
            <text:p text:style-name="P14">ចង្អុ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តម្រង់, សំដៅ​ចំ​អ្វី​នីមួយ​ៗ ដោយ​ចង្អុល​ដៃ : ចង្អុល​បង្ហាញ, ចង្អុល​មុខ ។ ពន្យល់​ឲ្យ​ឃើញ​ច្បាស់​ដូច​គេ​ចង្អុល​បង្ហាញ : សេចក្ដី​នេះ​ចង្អុល​ឲ្យ​ឃើញ​ថា​ខុស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៨៩</text:p>
          </table:table-cell>
          <table:table-cell table:style-name="តារាង1.A2" office:value-type="string">
            <text:p text:style-name="P14">ចង្អុល​ខ្មោច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ម្រាម​នៅ​ត្រង់​ចន្លោះ​ចង្អុល​ដៃ​និង​នាង​ដៃ ។ ស្រុក​ខ្លះ​ហៅ ម្រាម​ទោល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៩០</text:p>
          </table:table-cell>
          <table:table-cell table:style-name="តារាង1.A2" office:value-type="string">
            <text:p text:style-name="P14">ចង្អុល​ដៃ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អវយវៈ​ត្រង់​ម្រាម​បន្ទាប់​មេ​ដៃ សម្រាប់​ចង្អុល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៩១</text:p>
          </table:table-cell>
          <table:table-cell table:style-name="តារាង1.A2" office:value-type="string">
            <text:p text:style-name="P14">ចង្អូ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ម. ព. ចង្ហូរ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៩២</text:p>
          </table:table-cell>
          <table:table-cell table:style-name="តារាង1.A2" office:value-type="string">
            <text:p text:style-name="P14">ចង្អួ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គន្លង​នង្គ័ល​ក្នុង​នាទី​ថ្នាល​សំណាប​ដែល​គេ​បែង​ជា​ជ្រលង : ដើរ​តាម​ចង្អួរ ។ ភាគ​ដី​ក្នុង​ចន្លោះ​ៗ​នោះ​ក៏​ហៅ <text:s/>ចង្អួរ ដែរ : សំណាប​ប្រាំ​ចង្អួ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៩៣</text:p>
          </table:table-cell>
          <table:table-cell table:style-name="តារាង1.A2" office:value-type="string">
            <text:p text:style-name="P14">ចង្អួរ​ត្មា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ឈើ​មួយ​ប្រភេទ មាន​សាច់​រឹង​ប្រើ​ធ្វើ​សសរ​ផ្ទះ​ជាប់​ណាស់ ប៉ុន្ដែ​ពិបាក​អារ ពិបាក​ឈូស​ណាស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៩៤</text:p>
          </table:table-cell>
          <table:table-cell table:style-name="តារាង1.A2" office:value-type="string">
            <text:p text:style-name="P14">ចង្អើ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រាន​សម្រាប់​ឆ្អើរ​ត្រី, ឆ្អើរ​សាច់, ឆ្អើរ​នំ, ឆ្អើរ​ម្ទេស <text:s/>ជា​ដើ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៩៥</text:p>
          </table:table-cell>
          <table:table-cell table:style-name="តារាង1.A2" office:value-type="string">
            <text:p text:style-name="P14">ចង្អៀ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ឬ គុ.</text:p>
          </table:table-cell>
          <table:table-cell table:style-name="តារាង1.D2" office:value-type="string">
            <text:p text:style-name="P10">ទីទៃ​ពី​ទូលាយ : ផ្ទះ​ចង្អៀត, ចង្អៀត​ចិត្ត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៩៦</text:p>
          </table:table-cell>
          <table:table-cell table:style-name="តារាង1.A2" office:value-type="string">
            <text:p text:style-name="P14">ចង្អេ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ប្រដាប់​ត្បាញ​ដោយ​បន្ទោះ​ឫស្សី សម្រាប់​អុំ​ស្រូវ, អុំ​អង្ករ​ជា​ដើម; ឬ សម្រាប់​ហាល​អ្វី​ៗ; ចង្អេរ​មាន​បី​យ៉ាង​គឺ ចង្អេរ​អុំ​ <text:s/>សម្រាប់​ប្រើ​អុំ; <text:span text:style-name="T1">ចង្អេរ​គ្រាង <text:s/>សម្រាប់​ប្រើ​ហាល​អ្វី​ៗ; ចង្អេរ​កឡោបិ៍ <text:s/>គឺ​ចង្អេរ​ជំទើរ​តូច​ស្ទើរ​ជាង​ច្រែង​រាក់​ជាង​ចង្អេរ​អុំ​សម្រាប់​ហាល ឬ​សំដិល​អ្វី​ៗ : អំបុក​មួយ​ចង្អេរ​កឡោបិ៍ ។ (ម. ព. កឡោបិ៍ <text:s/>ទៀត​ផង) ។</text:span>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3">ចង្អេរ​អុំ​</text:p>
            <text:p text:style-name="P13">ចង្អេរ​គ្រាង​ចង្អេរ​កឡោបិ៍ </text:p>
          </table:table-cell>
        </table:table-row>
        <table:table-row>
          <table:table-cell table:style-name="តារាង1.A2" office:value-type="string">
            <text:p text:style-name="P4">២២៩៧</text:p>
          </table:table-cell>
          <table:table-cell table:style-name="តារាង1.A2" office:value-type="string">
            <text:p text:style-name="P14">ចង្អោ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រើ​ខ្យល់​ដោយ​ទឹក​មាត់ (កើត​អំពី​រមូល​ក្នុង​ក្រពះ) : លេប​ចូល​ទៅ​ចេះ​តែ​ចង្អោរ​មក​វិញ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៩៨</text:p>
          </table:table-cell>
          <table:table-cell table:style-name="តារាង1.A2" office:value-type="string">
            <text:p text:style-name="P14">ចច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សត្វ​ជើង ៤ សន្ដាន​ឆ្កែ​ព្រៃ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២៩៩</text:p>
          </table:table-cell>
          <table:table-cell table:style-name="តារាង1.A2" office:value-type="string">
            <text:p text:style-name="P14">ចចក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ត្វ​មួយ​ប្រភេទ សន្ដាន​តុកកែ​តែ​តូច​ជាង យំ​ឮ​សូរ​ចក់​ៗ ។</text:p>
          </table:table-cell>
          <table:table-cell table:style-name="តារាង1.D2" office:value-type="string">
            <text:p text:style-name="P9">ជីងចក់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៣០០</text:p>
          </table:table-cell>
          <table:table-cell table:style-name="តារាង1.A2" office:value-type="string">
            <text:p text:style-name="P14">ចចាកអារ៉ា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សំដែង​អាការ​រាក់ទាក់​គួរ​សម​ដោយ​វាចា, បញ្ចេញ​សំដី​រួស-រាយ​ទៅ​កាន់​ភ្ញៀវ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៣០១</text:p>
          </table:table-cell>
          <table:table-cell table:style-name="តារាង1.A2" office:value-type="string">
            <text:p text:style-name="P14">ចចាក់ចចុច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ឬ កិ. វិ.</text:p>
          </table:table-cell>
          <table:table-cell table:style-name="តារាង1.D2" office:value-type="string">
            <text:p text:style-name="P10">និយាយ​ចុច​នាយ, ចុច​អាយ​រឿយ​ៗ ដើម្បី​ឲ្យ​គេ​យល់​ស្រប​តាម​ : ចាំ​ទៅ​និយាយ​ចចាក់ចចុច​លមើល ក្រែង​លោ​កើត​កា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៣០២</text:p>
          </table:table-cell>
          <table:table-cell table:style-name="តារាង1.A2" office:value-type="string">
            <text:p text:style-name="P14">ចចា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ត្វ​បក្សី​មួយ​ប្រភេទ សម្បុរ​ខៀវ​ខាង​ខ្នង ខាង​ក្បាល ឯ​ខាង​ពោះ​ក្រហម ក្បាល​ធំ​ចំពុះ​ក្រហម បរិភោគ​ត្រី​ជា​អាហារ ជា​សត្វ​ដេញ​ធ្នាក់ : ចចាត​ធ្នាក់, ទាក់​ចចាត, ហ្ម​ចចា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៣០៣</text:p>
          </table:table-cell>
          <table:table-cell table:style-name="តារាង1.A2" office:value-type="string">
            <text:p text:style-name="P14">ចចាមអារ៉ា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លេច​ឮ​ដោយ​និយាយ​ត​ៗ​គ្នា ពី​មួយ​ទៅ​មួយ​រក​ចុង​រក​ដើម​មិន​ឃើញ, ដែល​មិន​ទាន់​ប្រាកដ : ដំណឹង​ចចាម​អារ៉ាម, សំដី​ចចាមអារ៉ា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៣០៤</text:p>
          </table:table-cell>
          <table:table-cell table:style-name="តារាង1.A2" office:value-type="string">
            <text:p text:style-name="P14">ចចិកចចុ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ប្រចុបប្រចែង, អែបអប​បញ្ចូល​ចិត្ត ។ គុ. មនុស្ស​ចចិកចចុក <text:s/>គឺ​មនុស្ស​ដែល​ចេះ​ប្រចុបប្រចែង​តម្រូវ​ចិត្ត​គេ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៣០៥</text:p>
          </table:table-cell>
          <table:table-cell table:style-name="តារាង1.A2" office:value-type="string">
            <text:p text:style-name="P14">ចចឹ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ចឹក​ប្របេះ​រឿយ​ៗ : ត្រី​ចង្វា​ចចឹក, ត្រី​ចចឹក​នុយ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៣០៦</text:p>
          </table:table-cell>
          <table:table-cell table:style-name="តារាង1.A2" office:value-type="string">
            <text:p text:style-name="P14">ចចូ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ស្មៅ​មួយ​ប្រភេទ​ពួក​កក់ សម្រាប់​ត្បាញ​កន្ទេល ឬ​ការុង​ជា​ដើម; កន្ទេល ឬ ការុង​ដែល​ត្បាញ​ដោយ​ស្មៅ​នោះ ក៏​ហៅ​ថា : កន្ទេល​ចចូត, ការុង​ចចូត ដែ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៣០៧</text:p>
          </table:table-cell>
          <table:table-cell table:style-name="តារាង1.A2" office:value-type="string">
            <text:p text:style-name="P14">ចចើ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សំដែង​អាការ​នរនាទ, រនះរនាត, ចើង​ម៉ើង​ដោយ​ថ្កើង​ចិត្ត : ចង់​បុណ្យ​បាន​បាប ចចើង​ចង់​លាភ រែង​បាត់​ធន​ទៅ មានះ​បាត់​មិត្រ ឥត​អ្នក​ជា​ផៅ ខេរខឹង​ឃោរឃៅ រមែង​បាត់​អង្គ ។ (សាស្រ្តា​ច្បាប់​រាជនេតិ​ជា​ព្រះ​និពន្ធ​នៃ​ព្រះ​រាជ​សម្ភារ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៣០៨</text:p>
          </table:table-cell>
          <table:table-cell table:style-name="តារាង1.A2" office:value-type="string">
            <text:p text:style-name="P14">ចចេស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ទទូច​ធ្វើ​បំពាន​លើ​បម្រាម : ហាម​មិន​ឲ្យ​ធ្វើ វា​ចចេស​ធ្វើ​ទាល់​តែ​បាន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រឹងរូស, ម្នះ, មុខ​រឹង : មនុស្ស​ចចេស, ចិត្ត​ចចេស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៣០៩</text:p>
          </table:table-cell>
          <table:table-cell table:style-name="តារាង1.A2" office:value-type="string">
            <text:p text:style-name="P14"><text:span text:style-name="T5">ចច្រេស</text:span>ចច្រា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ស្ទុះស្ទា​ទៅ​មក, រត់​ច្រាស​ចុះ​ច្រាស​ឡើង, ឆ្លេឆ្លា : មេ​មាន់​រត់​ចច្រេសចច្រាស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៣១០</text:p>
          </table:table-cell>
          <table:table-cell table:style-name="តារាង1.A2" office:value-type="string">
            <text:p text:style-name="P14">ចណ្ឌ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សំ. បា.</text:p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(ចណ្ឌ) កាច; ក្ដៅ; ហឹរ ... ។ ន. កំណាច, សេចក្ដី​ក្រោធ, កំហឹង ... ។ ទឹក​ច័ណ្ឌ (រ. ស.) សុរា (ពាក្យ​ហៅ​ដោយ​សន្មត​បញ្ចៀស​ឈ្មោះ​ស្រា) ។</text:p>
          </table:table-cell>
          <table:table-cell table:style-name="តារាង1.D2" office:value-type="string">
            <text:p text:style-name="P9">ច័ណ្ឌ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៣១១</text:p>
          </table:table-cell>
          <table:table-cell table:style-name="តារាង1.A2" office:value-type="string">
            <text:p text:style-name="P14">ចណ្ឌា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ច័ន-ឌាល</text:p>
          </table:table-cell>
          <table:table-cell table:style-name="តារាង1.D2" office:value-type="string">
            <text:p text:style-name="P9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មនុស្ស​ពូជ​សូទ្រៈ <text:s text:c="2"/>ពួក​មួយ គឺ​ពួក​មនុស្ស​ត្រកូល​ទាប​ដែល​មាន​ពូជ​ដើម កើត​អំពី​បិតា​ពូជ​សូទ្រៈ <text:s/>មាតា​ពូជ​ព្រាហ្មណ៍ (ក្នុង​សម័យ​បុរាណ​ពី​ព្រេង​នាយ) ។ ក្នុង​សម័យ​សព្វ​ថ្ងៃ​នេះ សំដៅ​ចំពោះ​មនុស្ស​ដែល​ដុនដាប​ថោកទាប ហើយ​កាច​ព្រហើន​មិន​ក្រែង​ច្បាប់ ជា​មនុស្ស​ឥត​អៀន​ខ្មាស ដើរ​សាត់​អណ្ដែត​ទៅ​ជ្រក​អាស្រ័យ​នៅ​ដោយ​សារ​អ្ន​ក​ដទៃ <text:s/>ចេញ​ពី​ផ្ទះ​នេះ​ទៅ​នៅ​ផ្ទះ​នោះ ចេញ​ពី​ផ្ទះ​នោះ​ទៅ​នៅ​ផ្ទះ​ឯណោះ ជា​អ្នក​អែប​អប​គ្រាន់​តែ​ចិញ្ចឹម​ជីវិត ប្រព្រឹត្ត​អំពើ​កាច​ច្រឡោង​ខាម​ជានិច្ច ប៉ុន្តែ​មិន​ប្រព្រឹត្ត​ធ្វើ​ចោរ​កម្ម​ទេ ។ កិ. វិ. : ស្រែក​ចណ្ឌាល <text:s/>គឺ​ស្រែក​ជេរ ឬ ស្រែក​យំ​ខ្លាំង​ពេញ​សំឡេង​ឥត​ក្រែង​ឥត​ខ្មាស​អ្នក​ណា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៣១២</text:p>
          </table:table-cell>
          <table:table-cell table:style-name="តារាង1.A2" office:value-type="string">
            <text:p text:style-name="P14">ចណ្ឌាលី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្រី​ចណ្ឌាល, ស្រី​ពូជ​ចណ្ឌាល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៣១៣</text:p>
          </table:table-cell>
          <table:table-cell table:style-name="តារាង1.A2" office:value-type="string">
            <text:p text:style-name="P14">ចត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បញ្ឈប់​នាវា​ផ្សេង​ៗ នៅ​ផែ, ក្បួន​ជាដើម ដោយ​ចង​ពួរ ឬ បោះ​យុថ្កា : ចត​ទូក, ចត​កប៉ាល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ដាក់​ថ្នាំ​បំពោក​រុំ​ដោយ​សំពត់​ត្រង់​ដៃ​ឬ​ជើង ដែល​បាក់​ឬ​គ្រេច : ចត​របួស (និយាយ​ដោយ​ស្រុក) ។ 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៣១៤</text:p>
          </table:table-cell>
          <table:table-cell table:style-name="តារាង1.A2" office:value-type="string">
            <text:p text:style-name="P14">ចត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22">គុ.</text:p>
          </table:table-cell>
          <table:table-cell table:style-name="តារាង1.D2" office:value-type="string">
            <text:p text:style-name="P10">ដែល​មាន​រសជាតិ​ប្រហាត​ស្ទើរ​ភ្លាវ​ស្ទើរ​ល្វីង​ស្អិត​ជាប់​អណ្ដាត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៣១៥</text:p>
          </table:table-cell>
          <table:table-cell table:style-name="តារាង1.A2" office:value-type="string">
            <text:p text:style-name="P14">ចតុ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ចៈតុ</text:p>
          </table:table-cell>
          <table:table-cell table:style-name="តារាង1.D2" office:value-type="string">
            <text:p text:style-name="P9">សំ.; បា.</text:p>
          </table:table-cell>
          <table:table-cell table:style-name="តារាង1.D2" office:value-type="string">
            <text:p text:style-name="P9">ប. សំ</text:p>
          </table:table-cell>
          <table:table-cell table:style-name="តារាង1.D2" office:value-type="string">
            <text:p text:style-name="P10">(ចតុរ៑) បួន (៤); បើ​រួម​ចូល​នឹង​នាមនាម​ជា​បទ​សមាស ត្រូវ​តម្រួត​តួ​អក្សរ​បន្ទាប់​ជា ២ តួ តាម​ទំនង​ដែល​គួរ​តម្រួត​បាន : ចតុទ្ទិស, ចតុប្បាទ, <text:span text:style-name="T5">ចតុម្មុខ (ម. ព. ទាំង​នោះ​ផង) ។</text:span>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៣១៦</text:p>
          </table:table-cell>
          <table:table-cell table:style-name="តារាង1.A2" office:value-type="string">
            <text:p text:style-name="P14">ចតុក្កុល​វគ្គ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តុក-កុល៉ៈវាក់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0">(ចតុះកុលវគ៌ ឬ ចតុឞ្កុលវគ៌) ពួក​ត្រកូល​ទាំង ៤ (វណ្ណៈ​ទាំង ៤ ពួក) គឺ ក្សត្រិយៈ, ព្រាហ្មណៈ, វៃស្យៈ, សូទ្រៈ (ម. ព. កុលវគ្គ និង វណ្ណ <text:s/>ឬ វណ្ណៈ ២ ន.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0"/>
          </table:table-cell>
        </table:table-row>
        <table:table-row>
          <table:table-cell table:style-name="តារាង1.A2" office:value-type="string">
            <text:p text:style-name="P4">២៣១៧</text:p>
          </table:table-cell>
          <table:table-cell table:style-name="តារាង1.A2" office:value-type="string">
            <text:p text:style-name="P14">ចតុទ្ទិ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 តុត ទឹស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តុរ្ទិស) ទិស​ទាំង​បួ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១៨</text:p>
          </table:table-cell>
          <table:table-cell table:style-name="តារាង1.A2" office:value-type="string">
            <text:p text:style-name="P14">ចតុទ្វីប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សំ.;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តុរ + ទ្វីប; ចតុ + ទីប) មហា​ទ្វីប ៤ គឺ បុព្វវិទេហ​ទ្វីប, ជម្ពូ​ទ្វីប, អបរគោយាន​ទ្វីប, ឧត្តរកុរុ​ទ្វីប (តាម​លទ្ធិ​ពុទ្ធនិយម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១៩</text:p>
          </table:table-cell>
          <table:table-cell table:style-name="តារាង1.A2" office:value-type="string">
            <text:p text:style-name="P14">ចតុប្បច្ច័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 តុប-ប៉័ច-ច័យ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តុរ៑ + ប្រត្យយ) គ្រឿង​សម្រាប់​អាស្រ័យ ៤ យ៉ាង គឺ ចីវរ គ្រឿង​ស្លៀក​ដណ្ដប់, បិណ្ឌបាត អាហារ, សេនាសនៈ លំនៅ, គិលានភេសជ្ជៈ ថ្នាំ​រំងាប់​ជំងឺ, រំងាប់​រោគ (ពាក្យ​សម្រាប់​ប្រើ​ក្នុង​វិន័យ​ខាង​ព្រះ​ពុទ្ធ​សាសនា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២០</text:p>
          </table:table-cell>
          <table:table-cell table:style-name="តារាង1.A2" office:value-type="string">
            <text:p text:style-name="P14">ចតុប្បាទ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 តុប-បាត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គុ. ឬ ន.</text:p>
          </table:table-cell>
          <table:table-cell table:style-name="តារាង1.D2" office:value-type="string">
            <text:p text:style-name="P6">ដែល​មាន​ជើង ៤; សត្វ​ជើង ៤ : ពួក​សត្វ​ចតុប្បាទ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២១</text:p>
          </table:table-cell>
          <table:table-cell table:style-name="តារាង1.A2" office:value-type="string">
            <text:p text:style-name="P14"><text:span text:style-name="T5">ចតុប្បារិសុទ្ធិ</text:span>សី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 តុប-ប៉ារ៉ិ សុទ្ធិសិល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សីល​គឺ​សេចក្ដី​បរិសុទ្ធិ ៤ យ៉ាង (សម្រាប់​ភិក្ខុ​ក្នុង​ព្រះ​ពុទ្ធ​សាសនា) គឺ ១-បាតិមោក្ខសំវរៈ សង្រួម​តាម​សិក្ខាបទ​ក្នុង​បាតិមោក្ខ គឺ​មិន​ប្រព្រឹត្ត​ល្មើស​កន្លង​ពុទ្ធប្បញ្ញត្តិ, ប្រព្រឹត្ត​ត្រឹម​ត្រង់​តាម​ពុទ្ធានុញ្ញាត; ២-ឥន្ទ្រិយសំវរៈ សង្រួម​ឥន្រ្ទិយ​ទាំង ៦ គឺ​ភ្នែក, ត្រចៀក, ច្រមុះ, អណ្ដាត, កាយ, ចិត្ត; ៣-អាជីវបារិសុទ្ធិ <text:s/>ចិញ្ចឹម​ជីវិត​តាម​គន្លង​នៃ​សេចក្ដី​បរិសុទ្ធិ មាន​វៀរចាក​ការ​ប្រចុបប្រចែង​គ្រហស្ថ​ជាដើម; ៤-បច្ចយសន្និស្សិត ពិចារណា​សិន​ហើយ​ទើប​បរិភោគ​បច្ច័យ ៤ គឺ ចីវរ, បិណ្ឌបាត, សេនាសនៈ, គិលាន​ភេសជ្ជៈ (ម. ព. ចតុប្បច្ច័យ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២២</text:p>
          </table:table-cell>
          <table:table-cell table:style-name="តារាង1.A2" office:value-type="string">
            <text:p text:style-name="P14">ចតុព្ភាគ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-តុប-ភាក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8">(ចតុភ៌ាគ) ភាគ ៤, ចំណែក ៤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២៣</text:p>
          </table:table-cell>
          <table:table-cell table:style-name="តារាង1.A2" office:value-type="string">
            <text:p text:style-name="P14">ចតុព្ភាគី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បា.; សំ. </text:p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6">(ចតុភ៌ាគិន៑) ដែល​មាន​ភាគ ៤, មាន ៤ ចំណែក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២៤</text:p>
          </table:table-cell>
          <table:table-cell table:style-name="តារាង1.A2" office:value-type="string">
            <text:p text:style-name="P14">ចតុព្ភូ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តុប-ភូត</text:p>
          </table:table-cell>
          <table:table-cell table:style-name="តារាង1.D2" office:value-type="string">
            <text:p text:style-name="P4">បា.; សំ. 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តុភ៌ូត) ធាតុ ៤ គឺ ដី, ទឹក, ភ្លើង, ខ្យល់; ហៅ​ថា មហា​ភូត​រូប ក៏​បាន (ម. ព. នោះ​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២៥</text:p>
          </table:table-cell>
          <table:table-cell table:style-name="តារាង1.A2" office:value-type="string">
            <text:p text:style-name="P14">ចតុម្មុខ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-តុម-មុក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ន. ឬ គុ.</text:p>
          </table:table-cell>
          <table:table-cell table:style-name="តារាង1.D2" office:value-type="string">
            <text:p text:style-name="P6">(ចតុម៌ុខ) មុខ ៤; ដែល​មាន​មុខ ៤ ។ ឈ្មោះ​ទន្លេ​ប្រសព្វ​មុខ ៤ ដូច​យ៉ាង​ទន្លេ ៤ មុខ​នៅ​ក្រុង​ភ្នំពេញ : ទន្លេ​ចតុម្មុខ ។ ឈ្មោះ​ព្រះ​បរម​រាជវាំង​នៅ​ក្រុង​ភ្នំពេញ​សព្វ​ថ្ងៃ​នេះ : ព្រះ​បរម​រាជវាំង​ចតុម្មុខ ឬ ព្រះ​បរម​រាជវាំង​ចតុម៌ុខ (តាម​ទម្លាប់​ដែល​សរសេរ​រៀង​មក​ថា <text:s/>ចតុរមុខ <text:s/>ក៏​មាន ជា ចតុមុខ <text:s/>ក៏​មាន) ។ ក្រុង​ភ្នំពេញ ដោយ​មាន​ទន្លេ​ប្រសព្វ​មុខ​៤ នៅ​ចំ​ពី​ខាង​មុខ​ហៅ​ថា ក្រុង​ចតុម្មុខ <text:s/>ឬ ក្រុង​ចតុម៌ុខ ឬ​ក៏ ចតុម្មុខ​នគរ, ចតុម៌ុខ​នគរ <text:s/>ពុំនោះ​ជា នគរ​ចតុមុខ, នគរ​ចតុម៌ុខ ដូច្នេះ​ក៏​ម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>ទន្លេ​ចតុម្មុខ </text:p>
          </table:table-cell>
        </table:table-row>
        <table:table-row>
          <table:table-cell table:style-name="តារាង1.A2" office:value-type="string">
            <text:p text:style-name="P4">២៣២៦</text:p>
          </table:table-cell>
          <table:table-cell table:style-name="តារាង1.A2" office:value-type="string">
            <text:p text:style-name="P14">ចតុរង្គ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 តុរ៉ង់ ឬ <text:s/>--រ៉ុង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គុ. ឬ ន.</text:p>
          </table:table-cell>
          <table:table-cell table:style-name="តារាង1.D2" office:value-type="string">
            <text:p text:style-name="P6">(ដែល​មាន​អង្គ ៤; កងទ័ព​មាន​អង្គ ៤ គឺ កង​ទ័ព​ដំរី, កង​ទ័ព​សេះ, កង​ទ័ព​រថ ឬ​រទេះ, កង​ទ័ព​ថ្មើរ​ជើ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២៧</text:p>
          </table:table-cell>
          <table:table-cell table:style-name="តារាង1.A2" office:value-type="string">
            <text:p text:style-name="P14">ចតុរង្គសន្និបា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 ឬ ចា-តុ-រ៉ង់-គៈ-សន់-និ-បាត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ការ​ប្រជុំ ឬ ការ​ជួប​ជុំ​ប្រកប​ដោយ​អង្គ ៤ របស់​ព្រះ​សម្មាសម្ពុទ្ធ​គ្រប់​ព្រះ​អង្គ ដើម្បី​ទ្រង់​សំដែង​នូវ​ឱវាទប្បាតិមោក្ខ (មើល​ក្នុង​ពាក្យ មាឃបូជា <text:s/>ផង) ។</text:p>
          </table:table-cell>
          <table:table-cell table:style-name="តារាង1.D2" office:value-type="string">
            <text:p text:style-name="P4">ចាតុ-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២៨</text:p>
          </table:table-cell>
          <table:table-cell table:style-name="តារាង1.A2" office:value-type="string">
            <text:p text:style-name="P14">ចតុរង្គាធិបតី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<text:span text:style-name="T6">ចៈ តុរ៉ង់គា ធិប៉ៈ</text:span>ដី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គុ. ឬ ន.</text:p>
          </table:table-cell>
          <table:table-cell table:style-name="តារាង1.D2" office:value-type="string">
            <text:p text:style-name="P6">(ចតុរង្គាធិបតិ) ដែល​ជា​អធិបតី, ជា​ធំ​ចម្បង​លើស​លែង​កង​ទ័ព​ទាំង ៤ ពួក (មេ​ទ័ព​ធំ) ។ (ម. ព. ចតុរង្គ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២៩</text:p>
          </table:table-cell>
          <table:table-cell table:style-name="តារាង1.A2" office:value-type="string">
            <text:p text:style-name="P14">ចតុរង្គិនី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 តុរ៉ង់គិនី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គុ. ឬ ន.</text:p>
          </table:table-cell>
          <table:table-cell table:style-name="តារាង1.D2" office:value-type="string">
            <text:p text:style-name="P6">ដែល​មាន​អង្គ ៤ (ម. ព. ចតុរង្គ); ហៅ​ថា ចតុរង្គិនីសេនា <text:s/>“សេនា​មាន​អង្គ ៤” ដូចេះ​ក៏​ប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៣០</text:p>
          </table:table-cell>
          <table:table-cell table:style-name="តារាង1.A2" office:value-type="string">
            <text:p text:style-name="P14">ចតុរ័ង្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 តុ រ៉័ង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គុ. ឬ ន. </text:p>
          </table:table-cell>
          <table:table-cell table:style-name="តារាង1.D2" office:value-type="string">
            <text:p text:style-name="P6">(ចតុរំស) ដែល​មាន​ជ្រុង ៤; បួន​ជ្រុង, ក្រឡា ៤ ជ្រុង​ស្មើ​ភាគ <text:s text:c="4"/>(ម. ព. ចត្វ័ង្ស, ចតុរស្ស <text:s/>ទៀត​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៣១</text:p>
          </table:table-cell>
          <table:table-cell table:style-name="តារាង1.A2" office:value-type="string">
            <text:p text:style-name="P14">ចតុរមុខ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 តុ រ៉ៈ មុក</text:p>
          </table:table-cell>
          <table:table-cell table:style-name="តារាង1.D2" office:value-type="string">
            <text:p text:style-name="P4">សំ.; បា.</text:p>
          </table:table-cell>
          <table:table-cell table:style-name="តារាង1.D2" office:value-type="string">
            <text:p text:style-name="P4">ន. ឬ គុ.</text:p>
          </table:table-cell>
          <table:table-cell table:style-name="តារាង1.D2" office:value-type="string">
            <text:p text:style-name="P6">(ចតុម៌ុខ; ចតុម្មុខ ឬ ចាតុម្មុខ) មើល​ក្នុង​ពាក្យ ចតុម្មុខ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៣២</text:p>
          </table:table-cell>
          <table:table-cell table:style-name="តារាង1.A2" office:value-type="string">
            <text:p text:style-name="P14">ចតុរស្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 តុរ៉័ស-សៈ ឬ ចៈ តុ រ៉ស់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6">ដែល​មាន​ជ្រុង ៤ (ម. ព. ចត្វ័ង្ស, ចតុរ័ង្ស <text:s/>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៣៣</text:p>
          </table:table-cell>
          <table:table-cell table:style-name="តារាង1.A2" office:value-type="string">
            <text:p text:style-name="P14">ចតុរាបា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តុរ៉ាបាយ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ភូមិ, ភព, ទី​សម្រាប់​សត្វ ដែល​មាន​បាប​បណ្ដាល​ឲ្យ​ឃើញ​ស្ដែង​ក្នុង​កាល​ជិត​ស្លាប់ ទៅ​ចាប់​កំណើត​នៅ​រង​ទុក្ខ, មាន ៤ យ៉ាង​គឺ នរក, ប្រេត, អសុរកាយ, តិរច្ឆាន (ម. ព. ទាំង​នោះ និង អបាយ, អបាយ​ភូមិ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៣៤</text:p>
          </table:table-cell>
          <table:table-cell table:style-name="តារាង1.A2" office:value-type="string">
            <text:p text:style-name="P14">ចតុរារិយសច្ច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 តុ រ៉ា រ៉ិ យៈ ស័ច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សេចក្ដី​ពិត សម្រាប់​លោក​ជា​អរិយ​បុគ្គល ឃើញ​ជាក់​ច្បាស់​ដោយ​លោកុត្តរប្បញ្ញា​ឥត​មាន​ល្អៀង, មាន ៤ យ៉ាង​គឺ ទុក្ខ​ <text:s/>សេចក្ដី​លំបាក​កាយ​មិន​សប្បាយ​ចិត្ត, សមុទយ <text:s/>កំណើត​នៃ​ទុក្ខ, និរោធ <text:s/>ទី​រលត់​ទុក្ខ, មគ្គ <text:s/>ផ្លូវ​ធម៌​ជា​គន្លង​ឧបាយ​ឲ្យ​រលុត​ទុក្ខ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៣៥</text:p>
          </table:table-cell>
          <table:table-cell table:style-name="តារាង1.A2" office:value-type="string">
            <text:p text:style-name="P14">ចតុលោកបា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តុលោកៈបាល</text:p>
          </table:table-cell>
          <table:table-cell table:style-name="តារាង1.D2" office:value-type="string">
            <text:p text:style-name="P4">សំ.;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តុរ៑ + លោកបាល ចតុល្លោកបាល; ចតុ + លោកបាល &gt; ចតុល្លោកបាល) ស្ដេច​ទេវតា ៤ អង្គ ជា ធំ​ក្នុង​ចាតុម្មហារាជិកា​សួគ៌ ជា​អ្នក​រក្សា​លោក គឺ​ព្រះ​បាទ ធតរដ្ឋ រក្សា​ទិស​ខាង​កើត, ព្រះ​បាទ <text:s/>វិរុឡ្ហកៈ <text:s/>រក្សា​ទិស​ខាង​ត្បូង, ព្រះ​បាទ <text:s/>វិរូបក្ខៈ <text:s/>រក្សា​ទិស​ខាង​លិច, ព្រះ​បាទ កុវេរៈ <text:s/>(វេស្សវណ) រក្សា​ទិស​ខាង​ជើង ។ សរសេរ​តាម សំ. បា. ក៏​បាន, ប៉ុន្តែ​ផ្ទុយ​ពី​ទម្លាប់​ប្រើ​រៀង​ម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៣៦</text:p>
          </table:table-cell>
          <table:table-cell table:style-name="តារាង1.A2" office:value-type="string">
            <text:p text:style-name="P14">ចតុស្ដម្ភ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តុស្ដំ ឬ ចៈ ដុ ស្ដំ</text:p>
          </table:table-cell>
          <table:table-cell table:style-name="តារាង1.D2" office:value-type="string">
            <text:p text:style-name="P4">សំ.; បា.</text:p>
          </table:table-cell>
          <table:table-cell table:style-name="តារាង1.D2" office:value-type="string">
            <text:p text:style-name="P4">ន. ឬ គុ.</text:p>
          </table:table-cell>
          <table:table-cell table:style-name="តារាង1.D2" office:value-type="string">
            <text:p text:style-name="P6">(ចតុត្ថម្ភ) សសរ ៤; ដែល​មាន​សសរ ៤ ។ សេនាបតី​ទាំង​បួន​ជា​គម្រប់ ៥ នឹង​សេនាបតី​មួយ​ទៀត​ជា​អធិបតី​ជា​អ្នក​សម្រេច​កិច្ច​រាជការ​ផែនដី​ក្នុង​កម្ពុជរដ្ឋ ពី​ក្នុង​សម័យ​បុរាណ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៣៧</text:p>
          </table:table-cell>
          <table:table-cell table:style-name="តារាង1.A2" office:value-type="string">
            <text:p text:style-name="P14">ចត្រង្គ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័ត-ត្រង់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ក្លាយ​មក​ពី សំ. បា. ថា ចតុរង្គ “មាន​អង្គ​បួន”) ឈ្មោះ​ល្បែង​មួយ​យ៉ាង មាន​កូន ៣២ សម្រាប់​លេង​ដើរ​​លើ​ក្ដារ​បួន​ជ្រុង​មាន​ក្រឡា ៦៤; បណ្ដា​កូន​ទាំង ៣២ នោះ​មាន​កូន ២ ហៅ​ថា ខុន <text:s/>ទុក​ជា​ស្ដេច​ទ្រង់​រាជ្យ, មាន​កូន ២ ហៅ​ថា នាង ទុក​ជា​ព្រះ​អគ្គ​មហេសី, មាន​កូន ៤ ហៅ​ថា គោល <text:s/>ទុក​ជា​សេនាបតី ឬ មេ​ទ័ព, មាន​កូន ៤ ហៅ​ថា សេះ, មាន​កូន ៤ ហៅ​ថា ទូក, មាន​កូន ១៦ ហៅ​ថា ត្រី ទុក​ជា​សេនា​ទាហាន​រេហ៍​ពល​រៀប​ជា​របៀប​សេនា​កង​ទ័ព​មាន​អង្គ ៤ ជា​ល្បែង​សម្រាប់​លេង​ឲ្យ​ឈ្លាសវៃ​ក្នុង​កល​ឧបាយ​របស់​អ្នក​ចម្បាំង​ក្នុង​សម័យ​បុរាណ : ក្ដារ​ចត្រង្គ, កូន​ចត្រង្គ, ក្រឡា​ចត្រង្គ, លេង​ចត្រង្គ, អុក​ចត្រង្គ (ម. ព. ចតុរង្គ <text:s/>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៣៨</text:p>
          </table:table-cell>
          <table:table-cell table:style-name="តារាង1.A2" office:value-type="string">
            <text:p text:style-name="P14">ចត្វ័ង្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័ត-ត្វ័ង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គុ. ឬ ន.</text:p>
          </table:table-cell>
          <table:table-cell table:style-name="តារាង1.D2" office:value-type="string">
            <text:p text:style-name="P6">(ចតុរំស) ដែល​មាន​ជ្រុង​បួន; បួន​ជ្រុង, ក្រឡា ៤ ជ្រុង​ស្មើ​ភាគ (ម. ព. ត្រិយង្ស និង ចតុរ័ង្ស <text:s/>ទៀត​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៣៩</text:p>
          </table:table-cell>
          <table:table-cell table:style-name="តារាង1.A2" office:value-type="string">
            <text:p text:style-name="P14">ចត្វ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័ត-ត្វា</text:p>
          </table:table-cell>
          <table:table-cell table:style-name="តារាង1.D2" office:value-type="string">
            <text:p text:style-name="P4">សំ.; បា.</text:p>
          </table:table-cell>
          <table:table-cell table:style-name="តារាង1.D2" office:value-type="string">
            <text:p text:style-name="P4">ប.សំ.</text:p>
          </table:table-cell>
          <table:table-cell table:style-name="តារាង1.D2" office:value-type="string">
            <text:p text:style-name="P6">(ចតុរ៑; ចតុ) បួន (៤) : មន្រ្តី​សម្រាប់​ចត្វា មន្រ្តី​ថ្នាក់​ទី ៤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៤០</text:p>
          </table:table-cell>
          <table:table-cell table:style-name="តារាង1.A2" office:value-type="string">
            <text:p text:style-name="P14">ច័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ឈ្មោះ​ឈើ​មាន​ផ្លៃ កាល​នៅ​ខ្ចី​មាន​រស​ចត់ លុះ​ដល់​ទុំ មាន​ក្លិន​ក្រអូប​ប្រហើរ​ឈ្ងប់ មាន​រស​ផ្អែម​ប្រើ​ជា​បង្អែម ។ មាន ២ ប្រភេទ​គឺ មាន​ផែ្ល​មូល, មាន​ផ្លែ​សំប៉ែត​ទ្រមៀច​ៗ នេះ​ច្រើន​ហៅ មាក់​ប៉ែន ពុំ​សូវ​ដែល​មាន​គ្រាប់​ទេ ។</text:p>
          </table:table-cell>
          <table:table-cell table:style-name="តារាង1.D2" office:value-type="string">
            <text:p text:style-name="P4">ចាន់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៤១</text:p>
          </table:table-cell>
          <table:table-cell table:style-name="តារាង1.A2" office:value-type="string">
            <text:p text:style-name="P14">ចន្ទ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័ន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សភាវៈ​សម្រាប់​បំភ្លឺ ជា​ចម្បង​ជាង​ពន្លឺ​ទាំងអស់ ដែល​ភ្លឺ​ក្នុង​វេលា​យប់ : ព្រះ​ចន្ទ​ពេញ​វង់ ហៅ​តាម​ពាក្យ​ធម្មតា​ថា លោក​ខែ, ខែ​រះ, ខែ​លិច, ខែ​ភ្លឺ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៤២</text:p>
          </table:table-cell>
          <table:table-cell table:style-name="តារាង1.A2" office:value-type="string">
            <text:p text:style-name="P14">ចន្ទគតិ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័ន ទៈ គៈតិ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ដំណើរ​ព្រះ​ចន្ទ : លើក​ខែ​តាម​ចន្ទគតិ, កំណត់​ថ្ងៃ​ខែ​តាម​ចន្ទគតិ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៤៣</text:p>
          </table:table-cell>
          <table:table-cell table:style-name="តារាង1.A2" office:value-type="string">
            <text:p text:style-name="P14">ចន្ទគតិ​កា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័ន-ទៈ គៈ តិកាល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កាល​រដូវ​ដែល​កំណត់​តាម​ដំណើរ​ព្រះ​ចន្ទ​ក្នុង​ឆ្នាំ​មួយ​ៗ ចែក​ជា​រដូវ​មាន ៣ គឺ ហេមន្តៈ <text:s/>រដូវ​រងា មាន ៤ ខែ រាប់​តាំង​ពី​ថ្ងៃ ១ រោច ខែ​កត្ដិក ទៅ​ដល់​ថ្ងៃ​ពេញ​បូណ៌មី​ខែ​ផល្គុន; គិម្ហៈ រដូវ​ក្ដៅ​មាន ៤ ខែ រាប់​ពី​ថ្ងៃ ១ រោច​ខែ​ផល្គុន ទៅ​ដល់​ថ្ងៃ​ពេញ​បូណ៌មី​ខែ​អាសាឍ; វស្សានៈ រដូវ​ភ្លៀង​មាន ៤ ខែ រាប់​ពី​ថ្ងៃ ១ រោច​ខែ​អាសាឍ ទៅ​ដល់​ថ្ងៃ​ពេញបូណ៌មី​ខែ​កត្ដិក; រួម​ទាំង​បី​រដូវ ជា ១២ ខែ ត្រូវ​ជា ១ ឆ្នាំ, តែ​បើ​ឆ្នាំ ដែល​មាន​អធិកមាស​លើក ខែ​អាសាឍ ២ ដង នោះ ត្រង់​គិម្ហរដូវ​មាន ៥ ខែ គឺ​រាប់​ពី​ត្រឹម​ថ្ងៃ ១ រោច​ខែ​ផល្គុន ទៅ​ដល់​ថ្ងៃ​ពេញ​បូណ៌មី​ខែ​ទុតិយាសាឍ, ឆ្នាំ​នោះ​មាន ១៣ ខែ, ហៅ​ថា ឆ្នាំ​មាន​អធិកមាស ។ បើ​ឆ្នាំ​មាន​អធិកវារៈ ត្រង់​ខែ​ជេស្ឋ​ត្រូវ​មាន ៣០ ថ្ងៃ ខុស​ពី​ធម្មត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៤៤</text:p>
          </table:table-cell>
          <table:table-cell table:style-name="តារាង1.A2" office:value-type="string">
            <text:p text:style-name="P14">ចន្ទច្ឆាយ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័នទ័ច-ឆា យ៉ា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ន្ទ្រ + ឆាយា) “ស្រមោល​ព្រះ​ចន្ទ” ។ ឈ្មោះ​ប្រាសាទ​មួយ​នៅ​ខាង​មុខ​គេ​បង្អស់ ក្នុង​ព្រះ​បរម​រាជ​វាំង ចតុម្មុខ​ក្រុង​ភ្នំពេញ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៤៥</text:p>
          </table:table-cell>
          <table:table-cell table:style-name="តារាង1.A2" office:value-type="string">
            <text:p text:style-name="P14">ចន្ទន៍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័ន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ឈ្មោះ​ឈើ​មាន​ខ្លឹម​ក្រអូប : ចន្ទន៍​ស, ចន្ទន៍​ក្រហ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>ចន្ទន៍​ស</text:p>
            <text:p text:style-name="P6">ចន្ទន៍​ក្រហម</text:p>
          </table:table-cell>
        </table:table-row>
        <table:table-row>
          <table:table-cell table:style-name="តារាង1.A2" office:value-type="string">
            <text:p text:style-name="P4">២៣៤៦</text:p>
          </table:table-cell>
          <table:table-cell table:style-name="តារាង1.A2" office:value-type="string">
            <text:p text:style-name="P14">ចន្ទមណ្ឌ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័នទៈមន់ ឌល់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មណ្ឌល​ព្រះ​ចន្ទ, វង់​ព្រះ​ចន្ទ, រូប​ព្រះ​ចន្ទ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៤៧</text:p>
          </table:table-cell>
          <table:table-cell table:style-name="តារាង1.A2" office:value-type="string">
            <text:p text:style-name="P14">ចន្ទរង្សី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័នទៈរ័ងសី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ន្ទរំសិ; ចន្រ្ទ + រស្មិ) រស្មី​ព្រះ​ចន្ទ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៤៨</text:p>
          </table:table-cell>
          <table:table-cell table:style-name="តារាង1.A2" office:value-type="string">
            <text:p text:style-name="P14">ចន្ទល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ន់-ទល់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ប្រដាប់​សម្រាប់​ទល់ : ចន្ទល់​ផ្ទះ, ចន្ទល់​រទេះ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៤៩</text:p>
          </table:table-cell>
          <table:table-cell table:style-name="តារាង1.A2" office:value-type="string">
            <text:p text:style-name="P14">ចន្ទលេខ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័នទៈលេខា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ស្នាម​ព្រះ​ចន្ទ, រូប​ព្រះ​ចន្ទ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៥០</text:p>
          </table:table-cell>
          <table:table-cell table:style-name="តារាង1.A2" office:value-type="string">
            <text:p text:style-name="P14">ចន្ទាក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ន្ទ + អាភា) ពន្លឺ​ព្រះ​ចន្ទ (ពាក្យ​សម្រាប់​ប្រើ​ក្នុង​កាព្យ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៥១</text:p>
          </table:table-cell>
          <table:table-cell table:style-name="តារាង1.A2" office:value-type="string">
            <text:p text:style-name="P14">ចន្ទាល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ន់-ទាល់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ប្រដាប់​សម្រាប់​ស្ទាល់, សម្រាប់​ស្ដឹង​សំពត់​ដែល​កំពុង​ត្បាញ​ឲ្យ​តឹង​កុំ​ឲ្យ​រួញ​សាច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៥២</text:p>
          </table:table-cell>
          <table:table-cell table:style-name="តារាង1.A2" office:value-type="string">
            <text:p text:style-name="P14">ចន្ទាស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បាច់​ផ្ដៅ​ចំនួន ២០ ដើម ចង​ជា​សំណុំ​រួច​បត់​ជា​ពីរ : ផ្ដៅ​មួយ​ចន្ទាស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សណ្ឌាស) <text:s/>តម្បៀត​ធ្វើ​ដោយ​ដែក​ជាដើម​សម្រាប់​ចាប់ សម្រាប់​ដាក់​ផ្អោប​ត្បៀត​គ្នា (ម. ព. សណ្ឌាស ផង) ។ ដែល​មាន​ស្រទាប់​ទ្រដុំ​រទេះ​ជាដើម <text:s/>ដើម្បី​ឲ្យ​រលាស់​ស្រួល​ក៏​ហៅ ចន្ទាស <text:s/>ដែរ : ចន្ទាស​រថយន្ត <text:s/>(ខ្មែរ​សម័យ​បុរាណ​សរសេរ សណ្ឌាស <text:s/>ជា​ពាក្យ​ត្រឹម​ត្រូវ ប៉ុន្តែ​គេ​ច្រើន​រិះគន់​ថា និយាយ​មិន​ច្បាស់​ទៅ​វិញ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៥៣</text:p>
          </table:table-cell>
          <table:table-cell table:style-name="តារាង1.A2" office:value-type="string">
            <text:p text:style-name="P14">ចន្ទាស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ប្រដាប់​សម្រាប់​ទាស់ : ចន្ទាស់​ទ្វា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៥៤</text:p>
          </table:table-cell>
          <table:table-cell table:style-name="តារាង1.A2" office:value-type="string">
            <text:p text:style-name="P14">ចន្ទាស់ទឹ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កំណាត់​ឈើ​ដែល​គេ​ដាប់​គល់​សសរ ដាក់​ចុង​ចេញ​ទៅ​ទទួល​រង​ស្បូវ (គ្រឿង​ផ្ទះ​ខ្មែរ​សម័យ​ពី​ដើម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៥៥</text:p>
          </table:table-cell>
          <table:table-cell table:style-name="តារាង1.A2" office:value-type="string">
            <text:p text:style-name="P14">ចន្ទី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័នទី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ឈ្មោះ​ស្វាយ​មួយ​ប្រភេទ ផ្លែ​មាន​គ្រាប់​លៀន​ចេញ​មក​ខាង​ក្រៅ​ : ក្នុង​សម័យ​សង្គម​រាស្រ្ត​និយម គ្រាប់​ស្វាយ​ចន្ទី​មាន​តម្លៃ គួរ​ប្រជាពលរដ្ឋ​ពេញ​ចិត្ត​​ដាំ​ស្វាយ​ចន្ទី ឲ្យ​មាន​ច្រើន​ឡើ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៥៦</text:p>
          </table:table-cell>
          <table:table-cell table:style-name="តារាង1.A2" office:value-type="string">
            <text:p text:style-name="P14">ចន្ទូបម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័នទូប៉ៈម៉ា ឬ ច័នទោប៉ៈម៉ា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ន្ទ + ឧបមា) ពាក្យ​ប្រៀប, សេចក្ដី​ប្រៀប ថា​ដូច​ជា​ព្រះ​ចន្ទ ( ពាក្យ​សម្រាប់​ប្រើ​ក្នុង​កាព្យ) ។</text:p>
          </table:table-cell>
          <table:table-cell table:style-name="តារាង1.D2" office:value-type="string">
            <text:p text:style-name="P4">ចន្ទោបមា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៥៧</text:p>
          </table:table-cell>
          <table:table-cell table:style-name="តារាង1.A2" office:value-type="string">
            <text:p text:style-name="P14">ចន្ទោភា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ន្ទ + ឱភាស) ពន្លឺ​ព្រះ​ចន្ទ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៥៨</text:p>
          </table:table-cell>
          <table:table-cell table:style-name="តារាង1.A2" office:value-type="string">
            <text:p text:style-name="P14">ចន្ទោ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ន់-ទោល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ឈើ​មាន​សណ្ឋាន-ង ត​ភ្ជាប់​នឹង​ក្បាល​ក្រពើ​រទេះ សម្រាប់​ចង​ខ្សែ​ទាញ​មក​ចង​ភ្ជាប់​នឹង​កន្លុះ​គោ, ក្របី; ខ្សែ​ដែល​ចង​នោះ​ ហៅ​ថា ខ្សែ​ចន្ទោល <text:s/>តាម​ចន្ទោល​រទេះ​នោះ​ដែ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7">២៣៥៩</text:p>
          </table:table-cell>
          <table:table-cell table:style-name="តារាង1.A2" office:value-type="string">
            <text:p text:style-name="P14">ចន្រ្ទ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័ន</text:p>
          </table:table-cell>
          <table:table-cell table:style-name="តារាង1.D2" office:value-type="string">
            <text:p text:style-name="P4">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ដូច​គ្នា​នឹង ចន្ទ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៦០</text:p>
          </table:table-cell>
          <table:table-cell table:style-name="តារាង1.A2" office:value-type="string">
            <text:p text:style-name="P14">ចន្ទ្រគ្រា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ការ​ចាប់​ព្រះ​ចន្ទ្រ​នៃ​រាហូ​អសុរិន្ទ (ម. ព. គ្រាស ឬ គ្រាះ ផង) ។</text:p>
          </table:table-cell>
          <table:table-cell table:style-name="តារាង1.D2" office:value-type="string">
            <text:p text:style-name="P4">ចន្រ្ទគ្រាះ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៦១</text:p>
          </table:table-cell>
          <table:table-cell table:style-name="តារាង1.A2" office:value-type="string">
            <text:p text:style-name="P14">ច័ន្ធូ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ាន់ធូ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ឈ្មោះ​តិណជាតិ​មួយ​ប្រភេទ, ផ្កា​ពណ៌​ស ឬ​លឿង​មាន​ក្លិន​ក្រអូប​ឈ្ងប់ : ផ្កា​ច័ន្ធូ, ដើម​ច័ន្ធូ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៦២</text:p>
          </table:table-cell>
          <table:table-cell table:style-name="តារាង1.A2" office:value-type="string">
            <text:p text:style-name="P14">ចន្លន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ន់-ល៉ន់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</text:p>
          </table:table-cell>
          <table:table-cell table:style-name="តារាង1.D2" office:value-type="string">
            <text:p text:style-name="P6">ដែល​ស្រែក​ខ្លាំង​ដោយ​ស្លន់ ឬ​អាការ​ដូច​ជា​ស្លន់ : ស្រែក​ចន្លន់ <text:s/>។ ពេជ្រ​ចន្លន់, តន់​ចន្លោ <text:s/>ជា​ឈ្មោះ ពេជ្រ និង តន់ <text:s/>ដែល​ចាស់​ទុំ​តំណាល​ថា​ជា​សេនា​ល្បីល្បាញ​ខាង​ចម្បាំង ក្នុង​សម័យ​បុរាណ​ព្រេង​នាយ ប៉ុន្តែ​ពុំ​ប្រាដក​ថា​ក្នុង​រជ្ជកាល​នៃ​ព្រះ​រាជា​ខ្មែរ​អង្គ​ណា​ឡើ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៦៣</text:p>
          </table:table-cell>
          <table:table-cell table:style-name="តារាង1.A2" office:value-type="string">
            <text:p text:style-name="P14">ចន្លុ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គ្រឿង​អុជ​បំភ្លឺ ធ្វើ​ដោយ​ជ័រ​និង​ស្លឹក​ឈើ ឬ​ធ្វើ​ដោយ​សំបក​ឈើ​មាន​ជ័រ; មាន​ច្រើន​យ៉ាង : ចន្លុះ​ស្លឹក, ចន្លុះ​ក្រាក់, ចន្លុះ​ស្មាច់...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៦៤</text:p>
          </table:table-cell>
          <table:table-cell table:style-name="តារាង1.A2" office:value-type="string">
            <text:p text:style-name="P14">ចន្លោ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ទី​ឆ្លង, ទី​ជា​កណ្ដាល​នៃ​ប៉ែក​ទាំង​ពីរ, រវាង : ចន្លោះ​ផ្ទះ, ចន្លោះ​របង ។ គុ. ទំនេរ : ពេល​ចន្លោះ​ពី​ពេល​ធ្វើ​កា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៦៥</text:p>
          </table:table-cell>
          <table:table-cell table:style-name="តារាង1.A2" office:value-type="string">
            <text:p text:style-name="P14">ចប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ប្រដាប់​ធ្វើ​ដោយ​ដែក​សម្រាប់​កាប់, ចូក, ជីក, ជម្រះ​ដី; ចប​មាន​ច្រើន​យ៉ាង​គឺ ចប​កាប់ <text:s text:c="2"/>ផ្លែ​ធំ​វែង​រាង​ឈរ​ត្រង់​បន្តិច ដង​វែង សម្រាប់​ប្រើ​ការ​ខាង​កាប់​គាស់​ដី ។ ចប​ចក់ <text:s/>ផ្លែ​មាន​ទំហំ​ប្រហែល ១០ សង់ទីម៉ែត្រ ប្រវែង​ប្រហែល ៣០ សង់ទីម៉ែត្រ, ដង​ខ្លី​មាន​ចម្ពាម សម្រាប់​ចូក​ស្មៅ​តាម​រង​ជួរ​ដំណាំ​ផ្សេង​ៗ ។ ចប​ចូក <text:s/>មាន​សណ្ឋាន​ដូច​ចប​ចក់​ដែរ ។ ចប​ជីក <text:s/>ផ្លែ​តូច​រាង​វែង បន្តិច ដង​វែង​សម្រាប់​ជីក​ដី ជីក​រណ្ដៅ​ជាដើម ។ ចប​ជម្រះ <text:s/>ផ្លែ​ដូច​ចប​កាប់ តែ​រាង​តូច​ស្ដើង​ជាង, ជំហរ​ផ្លែ​រាង​ខុប​ទ្រេត​មក​រក​ដង​បន្តិច សម្រាប់​ជម្រះ​ស្មៅ ។ ចប​ប៉ែល <text:s/>(បារ. Pelle) ចប​រាង​<text:span text:style-name="T4">ក្រឡូម​ខ្លះ រាង​សំប៉ាត​ខ្លះ សម្រាប់​ចូក​ខ្សាច់ ចូក​បាយ​អ​ជាដើម មាន</text:span>​បែប​ចេញ​មក​ពី​បរទេស, ច្រើន​ហៅ ប៉ែល តាម​ឈ្មោះ​ដើ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>ចប​កាប់ <text:s text:c="5"/>ចប​ចក់ </text:p>
            <text:p text:style-name="P6">ចប​ចូក </text:p>
            <text:p text:style-name="P6">ចប​ជីក </text:p>
            <text:p text:style-name="P6">ចប​ជម្រះ <text:s/></text:p>
            <text:p text:style-name="P6">ចប​ប៉ែល</text:p>
          </table:table-cell>
        </table:table-row>
        <table:table-row>
          <table:table-cell table:style-name="តារាង1.A2" office:value-type="string">
            <text:p text:style-name="P4">២៣៦៦</text:p>
          </table:table-cell>
          <table:table-cell table:style-name="តារាង1.A2" office:value-type="string">
            <text:p text:style-name="P14">ចប់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ផុត, អស់, មិន​មាន​ត​ទៅ​ទៀត : រឿង​នេះ​ចប់​តែ​ប៉ុណ្ណេះ ។ ចប់ ! <text:s/>ស្រេច​ហើយ ! អស់​កើត​ជា​អី​ហើយ ! ចប់​តែ​ម្ដង ! ស្រេច​តែ​ម្ដង​! ចប់​ហើយ​យើង ! <text:s/>អស់​ការ​ហើយ​យើង !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ចំនួន​ពី​ដើម​ដល់​ចុង ដែល​ផុត​អស់​ត្រឹម​ប៉ុណ្ណោះ : មួយ​ចប់​សាស្ត្រា, សាស្រ្តា​មួយ​ចប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៦៧</text:p>
          </table:table-cell>
          <table:table-cell table:style-name="តារាង1.A2" office:value-type="string">
            <text:p text:style-name="P14">ចម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ន. ឬ គុ.</text:p>
          </table:table-cell>
          <table:table-cell table:style-name="តារាង1.D2" office:value-type="string">
            <text:p text:style-name="P6">(ច្ចម អ. ថ. ចម) កំពូល; ដែល​ជា​ធំ​ផ្ដាច់, ដែល​ជា​ចម្បង​លើស​លែង ។ ពាក្យ​នេះ​ខ្មែរ​ច្រើន​ប្រើ​តែ​ក្នុង​កាព្យ; ចម​ចក្រ, ចម​ចក្រពង្ស, ព្រះ​ចមពង្ស, ចម​ក្សត្រ, ព្រះ​ចមចៅ (ក្សត្រ​ទ្រង់​រាជ្យ); ប្រើ​ក្លាយ​មក​ជា ចោម <text:s/>ក៏​ម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៦៨</text:p>
          </table:table-cell>
          <table:table-cell table:style-name="តារាង1.A2" office:value-type="string">
            <text:p text:style-name="P14">ចម្ក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ំ-កយ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លយ​ឆ្កយ, ជំទយ​ឆ្កយ : ចម្កយ​ដៃ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៦៩</text:p>
          </table:table-cell>
          <table:table-cell table:style-name="តារាង1.A2" office:value-type="string">
            <text:p text:style-name="P14">ចម្កា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ំ-កា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ទី​ដែល​គេ​ឆ្ការ សម្រាប់​ដាំ​សរពើ​ដំណាំ : ចម្ការ​ឪឡឹក, ចម្ការ​មន, ចម្ការ​ពោ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៧០</text:p>
          </table:table-cell>
          <table:table-cell table:style-name="តារាង1.A2" office:value-type="string">
            <text:p text:style-name="P14">ចម្ការលើ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ឈ្មោះ​ស្រុក​មួយ​ឋិត​នៅ​ទល់​នឹង​ព្រំដែន <text:span text:style-name="T2">ខែត្រ</text:span>​កំពង់ធំ រួម​ចូល​ក្នុង​<text:span text:style-name="T2">ខែត្រ</text:span>​កំពង់ចាម : ស្រុក​ចម្ការលើ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>ស្រុក​ចម្ការ​លើ </text:p>
          </table:table-cell>
        </table:table-row>
        <table:table-row>
          <table:table-cell table:style-name="តារាង1.A2" office:value-type="string">
            <text:p text:style-name="P4">២៣៧១</text:p>
          </table:table-cell>
          <table:table-cell table:style-name="តារាង1.A2" office:value-type="string">
            <text:p text:style-name="P14">ចម្កួ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ំ-កួត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6">ដែល​ឆ្កួត, ដែល​ដូច​មនុស្ស​ឆ្កួត (ព. ទ្រ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៧២</text:p>
          </table:table-cell>
          <table:table-cell table:style-name="តារាង1.A2" office:value-type="string">
            <text:p text:style-name="P14">ចម្ងា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ំ-ង៉ាយ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ទី​ដែល​ឆ្ងាយ, រវាង​ពី​ទី ១ ទៅ ១ : ផ្ទះ​ខ្ញុំ​មាន​ចម្ងាយ​ប្រហែល ១៥០ ម៉ែត្រ​ពី​សាលា​សង្កាត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៧៣</text:p>
          </table:table-cell>
          <table:table-cell table:style-name="តារាង1.A2" office:value-type="string">
            <text:p text:style-name="P14">ចម្ប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ំ-បង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6">ដែល​លើស​គេ, ដែល​ជា​ច្បង​គេ​ទាំងពួង; ប៉ុន្តែ​លើស​គេ​បាន​តែ​ក្នុង​បែប ១ ឬ ក្នុង​ពួក ១ : ធំ​ចម្បង, ល្អ​ចម្បង; ខូច​ចម្បង, កាច​ចម្ប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៧៤</text:p>
          </table:table-cell>
          <table:table-cell table:style-name="តារាង1.A2" office:value-type="string">
            <text:p text:style-name="P14">ចម្ប៉ា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5">ចំប៉ា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ម្បក; ចម្បក, ចម្បា) ឈ្មោះ​ឈើ​ពួក​មួយ​មាន​ផ្កា​ក្រអូប​ឈ្ងប់; មាន​ពីរ​យ៉ាង​គឺ ចម៉្បា​ស, ចម៉្បា​ក្រហ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>ចម៉្បា​ស </text:p>
            <text:p text:style-name="P6">ចម៉្បា​ក្រហម 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5">ចំប៉ា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ម្បា) ឈ្មោះ​រាជ​ធានី​មួយ​របស់​ដែន​អង្គៈ <text:s/>ក្នុង​មជ្ឈិម​ប្រទេស <text:s text:c="3"/>(ឥណ្ឌា) ពី​ក្នុង​បុរាណ​សម័យ​យូរ​ហើយ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4">៣</text:p>
          </table:table-cell>
          <table:table-cell table:style-name="តារាង1.D2" office:value-type="string">
            <text:p text:style-name="P5">ចំប៉ា ឬ ចាមប៉ា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ឈ្មោះ​ដែន​មួយ​នៅ​ខាង​ទិស​បូព៌ា​នៃ​កម្ពុជរដ្ឋ, មាន​ឈ្មោះ​ប្រាកដ​តែ​ពី​ក្នុង​សម័យ​មហា​នគរ (នគរ​ធំ), ជា​ដែន​របស់​ពួក​មនុស្ស​ជាតិ ចាម្ប៍ ឬ ចាម ។ល។ លុះ​ចំណេរ​កាល​ត​មក​ពួក​មនុស្ស​ជាតិ​ ត័ងកៀ មាន​អំណាច​គ្រប​សង្កត់​លើ ក៏​ដេញ​កំចាត់​ពួក ចាម​ <text:s/>ចេញ​អស់ ។ល។ ពួក​ខ្លះ​រត់​មក​នៅ​អាស្រ័យ​ក្នុង​កម្ពុជ​រដ្ឋ​ជាប់​ហៅ​ថា ចាម​ៗ រៀង​មក​ដល់​សព្វ​ថ្ងៃ​នេះ ។ល។ ពួក ត័ងកៀ <text:s/>តាំង​នាម​ដែន ចម្ប៉ា ទាំង​មូល​ហៅ​ថា អណ្ណាម ជាប់​រៀង​មក ។ល។ គោល​ចារឹក​និង​បុរាណ​វត្ថុ​ជា​កេរ​ដំណែល​របស់​ពួក​ចាម <text:span text:style-name="T7">ច្រើន​មាន​ប្រាកដ​នៅ​តំបន់ ទួរ៉ាន <text:s/>ក្នុង​ដែន អណ្ណាម សព្វ​ថ្ងៃ​នេះ។</text:span></text:p>
          </table:table-cell>
          <table:table-cell table:style-name="តារាង1.D2" office:value-type="string">
            <text:p text:style-name="P4">ចាម្ប៉ា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៧៥</text:p>
          </table:table-cell>
          <table:table-cell table:style-name="តារាង1.A2" office:value-type="string">
            <text:p text:style-name="P14">ចម្ប៉ាដាក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ំប៉ា--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ឈ្មោះ​ឈើ​មាន​ផ្លែ​ដូច​ខ្នុរ តែ​ផ្លែ​តូច​ៗ ហើយ​មាន​ក្លិន​ក្រអូប, ផ្អែម​ល្ងាន់​ជាង​ខ្នុ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៧៦</text:p>
          </table:table-cell>
          <table:table-cell table:style-name="តារាង1.A2" office:value-type="string">
            <text:p text:style-name="P14">ចម្បាំ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ំ-បាំង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សង្រ្គាម, ការ​ច្បាំង, សឹក, ការ​តយុទ្ធ, ការ​ចូល​ប្រឡូក​គ្ន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៧៧</text:p>
          </table:table-cell>
          <table:table-cell table:style-name="តារាង1.A2" office:value-type="string">
            <text:p text:style-name="P14">ចម្ពាម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ំ-ពាម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វត្ថុ​ដែល​បែក​កន្ធែក​ញែក​គ្នា​ពី​ទី​តែ​មួយ, របស់​ដែល​អាច​យក​ទៅ​ឆ្ពាម​អ្វី​ៗ​បាន : ចម្ពាម​ឈើ, ចម្ពាម​ថ្នោល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៧៨</text:p>
          </table:table-cell>
          <table:table-cell table:style-name="តារាង1.A2" office:value-type="string">
            <text:p text:style-name="P14">ចម្មបក្សី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ាំមៈ ប័ក-សី</text:p>
          </table:table-cell>
          <table:table-cell table:style-name="តារាង1.D2" office:value-type="string">
            <text:p text:style-name="P4">បា. សំ. 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ម្មបក្ខី; ចម៌បក្សិន៑) សត្វ​ដែល​មាន​ស្បែក​ជា​ស្លាប​លា​ត្រដាង​ហើរ​បាន ដូច​យ៉ាង​ប្រជៀវ, ជ្រឹង ជាដើម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៧៩</text:p>
          </table:table-cell>
          <table:table-cell table:style-name="តារាង1.A2" office:value-type="string">
            <text:p text:style-name="P14">ចម្រ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ំ-រ៉ក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ដំណើរ​ដែល​ច្រក, ប្រដាប់​សម្រាប់​ច្រក : អង្ករ​មួយ​ចម្រក គឺ​អង្ករ​ដែល​ល្មម​ច្រក​បាន​មួយ​ឆ្នាំង​បា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៨០</text:p>
          </table:table-cell>
          <table:table-cell table:style-name="តារាង1.A2" office:value-type="string">
            <text:p text:style-name="P14">ចម្រាញ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ំ-រ៉ាញ់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ចំហៀវ, រំងាស់​សំរេង​ឲ្យ​ដាច់​ទឹក : ចម្រាញ់​ខ្លាញ់, ចម្រាញ់​យក​ប្រេ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៨១</text:p>
          </table:table-cell>
          <table:table-cell table:style-name="តារាង1.A2" office:value-type="string">
            <text:p text:style-name="P14">ចម្រា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ំ-រ៉ាស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មុត​ច្រាស​ចូល​ក្នុង​សាច់ : ចម្រាស​ដៃ, កុំ​កាន់​ឈើ​ច្បូត​លេង វា​ចម្រាស​ដៃ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៨២</text:p>
          </table:table-cell>
          <table:table-cell table:style-name="តារាង1.A2" office:value-type="string">
            <text:p text:style-name="P14">ចម្រឹ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ំ-រ៉ឹង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បង្គោល​តូច​ៗ​ដែល​គេ​ដោត ឬ បោះ​បញ្ចុះ : ដោត​ចម្រឹង, ចម្រឹង​ជញ្ជាំ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៨៣</text:p>
          </table:table-cell>
          <table:table-cell table:style-name="តារាង1.A2" office:value-type="string">
            <text:p text:style-name="P14">ចម្រុ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ំ-រ៉ុង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ការ​ច្រុង (មិន​សូវ​ប្រើ) ។ ប. ពាក្យ​សម្រាប់​និយាយ​ផ្សំ​នឹង​ពាក្យ ចម្រើន <text:s/>ជា​ជំនួយ​ឲ្យ​មាន​សេចក្ដី​ប្លែក​ឡើង : ចម្រុង​ចម្រើន <text:s/>គឺ​ជួយ​ទំនុក​បម្រុង​ផ្ចុង​ផ្ដើម ឲ្យ​មាន​សេចក្ដី​ចម្រើន​កើន​ឡើង (ម. ព. ចម្រើន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>ចម្រុងចម្រើន </text:p>
          </table:table-cell>
        </table:table-row>
        <table:table-row>
          <table:table-cell table:style-name="តារាង1.A2" office:value-type="string">
            <text:p text:style-name="P4">២៣៨៤</text:p>
          </table:table-cell>
          <table:table-cell table:style-name="តារាង1.A2" office:value-type="string">
            <text:p text:style-name="P14">ចម្រុ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ំ-រ៉ុះ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 ឬ កិ. វិ.</text:p>
          </table:table-cell>
          <table:table-cell table:style-name="តារាង1.D2" office:value-type="string">
            <text:p text:style-name="P6">ដែល​លាយ​ឡំ​គ្នា, ដែល​ឆ្លាស់​គ្នា : ពណ៌​ចម្រុះ​គ្នា, ដាក់​ចម្រុះ​គ្នា ។ ដែល​មាន​អាការ​ច្រូងច្រាង ឬ​ត្រៀបត្រា​ដូច​គេ​ច្រុះ : ផ្ទះ​ចម្រុះ​គ្ន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៨៥</text:p>
          </table:table-cell>
          <table:table-cell table:style-name="តារាង1.A2" office:value-type="string">
            <text:p text:style-name="P14">ចម្រូ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ំ-រ៉ូង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ឈើ, ឫស្សី ឬ​អ្វី​ដែល​ស្រួច​ដែល​បោះ​ឬ​ដាំ​នៅ​ដី​ច្រូង​ឡើ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៨៦</text:p>
          </table:table-cell>
          <table:table-cell table:style-name="តារាង1.A2" office:value-type="string">
            <text:p text:style-name="P14">ចម្រូងចម្រា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 ឬ គុ.</text:p>
          </table:table-cell>
          <table:table-cell table:style-name="តារាង1.D2" office:value-type="string">
            <text:p text:style-name="P6">ពាក្យ​ស្លែង ឬ​បង្កើត​ឲ្យ​មាន​ជា​សត្រូវ (ជា​ពាក្យ​ប្រៀប​ដូច​ចម្រូង​និង​ចម្រាស) : នាំ​ឲ្យ​មាន​ចម្រូងចម្រាស, ពាក្យ​ចម្រូង​ចម្រាស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៨៧</text:p>
          </table:table-cell>
          <table:table-cell table:style-name="តារាង1.A2" office:value-type="string">
            <text:p text:style-name="P14">ចម្រូ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ំ-រ៉ូត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 ឬ គុ.</text:p>
          </table:table-cell>
          <table:table-cell table:style-name="តារាង1.D2" office:value-type="string">
            <text:p text:style-name="P6">របស់​ដែល​ច្រូត ។ ខែ​ចម្រូត គឺ​ខែ​ដែល​គេ​ច្រូត​ស្រូវ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៨៨</text:p>
          </table:table-cell>
          <table:table-cell table:style-name="តារាង1.A2" office:value-type="string">
            <text:p text:style-name="P14">ចម្រើ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ំ-រ៉ើន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ធ្វើ​ឲ្យ​ច្រើន, ឲ្យ​កើន​ឡើង : ចម្រើន​មេត្តា, ចម្រើន​កម្មដ្ឋាន ។ គុ. ដែល​កើន​ឡើង : ទ្រព្យ​ចម្រើន <text:s/>គឺ​ទ្រព្យ​ដែល​សន្មត​ថា​នាំ​ឲ្យ​ចម្រុង​ចម្រើន​ត​ទៅ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៨៩</text:p>
          </table:table-cell>
          <table:table-cell table:style-name="តារាង1.A2" office:value-type="string">
            <text:p text:style-name="P14">ចម្រៀ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ំ-រៀក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ភាគ​ដែល​ច្រៀក : ចម្រៀក​ឫស្សី, ចម្រៀក​ផ្ដៅ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៩០</text:p>
          </table:table-cell>
          <table:table-cell table:style-name="តារាង1.A2" office:value-type="string">
            <text:p text:style-name="P14">ចម្រៀ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ំ-រៀង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មនុស្ស​អ្នក​ច្រៀង ឬ ទំនុក​ដែល​ច្រៀ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៩១</text:p>
          </table:table-cell>
          <table:table-cell table:style-name="តារាង1.A2" office:value-type="string">
            <text:p text:style-name="P14">ចម្រេ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ំ-រ៉េះ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វត្ថុ, ទី​ដែល​ច្រេះ, ដែល​រេច, ដែល​របេះ, ដែល​ប្រេះ : ចម្រេះ​ភ្នំ, ចម្រេះ​ច្រាំ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៩២</text:p>
          </table:table-cell>
          <table:table-cell table:style-name="តារាង1.A2" office:value-type="string">
            <text:p text:style-name="P14">ចម្រោ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ំ-រ៉ោះ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ដំណើរ​ដែល​ច្រោះ : ចម្រោះ​ភ្នំ, ចម្រោះ​ច្រាំង​ទន្លេ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៩៣</text:p>
          </table:table-cell>
          <table:table-cell table:style-name="តារាង1.A2" office:value-type="string">
            <text:p text:style-name="P14">ចម្ល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ំ-ល៉ង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ធ្វើ​ឲ្យ​ឆ្លង, នាំ​ពី​ត្រើយ​ម្ខាង​ទៅ​ត្រើយ​ម្ខាង, ផ្ទេរ​ពី​ទី​មួយ​ទៅ​ទី​មួយ, កត់ ឬ សរសេរ​ពី​ច្បាប់​មួយ​ទៅ​ដាក់​ក្នុង​ច្បាប់​មួយ​ទៀត : ចែវ​ទូក​ចម្លង​មនុស្ស; ចម្លង​សំបុត្រ, ចម្លង​សាស្ត្រា ។ ចម្លង​គ្រោះ <text:s/>គឺ រំដោះ​គ្រោះ ។ ចម្លង​ជំងឺ គឺ​នាំ​ឲ្យ​ឆ្លង​ជំងឺ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៩៤</text:p>
          </table:table-cell>
          <table:table-cell table:style-name="តារាង1.A2" office:value-type="string">
            <text:p text:style-name="P14">ចម្លាក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ំ-ល៉ាក់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រូប ឬ​ក្បាច់​ដែល​គេ​ឆ្លាក់ (ការ​រចនា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៩៥</text:p>
          </table:table-cell>
          <table:table-cell table:style-name="តារាង1.A2" office:value-type="string">
            <text:p text:style-name="P14">ចម្លើ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ំ-ល៉ើយ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ពាក្យ​ឆ្លើ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៩៦</text:p>
          </table:table-cell>
          <table:table-cell table:style-name="តារាង1.A2" office:value-type="string">
            <text:p text:style-name="P14">ចម្លែ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ំ-ល៉ែក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6">ប្លែក​ពី​គេ, ដែល​ផ្សេង​ដោយ​ឡែក, ដែល​មិន​ធ្លាប់​ប្រទះ​ឃើញ : របស់​ចម្លែក, មាន​មនុស្ស​ចម្លែក​ចូល​មក​ក្នុង​ភូមិ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៩៧</text:p>
          </table:table-cell>
          <table:table-cell table:style-name="តារាង1.A2" office:value-type="string">
            <text:p text:style-name="P14">ចម្អាប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ំ-អាប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អាហារ​ដែល​មាន​រស​ទីទៃ​ពី​ផ្អែម គឺ​ដែល​មាន​ឱជារស​ដោយ​លាយ​ឆ្អាប (ធ្វើ​ឲ្យ​ដោយ​ត្រី​និង​សាច់​ជាដើម) ។ ពាក្យ​ផ្ទុយ បង្អែ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៩៨</text:p>
          </table:table-cell>
          <table:table-cell table:style-name="តារាង1.A2" office:value-type="string">
            <text:p text:style-name="P14">ចម្អិ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ំ-អិន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ធ្វើ​ឲ្យ​ឆ្អិន​ដោយ​អំណាច​ចំហាយ​ក្ដៅ : ចម្អិន​បាយ, ចម្អិន​ម្ហូប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៣៩៩</text:p>
          </table:table-cell>
          <table:table-cell table:style-name="តារាង1.A2" office:value-type="string">
            <text:p text:style-name="P14">ចម្អឹ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ំ-អឹង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6">ដែល​ច្រើន​តែ​ឆ្អឹង : ត្រី​ចម្អឹង (ព. ម. ; ព. គ. ថា ត្រី​សុទ្ធ​តែ​ឆ្អឹ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០០</text:p>
          </table:table-cell>
          <table:table-cell table:style-name="តារាង1.A2" office:value-type="string">
            <text:p text:style-name="P14">ចម្អេ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ំ-អេះ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 ឬ គុ.</text:p>
          </table:table-cell>
          <table:table-cell table:style-name="តារាង1.D2" office:value-type="string">
            <text:p text:style-name="P6">ក្លិន​ដែល​ឆ្អេះ; ដែល​មាន​ក្លិន​ឆ្អេះ : កន្លែង​ចម្អេះ គឺ​កន្លែង​ដែល​មាន​ក្លិន​ឆ្អេះ (ព. ទ្រ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០១</text:p>
          </table:table-cell>
          <table:table-cell table:style-name="តារាង1.A2" office:value-type="string">
            <text:p text:style-name="P14">ចម្អែត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5">ចំ-អែត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បរិភោគ​ដើម្បី​ឲ្យ​ឆ្អែត : ធ្វើ​ការ​គ្រាន់​នឹង​ចម្អែត​អាត្ម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ចំនួន​ល្មម​តែ​ឆ្អែត : បាយ​មួយ​ចម្អែ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០២</text:p>
          </table:table-cell>
          <table:table-cell table:style-name="តារាង1.A2" office:value-type="string">
            <text:p text:style-name="P14">ច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ត្រាច់, ដើរ, ទៅ; ប្រព្រឹត្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០៣</text:p>
          </table:table-cell>
          <table:table-cell table:style-name="តារាង1.A2" office:value-type="string">
            <text:p text:style-name="P14">ចរ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 រៈ កៈ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មនុស្ស​អ្នក​ត្រាច់, អ្នក​ដើរ, អ្នក​ដើរ​ស្វះស្វែង​ពី​នេះ ទៅ​នោះ ពី​នុ៎ះ​ទៅ​នោះ (បើ​ស្រ្តី​ជា ចរិកា) ។</text:p>
          </table:table-cell>
          <table:table-cell table:style-name="តារាង1.D2" office:value-type="string">
            <text:p text:style-name="P4">ចរកជន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០៤</text:p>
          </table:table-cell>
          <table:table-cell table:style-name="តារាង1.A2" office:value-type="string">
            <text:p text:style-name="P14">ចរច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-ចា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និយាយ​ប្រស្រ័យ, សំណេះសំណាល​រក​គ្នា : គេ​កំពុង​ចរចា​គ្នា; សត្វ​សារិកា​កែវ វា​កំពុង​ទំ​លើ​មែក​ឈើ វា​ចរចា​គ្នា​វា​ដូច​មនុស្ស​យើង​ដែរ​ហ្ន៎ !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០៥</text:p>
          </table:table-cell>
          <table:table-cell table:style-name="តារាង1.A2" office:value-type="string">
            <text:p text:style-name="P14">ចរច្រប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ច្រប់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ឬ កិ. វិ.</text:p>
          </table:table-cell>
          <table:table-cell table:style-name="តារាង1.D2" office:value-type="string">
            <text:p text:style-name="P6">ដើរ​ចុះ​ដើរ​ឡើង​សុស​សព្វ (ដូច​ជា​គេ​ច្រប់​អន្ទង់), ដើរ​វក់វី​សព្វ : ដើរ​ចរច្រប់ ។ ដើរ​ចរច្រប់​អារ៉ប់ <text:s/>គឺ​ដើរ​ចរច្រប់​បត់​ចុះ​បត់​ឡើង​ច្រើន​បក​ច្រើន​សា (ម. ព. ច្រប់ ឬ ច្រប់​ៗ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០៦</text:p>
          </table:table-cell>
          <table:table-cell table:style-name="តារាង1.A2" office:value-type="string">
            <text:p text:style-name="P14">ចរណៈ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 រៈ ណៈ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រណ) ដំណើរ; ជើង; ប្រដាប់​សម្រាប់​កល់ កើយ; ចំណែក; ការ​ប្រព្រឹត្តិ, សេចក្ដី​ប្រព្រឹត្តិ​ល្អ; ក្រឹត្យ​ដែល​អ្នក​ប្រាជ្ញ​គួរ​ប្រព្រឹត្ត​ គួរ​កាន់; បែប​បទ, សណ្ដាប់​ធ្នាប់, ....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០៧</text:p>
          </table:table-cell>
          <table:table-cell table:style-name="តារាង1.A2" office:value-type="string">
            <text:p text:style-name="P14">ចរណាវុធ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 រ៉ៈ ណាវុត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រណាយុធ) សត្វ​ស្លាប​ដែល​មាន​អាវុធ​ដុះ​ត្រង់​ជើង គឺ​សត្វ​បក្សី​ដែល​មាន​ឆ្នាល់​ត្រង់​ជើង​វា : មាន់​ឈ្មោល, ក្ងោក​ឈ្មោល <text:s/>ជា​ចរណាវុធ (សម្រាប់​ប្រើ​ក្នុង​កាព្យ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០៨</text:p>
          </table:table-cell>
          <table:table-cell table:style-name="តារាង1.A2" office:value-type="string">
            <text:p text:style-name="P14">ចរណៃ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-រ៉ៈ ណៃ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 ឬ ន.</text:p>
          </table:table-cell>
          <table:table-cell table:style-name="តារាង1.D2" office:value-type="string">
            <text:p text:style-name="P6">កែវ ឬ ត្បូង ដែល​គេ​ច្នៃ​រួច​ហើយ : កែវ​ចរណៃ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០៩</text:p>
          </table:table-cell>
          <table:table-cell table:style-name="តារាង1.A2" office:value-type="string">
            <text:p text:style-name="P14">ចរន្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-រ៉ន់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រ + អន្ត &gt; ចរន្ត) ចលនា ឬ​ដំណើរ​ដែល​ប្រព្រឹត្ត​ទៅ ដោយ​កម្លាំង​នៃ​ធាតុ​ទឹក​និង​ធាតុ​ភ្លើង​ជាដើម : ចរន្ត​អគ្គិសនី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១០</text:p>
          </table:table-cell>
          <table:table-cell table:style-name="តារាង1.A2" office:value-type="string">
            <text:p text:style-name="P14">ចរភាព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 រ៉ៈ ភាប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រ + ភាវ) ភាព​ដែល​ចរ​ទៅ, ដំណើរ​ដែល​ត្រាច់​រង្គាត់​<text:span text:style-name="T8">ទៅ; ការ​រត់​លូន ឬ គេច​ភៀស​ខ្លួន នៃ​ជន​ដែល​មាន​ភ័យ​អាសន្ន 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១១</text:p>
          </table:table-cell>
          <table:table-cell table:style-name="តារាង1.A2" office:value-type="string">
            <text:p text:style-name="P14">ចរលីល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-លីលា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(ចរ <text:s/>“ដើរ” + លីលា ឬ លិឡ្ហា <text:s/>“ដំណើរ​កែក្រាយ; លេង; កំសាន្ត” ) ន. ដើរ​លេង​កំសាន្ត, ដើរ​យាងយាស​តាម​ការ​ស្រួល, ដើរ​បោះ​ជំហាន​វែង​ៗ តែ​សម្រៀម​ៗ ដោយ​អាការ​យីកយោគ : ស្ដេច​ចរ​លីលា​កំសាន្ត ទើប​ស្ដេច​វិល​ថ្កាន ប្រាង្គ​ប្រាសាទ​វិញ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១២</text:p>
          </table:table-cell>
          <table:table-cell table:style-name="តារាង1.A2" office:value-type="string">
            <text:p text:style-name="P14">ចរាច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 រ៉ា-ច</text:p>
          </table:table-cell>
          <table:table-cell table:style-name="តារាង1.D2" office:value-type="string">
            <text:p text:style-name="P4">សំ. បា. </text:p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ដើរ​ទៅ​ដើរ​មក, ដើរ​ត្រឡប់​ចុះ​ត្រឡប់​ឡើង, ទៅ​មក​ៗ, ដើរ​ៗ​ទៅ​មក​មាន​ទច់​ម្ដង​ៗ (ម. ព. ចង្រ្កម ឬ ចង្ក្រមណ៍ <text:s/>ទៀត​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១៣</text:p>
          </table:table-cell>
          <table:table-cell table:style-name="តារាង1.A2" office:value-type="string">
            <text:p text:style-name="P14">ចរាចរ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 រ៉ា ចរ៉ក់ ឬ -រ៉ៈ កៈ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រាចរក) អ្នក​ដើរ​ត្រឡប់​ចុះ​ត្រឡប់​ឡើង ច្រើន​បក​ច្រើន​សា, ដើរ​ៗ​ទៅ​មក​មាន​ទច់​ម្ដង​ៗ (បើ​ស្រ្តី​ជា ចរាចរិកា) ។</text:p>
          </table:table-cell>
          <table:table-cell table:style-name="តារាង1.D2" office:value-type="string">
            <text:p text:style-name="P4">-ចរកៈ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១៤</text:p>
          </table:table-cell>
          <table:table-cell table:style-name="តារាង1.A2" office:value-type="string">
            <text:p text:style-name="P14">ចររាចរណ៍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-ច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រាចរណ) ការ​ដើរ​ទៅ​មក, ដំណើរ​ខ្វាត់ខ្វែង​ចុះ​ឡើង; ដំណើរ​តាម​ផ្លូវ​សាធារណៈ​តាម​តែ​ផ្លូវ​ណា​ក៏​ដោយ : បិទ​ដំណើរ​ចរាចរណ៍, ត្រួតត្រា​មើល​ចរាចរណ៍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១៥</text:p>
          </table:table-cell>
          <table:table-cell table:style-name="តារាង1.A2" office:value-type="string">
            <text:p text:style-name="P14">ចរិ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 រ៉ិត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ការ​ប្រព្រឹត្តិ; កិរិយា​មារយាទ; ឫកពា, បែបបទ ។ល។ : ចរិត​ល្អ, ចរិត​មិន​ល្អ ។ មនុស្ស​ខូច​ចរិត គឺ​មនុស្ស​បង់​ឫកពា​ប្រក្រតី, ដែល​រក​កល់​ឆ្កួត ។ បើ​មាន ទុ ភ្ជាប់​ពី​ខាង​ដើម ត្រូវ​សរសេរ​ជា ទុច្ចរិត, <text:s/>បើ​មាន សុ នៅ​ខាង​ដើម ត្រូវ​សរសេរ​ជា សុចរិ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១៦</text:p>
          </table:table-cell>
          <table:table-cell table:style-name="តារាង1.A2" office:value-type="string">
            <text:p text:style-name="P14">ចរិយ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 រ៉ិយ៉ា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យ៌ា) ការ​ប្រព្រឹត្តិ; សំណាង, ព្រេង, ព្រេង​សំណាង : អ្នក​ហ្នឹង​មាន​ចរិយា​ល្អ​ណាស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១៧</text:p>
          </table:table-cell>
          <table:table-cell table:style-name="តារាង1.A2" office:value-type="string">
            <text:p text:style-name="P14">ចរិយាសាស្ត្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--សាស</text:p>
          </table:table-cell>
          <table:table-cell table:style-name="តារាង1.D2" office:value-type="string">
            <text:p text:style-name="P4">បា.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គម្ពីរ ឬ​ក្បួន​ខ្នាត​ដែល​ចែង​អំពី​ចរិយា ឬ​ចរិត​មនុស្ស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១៨</text:p>
          </table:table-cell>
          <table:table-cell table:style-name="តារាង1.A2" office:value-type="string">
            <text:p text:style-name="P14">ចរី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 រ៉ី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កាំបិទ​មួយ​ប្រភេទ សណ្ឋាន​លំនាំ​ស្រដៀង​នឹង​កាំបិត​ព្រា តែ​មាន​ផ្លែ​វែង​ស្រៀវ​តូច​រៀវ មក​ខាង​គល់​ទល់​នឹង​ដង; <text:s/>ច្រើន​និយាយ​ថា កាំបិត​ចរី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>កាំបិត​ចរី </text:p>
          </table:table-cell>
        </table:table-row>
        <table:table-row>
          <table:table-cell table:style-name="តារាង1.A2" office:value-type="string">
            <text:p text:style-name="P4">២៤១៩</text:p>
          </table:table-cell>
          <table:table-cell table:style-name="តារាង1.A2" office:value-type="string">
            <text:p text:style-name="P14">ចល័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 -ល៉ាត់</text:p>
          </table:table-cell>
          <table:table-cell table:style-name="តារាង1.D2" office:value-type="string">
            <text:p text:style-name="P4">បា.; បា.</text:p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6">(ក្ល.; ចលិត) ដែល​កម្រើក, ដែល​មិន​ឋិត​នៅ​នឹង​តែ​មួយ​កន្លែង, ដែល​ធ្វើ​ចលនា​ទៅ​ត្រង់​នេះ​ខ្លះ ត្រង់​នោះ​ខ្លះ : កង​ទ័ព​ចល័ត​ បាន​ប្រយុទ្ធ​នឹង​ពួក​ខ្មាំ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២០</text:p>
          </table:table-cell>
          <table:table-cell table:style-name="តារាង1.A2" office:value-type="string">
            <text:p text:style-name="P14">ចលនវត្ថុ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-ល៉ៈ-ន៉ៈ-វាត់-ថុ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វត្ថុ ឬ ទ្រព្យ​របស់​ដែល​កម្រើក​បាន, ដែល​លើក​ដាក់ ឬ​ដឹក​នាំ​ពី​កន្លែង​មួយ​ទៅ​កាន់​កន្លែង​មួយ​ទៀត​បាន មាន​តុ ទូ ជាដើម ។ ព. ផ្ទ. អចលនវត្ថុ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២១</text:p>
          </table:table-cell>
          <table:table-cell table:style-name="តារាង1.A2" office:value-type="string">
            <text:p text:style-name="P14">ចលន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-ល៉ៈ-ន៉ា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ការ​កម្រើក, ការ​មិន​តាំង​នៅ​ស្ងៀម, ដំណើរ​រវើក​ជានិច្ច : ចលនា​នៃ​គ្រឿង​ចក្រ, ចលនា​នយោបា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២២</text:p>
          </table:table-cell>
          <table:table-cell table:style-name="តារាង1.A2" office:value-type="string">
            <text:p text:style-name="P14">ចលនាចក្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--ច័ក</text:p>
          </table:table-cell>
          <table:table-cell table:style-name="តារាង1.D2" office:value-type="string">
            <text:p text:style-name="P4">បា.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គ្រឿង​ចក្រ​ប្រកប​ដោយ​ចលនា, ម៉ាស៊ីន​ដែល​ដើរ​ដោយ​ចំហា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២៣</text:p>
          </table:table-cell>
          <table:table-cell table:style-name="តារាង1.A2" office:value-type="string">
            <text:p text:style-name="P14">ចលាច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ល៉ាចល់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ដំណើរ​កក្រើក​រំពើក; ជ្រួល​ច្របល់, ជ្រួល​ច្រាល់, រចល់, រវល់​រចល់ : ស្រុក​កើត​ចលាចល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២៤</text:p>
          </table:table-cell>
          <table:table-cell table:style-name="តារាង1.A2" office:value-type="string">
            <text:p text:style-name="P14">ចហា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ៈហាង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ខ្លា​មួយ​ពួក​រូប​សណ្ឋាន​ស្រដៀង​នឹង​សីហៈ, ច្រើន​មាន​នៅ​ព្រៃ​ធំ​ៗ ក្នុង​តំបន់​ជំនាប់ ខេត្ត​កំពត : ខ្លា​ចៈហាង (ដឹង​ដោយ​សារ​គេ​តំណាល​ប្រាប់) ។</text:p>
          </table:table-cell>
          <table:table-cell table:style-name="តារាង1.D2" office:value-type="string">
            <text:p text:style-name="P4">ចៈហាង</text:p>
          </table:table-cell>
          <table:table-cell table:style-name="តារាង1.I2" office:value-type="string">
            <text:p text:style-name="P6">ខ្លា​ចៈហាង</text:p>
          </table:table-cell>
        </table:table-row>
        <table:table-row>
          <table:table-cell table:style-name="តារាង1.A2" office:value-type="string">
            <text:p text:style-name="P4">២៤២៥</text:p>
          </table:table-cell>
          <table:table-cell table:style-name="តារាង1.A2" office:value-type="string">
            <text:p text:style-name="P14">ចាក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ឈ្មោះ​ឈើ​តចសារជាតិ​មួយ​ប្រភេទ សន្ដាន​នឹង​ជ្រែ តែ​ដុះ​ក្នុង​ទឹក, ស្លឹក​ប្រើ​ប្រក់​ផ្ទះ, ផ្លែ​ខ្ចី​ប្រើ​បរិភោគ​បាន ដូច​ផ្លែ​ត្នោត​ខ្ចី, ច្រើន​មាន​សម្បូណ៌ នៅ​ក្នុង​ដែន​កម្ពុជា​ក្រោម : ស្លឹក​ចាក, ផ្លែ​ចាក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បែក​គ្នា, ឃ្លាត​ពី​គ្នា : ចាំ​ដល់​ផ្លូវ​បែក​ខាង​មុខ សឹម​យើង​ចាក​គ្នា; តាំង​ពី​ខ្ញុំ​ចាក​អំពី​ភូមិ​កំណើត​នេះ​ទៅ ២០ ឆ្នាំ​ហើយ ខ្ញុំ​ទើប​នឹង​បាន​មក​ឃើញ​ស្រុក​វិញ​ក្នុង​ថ្ងៃ​នេះ​ឯ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4">៣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អា. និ.</text:p>
          </table:table-cell>
          <table:table-cell table:style-name="តារាង1.D2" office:value-type="string">
            <text:p text:style-name="P6">ពាក្យ​ប្រាប់​ដំណើរ​ចៀស​ស្រឡះ,វៀរ​លែង​ស្រឡះ លែង​ប្រព្រឹត្ត​ លែង​ធ្វើ​វិញ​ទៀត, ចេញ​ទៅ​ហើយ​មិន​មក​វិញ​ទៀត ឬ​មិន​មាន​បំណង​ថា​នឹង​បាន​មក​ទៀត : វៀរ​ចាក​ទុច្ចរិត; ចេញ​ចាក​ស្រុក​កំណើត​ទៅ​កាន់​បរទេស​មិន​បម្រុង​នឹង​វិល​មក​វិញ ។ គាត់​ចេញ​ចាក​លោក​នេះ​ទៅ​កាន់​បរលោក ២ ឆ្នាំ​ហើយ (គាត់​ស្លាប់ ២ ឆ្នាំ​ហើយ) ។ ព. ផ្ទ. ពី, អំពី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២៦</text:p>
          </table:table-cell>
          <table:table-cell table:style-name="តារាង1.A2" office:value-type="string">
            <text:p text:style-name="P14">ចាក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បុះ​ដោយ​គ្រឿង​ប្រហារ​មាន​មុខ​ស្រួច ។ យក​អ្វី​ៗ​ក្រៅ​អំពី​គ្រឿង​ប្រហារ​បុះ ឬ​រុក : ចាក់​ក្រឡេក, ចាក់​ប្រឡែង ... ។ រលាក់​អ្វី​មួយ​ចេញ​ពី​ក្នុង​អ្វី​មួយ​ដាក់​ទៅ​ក្នុង, ទៅ​លើ​វត្ថុ ឬ​ទី​កន្លែង​ផ្សេង : ចាក់​ទឹក, ចាក់​សំរាម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២៧</text:p>
          </table:table-cell>
          <table:table-cell table:style-name="តារាង1.A2" office:value-type="string">
            <text:p text:style-name="P14">ចាក់​កណ្ដាញ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6">ដែល​ក្រញាញ់​ចាក់​ស្រេះ, ដែល​ចំពាក់​ស្មុគស្មាញ រក​ដើម​ចុង​ពុំ​ឃើញ : សក់​ចាក់​កណ្ដាញ់, សូត្រ​ចំពាក់​ចាក់​កណ្ដាញ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២៨</text:p>
          </table:table-cell>
          <table:table-cell table:style-name="តារាង1.A2" office:value-type="string">
            <text:p text:style-name="P14">ចាក់​កន្ទ្រង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លោត​ដោយ​ជើង​តែ​ម្ខាង ត្រង់​ក្រឡា​គំនូស​ដែល​គូស​ដី​តាម​កំណត់ ។ ន. ឈ្មោះ​ល្បែង​ក្មេង​មួយ​យ៉ាង ដែល​លេង​ដោយ​មាន​គំនូស​ដី​ជា​ក្រឡា​កំណត់​ព្រំ​ដែន, បោះ​ដុំ​មូល ១ ម្នាក់​ហើយ​លោត​ដោយ​ជើង​តែ​ម្ខាង ឈូស​ដុំ​មូល​នោះ​ដោយ​ជើង​ម្ខាង​ដែល​លោត, មាន​ដំណើរ​ចាញ់​ឈ្នះ​តាម​កំណត់ : លេង​ចាក់​កន្រ្ទង់ ឬ លេង​លោត​កន្រ្ទង់ <text:s/>។</text:p>
          </table:table-cell>
          <table:table-cell table:style-name="តារាង1.D2" office:value-type="string">
            <text:p text:style-name="P4">លោត​កន្រ្ទង់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២៩</text:p>
          </table:table-cell>
          <table:table-cell table:style-name="តារាង1.A2" office:value-type="string">
            <text:p text:style-name="P14">ចាក់​ក្រឡេ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ឈ្មោះ​ឈើ​តូច​មួយ​ប្រភេទ កាល​បើ​មាន​អ្វី​ប៉ះ​ពាល់​ត្រូវ​រង្គើ​ដើម​ ឬ​មែក ក៏​សម្លប​ស្លឹក​ហាក់​ដូច​ជា​ចេះ​រសើប : ដើម​ចាក់​ក្រឡេក ។ ឈ្មោះ​ស្មៅ​មួយ​ប្រភេទ​មាន​អាការ​ហាក់​ដូច​ជា​ចេះ​រសើប​ដែរ : ស្មៅ​ចាក់​ក្រឡេក <text:s/>(ម. ព. ព្រះ​ខ្លប <text:s/>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>ដើម​ចាក់</text:p>
            <text:p text:style-name="P6">ក្រឡេក</text:p>
            <text:p text:style-name="P6">ស្មៅ​ចាក់</text:p>
            <text:p text:style-name="P6">ក្រឡេក </text:p>
          </table:table-cell>
        </table:table-row>
        <table:table-row>
          <table:table-cell table:style-name="តារាង1.A2" office:value-type="string">
            <text:p text:style-name="P4">២៤៣០</text:p>
          </table:table-cell>
          <table:table-cell table:style-name="តារាង1.A2" office:value-type="string">
            <text:p text:style-name="P14">ចាក់ចុច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ឬ កិ. វិ.</text:p>
          </table:table-cell>
          <table:table-cell table:style-name="តារាង1.D2" office:value-type="string">
            <text:p text:style-name="P6">និយាយ​ប្រចុបប្រចែង លូក​លើ​សើក្រោម ឲ្យ​គេ​យល់​ស្រប​តាម : និយាយ​សម្រួល​ការ​ចាក់​ចុច​ទាល់​តែ​គេ​យល់​ព្រម​តា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៣១</text:p>
          </table:table-cell>
          <table:table-cell table:style-name="តារាង1.A2" office:value-type="string">
            <text:p text:style-name="P14">ចាក់ចុ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ឈ្មោះ​នំ​មួយ​ប្រភេទ : នំ​ចាក់​ចុល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>នំ​ចាក់​ចុល</text:p>
          </table:table-cell>
        </table:table-row>
        <table:table-row>
          <table:table-cell table:style-name="តារាង1.A2" office:value-type="string">
            <text:p text:style-name="P4">២៤៣២</text:p>
          </table:table-cell>
          <table:table-cell table:style-name="តារាង1.A2" office:value-type="string">
            <text:p text:style-name="P14">ចាក់ច្រា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ឬ គុ.</text:p>
          </table:table-cell>
          <table:table-cell table:style-name="តារាង1.D2" office:value-type="string">
            <text:p text:style-name="P6">ឆ្អែត​ហួស​កំណត់​ទាល់​តែ​ហែល​ហល់​ឡេះឡះ​អន្ទះអន្ទែង : ស៊ី​ទាល់​តែ​ចាក់​ច្រាស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៣៣</text:p>
          </table:table-cell>
          <table:table-cell table:style-name="តារាង1.A2" office:value-type="string">
            <text:p text:style-name="P14">ចាក់ច្រែ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ឈ្មោះ​ខ្ចៅ​សមុទ្ទ​មួយ​ពួក : ខ្ចៅ​ចាក់​ច្រែង (យ. អុក​លាង​ៗ) ។ ឈ្មោះ​នំ​មួយ​ប្រភេទ : នំ​ចាក់​ច្រែ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>ខ្ចៅ​ចាក់ច្រែង នំ​ចាក់ច្រែង </text:p>
          </table:table-cell>
        </table:table-row>
        <table:table-row>
          <table:table-cell table:style-name="តារាង1.A2" office:value-type="string">
            <text:p text:style-name="P4">២៤៣៤</text:p>
          </table:table-cell>
          <table:table-cell table:style-name="តារាង1.A2" office:value-type="string">
            <text:p text:style-name="P14">ចាក់ឆែវ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ងាក ឬ​បែរ​ឆែវ​ទៅ​ម្ខាង​ៗ ដែល​ឃ្វាង​ពី​គំនិត ឬ ពី​យោបល់​គេ : ចាក់​ឆែវ​ទៅ​រក​កំហុស, ចាក់​ឆែវ​ពី​ស្ដាំ​ទៅ​ឆ្វេង; ឯង​យល់​យ៉ាង​នេះ គេ​ចាក់​ឆែវ​ខុស​ផ្សេង​ពី​ឯង​ទៅ​វិញ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៣៥</text:p>
          </table:table-cell>
          <table:table-cell table:style-name="តារាង1.A2" office:value-type="string">
            <text:p text:style-name="P14">ចាក់ទី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ឬ កិ. វិ.</text:p>
          </table:table-cell>
          <table:table-cell table:style-name="តារាង1.D2" office:value-type="string">
            <text:p text:style-name="P6">ដួល​ស្រឡះ​បះ​ជើង​ឡើង​លើ ក្បាល​ចុះ​ក្រោម : ដួល​ចាក់​ទីង, ក្អួត​ចាក់​ទីង (ម. ព. ដាំ​ដូង) ។ ព. សា. ថា : ដួល​ចាក់​ទីង​ហ៊ីង​ហោង ។</text:p>
          </table:table-cell>
          <table:table-cell table:style-name="តារាង1.D2" office:value-type="string">
            <text:p text:style-name="P4">ដាំទីង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៣៦</text:p>
          </table:table-cell>
          <table:table-cell table:style-name="តារាង1.A2" office:value-type="string">
            <text:p text:style-name="P14">ចាក់​ទឹក​ដូ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ឈ្មោះ​ពិធី​បុណ្យ​ចាក់​ដូង​ថ្វាយ​ព្រះ​បិតរ (ម. ព. បិតរ <text:s/>ឬ បិដរ ផង) ។ ឈ្មោះ​ល្បែង​ក្មេង​តូច​ៗ លេង​ដាក់​បាត​ដៃ​ផ្កាប់​តម្រៀប​គ្នា ហើយ​ម្នាក់​យក​ចង្អុល​ដៃ​ចាក់​ៗ ពី​លើ​ដៃ​ផ្កាប់​នោះ មាន​ថា​ជា​ទំនុក​ផ្សេង​ៗ​ផង : លេង​ចាក់​ទឹក​ដូ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៣៧</text:p>
          </table:table-cell>
          <table:table-cell table:style-name="តារាង1.A2" office:value-type="string">
            <text:p text:style-name="P14">ចាក់​បណ្ដោ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 ឬ ​គុ.</text:p>
          </table:table-cell>
          <table:table-cell table:style-name="តារាង1.D2" office:value-type="string">
            <text:p text:style-name="P6">ដែល​បណ្ដោយ​តាម, ដែល​ចេះ​តែ​អនុលោម​តាម, ដែល​ទោះ​បី​ដឹង​ថា​ខុស ក៏​ចេះ​តែ​បណ្ដោយ​តាម​ដែរ : និយាយ​ចាក់​បណ្ដោយ; សំដី​ចាក់​បណ្ដោយ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៣៨</text:p>
          </table:table-cell>
          <table:table-cell table:style-name="តារាង1.A2" office:value-type="string">
            <text:p text:style-name="P14">ចាក់​ស្មុគ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 ឬ កិ. វិ.</text:p>
          </table:table-cell>
          <table:table-cell table:style-name="តារាង1.D2" office:value-type="string">
            <text:p text:style-name="P6">ដែល​សាញ​ពេក​ហួស​ទំនង, ដែល​ចំពាក់​ឆ្វាក់​ចាក់​ស្រេះ : សំដី​សាញ​ចាក់​ស្មុគ, ចំពាក់​ចាក់​ស្មុគ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៣៩</text:p>
          </table:table-cell>
          <table:table-cell table:style-name="តារាង1.A2" office:value-type="string">
            <text:p text:style-name="P14">ចាក់​ស្រេ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6">ដែល​ចំពាក់​រុំ​រក​ចុង​ដើម​ពុំ​ឃើញ : សូត្រ​ចំពាក់​ចាក់​ស្រេះ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៤០</text:p>
          </table:table-cell>
          <table:table-cell table:style-name="តារាង1.A2" office:value-type="string">
            <text:p text:style-name="P14">ចាកឹ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ទង្គិច​គ្នា (ពាក្យ​ប្រើ​ក្នុង​ល្បែង​ឡូ, ល្បែង​ចាប៉ឹក) ។ ព. ប្រ. ថា : ប៉ះ​ពាក្យ , ប៉ះ​សេចក្ដី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៤១</text:p>
          </table:table-cell>
          <table:table-cell table:style-name="តារាង1.A2" office:value-type="string">
            <text:p text:style-name="P14">ចាក្រពា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ាក្រៈពាក ឬ ចាក-ក្រពាក</text:p>
          </table:table-cell>
          <table:table-cell table:style-name="តារាង1.D2" office:value-type="string">
            <text:p text:style-name="P4">សំ.;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ក្រវាក; ចាកវាក ឬ ចក្កវាក) សត្វ​ប្រវឹក, ព្រវែក : សត្វ​ចាក្រពាក <text:s/>(ច្រើន​ប្រើ​តែ​ក្នុង​កាព្យ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៤២</text:p>
          </table:table-cell>
          <table:table-cell table:style-name="តារាង1.A2" office:value-type="string">
            <text:p text:style-name="P14">ចាគៈ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ាគ; ត្យាគ) ការ​លះ​ឲ្យ, ការ​ចំណាយ​ធនធាន​ដើម្បី​ជា​សាធារណ​ប្រយោជន៍ : ចាគៈ​ជា​គុណ​ធម៌​មួយ​ដ៏​វិសេស​បំផុត ក្នុង​ការ​កសាង​ប្រទេស​ជាតិ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៤៣</text:p>
          </table:table-cell>
          <table:table-cell table:style-name="តារាង1.A2" office:value-type="string">
            <text:p text:style-name="P14">ចាគ​ចេតន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ាគៈ-ចេតៈ-ន៉ា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ចេតនា​ប្រកប​ដោយ​ចាគៈ (ម. ព. ចេតនា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៤៤</text:p>
          </table:table-cell>
          <table:table-cell table:style-name="តារាង1.A2" office:value-type="string">
            <text:p text:style-name="P14">ចាង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រឹត​ស្បែក​ស្គរ​ឲ្យ​តឹង​ដោយ​ប្រដាប់​សម្រាប់​រឹត ដែល​ហៅ​ថា ចាង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ស្នៀត​សម្រាប់​រឹត​ស្បែក​ដាស​ស្គរ​ឲ្យ​តឹ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4">៣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</text:p>
          </table:table-cell>
          <table:table-cell table:style-name="តារាង1.D2" office:value-type="string">
            <text:p text:style-name="P6">ដែល​មាន​មានះ​ឡើង​ជោរ, ក្រអឺត​ក្រទម ដែល​មាន​ឫកពា​ក្រអឺត​ក្រអោង, ដែល​ចង់​ធ្វើ​ជា​ធំ​ត្រួតត្រា​លើ​គេ, ដែល​មិន​ស្ដាប់​បង្គាប់​ : មនុស្ស​ឡើង​ចាង; ស្ដី​បន្ទោស​វា​ខ្លះ​ទៅ កុំ​ឲ្យ​វា​ឡើង​ចាង​ពេក !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៤៥</text:p>
          </table:table-cell>
          <table:table-cell table:style-name="តារាង1.A2" office:value-type="string">
            <text:p text:style-name="P14">ចាងណា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 ឬ គុ.</text:p>
          </table:table-cell>
          <table:table-cell table:style-name="តារាង1.D2" office:value-type="string">
            <text:p text:style-name="P6">វត្ថុ​អ្វី​មួយ​ដែល​ខ្វែង​ជា​ជើង​ក្អែក : ចាងណាង​ត្រកួញ​ខ្សែ, ឈើ​ចាងណា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៤៦</text:p>
          </table:table-cell>
          <table:table-cell table:style-name="តារាង1.A2" office:value-type="string">
            <text:p text:style-name="P14">ចាងវ៉ា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3">(អាន​ឮ​សូរ​សព្ទ​ដូច​គ្នា) អធិបតី, នាយក​នៃ​មុខ​ក្រសួង​រាជការ ឬ​គ្រឹះស្ថាន​ជំនាញ​ឯកជន​នីមួយ​ៗ : លោក​ចាងវ៉ាង ឬ លោក​ចាងហ្វាង ។ ចាងវ៉ាង​រង <text:s/>ឬ ចាងហ្វាង​រង <text:s/>គឺ​អនុ​នាយក ឬ អធិបតី​រង ។</text:p>
          </table:table-cell>
          <table:table-cell table:style-name="តារាង1.D2" office:value-type="string">
            <text:p text:style-name="P4">ចាងហ្វាង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៤៧</text:p>
          </table:table-cell>
          <table:table-cell table:style-name="តារាង1.A2" office:value-type="string">
            <text:p text:style-name="P14">ចាច់ !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ិ.</text:p>
          </table:table-cell>
          <table:table-cell table:style-name="តារាង1.D2" office:value-type="string">
            <text:p text:style-name="P6">ពាក្យ​ឆ្លើយ​តប​ដោយ​ទ្រគោះ, ដោយ​មើល​ងាយ​ខ្លាំង, ដោយ​បង្អាប់​មុខ (ប្រើ​ជួស​ពាក្យ​ថា អាចម៍) ។ ឆ្លើយ​តប​ទៅ​រក​អ្នក​តូច​ជាង ឬ​ក្មេង​ជាង ដែល​ស្និទ្ធស្នាល​ណាស់ ស្រឡាញ់​ណាស់​ ដោយ​ស្មោះ​អស់​ពី​ចិត្ត ក៏​ប្រើ​ពាក្យ <text:s/>ចាច់ <text:span text:style-name="T1"><text:s/>នេះ​ខ្លះ​ដែរ តែ​លោក​ទុក​ថា​ជា​ពាក្យ​ពុំ​សម​គួរ​ឡើយ 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៤៨</text:p>
          </table:table-cell>
          <table:table-cell table:style-name="តារាង1.A2" office:value-type="string">
            <text:p text:style-name="P14">ចាញ់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ទីទៃ​ពី​ឈ្នះ, ដុនដាប​ថយ​ពី​គេ : ចាញ់​ហើយ, ចាញ់​គេ​ទៅ​ហើយ ។ បើ​និយាយ​ពី​ល្បែង​ភ្នាល់, ល្បែង​ស៊ី​សង ថា : ខាត​ទុន​ដើម, អស់​ប្រាក់​ដើ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 ឬ គុ.</text:p>
          </table:table-cell>
          <table:table-cell table:style-name="តារាង1.D2" office:value-type="string">
            <text:p text:style-name="P6">ឈ្មោះ​រោគ​កើត​អំពី​មូស​ខាំ (មូស​មាន​ពិស​មួយ​ប្រភេទ) ឬ អំពី​ទឹក​ដី ឬ​ក៏​ធាតុ​អាកាស ដែល​មិន​គាប់​នឹង​ធាតុ​មនុស្ស : ឈឺ​ចាញ់​, ជំងឺ​ចាញ់, គ្រុន​ចាញ់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៤៩</text:p>
          </table:table-cell>
          <table:table-cell table:style-name="តារាង1.A2" office:value-type="string">
            <text:p text:style-name="P14">ចាត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បង្គាប់, ប្រើ​, បញ្ជូន : ចាត់​​ឲ្យ​ទៅ​ធ្វើ​គ្រូ​បង្រៀន​, ខ្ញុំ​បាន​ចាត់​បម្រើ​ឲ្យ​ទៅ​មើល​ការ​នុ៎ះ​ហើ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៥០</text:p>
          </table:table-cell>
          <table:table-cell table:style-name="តារាង1.A2" office:value-type="string">
            <text:p text:style-name="P14">ចាត់ចែ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រៀប​ចំ​ធ្វើ, ចាត់​ការ​ដាក់​មុខ​ឲ្យ​ដោយ​ឡែក​ៗ, ចាត់​ការ​តាម​មុខ​តាម​ប៉ែក ដោយ​សេចក្ដី​ខ្នះខ្នែ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៥១</text:p>
          </table:table-cell>
          <table:table-cell table:style-name="តារាង1.A2" office:value-type="string">
            <text:p text:style-name="P14">ចា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វត្ថុ ឬ ភាជនៈ មាន​បែប​ភាព​ច្រើន​ប្រភេទ​ផ្សេង​ៗ​គ្នា សម្រាប់​ដាក់​ខាទនីយ​ភោជនីយាហា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៥២</text:p>
          </table:table-cell>
          <table:table-cell table:style-name="តារាង1.A2" office:value-type="string">
            <text:p text:style-name="P14">ចាប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ឈ្មោះ​បក្សី​តូច​ៗ មាន​ច្រើន​ប្រភេទ​គឺ <text:s/>ចាប​ស្រុក, ចាប​ចៀប​កប្បាស, ចាប​បំណែក​ល្ង, ចាប​ពូក ជាដើ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>ចាប​ស្រុក ចាប​ចៀប​កប្បាស</text:p>
            <text:p text:style-name="P6">ចាប​បំណែក​ល្ង</text:p>
            <text:p text:style-name="P6">ចាប​ពូក</text:p>
          </table:table-cell>
        </table:table-row>
        <table:table-row>
          <table:table-cell table:style-name="តារាង1.A2" office:value-type="string">
            <text:p text:style-name="P4">២៤៥៣</text:p>
          </table:table-cell>
          <table:table-cell table:style-name="តារាង1.A2" office:value-type="string">
            <text:p text:style-name="P14">ចាប​ចង្រ្កង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ឈ្មោះ​ចាប​ព្រៃ​មួយ​ប្រភេទ រូប​តូច​សម្បុរ​ស​ផ្អុច​ក្រហ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៥៤</text:p>
          </table:table-cell>
          <table:table-cell table:style-name="តារាង1.A2" office:value-type="string">
            <text:p text:style-name="P14">ចាប់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កាន់​មាំ, ចាប់​ចោរ <text:s/>។ តាំង​ផ្ដើម : ចាប់​ធ្វើ​ការ ។ ផ្ដួច​ឡើង, មាន : ចាប់​មន្ទិល, ចាប់​ឈឺ, ចាប់​ជំងឺ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ចំនួន ១ ឆ្ពាម​ពេញ​ដៃ : ស្មៅ ១ ចាប់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៥៥</text:p>
          </table:table-cell>
          <table:table-cell table:style-name="តារាង1.A2" office:value-type="string">
            <text:p text:style-name="P14">ចាប់​កូន​ខ្លែ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ឈ្មោះ​ល្បែង​ក្មេង​លេង, ម្នាក់​ធ្វើ​ជា​សត្វ​ខ្លែង, ម្នាក់​ធ្វើ​ជា​មេ​មាន់, ហើយ​មាន​ច្រើន​នាក់​ធ្វើ​ជា​កូន​មាន់ នាំ​គ្នា​ទៅ​តោង​ត្រង់​ឆ្នុក​ក្បិន​ត​ៗ​គ្នា​ជា​លំដាប់​ទៅ មាន​ស្រែក​ច្រៀង​រាយ​ទំនុក​ត​គ្នា​ផង : លេង​ចាប់​កូន​ខ្លែង ឬ លេង​ចាប់​កូន​មាន់ ។</text:p>
          </table:table-cell>
          <table:table-cell table:style-name="តារាង1.D2" office:value-type="string">
            <text:p text:style-name="P4">ចាប់​កូន​មាន់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៥៦</text:p>
          </table:table-cell>
          <table:table-cell table:style-name="តារាង1.A2" office:value-type="string">
            <text:p text:style-name="P14">ចាប់​ចិត្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ពេញ​ចិត្ត, កួច​កាន់​ស្រឡាញ់, ជាប់​ចិត្ត​ចង់, ឆ្ងាញ់​ក្នុង​ចិត្ត : របស់​នេះ​គួរ​ឲ្យ​ចាប់​ចិត្ត​ណាស់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៥៧</text:p>
          </table:table-cell>
          <table:table-cell table:style-name="តារាង1.A2" office:value-type="string">
            <text:p text:style-name="P14">ចាប់ឆា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ចិ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“ដប់​មុខ ឬ បន្លែ​ដប់​មុខ” គឺ​លាយ​ចម្រុះ​គ្នា​ច្រើន​មុខ) ឈ្មោះ​សម្ល​ចិន ១ យ៉ាង ប្រើ​ដាក់​បន្លែ​ច្រើន​មុខ​លាយ​ចម្រុះ​គ្នា ។ ពាក្យ​នេះ​កា្លយ​មក, សូម្បី​របស់​អ្វី​ៗ​ឯទៀត យ៉ាង​ដូច​ល្បែង​របាំ​ជាដើម ដែល​ចម្រុះ​គ្នា ក៏​ហៅ ចាប់ឆាយ ដែរ : ល្ខោន​ចាប់​ឆាយ, ចម្រៀង​ចាប់ឆាយ... <text:s/>(ពាក្យ​ទំនើប​ថ្មី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៥៨</text:p>
          </table:table-cell>
          <table:table-cell table:style-name="តារាង1.A2" office:value-type="string">
            <text:p text:style-name="P14">ចាប់​ដ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ឈ្មោះ​ព្យុះ​មួយ​យ៉ាង មាន​មណ្ឌល​មូល​ស្រដៀង​នឹង​កង់ មាន​កម្លាំង​ខ្លាំង​រំលើង​រំលំ​ឈើ​តូច​ធំ ហាក់​ដូច​គេ​ចាប់​ដក : ព្យុះ​ចាប់​ដក (ម. ព. ចក្រវាត <text:s/>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៥៩</text:p>
          </table:table-cell>
          <table:table-cell table:style-name="តារាង1.A2" office:value-type="string">
            <text:p text:style-name="P14">ចាប់​ភ្លឹ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ភ្ញាក់​ស្មារតី​ដោយ​នឹក​ឃើញ, ដោយ​គិត​ឃើញ​ភ្លាម : <text:s/>ខ្ញុំ​ទើប​នឹង​ចាប់​ភ្លឹក, មិន​បាន​ជា​ចាប់​ភ្លឹ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៦០</text:p>
          </table:table-cell>
          <table:table-cell table:style-name="តារាង1.A2" office:value-type="string">
            <text:p text:style-name="P14">ចាប៉ី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ឈ្មោះ​គ្រឿង​ភ្លេង​ខ្មែរ​មួយ​ប្រភេទ មាន​ស្នូក, ដង, បង្គាន​សម្រាប់​រឹត ឬ​បន្ធូរ​ខ្សែ, មាន​ខ្សែ ២ : ដេញ​ចាប៉ី <text:s/>គឺ​ត្រែះ​ខ្សែ​ចាប៉ី​ឲ្យ​លាន់​ឮ​តាម​បទ​ភ្លេង, ចម្រៀង (ម. ព. ពិណ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៦១</text:p>
          </table:table-cell>
          <table:table-cell table:style-name="តារាង1.A2" office:value-type="string">
            <text:p text:style-name="P14">ចាប៉ឹ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ឈ្មោះ​ល្បែង​ស៊ី​សង​មួយ​ប្រភេទ មាន​រន្ធ​តូច​រាក់​ដែល​ហៅ​ថា ឡូ <text:s/>សម្រាប់​បោះ​កាស ឬ​លុយ​បញ្ចូល​មាន​ដំណើរ​ចាញ់​ឈ្នះ​គ្នា​តាម​កំណត់ : ក្មេង​លេង​ចាប៉ឹក ឬ​លេង​ឡូ ។</text:p>
          </table:table-cell>
          <table:table-cell table:style-name="តារាង1.D2" office:value-type="string">
            <text:p text:style-name="P4">ឡូ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៦២</text:p>
          </table:table-cell>
          <table:table-cell table:style-name="តារាង1.A2" office:value-type="string">
            <text:p text:style-name="P14">ចាប៉ឹ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គ្រឿង​ប្រដាប់​មួយ​ប្រភេទ មាន​សណ្ឋាន​ស្រដៀង​នឹង​ស្លឹក​ពោធិ៍ ធ្វើ​ដោយ​មាស​ឬ​ប្រាក់ សម្រាប់​ចង​ក្រវាត់​បិទ​បាំង​ខ្មាស​ក្មេង​ស្រី​តូច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៦៣</text:p>
          </table:table-cell>
          <table:table-cell table:style-name="តារាង1.A2" office:value-type="string">
            <text:p text:style-name="P14">ចាប៉ុ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 ឬ កិ. វិ.</text:p>
          </table:table-cell>
          <table:table-cell table:style-name="តារាង1.D2" office:value-type="string">
            <text:p text:style-name="P6">ដែល​ទាប​ខ្លី ឋិត​នៅ​នឹង​ដូច​គេ​ថ្កល់ : អង្គុយ​ចាប៉ុ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៦៤</text:p>
          </table:table-cell>
          <table:table-cell table:style-name="តារាង1.A2" office:value-type="string">
            <text:p text:style-name="P14">ចាប៉ុច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 ឬ គុ.</text:p>
          </table:table-cell>
          <table:table-cell table:style-name="តារាង1.D2" office:value-type="string">
            <text:p text:style-name="P6">ដែល​មាន​លំនាំ​សណ្ឋាន​ដូច​គេ​ច្បុច​យក​ទៅ​ដាក់ : មើល​ទៅ​ឃើញ​ចាប៉ុច ឬ <text:s/>ចាប៉ុច​ៗ (ចាប៉ុច​ប៉ុច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៦៥</text:p>
          </table:table-cell>
          <table:table-cell table:style-name="តារាង1.A2" office:value-type="string">
            <text:p text:style-name="P14">ចាព្លូ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ឈ្មោះ​តិណជាតិ​មួយ​ប្រភេទ មាន​ស្លឹក​សណ្ឋាន​ស្រដៀង​នឹង​ម្លូ ច្រើន​ប្រើ​ជា​អន្លក់ ឬ​របោ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៦៦</text:p>
          </table:table-cell>
          <table:table-cell table:style-name="តារាង1.A2" office:value-type="string">
            <text:p text:style-name="P14">ចាម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ឈ្មោះ​ជាតិ​មនុស្ស​មួយ​ពួក កាល​សម័យ​បុព្វ​បុរស​ពី​ព្រេង​នាយ​កើត​នៅ​ប្រទេស​ចម្ប៉ា, សព្វ​ថ្ងៃ​ពួក​នេះ អាស្រ័យ​នៅ​ទួទៅ​ក្នុង​កម្ពុជរដ្ឋ, មិន​មាន​ទង់​សម្រាប់​ជាតិ​ទេ, នៅ​ក្នុង​អំណាច​ច្បាប់​សម្រាប់​កម្ពុជរដ្ឋ ដូច​ជាតិ​ខ្មែរ​ដែរ, ក្នុង​សម័យ​សង្គម​រាស្រ្តនិយម ហៅ​ជន​ជាតិ​នេះ​ថា ខ្មែរ​អ៊ិស្លាម (ម. ព. ចម្ប៉ា <text:s/>ផង) ។</text:p>
          </table:table-cell>
          <table:table-cell table:style-name="តារាង1.D2" office:value-type="string">
            <text:p text:style-name="P4">ចាម្ប៍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៦៧</text:p>
          </table:table-cell>
          <table:table-cell table:style-name="តារាង1.A2" office:value-type="string">
            <text:p text:style-name="P14">ចាម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ា-ម៉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ឈ្មោះ​គ្រឿង​ប្រដាប់​មួយ​ប្រភេទ មាន​សណ្ឋាន​ដូច​ផ្លិត​សម្រាប់​មន្រ្តី​សង្ឃទី​រាជា​គណៈ ប៉ុន្តែ​គ្មាន​កំពូល​ស្រួច​និង​ឆែក​ៗ​ជុំ​វិញ​ទេ, មាន​ដង​វែង សម្រាប់​ក្បួន​ហែ​ក្នុង​ព្រះ​រាជ​ពិធី​ផ្សេង​ៗ មាន​ព្រះ​រាជ​ពិធី​រាជាភិសេក​ជាដើ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៦៨</text:p>
          </table:table-cell>
          <table:table-cell table:style-name="តារាង1.A2" office:value-type="string">
            <text:p text:style-name="P14">ចាមរី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ាម៉ៈ រ៉ី ឬ ចាមៈ រី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មរី; បារ. អ. Yak ឬ Yack <text:s/>សត្វ​ចតុប្បាទ​មួយ​ប្រភេទ មាន​រោម​វែង​ៗ​សម្បុរ​ស​ស្រោប​ខ្លួន មាន​សំណុំ​កន្ទុយ​ស​ត្រសោល​ភ្លឺ​ថ្លា, មាន​រូប​សណ្ឋាន​ស្រដៀង​នឹង​ក្របី, ប៉ុន្តែ​មាឌ​តូច​ជាង​ក្របី, មាន​កំណើត​រស់​នៅ​ក្នុង​ប្រទេស​ត្រជាក់ ដូច​ប្រទេស​ទីបេត៍​ជាដើម, គេ​ច្រើន​យក​សំណុំ​សក់​កន្ទុយ​សត្វ​នេះ​ធ្វើ​ជា ស៊ែ ហៅ​ថា វាលវីជនី, តាម​រជ្ជ​ប្រពៃណី​តាំង​ពី​បុរាណ​កាល​រៀង​មក វាលវីជនី <text:s/>នេះ​រាប់​បញ្ចូល​ក្នុង រាជ​កកុធភណ្ឌ ទាំង ៥ ឈ្មោះ, ចាមរី ជា​សត្វ​ប្រយ័ត្ន​ជា​និច្ច​មិន​ឲ្យ​សក់​កន្ទុយ​វា ប្រឡាក់​ប្រឡូស ។ ឈ្មោះ​ឈើ​ធំ​មួយ​ប្រភេទ មាន​ផ្កា​ត្រសោល​ស្រដៀង​នឹង​សក់​កន្ទុយ​សត្វ​ចាមរី ។ អ្នក​ខ្លះ​ហៅ <text:s/>អម្ពិល​បារាំង <text:s/>(ហៅ​ដោយ​ច្រឡំ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៦៩</text:p>
          </table:table-cell>
          <table:table-cell table:style-name="តារាង1.A2" office:value-type="string">
            <text:p text:style-name="P14">ចា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ប្រើ​របស់​ចេញ​ទៅ, លក់, បើក​ប្រាក់ : ចាយ​ប្រាក់ ជាដើម ។ ចាយ​វាយ <text:s/>ចាយ​តម្រូវ​តាម​ការ, តាម​បំណង​របស់​ម្ចាស់​ទ្រព្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>ចាយវាយ </text:p>
          </table:table-cell>
        </table:table-row>
        <table:table-row>
          <table:table-cell table:style-name="តារាង1.A2" office:value-type="string">
            <text:p text:style-name="P4">២៤៧០</text:p>
          </table:table-cell>
          <table:table-cell table:style-name="តារាង1.A2" office:value-type="string">
            <text:p text:style-name="P14">ចាយដី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3">(ម. ព. ចេតិយ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៧១</text:p>
          </table:table-cell>
          <table:table-cell table:style-name="តារាង1.A2" office:value-type="string">
            <text:p text:style-name="P14">ចារ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ធ្វើ​របង​ទាប​ដោយ​ដោត​ចម្រឹង​ឲ្យ​ជា​ចារឹក : ចារ​ចំណារ ។ សរសេរ​ដោយ​ដែក​ចារ : ចារ​សាស្ត្រ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ឈ្មោះ​ឈើ​មាន​ផ្កា​សម្បុរ​ក្រហម ក្លិន​ឆ្អាប : ដើម​ចារ, ផ្កា​ចា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៧២</text:p>
          </table:table-cell>
          <table:table-cell table:style-name="តារាង1.A2" office:value-type="string">
            <text:p text:style-name="P14">ចារចែ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និយាយ​ថ្លែង​សេចក្ដី, ថ្លែង​ការណ៍​ក្បោះក្បាយ ដោយ​ពង្រីក​សេចក្ដី ឲ្យ​ទូលំទូលាយ​ងាយ​ស្ដាប់ ងាយ​យល់ : ខ្ញុំ​សូម​ចារចែង​ថ្លែង​ពី​ធម៌ ដ៏​បវរ​លើស​លែង​ក្នុង​លោកា ដែល​ព្រះ​សម្ពុទ្ធ​ទ្រង់​ទេសនា ឲ្យ​ជន​នានា​ប្រព្រឹត្ត​តាម ...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៧៣</text:p>
          </table:table-cell>
          <table:table-cell table:style-name="តារាង1.A2" office:value-type="string">
            <text:p text:style-name="P14">ចារ​បុរ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ារ៉ៈ បុរ៉ស់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របុរិស ឬ ចារបុរិស) អ្នក​ស៊ើប​សួរ, អ្នក​ឈ្លប, អ្នក​ស៊ើប​ការណ៍​សម្ងាត់ ។ សភា​តុលាការ​ដែល​ជា​អ្នក​សួរ​បញ្ជាក់​ដំណើរ​ក្ដី : សភា​ចារ​បុរស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៧៤</text:p>
          </table:table-cell>
          <table:table-cell table:style-name="តារាង1.A2" office:value-type="string">
            <text:p text:style-name="P14">ចារិ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ទី​ដែល​ជា​ទី​ត្រាច់​ទៅ​ឬ​ជា​ទី​ត្រាច់​មក : ទៅ​កាន់​ចារិក​នៃ<text:span text:style-name="T2">​ខែត្រ</text:span> ។ ពុទ្ធ​ចារិក (ពុត-ធៈ--) ទី​ដែល​ព្រះ​ពុទ្ធ​ទ្រង់​ស្ដេច​ទៅ​ឬ​ស្ដេច​មក ។ល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៧៥</text:p>
          </table:table-cell>
          <table:table-cell table:style-name="តារាង1.A2" office:value-type="string">
            <text:p text:style-name="P14">ចារឹ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ចារ, សរសេរ កត់ : ខ្មែរ​ក្នុង​បុរាណ​សម័យ បាន​ចារឹក​ប្រវត្តិ​នៃ​សិលា​ប្រាសាទ​ថ្ម​នានា​ច្រើន​តំបន់ ។ ន. អ្វី​ៗ មាន​ផ្ទាំង​ថ្ម​ជាដើម ដែល​មាន​អក្សរ​ជា​សម្គាល់ : គោល​ចារឹក​ព្រំ​ដែន; សិលា​ចារឹក; មាន​ចារឹក​ជា​គ្រឿង​សំគាល់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៧៦</text:p>
          </table:table-cell>
          <table:table-cell table:style-name="តារាង1.A2" office:value-type="string">
            <text:p text:style-name="P14">ចារុ៍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ា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ារុ; ចារុ ឬ ចារូ <text:s/>ន. “មាស”; គុ. “ល្អ, ថ្លៃថ្លា”) បំពង់ ឬ​ឡត​តូច​ៗ ធ្វើ​ដោយ​មាស​ឬ​ប្រាក់ ដោត​នឹង​ខ្សែ​អំបោះ​ឬ​ខ្សែ​សូត្រ​ឲ្យ​ធំ​ល្មម​ស៊ក​ចារុ៍​នោះ​បាន ខ្សែ​នោះ​ច្រើន​តែ​មាន​ពណ៌​ក្រហម សម្រាប់​ពួក​ស្ត្រី​ក្នុង​កម្ពុជរដ្ឋ ពី​កាល​បុរាណ​សម័យ​ពាក់​ជា​គ្រឿង​សម្អាង​កាយ (ត្រូវ​គ្នា​នឹង​ខ្សែ​ខ្លួន​ក្នុង​សម័យ​សព្វ​ថ្ងៃ​នេះ) : ចារុ៍​មាស, ចារុ៍​ប្រាក់, ពាក់​ចារុ៍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៧៧</text:p>
          </table:table-cell>
          <table:table-cell table:style-name="តារាង1.A2" office:value-type="string">
            <text:p text:style-name="P14">ចា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ឬ គុ.</text:p>
          </table:table-cell>
          <table:table-cell table:style-name="តារាង1.D2" office:value-type="string">
            <text:p text:style-name="P6">រអា, រាង​លែង​ហ៊ាន​ទៀត ។ ចាល​ចាញ់ <text:s/>គឺ​ចាញ់​ស្រឡះ​អស់​មាន​បំណង​នឹង​រក​ហេតុ រក​រឿង​ឲ្យ​ឈ្នះ​ទៀត ។ ចាល​ចាញ់​ព្រះ​សាសនា គឺ​ភិក្ខុ​ដែល​ត្រូវ​បារាជិកាបត្តិ​ហើយ អស់​អំណាច​នឹង​ឋិត​នៅ​ជា​ភិក្ខុ​ភាវៈ ឬ នឹង​បួស​ជា​ភិក្ខុ​ក្នុង​ជាតិ​នេះ​ទៀត ក៏​ពុំ​បាន​ឡើយ ។ រាង​ចាល គឺ​រៀង​រអា​លែង​ហ៊ាន​ទៀត ។ ចាល​ចិត្ត គឺ​តាំង​ចិត្ត​រាង​រអា​ជានិច្ច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>ចាល​ចាញ់ រាងចាល </text:p>
          </table:table-cell>
        </table:table-row>
        <table:table-row>
          <table:table-cell table:style-name="តារាង1.A2" office:value-type="string">
            <text:p text:style-name="P4">២៤៧៨</text:p>
          </table:table-cell>
          <table:table-cell table:style-name="តារាង1.A2" office:value-type="string">
            <text:p text:style-name="P14">ចាល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ឬ គុ.</text:p>
          </table:table-cell>
          <table:table-cell table:style-name="តារាង1.D2" office:value-type="string">
            <text:p text:style-name="P6">ច្រាល់, ទញ់​ខ្លាំង : ទឹក​ចាល់ ។ ចាល់​ចិត្ត <text:s/>គឺ​ទញ់​ចិត្ត, រួញ​ចិត្ត ។ ច្រណែន : ខ្លាច​ក្រែង​គេ​ចាល់ <text:s/>គឺ​ខ្លាច​ក្រែង​គេ​ច្រណែ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៧៩</text:p>
          </table:table-cell>
          <table:table-cell table:style-name="តារាង1.A2" office:value-type="string">
            <text:p text:style-name="P14">ចាវ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ឬ គុ.</text:p>
          </table:table-cell>
          <table:table-cell table:style-name="តារាង1.D2" office:value-type="string">
            <text:p text:style-name="P6">មិន​ចាញ់​មិន​ឈ្នះ, ស្មើ​ភាគ​គ្នា : ចាវ​គ្នា (ប្រើ​តែ​ក្នុង​ការ​លេង​ល្បែង​ស៊ី​ស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យ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បបរ) ផ្អក​ដែល​គេ​ធ្វើ​ប្រឡាក់​ដោយ​កាក​បបរ​ហើយ​ច្រក​ផ្អាប់​ទុក​ក្នុង​ពាង ឬ​ក្រឡ : ផ្អក​ចាវ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៨០</text:p>
          </table:table-cell>
          <table:table-cell table:style-name="តារាង1.A2" office:value-type="string">
            <text:p text:style-name="P14">ចា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ិ.</text:p>
          </table:table-cell>
          <table:table-cell table:style-name="តារាង1.D2" office:value-type="string">
            <text:p text:style-name="P6">ពាក្យ​ស្ត្រី​ឆ្លើយ, មាន​សូរ​បង្អូស​វែង, មាន​ខ្លី​ល្មម, មាន​សូរ​ខ្ពស់​គ្រលួច ។</text:p>
          </table:table-cell>
          <table:table-cell table:style-name="តារាង1.D2" office:value-type="string">
            <text:p text:style-name="P4">ចា៎ះ, ច៎ះ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៨១</text:p>
          </table:table-cell>
          <table:table-cell table:style-name="តារាង1.A2" office:value-type="string">
            <text:p text:style-name="P14">ចាស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6">ទីទៃ​ពី​ក្មេង ឬ ទីទៃ​ពី​ថ្មី, ពី​ខ្ចី : មនុស្ស​ចាស់, សំពត់​ចាស់, ផ្លែ​ឈើ​ចាស់ ។ ចាស់​ផ្ទៃ <text:s/>គឺ​ផ្ទៃ​ពោះ​ដែល​គ្រប់​ខែ ។ សម្ល​ចាស់​អំបិល គឺ​សម្ល​ប្រៃ​បន្តិច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៨២</text:p>
          </table:table-cell>
          <table:table-cell table:style-name="តារាង1.A2" office:value-type="string">
            <text:p text:style-name="P14">ចាហួ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ចំណី​ធ្វើ​ដោយ​សារាយ​ស្ងោរ​រលួយ​ហើយ​ចាក់​ទុក​ឲ្យ​កក : ចាហួយ​ខ្ទិះ, នំ​ចាហួយ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៨៣</text:p>
          </table:table-cell>
          <table:table-cell table:style-name="តារាង1.A2" office:value-type="string">
            <text:p text:style-name="P14">ចិ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ចិ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មា (ខាង​ឪពុក) ។ ខ្មែរ​ច្រើន​ហៅ​ចិន ប្រុស​ដែល​ស្គាល់​គ្នា​ថា ចិក <text:s/>: ទៅ​ណា​ចិក ?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៨៤</text:p>
          </table:table-cell>
          <table:table-cell table:style-name="តារាង1.A2" office:value-type="string">
            <text:p text:style-name="P14">ចិញ្ចាច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6">ដែល​ពេញ​ពន្លឺ​ឆ្លុះ​ផ្សាយ : ភ្លឺ​ចិញ្ចាច, រស្មី​ចិញ្ចាច ។ បើ​ប្រើ​ពាក្យ​ប្រៀប​ថា រុងរឿ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៨៥</text:p>
          </table:table-cell>
          <table:table-cell table:style-name="តារាង1.A2" office:value-type="string">
            <text:p text:style-name="P14">ចិញ្ចឹម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គ្រប់គ្រង​រក្សា​បន្ត​ជីវិត, ញ៉ាំង​ជីវិត​ឲ្យ​រស់​នៅ, បី​បាច់​រក្សា​ឲ្យ​រស់ ឲ្យ​ធាត់​ធំ : ចិញ្ចឹម​ជីវិត, ចិញ្ចឹម​បុត្រ​ភរិយា, ចិញ្ចឹម​សត្វ ...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៨៦</text:p>
          </table:table-cell>
          <table:table-cell table:style-name="តារាង1.A2" office:value-type="string">
            <text:p text:style-name="P14">ចិញ្ចើម 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អវយវៈ​ជា​សំយាប នៅ​ខាង​លើ​ភ្នែក​ទាំង​ពីរ : រោម​ចិញ្ចើ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៨៧</text:p>
          </table:table-cell>
          <table:table-cell table:style-name="តារាង1.A2" office:value-type="string">
            <text:p text:style-name="P14">ចិញ្ចៀ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គ្រឿង​ប្រដាប់​សម្រាប់​ពាក់​ម្រាម​ដៃ​មួយ​ប្រភេទ ធ្វើ​ដោយ​ប្រាក់ ឬ​ដោយ​មាស មាន​រង្វង់​មូល លាត​ឬ​ដាំ​ត្បូង​ផ្សេង​ៗ : ចិញ្ចៀន​ប្រាក់, ចិញ្ចៀន​មាស, ចិញ្ចៀន​ពេជ្រ ។ ឈ្មោះ​ស្មៅ​មួយ​ប្រភេទ : ស្មៅ​ចិញ្ចៀ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>ស្មៅ​ចិញ្ចៀន </text:p>
          </table:table-cell>
        </table:table-row>
        <table:table-row>
          <table:table-cell table:style-name="តារាង1.A2" office:value-type="string">
            <text:p text:style-name="P4">២៤៨៨</text:p>
          </table:table-cell>
          <table:table-cell table:style-name="តារាង1.A2" office:value-type="string">
            <text:p text:style-name="P14">ចិញ្ចែ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6">ត្រដែត​ជាក់​ស្ដែង ។ បើ​ប្រើ​ជា​ពាក្យ​ប្រៀប​ថា ខ្ពង់ខ្ពស់, ថ្កើងថ្កាន​ ។ ចិញ្ចែងចិញ្ចាច ចិញ្ចែង​ភ្លឺ​ស្ងាច; រុងរឿង​ថ្លៃថ្ល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>ចិញ្ចែងចិញ្ចាច</text:p>
          </table:table-cell>
        </table:table-row>
        <table:table-row>
          <table:table-cell table:style-name="តារាង1.A2" office:value-type="string">
            <text:p text:style-name="P4">២៤៨៩</text:p>
          </table:table-cell>
          <table:table-cell table:style-name="តារាង1.A2" office:value-type="string">
            <text:p text:style-name="P14">ចិញ្ច្រាំ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សាប់​ដោយ​កាំបិត​ឲ្យ​ល្អិត : ចិញ្ច្រាំ​សាច់​ជ្រូក ។ ព. ប្រ. ចិញ្ច្រាំ ឬ ចិញ្ច្រាំ​ជ្រញ់ គឺ​ស្ដី​បន្ទោស​ញាប់​មាត់ ថែម​ហើយ​ថែម​ទៀត​ដដែល​ៗ ដូច​គេ​ចិញ្ច្រាំ : គាត់​ចិញ្ច្រាំ​ជ្រញ់​ឲ្យ​ខ្ញុំ​ស្ទើរ​រាល់​ពេល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៩០</text:p>
          </table:table-cell>
          <table:table-cell table:style-name="តារាង1.A2" office:value-type="string">
            <text:p text:style-name="P14">ចិ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កាត់​ជា​ចំណិត : ចិត​បន្លែ ។ ចិត​ប្រួម ចិត​សម្រួល​ឲ្យ​រួម​តូច​ខាង​ចុង : ចិត​ប្រួម​ខ្មៅ​ដៃ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៩១</text:p>
          </table:table-cell>
          <table:table-cell table:style-name="តារាង1.A2" office:value-type="string">
            <text:p text:style-name="P14">ចិតសិប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ប.សំ.</text:p>
          </table:table-cell>
          <table:table-cell table:style-name="តារាង1.D2" office:value-type="string">
            <text:p text:style-name="P6">(ចេ៏តសិប អ. ថ. ចិតស៊ិប) ចំនួន​ដប់ ៧ ដង (៧០) ។ ខ្មែរ​សម័យ​បុរាណ​ថា ដប់​ប្រាំ​ពីរ​ដ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៩២</text:p>
          </table:table-cell>
          <table:table-cell table:style-name="តារាង1.A2" office:value-type="string">
            <text:p text:style-name="P14">ចិត្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ធម្មជាត​សម្រាប់​សន្សំ​អារម្មណ៍, សម្រាប់​គិត គឺ​វិញ្ញាណ : ចិត្ត​ត្រង់, ចិត្ត​វៀច; ចិត្ត​ល្អ, ចិត្ត​អាក្រក់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៩៣</text:p>
          </table:table-cell>
          <table:table-cell table:style-name="តារាង1.A2" office:value-type="string">
            <text:p text:style-name="P14">ចិត្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ិត-តៈ ឬ ចិត-ត្រៈ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គុ. ឬ ន.</text:p>
          </table:table-cell>
          <table:table-cell table:style-name="តារាង1.D2" office:value-type="string">
            <text:p text:style-name="P6">(ចិត្ត; ចិត្រ) ដែល​គេ​វិចិត្ត​ហើយ, ដែល​គេ​ធ្វើ​ដោយ​ផ្ចិតផ្ចង់​រួច​ស្រេច​ហើយ (ម. ព. ពិចិត្ត ឬ វិចិត្រ ទៀត​ផង) ។ ច្រើន​ប្រើ​ជា គុ. ជាង; ផ្សំ​ជា​មួយ​នឹង​នាម​សព្ទ​ដទៃ​ឲ្យ​ជា​បទ​សមាស​បាន តាម​គួរ​ដល់​ការ​ប្រកប, ដូច​ជា ចិត្តកម្ម រូប​ភាព, រូប​ដែល​គេ​គូរ, ដែល​គេ​ឆ្លាក់, គំនូរ, ចម្លាក់...។ ចិត្តការ ឬ ចិត្រការ្យ (--កា) ឬ​ក៏ ចិត្រករ ជាង​គំនូរ, ជាង​លាប​ថ្នាំ​រំលេច​ព័ណ៌ ... (ស្ត្រី​ជា ចិត្តការិកា) ។ ចិត្ត​វិជ្ជា ឬ ចិត្រ​វិទ្យា <text:s/>វិជ្ជា ឬ​វិទ្យា​ខាង​ការ​វិចិត្រ ។ល។ល។ </text:p>
          </table:table-cell>
          <table:table-cell table:style-name="តារាង1.D2" office:value-type="string">
            <text:p text:style-name="P4">ចិត្រ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៩៤</text:p>
          </table:table-cell>
          <table:table-cell table:style-name="តារាង1.A2" office:value-type="string">
            <text:p text:style-name="P14">ចិត្រមូលភ្លើ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ិតត្រម៉ូល</text:p>
            <text:p text:style-name="P5">ភ្លើង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ឈ្មោះ​តិណជាតិ​ដើម​តូច​ៗ សាច់​រឹង​ប្រើ​ជា​ថ្នាំ​ក្ដៅ; មាន ២ យ៉ាង​គឺ ដែល​មាន​ផ្កា​ក្រហម​ហៅ ចិតត្រមូលភ្លើង​ឈ្មោល, ដែល​មាន​ផ្កា​ស​ហៅ <text:s/>ចិត្រមូលភ្លើង​ញី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>ចិតត្រមូលភ្លើង​ឈ្មោល</text:p>
            <text:p text:style-name="P6">ចិត្រមូលភ្លើង​ញី </text:p>
          </table:table-cell>
        </table:table-row>
        <table:table-row>
          <table:table-cell table:style-name="តារាង1.A2" office:value-type="string">
            <text:p text:style-name="P4">២៤៩៥</text:p>
          </table:table-cell>
          <table:table-cell table:style-name="តារាង1.A2" office:value-type="string">
            <text:p text:style-name="P14">ចិ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ជាតិ​មនុស្ស​មួយ​ប្រភេទ ដើម​កំណើត​នៅ​ប្រទេស​ចិន ឬ​មក​ពី​ប្រទេស​ចិន មក​នៅ​ក្នុង​ប្រទេស​កម្ពុជា​យើ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៩៦</text:p>
          </table:table-cell>
          <table:table-cell table:style-name="តារាង1.A2" office:value-type="string">
            <text:p text:style-name="P14">ចិន្តនាកា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ិន្តៈ ន៉ាកា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អាការ​ដែល​គិត, ដំណើរ​ដែល​គិត ។ (រ. ស.) ប្រើ​ជា កិ. ក៏​បាន : ទ្រង់​ចិន្តនាការ ...។ គួរ​ប្រើ​ជា ន. ថា ទ្រង់​មាន​ព្រះ​ចិន្តនាការ ...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៩៧</text:p>
          </table:table-cell>
          <table:table-cell table:style-name="តារាង1.A2" office:value-type="string">
            <text:p text:style-name="P14">ចិន្ដ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ិន-ដា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សេចក្ដី​គិត (គំនិត) ។ (រ. ស.) ប្រើ​ជា កិ. ក៏​បាន តាម​ទម្លាប់​ប្រើ : ទ្រង់​ព្រះ​ចិន្ដា <text:s/>គឺ​ទ្រង់​គិត, ទ្រង់​រំពឹង​គិត ។ គួរ​ប្រើ​ជា ន. ថា ទ្រង់​មាន​ព្រះ​ចិន្ដា ...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៩៨</text:p>
          </table:table-cell>
          <table:table-cell table:style-name="តារាង1.A2" office:value-type="string">
            <text:p text:style-name="P14">ចិន្ដាមណី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ិនដាមៈនី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ិន្ដាមណិ) ឈ្មោះ​កែវ ឬ​ឈ្មោះ​មន្ដ ដ៏​ឧត្ដម​សម​សេចក្ដី​ប្រាថ្នា ( មាន​និយាយ​តំណាល​តែ​ក្នុង​រឿង​ពី​ព្រេង​នាយ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៤៩៩</text:p>
          </table:table-cell>
          <table:table-cell table:style-name="តារាង1.A2" office:value-type="string">
            <text:p text:style-name="P14">ចិរស្សកា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ិរ៉័ស-សៈកា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ិរស្សំ “យូរ” + ការ; ចិរស្យ + ការ្យ) ការ​យឺត​យូរ, គឺ​ការ​ដែល​ត្រូវ​ធ្វើ​ក្រ​ហើយ : សំណង់​ស្ពាន​បេតុង​នេះ​ជា ចិរស្ស​ការ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០០</text:p>
          </table:table-cell>
          <table:table-cell table:style-name="តារាង1.A2" office:value-type="string">
            <text:p text:style-name="P14">ចីព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ីវរ, ខ្មែរ​ផ្លាស់ វ &gt; ព) គ្រឿង​ស្លៀក​ដណ្ដប់​សម្រាប់​អ្នក​បួស​ក្នុង​ពុទ្ធ​សាសនា; ខ្មែរ​ប្រើ​ពាក្យ​នេះ​ចំពោះ​តែ ឧត្ដរាសង្គ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០១</text:p>
          </table:table-cell>
          <table:table-cell table:style-name="តារាង1.A2" office:value-type="string">
            <text:p text:style-name="P14">ចីរកា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េរកាល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ិរកាល) ការ​យឺតយូរ, កាល​ដ៏​យូរ : អ្នក​ឯង​ត្រូវ​រក្សា​របស់​នេះ​ឲ្យ​បាន​គង់​ឋិត​ថេរ​ចីរកាល​ត​ទៅ !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០២</text:p>
          </table:table-cell>
          <table:table-cell table:style-name="តារាង1.A2" office:value-type="string">
            <text:p text:style-name="P14">ចីរច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េរៈចរ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ិរចរ) ដំណើរ​ទៅ​យូរ (សម្រាប់​ប្រើ​ក្នុង​កាព្យ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០៣</text:p>
          </table:table-cell>
          <table:table-cell table:style-name="តារាង1.A2" office:value-type="string">
            <text:p text:style-name="P14">ចីវ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ីវ៉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ីពរ (ម. ព. នេះ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០៤</text:p>
          </table:table-cell>
          <table:table-cell table:style-name="តារាង1.A2" office:value-type="string">
            <text:p text:style-name="P14">ចីវរ​កា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ីវ៉ៈរៈកាល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កាល ឬ សម័យ​ដែល​ព្រះ​សម្ពុទ្ធ​ទ្រង់​អនុញ្ញាត​ឲ្យ​ពួក​ភិក្ខុ​ទទួល​ចីវរ ជា​កាល​នៃ​ចីវរ​លាភ, រាប់​តាំង​ពី​ថ្ងៃ ១ រោច​ខែ​អស្សុជ ទៅ​ដល់​ថ្ងៃ​ពេញ ១៥ កើត​កត្តិក : សំពត់​កឋិន​ជា​ចីវរ​លាភ​ដែល​ភិក្ខុ​សង្ឃ​ត្រូវ​ទទួល​ក្នុង​ចីវរកាល​តាម​ពុទ្ធានុញ្ញាត (ព. វិ. ពុ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០៥</text:p>
          </table:table-cell>
          <table:table-cell table:style-name="តារាង1.A2" office:value-type="string">
            <text:p text:style-name="P14">ចឹ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ខាំ​ដោយ​ចំពុះ (សត្វ​ស្លាប) : មាន់​ចឹក​ស្រូវ ។ ដាល់​ដោយ​មាត់​ ហា​ខាំ​ដោយ​ចង្កូម (ពស់) : ពស់​ចឹ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០៦</text:p>
          </table:table-cell>
          <table:table-cell table:style-name="តារាង1.A2" office:value-type="string">
            <text:p text:style-name="P14">ចឹប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ចាប់​ដោយ​រួប​ប្រួម​ចុង​ម្រាម​ដៃ : ចឹប​អង្ក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ចំនួន​ដែល​ចឹប​ដោយ​រួប​ប្រួម​ចុង​ម្រាម​ដៃ : អង្ករ ១ ចឹប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០៧</text:p>
          </table:table-cell>
          <table:table-cell table:style-name="តារាង1.A2" office:value-type="string">
            <text:p text:style-name="P14">ចីបច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6">(ម. ព. ជីពចរ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០៨</text:p>
          </table:table-cell>
          <table:table-cell table:style-name="តារាង1.A2" office:value-type="string">
            <text:p text:style-name="P14">ចឹ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បុក​ស្រូវ​ ឬ​ស្រិត​អង្ករ​បន្តិច​បន្តួច​ ដោយ​ស្រាលៗ តាម​កម្លាំង​ចាស់​ឬ​កម្លាំង​ក្មេង​តូច : យាយ​គាត់​ចាស់​ម្លឹង​ហើយ​ នៅ​តែ​ចឹស​ស្រូវ​បាន​រាល់​តែ​ព្រឹ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០៩</text:p>
          </table:table-cell>
          <table:table-cell table:style-name="តារាង1.A2" office:value-type="string">
            <text:p text:style-name="P14">ចឺង​គ្រឹម​ៗ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ឺងគ្រឹម​ចឺងគ្រឹម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ឧ.</text:p>
          </table:table-cell>
          <table:table-cell table:style-name="តារាង1.D2" office:value-type="string">
            <text:p text:style-name="P6">សូរ​ស្គរ​ភ្លេង​ខ្មែរ​ដែល​គេ​ដំ​តន្ថើន​ត្រង់​ហាម​ស្គរ​ខ្លះ ត្រង់​ផ្ទៃ​ស្គរ​ខ្លះ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១០</text:p>
          </table:table-cell>
          <table:table-cell table:style-name="តារាង1.A2" office:value-type="string">
            <text:p text:style-name="P14">ចឺ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 ឬ កិ. វិ.</text:p>
          </table:table-cell>
          <table:table-cell table:style-name="តារាង1.D2" office:value-type="string">
            <text:p text:style-name="P6">ស្ងាត់, ឈឹង, សូន្យ​ឈឹង : សម្ងំ​ចឺន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១១</text:p>
          </table:table-cell>
          <table:table-cell table:style-name="តារាង1.A2" office:value-type="string">
            <text:p text:style-name="P16">ចឺម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សព្ទ​នេះ​ជា​ពាក្យ​ខ្មែរ​មាន​កំណើត​ថា ចិញ្ចើម <text:s/>ដោយ​សៀម​យក​ទៅ​ប្រើ តាំង​ពី​ក្នុង​សម័យ​បុរាណ​ព្រេង​នាយ, ដើម​ឡើយ, សៀម​សរសេរ<text:span text:style-name="T3"> </text:span><text:span text:style-name="T2">ចិញចេិម</text:span><text:span text:style-name="T3"> </text:span><text:s/>គេ​អាន​ថា ជិនចឺម, គេ​ប្រែ​ជា​ភាសា​គេ​ថា <text:span text:style-name="T9"><text:s/></text:span><text:span text:style-name="T2">គីវ័</text:span> អ. ថ. <text:s/><text:span text:style-name="T2">ឃិវ់</text:span> <text:s/>“ចិញ្ចើម” ប្រើ​ជា ន. មាន​ន័យ​ថា <text:s/>“ការ​យក​ម្សៅ​ក្រអូប​លាប​ក្បិត​ចិញ្ចើម​ទាំង​ពីរ” ក្នុង​ពិធី​មង្គល​ទាំងពួង មាន​ពិធី​កោរ​ជុក​កុមារា​កុមារី​ជាដើម តាម​ប្រពៃណី​របស់​ខ្មែរ​ក្នុង​សម័យ​បុរាណ​ព្រេង​នាយ ។ លុះ​ចំណេរ​កាល​មក​ខាង​មុខ, ពាក្យ​ ចិញ្ចើម <text:s/>(ជិនចឺម) នេះ​សៀម​លុប​ពាក្យ ចិញ <text:s/>(ជិន) ចោល ទុក​ឲ្យ​នៅ​តែ <text:s/>ចើម <text:s/>(ចឺម) មាន​ន័យ​ថា <text:s/>“លាប​ក្បិត​ម្សៅ​ក្រអូប ឬ​ប្រឆេះ​ទៀន​មង្គល​ត្រង់​ចិញ្ចើម​ទាំងពីរ” តាម​ប្រពៃណី​នោះ​ដដែល ឥត​កែ​ប្រែ​ទេ សៀម​កែ​តែ​ត្រង់ <text:s/>ចិញ្ចើម <text:s/>(ជិនចឺម) លុប ចិញ <text:s/>(ជិន) ចោល ទុក​ត្រឹម​តែ ចឺម <text:s/>មួយ​ម៉ាត់​ប៉ុណ្ណោះ, គេ​ប្រើ​ជា​ កិ.; ត​មក, សៀម​មិន​មែន​ប្រើ ចឺម <text:s/>ត្រឹម​តែ​លាប​ម្សៅ​ក្រអូប​ក្បិត​ចិញ្ចើម​ទាំង ២ នៃ​ជន​អ្នក​មាន​ខ្លួន​ឲ្យ​គេ​រៀប​ធ្វើ​ពិធី​ជា​មង្គល​ប៉ុណ្ណោះ​ឡើយ, ទោះ​វត្ថុ​អ្វី​ៗ ជា​ទ្រព្យ​របស់​ផ្សេង​ៗ​ក៏​ដោយ គេ​ក៏ ចឺម <text:s/>ដែរ ថា​សុំ​ឲ្យ​មាន​ស្រី​សួស្ដី​ត្រជាក់​ត្រជុំ​តទៅ ។ ខ្មែរ​ខ្លះ​ក្នុង​សម័យ​បុរាណ​ព្រេង​នាយ ដែល​ទៅ​នៅ​ឯ​ប្រទេស​សៀម​យូរ​ឆ្នាំ លុះ​វិល​ត្រឡប់​មក​នៅ​ឯ​ប្រទេស​កម្ពុជា​វិញ ក៏​នាំ​យក​សំដី​ថា <text:s/>ចឺម <text:s/>និង​ពិធី ចឺម <text:s/>គឺ​ក្បិត ចិញ្ចើម <text:s/>របស់​ខ្មែរ​បុរាណ​នេះ​ឯង​មក​ប្រើ​ផង​ដែរ, ក៏​នាំ​គ្នា​ហៅ​ថា ចឺម​ៗ ត​ៗ​គ្នា​រៀង​មក, ប្រើ​ពាក្យ ចឺម <text:s/>នេះ​ជា <text:s/>កិ. ។ ចឺម <text:s/>ក៏​គឺ ចិញ្ចើម <text:s/>ជា ន. ហ្នឹង​ឯង ។ ក្នុង​វចនានុក្រម ច្បាប់​រាជ​បណ្ឌិត្យ​ស្ថាន ប្រទេស​សៀម (ថៃ) បោះ​ពុម្ព​គ្រា​ទី ២ ព. ស. ២៤៩៨ ក៏​ប្រាប់​បញ្ជាក់​ថា <text:s/>ចឺម <text:s/>ខ្មែរ​ថា​ ចិញ្ចើម <text:s/>ដែរ គឺ​ប្រាប់​បញ្ជាក់​ថា​ជា​សំដី​ខ្មែរ ដែល​សៀម​យក​មក​ប្រើ​ជា ចឺម <text:s/>(នេះ​ជា​ប្រវត្តិ​របស់​ពាក្យ <text:s/>ចឺម <text:s/>គឺ ចិញ្ចើម <text:s/>ក្លាយ​ឃ្លាត​ជា ចឺម <text:s/>។ ហៅ​ជា​ពាក្យ​ខ្មែរ​សុទ្ធ​ថា <text:s/>ក្បិត​ចិញ្ចើម <text:s/>កិ.; មង្គល​ក្បិត​ចិញ្ចើម <text:s/>គឺ​ក្បិត​ចិញ្ចើម​ដោយ​ម្សៅ​ក្រអូប ឬ​ដោយ​ប្រឆេះ​ទៀន​មង្គល គឺ​ទៀន​ដែល​គេ​អុជ​បង្វិល​ពពិល រួច​ហើយ​ គេ​បេះ​យក​មក​ក្បិត​ស្រាល​ៗ លើ​ចិញ្ចើម​ទាំង ២ ក្បិត​ខាង​ស្ដាំ រួច​ក្បិត​ខាង​ឆ្វេ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១២</text:p>
          </table:table-cell>
          <table:table-cell table:style-name="តារាង1.A2" office:value-type="string">
            <text:p text:style-name="P14">ចុ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បិទ​ដោយ​ឆ្នុក ។ សៀត​ណែន​ដូច​គេ​ចុក : ចុក​ពោះ ។ ន. ឬ គុ. ឈ្មោះ​ជំងឺ​ឈឺ​ខ្មួលខ្មាញ់​ក្នុង​ពោះ បណ្ដាល​អំពី​ខ្យល់​សៀត​ណែន តឹង​ដូច​គេ​ចុក​ដោយ​ឆ្នុក : ជំងឺ​ចុក, រោគ​ចុក​ពោះ ។ ឈ្មោះ​ថ្នាំ​កែ​ជំងឺ​ចុក : ថ្នាំ​ចុក​ពោះ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១៣</text:p>
          </table:table-cell>
          <table:table-cell table:style-name="តារាង1.A2" office:value-type="string">
            <text:p text:style-name="P14">ចុង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ទម្ងន់​កន្លះ​ហាប : អង្ករ​មួយ​ចុ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ទីទៃ​ពី​គល់, ពី​ដើម, ពី​ក្បាល : ចុង​ឈើ, ចុង​ស្ពាន, ចុង​ជើ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១៤</text:p>
          </table:table-cell>
          <table:table-cell table:style-name="តារាង1.A2" office:value-type="string">
            <text:p text:style-name="P14">ចុងកាល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ឈ្មោះ​ស្រុក​មួយ​ក្នុង​ខែត្រ​សៀមរាប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១៥</text:p>
          </table:table-cell>
          <table:table-cell table:style-name="តារាង1.A2" office:value-type="string">
            <text:p text:style-name="P14">ចុងកុ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ញាតិ​ចុង​ខ្សែ​ទៅ​ខាង​លើ; រាប់​តាម​លំដាប់​ពី​ក្រោម​ទៅ​លើ​ថា ជីដូន, ជីទួត, ជីលួត, ជីលា, ជីប៉ា, ចុងកុល ឬ ចុងគល់ ។</text:p>
          </table:table-cell>
          <table:table-cell table:style-name="តារាង1.D2" office:value-type="string">
            <text:p text:style-name="P4">ចុងគល់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១៦</text:p>
          </table:table-cell>
          <table:table-cell table:style-name="តារាង1.A2" office:value-type="string">
            <text:p text:style-name="P14">ចុងដួច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ខាង​ចុង​បំផុត, ចុង​បង្អស់ ។</text:p>
          </table:table-cell>
          <table:table-cell table:style-name="តារាង1.D2" office:value-type="string">
            <text:p text:style-name="P4">ចុង​ប៉ូច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១៧</text:p>
          </table:table-cell>
          <table:table-cell table:style-name="តារាង1.A2" office:value-type="string">
            <text:p text:style-name="P14">ចុងភៅ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ចិ.</text:p>
          </table:table-cell>
          <table:table-cell table:style-name="តារាង1.D2" office:value-type="string">
            <text:p text:style-name="P6">អ្នក​ដណ្ដាំ​ស្ល, អ្នក​ចម្អិន​ភោជនាហា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១៨</text:p>
          </table:table-cell>
          <table:table-cell table:style-name="តារាង1.A2" office:value-type="string">
            <text:p text:style-name="P14">ចុង​អង្ក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ឈ្មោះ​លតាជាតិ​មួយ​ប្រភេទ ផ្កា​ស ស្លឹក​តូច​វែង​ៗ ប្រើ​ជា​បន្លែ​ស្ល​ប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១៩</text:p>
          </table:table-cell>
          <table:table-cell table:style-name="តារាង1.A2" office:value-type="string">
            <text:p text:style-name="P14">ចុង​អំបុ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ឈ្មោះ​លតាជាតិ​មួយ​ប្រភេទ ស្លឹក​តូច​រាង​វែង ផ្កា​ស មាន​រស​ជាតិ​ផ្អែម ច្រើន​ដុះ​នៅ​វាល​ស្រែ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២០</text:p>
          </table:table-cell>
          <table:table-cell table:style-name="តារាង1.A2" office:value-type="string">
            <text:p text:style-name="P14">ចុច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សង្កត់​ដោយ​ចុង​ម្រាម​ដៃ ឬ​ដោយ​ចុង​របស់​អ្វី ដែល​តូច​ស្រាល : ចុច​កន្ទួល​ខ្ន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២១</text:p>
          </table:table-cell>
          <table:table-cell table:style-name="តារាង1.A2" office:value-type="string">
            <text:p text:style-name="P14">ចុតិ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្យុតិ) ដំណើរ​ដែល​ឃ្លាត​ចាក​ជីវិត គឺ​សេចក្ដី​ស្លាប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២២</text:p>
          </table:table-cell>
          <table:table-cell table:style-name="តារាង1.A2" office:value-type="string">
            <text:p text:style-name="P14">ចុ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6">(ចន <text:s/>អ. ថ. ចុន) ដែល​ទ័ល, ដែល​ដុនដាប, ក្រ​ទ្រព្យ, ទ័ល​គំនិត​, ទ័ល​ដំណើរ, ទ័ល​ផ្លូវ, ទ័ល​សេចក្ដី, ចាញ់​គេ ...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២៣</text:p>
          </table:table-cell>
          <table:table-cell table:style-name="តារាង1.A2" office:value-type="string">
            <text:p text:style-name="P14">ចុ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សេពមេថុនធម្ម (ពាក្យ​អាសគ្រាម); ពាក្យ​ថ្លៃថ្លា​ថា ធ្វើ​មេថុន​សេវនកិច្ច, រួម​មេថុន​សំវាស, រួម​បវេណី, រួម​ដំណេក, រួម​ដំណេក​បង្គុយ ។ (ពាក្យ​នេះ​ពុំ​គួរ​សម​សោះ​ឡើយ ប៉ុន្ដែ​នឹង​ខាន​ចុះ​សោះ​ក៏​ពុំ​កើត ព្រោះ​ជា មេ​ពាក្យ <text:s/>បង្គាប់​ឲ្យ​យើង​ចុះ តាម​លក្ខណ​សម្បត្តិ​នៃ​វចនានុក្រម​របស់​យើង, ទោះ​ពាក្យ​អាសគ្រាម​ឯ​ទៀត​ខ្លះ​ក្រៅ​ពី​នេះ ក៏​ត្រូវ​តែ​ចុះ​ដូច​គ្នា​ដែរ)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២៤</text:p>
          </table:table-cell>
          <table:table-cell table:style-name="តារាង1.A2" office:value-type="string">
            <text:p text:style-name="P14">ចុល្លសករា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ុល-ល៉ៈ សៈកៈរ៉ាច ឬ ស័កក្រាច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ុល្ល + សក + រាជ) សករាជ​តូច ។ កាល​ដែល​តាំង​ចុល្លសករាជ​នៅ​ថ្ងៃ​ចន្ទ ១២ កើត ខែ​ចេត្រ ឆ្នាំ​កុរ​ឯកស័ក ពុទ្ធ​សករាជ ១១៨៣ (ម. ព. មហា​សករាជ និង សករាជ <text:s/>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២៥</text:p>
          </table:table-cell>
          <table:table-cell table:style-name="តារាង1.A2" office:value-type="string">
            <text:p text:style-name="P14">ចុះ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ទៅ​ពី​ទី​ខ្ពស់​កាន់​ទី​ទាប ឬ​ពី​ទី​លើ​កាន់​ទី​ក្រោម : ចុះ​ពី​លើ​ផ្ទះ, ចុះ​ទូក ។ ចុះ​រាក <text:s/>គឺ​រាក​រូស​ខ្លាំង ។ ចុះ​ចាញ់ <text:s/>គឺ​ទទួល​ព្រម​ចាញ់​ហើយ​លុះ​នៅ​ក្នុង​អំណាច​គេ ។ ចុះ​ចិត្ត <text:s/>គឺ​ស៊ប់​ចិត្ត, ស្លុង​ចិត្ត ។ ចុះ​ចូល គឺ​បាក់​បប​ព្រម​ចូល​ជា​ចំណុះ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>ចុះ​ចូល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ិ.</text:p>
          </table:table-cell>
          <table:table-cell table:style-name="តារាង1.D2" office:value-type="string">
            <text:p text:style-name="P6">ពាក្យ​សម្រាប់​និយាយ​ផ្សំ​ជា​ជំនួយ​ពាក្យ​ឆ្ងល់ ពាក្យ​សួរ​បញ្ជាក់; ប្រើ​រៀង​ពី​ខាង​ដើម ដូច​ជា ចុះ​គេ​ថា​ម៉េច ? ចុះ​បើ​យក​នុ៎ះ​វិញ​តើ​បាន​ឬ​ទេ ? ចុះ​ឯង​មិន​ទៅ​ទេ​ឬ ?; ប្រើ​បែប​នេះ ត្រូវ​រៀង​ពី​ខាង​ដើម ។ ប្រើ​ក្នុង​ការ​បង្គាប់, ការ​បើក​សិទ្ធិ​ឲ្យ, ការ​បើក​ឱកាស​ឲ្យ​ ត្រូវ​ប្រើ​រៀង​ត្រង់​ខាង​ចុង​បំផុត ដូច​ជា ទៅ​ចុះ ! មក​ចុះ ! ហ៏ យក​ចុះ ! យក​ណា​មួយ​ក៏​យក​ចុះ ! ឲ្យ​គេ​ចូល​មក​ចុះ ! <text:s/>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២៦</text:p>
          </table:table-cell>
          <table:table-cell table:style-name="តារាង1.A2" office:value-type="string">
            <text:p text:style-name="P14">ចុះ​ប្រេ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6">និយាយ​អំពី​ដំរី​ស្ដរ ឬ​ភ្លុក ដែល​ឡើង​ខ្លួន​ពេញ​ទំហំ ស្រវឹង​ដោយ​កាមារម្មណ៍ ចេញ​ប្រេង​ត្រង់​ខួច​នៅ​កៀន​ត្រចៀក បណ្ដាល​ឲ្យ​កាច​ងងុល ឥត​កោត​ខ្លាច​ទម័ក : ដំរី​ចុះ​ប្រេង​ហ្ម​គេ​ចង​ក្រៀក​បង្អត់​ចំណី បង្អត់​ទឹក​ឲ្យ​ត្រា​តែ​រំងាប់​ស្រវឹង ... ។ ព. ប្រ. និយាយ​ពី​មនុស្ស​ដែល​កំពុង​ងប់​ចិត្ត​ទៅ​ក្នុង​ឥត្ថីធុត្តភាព ភ្លេច​មុខ​ការ​នាទី​របស់​ខ្លួន​ភ្លេច​ផ្ទះ​លំនៅ : វា​កំពុង​ចុះ​ប្រេង​ងងុល​ស្ដី​មិន​ស្ដាប់​ទេ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២៧</text:p>
          </table:table-cell>
          <table:table-cell table:style-name="តារាង1.A2" office:value-type="string">
            <text:p text:style-name="P14">ចូ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កោយ​យក​ដោយ​ចប​ជីក ឬ​ប៉ែល​ជាដើម <text:s/>: ចូក​ដី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២៨</text:p>
          </table:table-cell>
          <table:table-cell table:style-name="តារាង1.A2" office:value-type="string">
            <text:p text:style-name="P14">ចូរ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ធ្វើ​ឲ្យ​មាន​ស្នាម​ដោយ​ឆូត ឬ គូស​នឹង​ដែក នឹង​ក្រចក​ជាដើ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5">ចូល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នុ.</text:p>
          </table:table-cell>
          <table:table-cell table:style-name="តារាង1.D2" office:value-type="string">
            <text:p text:style-name="P6">ពាក្យ​បង្គាប់​ឲ្យ​ប្រព្រឹត្ត, ឲ្យ​ព្រម​តាម : អ្នក​ទាំងឡាយ​ចូរ​ឈប់ នៅ​នេះ​ចុះ!; <text:s/>ចូរ​មក​ចុះ <text:s/>!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២៩</text:p>
          </table:table-cell>
          <table:table-cell table:style-name="តារាង1.A2" office:value-type="string">
            <text:p text:style-name="P14">ចូ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6">ទីទៃ​ពី​ចេញ គឺ​ទៅ​ពី​ខាង​ក្រៅ​កាន់​ខាង​ក្នុង : ចូល​ក្នុង​បន្ទប់ ។ មក​ពី​ខាង​នាយ​កាន់​ខាង​អាយ ឬ​ទៅ​ពី​ខាង​អាយ​កាន់​ខាង​នាយ : ចូល​ចាប់, ចូល​លុក, ទឹក​ចូល​ព្រែក ។ លះបង់​ម្ខាង​ទៅ​រក​ម្ខាង : ចូល​ពួក ។ ប្ដេជ្ញា​ខ្លួន​ជា​អ្នក​ជឿ​ស៊ប់​តាម​សាសនា : <text:s/>ចូល​សាសន៍​ពុទ្ធ​រ័តន៍, ចូល​ពុទ្ធ​សាសន៍, ចូល​សាសន៍​តិរ្ថិយ ...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៣០</text:p>
          </table:table-cell>
          <table:table-cell table:style-name="តារាង1.A2" office:value-type="string">
            <text:p text:style-name="P14">ចូឡព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ចូល-ពន់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ូឡ, ចុល្ល <text:s/>“តូច” + វន &gt; ពន “ព្រៃ”) ព្រៃ​តូច (ឈ្មោះ​កណ្ឌ​ទី ៦ ក្នុង​រឿង​មហាវេស្សន្ដរ​ជាតក​គឺ មហា​ជាតក៍​កណ្ឌ​ចូឡពន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៣១</text:p>
          </table:table-cell>
          <table:table-cell table:style-name="តារាង1.A2" office:value-type="string">
            <text:p text:style-name="P14">ចូឡ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បា.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ូឌា) ជុក, កំប៉ោយ, ផ្នួង ។ ចូឡាក័ន្ត <text:s/>ឬ ចូឡាកន្ត​មង្គល <text:s/>“ការ​មង្គល​កោរ​ជុក” ។ សំ. ចូឌាករណ, ចូឌាសស្ការ <text:s/>“ការ​កោរ​ជុក” ដែ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៣២</text:p>
          </table:table-cell>
          <table:table-cell table:style-name="តារាង1.A2" office:value-type="string">
            <text:p text:style-name="P14">ចូឡាមណី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5">--មៈនី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(ចូឡាមណិ; ចូឌាមណិ កែវ​មណី​សម្រាប់​សៀត​ត្រង់​ជុក, ត្រង់​ផ្នួង (ស្នៀត​សក់​ប្រដាប់​ដោយ​កែវ​មណី) ។ ឈ្មោះ​ព្រះ​ចេតិយ​ មួយ​នៅ​ឋាន​ត្រៃត្រិង្ស ជា​ទី​បញ្ចុះ​ព្រះ​កេសា​ព្រម​ទាំង​ស្នៀត​ព្រះ​កេស (ពិន) នៃ​ព្រះ​សក្យមុនី​សម្មាសម្ពុទ្ធ; ហៅ​ឲ្យ​ពេញ​ថា ព្រះ​ចូឡាមណី​ចេតិយ នៅ​ឋាន​ត្រ័យត្រិង្ស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៣៣</text:p>
          </table:table-cell>
          <table:table-cell table:style-name="តារាង1.A2" office:value-type="string">
            <text:p text:style-name="P14">ចួន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ពាក្យ​រៀល​រណ្ដំ : កាព្យ​នេះ​មាន​ចួន​ល្អ, កាព្យ​នេះ​មាន​ចុង​ចួន​ស្រប​ពាក្យ​គ្នា, ចម្រៀង​ឥត​ចួន ។ គុ. ពាក្យ​ចួន ។ កិ. វិ. ច្រៀង​ចួ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ិ.</text:p>
          </table:table-cell>
          <table:table-cell table:style-name="តារាង1.D2" office:value-type="string">
            <text:p text:style-name="P20">ដែល​ចួប, ដែល​ប្រទះ, ដែល​រាប : ចួន​ក៏​បាន, ចួន​ក៏​មិន​បាន ។ ចួន​កាល ដោយ​កាល ។ ចួន​ក្រែង <text:s/>ក្រែង​លោ​ជា ។ ចួន​ណា <text:s/>ដោយ​នូវ​កាល​ណា​មួយ ។ ដោយ​ចួន <text:s/>មួយ​ដង​មួយ​កាល ។ </text:p>
          </table:table-cell>
          <table:table-cell table:style-name="តារាង1.D2" office:value-type="string">
            <text:p text:style-name="P4">ជួន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4">២៥៣៤</text:p>
          </table:table-cell>
          <table:table-cell table:style-name="តារាង1.A2" office:value-type="string">
            <text:p text:style-name="P14">ចួប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9">ពើប, ប្រទះ : ខ្ញុំ​បាន​ចួប​នឹង​គេ​ហើយ, ជួប​លើ​គ្រោះ​កាច ។ </text:p>
          </table:table-cell>
          <table:table-cell table:style-name="តារាង1.D2" office:value-type="string">
            <text:p text:style-name="P9">ជួប</text:p>
          </table:table-cell>
          <table:table-cell table:style-name="តារាង1.I2" office:value-type="string">
            <text:p text:style-name="P19"/>
          </table:table-cell>
        </table:table-row>
        <table:table-row>
          <table:table-cell table:style-name="តារាង1.A2" office:value-type="string">
            <text:p text:style-name="P4">២៥៣៥</text:p>
          </table:table-cell>
          <table:table-cell table:style-name="តារាង1.A2" office:value-type="string">
            <text:p text:style-name="P14">ចើ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មាន​ចិត្ត​រហើររហាយ (ស្ត្រី) : ស្រី​ចើក ។ ចើក​តាង​ខ្ទើយ <text:s/>“ចើក​ជា​ជំនួស​ខ្ទើយ” គឺ​ឥត​បើ​មាន​រឿង​ហេតុ​អ្វី​ប៉ះ​ត្រូវ​លើ​ខ្លួន​សោះ​ទេ ក៏​ស្រាប់​តែ​ស្ទុះស្ទា​ចេញ​ទែង​ឈ្លោះ​ប្រកែក​ជា​ជំនួស​គេ (ម. ព. អាស <text:s/>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៣៦</text:p>
          </table:table-cell>
          <table:table-cell table:style-name="តារាង1.A2" office:value-type="string">
            <text:p text:style-name="P14">ចើងម៉ើ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ឆ្មើង​រពើតរពើង​ហួស​ទំនង​ខ្លួន : មនុស្ស​ចើង​ម៉ើង, ឫក​ចើង​ម៉ើង ។ ចើង​ម៉ើង​ចើង​គ្រឹម <text:s/>គឺ​ចើង​ម៉ើង ហើយ​ថែម​ទាំង​មាន​គ្នីគ្នា​សស្រោកសស្រាំ​ពព្រើតពព្រាំង​ជា​មួយ​ផង មាន​អាការ​ហាក់​ដូច​ជា​គេ​ទះ​ស្គរ​ខ្មែរ​ឮ ចឺងគ្រឹម​ៗ <text:s/>(ពាក្យ​សាមញ្ញ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ចើង​ម៉ើង​ចើង​គ្រឹម</text:p>
          </table:table-cell>
        </table:table-row>
        <table:table-row>
          <table:table-cell table:style-name="តារាង1.A2" office:value-type="string">
            <text:p text:style-name="P4">២៥៣៧</text:p>
          </table:table-cell>
          <table:table-cell table:style-name="តារាង1.A2" office:value-type="string">
            <text:p text:style-name="P14">ចើ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ប៉ោង​តឹង​ខ្ពស់​ឡើង​ហួស​កំណត់ (ពោះ) : ពោះ​ហើម​តឹង​ចើស​ចុង​ដង្ហើម ។ ចើស​ផ្ទៃ <text:s/>(ស្ត្រី) ដែល​មាន​ផ្ទៃ​ពោះ​គ្រប់​ខែ​ឡើង​ខ្ពស់​ទទុង (មិន​សូវ​ប្រើ) ច្រើន​ប្រើ​ពាក្យ​រាបសា​ថា ចាស់​ផ្ទៃ​ ឬ ធំពោះ, គ្រប់​ខែ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៣៨</text:p>
          </table:table-cell>
          <table:table-cell table:style-name="តារាង1.A2" office:value-type="string">
            <text:p text:style-name="P14">ចៀន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(ម. ព. ជៀន ឬ ចៀន <text:s/>១ កិ.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ម. ព. ជៀន ឬ ចៀន <text:s/>២ ន.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៣៩</text:p>
          </table:table-cell>
          <table:table-cell table:style-name="តារាង1.A2" office:value-type="string">
            <text:p text:style-name="P14">ចៀន​ចួន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2">(ម. ព. ជៀនជួន <text:s/>ឬ ចៀនចួន <text:s/>ន.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៤០</text:p>
          </table:table-cell>
          <table:table-cell table:style-name="តារាង1.A2" office:value-type="string">
            <text:p text:style-name="P14">ចៀ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សត្វ​ចតុប្បាទ​ពួក​មួយ គេ​ចិញ្ចឹម​សម្រាប់​យក​រោម​ធ្វើ​កម្រាល ឬ ធ្វើ​សំពត់​ផ្សេង​ៗ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៤១</text:p>
          </table:table-cell>
          <table:table-cell table:style-name="តារាង1.A2" office:value-type="string">
            <text:p text:style-name="P14">ចៀម​ជាំ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 ឬ កិ.</text:p>
          </table:table-cell>
          <table:table-cell table:style-name="តារាង1.D2" office:value-type="string">
            <text:p text:style-name="P10">ដែល​ញឹកញាប់​សាំ​ដដែល​ៗ, ជោកជាំ; នាំ​បណ្ដាល​ឲ្យ​ធុញ​ទ្រាន់​ចិត្ត : ខ្ញុំ​ធ្លាប់​ទទួល​ទាន​ចំណី​ហ្នឹង​ចៀម​ជាំ​ហើយ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៤២</text:p>
          </table:table-cell>
          <table:table-cell table:style-name="តារាង1.A2" office:value-type="string">
            <text:p text:style-name="P14">ចៀ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ចិត ឬ កាត់​ឲ្យ​ជា​ចំនៀរ : ចៀរ​ស្លឹក​ចេក ។ តម្រឹម : ចៀរ​ជើង​សក់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៤៣</text:p>
          </table:table-cell>
          <table:table-cell table:style-name="តារាង1.A2" office:value-type="string">
            <text:p text:style-name="P14">ចៀ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គេច​ចេញ, ដើរ​វាង, ថយ​ចេញ, ដើរ​ងាក​បែរ​មិន​ឲ្យ​ប៉ះ​ទង្គិច​គ្នា : ចូរ​ចៀស​ចេញ​ឲ្យ​ឆ្ងាយ​ទៅ !; ផ្លូវ​នេះ​តូច​ចង្អៀត​ណាស់ រក​តែ​ចៀស​គ្នា​មិន​រួច <text:s/>។</text:p>
          </table:table-cell>
          <table:table-cell table:style-name="តារាង1.D2" office:value-type="string">
            <text:p text:style-name="P9">ជៀស​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៤៤</text:p>
          </table:table-cell>
          <table:table-cell table:style-name="តារាង1.A2" office:value-type="string">
            <text:p text:style-name="P14">ចេ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ដំណាំ​មាន​ស្លឹក​ប្រើ​ការ មាន​ផ្លែ​ជា​អាហារ; ចេក​មាន​ច្រើន​យ៉ាង : ចេក​ណាំវ៉ា, ចេក​អំបូង, ចេក​នួន, ចេក​ពង​មាន់, ចេក​ស្នាប់​មុខ, ចេក​ជ្វា <text:s/>ជាដើម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ចេក​ណាំវ៉ា ចេក​អំបូង </text:p>
            <text:p text:style-name="P10">ចេក​នួន</text:p>
            <text:p text:style-name="P10">ចេក​ពង​មាន់</text:p>
            <text:p text:style-name="P10">ចេក​ស្នាប់​មុខ</text:p>
            <text:p text:style-name="P10"><text:s/>ចេក​ជ្វា </text:p>
          </table:table-cell>
        </table:table-row>
        <table:table-row>
          <table:table-cell table:style-name="តារាង1.A2" office:value-type="string">
            <text:p text:style-name="P4">២៥៤៥</text:p>
          </table:table-cell>
          <table:table-cell table:style-name="តារាង1.A2" office:value-type="string">
            <text:p text:style-name="P14">ចេក​ទេ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ប្រទាល​មួយ​ប្រភេទ សន្ដាន​ល្មៀត, មាន​ផ្កា​ល្អ ពណ៌​ផ្សេង​ៗ តែ​ផ្កា​ឥត​ក្លិន (មាន​ច្រើន​បែប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៤៦</text:p>
          </table:table-cell>
          <table:table-cell table:style-name="តារាង1.A2" office:value-type="string">
            <text:p text:style-name="P14">ចេក​ទុំ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ឈើ​សន្ដាន​វល្លិ​ឡើង​ទ្រើង មាន​ផ្កា​ក្រអូប​តែ​ក្នុង​វេលា​ល្ងាច ។ ឈ្មោះ​ត្រី​ឥត​ស្រកា​ពួក​មួយ សន្ដាន​ត្រី​កញ្ចុះ ។ សត្វ​ស្លាប​ពួក​មួយ មាន​ចំពុះ​ក្រហ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៤៧</text:p>
          </table:table-cell>
          <table:table-cell table:style-name="តារាង1.A2" office:value-type="string">
            <text:p text:style-name="P14">ចេច​ៗ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សម្រែក​កូន​ក្មេង, សត្វ​បក្សី ឬ​ម្រឹគ ចំពូក​ខ្លះ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៤៨</text:p>
          </table:table-cell>
          <table:table-cell table:style-name="តារាង1.A2" office:value-type="string">
            <text:p text:style-name="P14">ចេចចាច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ភាសា​បក្សី មាន​គ្រលេងគ្រលោង ជាដើ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៤៩</text:p>
          </table:table-cell>
          <table:table-cell table:style-name="តារាង1.A2" office:value-type="string">
            <text:p text:style-name="P14">ចេញ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ឃ្លាត​ពី​ទី​មួយ​ទៅ​កាន់​ទី​មួយ : ចេញ​ពី​ផ្ទះ ។ ពាក្យ​ផ្ទុយ <text:s/>ចូល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៥០</text:p>
          </table:table-cell>
          <table:table-cell table:style-name="តារាង1.A2" office:value-type="string">
            <text:p text:style-name="P14">ចេតន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េ តៈ ន៉ា</text:p>
          </table:table-cell>
          <table:table-cell table:style-name="តារាង1.D2" office:value-type="string">
            <text:p text:style-name="P9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គំនិត​ដែល​នាំ​ចិត្ត​ឲ្យ​ភ្នក, ឲ្យ​ផ្ដួច​គិត ។ ចេតនា​នេះ​ជា​តួ​ចេតសិក​ដែល​ដឹក​នាំ​ចិត្ត​ឲ្យ​ចេះ​គិត ។ ចេតនាកម្ម (--កាំ) អំពើ​ដែល​សម្រេច​ដោយ​ចេតនា​ឬ​ដែល​កើត​ឡើង​ដោយ​ចេតនា ។ ចេតនារម្មណ៍ (--រ៉ម់) អារម្មណ៍​របស់​ចេតនា, ធម្មជាត​ជា​ទី​រីករាយ​នៃ​ចិត្ត ។ 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៥១</text:p>
          </table:table-cell>
          <table:table-cell table:style-name="តារាង1.A2" office:value-type="string">
            <text:p text:style-name="P14">ចេតបុត្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--តៈ--</text:p>
          </table:table-cell>
          <table:table-cell table:style-name="តារាង1.D2" office:value-type="string">
            <text:p text:style-name="P9">បា. 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ព្រាន​ព្រៃ​ម្នាក់​មាន​ក្នុង​រឿង​វេស្សន្តរ​ជាតក : គ្រា​នោះ​ ជូជក​បាន​ជួប​ចេតបុត្រ​ព្រាន​ព្រៃ ក៏​ភ័យ​ស្លន់​ព្រោះ​ពួក​ឆ្កែ​ដេញ​ខាំ ... ។ (ម. កណ្ឌចូឡពន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៥២</text:p>
          </table:table-cell>
          <table:table-cell table:style-name="តារាង1.A2" office:value-type="string">
            <text:p text:style-name="P14">ចេតិយ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េដី ឬ ចែដី</text:p>
          </table:table-cell>
          <table:table-cell table:style-name="តារាង1.D2" office:value-type="string">
            <text:p text:style-name="P9">បា.; 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ចៃត្យ) ទី​ដែល​គេ​គោរព​បូជា គឺ​ទី​ណា​មួយ ទោះ​មាន​ដើម​ឈើ​ធំ​ជា​ប្រធាន​ជា​ទី​សម្គាល់​ក្ដី, មាន​ថ្ម​ធំ​ៗ ជា​ទី​ចំណាំ​ក្ដី ។ល។ ដែល​អ្នក​ផង​គេ​សន្មត គេ​ជឿ​ថា​ជាទី​ស័ក្ដិសិទ្ធិ គេ​តែង​ធ្វើ​សក្ការ​បូជា​គោរព ក៏​ហៅ ចេតិយ ទាំងអស់; តែ​ក្នុង​ប្រទេស​យើង​សព្វ​ថ្ងៃ​នេះ ចំពោះ​តែ​គារវវត្ថុ ដែល​គេ​ក​ដោយ​ឥដ្ឋ​ជា​ដើម សម្រាប់​តម្កល់​សារីរិកធាតុ​នៃ​ព្រះ​សម្មាសម្ពុទ្ធ​ជា​ដើម នោះ​ទើប​ហៅ​ថា <text:s/>ចេតិយ (ខ្មែរ​ហៅ ចៃដី <text:s/>ក៏​មាន, ហៅ​ក្លាយ​ជា ចាយដី <text:s/>ក៏​មាន); គួរ​សរសេរ <text:s/>ចេតិយ <text:s/>ឬ ចៃដី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៥៣</text:p>
          </table:table-cell>
          <table:table-cell table:style-name="តារាង1.A2" office:value-type="string">
            <text:p text:style-name="P14">ចេត្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ែត្រ</text:p>
          </table:table-cell>
          <table:table-cell table:style-name="តារាង1.D2" office:value-type="string">
            <text:p text:style-name="P9">សំ.;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ចៃត្រ, ចៃត្រិក; ចិត្ត) ឈ្មោះ​ខែ​ទី ៥ ខាង​ចន្ទគតិ : ខែ​ចេត្រ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៥៤</text:p>
          </table:table-cell>
          <table:table-cell table:style-name="តារាង1.A2" office:value-type="string">
            <text:p text:style-name="P14">ចេតសិ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--តៈ--</text:p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ភាវៈ​ដែល​ប្រកប​ផ្សំ​នឹង​ចិត្ត កើត​រលត់​ព្រម​ជា​មួយ​នឹង​ចិត្ត (ពាក្យ​នេះ​មាន​ក្នុង​ព្រះ​អភិធម្ម នៅ​មាន​សេចក្ដី​ជ្រាលជ្រៅ​ទៅ​ទៀត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៥៥</text:p>
          </table:table-cell>
          <table:table-cell table:style-name="តារាង1.A2" office:value-type="string">
            <text:p text:style-name="P14">ចេប​ៗ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សម្រែក​សត្វ​ចាប​យំ​ជា​ដើ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៥៦</text:p>
          </table:table-cell>
          <table:table-cell table:style-name="តារាង1.A2" office:value-type="string">
            <text:p text:style-name="P14">ចេ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េ</text:p>
          </table:table-cell>
          <table:table-cell table:style-name="តារាង1.D2" office:value-type="string">
            <text:p text:style-name="P9">ព. បុ.</text:p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ដឹង, ជ្រាប, យល់ : ពុំ​ចេរ​ពុត គឺ​ពុំ​ដឹង​ពុត ។ ពុំ​ចេរ​ហេតុ​ការណ៍ <text:s/>គឺ​ពុំ​ដឹង​រឿង​ហេតុ ។ ព. កា. : ទោះ​ដឹង​ពុត​ជា ពុំ​ចេរ​ពុតត្បុត ដឹង​ចិត្ត​បរិសុទ្ធ ពុំ​ចេរ​ឥរិយា ។ (ចេរ <text:s/>ក៏​គឺ​ដឹង, ដឹង <text:s/>ក៏​គឺ <text:s/>ចេរ) ។ សាស្ត្រា​ច្បាប់ រាជ​នេតិ <text:s/>ជា​ព្រះ​និពន្ធ នៃ​ព្រះ​រាជ​សម្ភារ) ។ គុ. យូរ, យឺតយូរ : ចេរកាល កាល​យូរ (មក ពី ចិរ, <text:s/>ឥ &gt; ឯ &gt; ចេរ ។ ម. ព. ចីរកាល និង ចីរចរ <text:s/>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៥៧</text:p>
          </table:table-cell>
          <table:table-cell table:style-name="តារាង1.A2" office:value-type="string">
            <text:p text:style-name="P14">ចេរច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េរ៉ៈចា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និយាយ​រួសរាយ​កាន់​គ្នា (មិន​សូវ​ប្រើ, ច្រើន​ប្រើ​ថា ចរចា; ម. ព. នោះ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៥៨</text:p>
          </table:table-cell>
          <table:table-cell table:style-name="តារាង1.A2" office:value-type="string">
            <text:p text:style-name="P14">ចេរវិ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េ--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ត្រឡប់​មក​វិញ, ត្រឡប់​មក​កើត (ប្រជុំ​ជាតក) : ចេរ​វិល​វឹង​មក យោន​យក​ជាតិ​ជា បុត្រ​មហា​ក្សត្រា ពារាណសី ។</text:p>
          </table:table-cell>
          <table:table-cell table:style-name="តារាង1.D2" office:value-type="string">
            <text:p text:style-name="P9">ចេរវិលវឹង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៥៩</text:p>
          </table:table-cell>
          <table:table-cell table:style-name="តារាង1.A2" office:value-type="string">
            <text:p text:style-name="P14">ចេលក​ជន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េ-ល៉ៈ-កៈ-ជន់</text:p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ជន​អ្នក​នៅ​បម្រើ​គេ, បាវព្រាវ (ព. កា.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៦០</text:p>
          </table:table-cell>
          <table:table-cell table:style-name="តារាង1.A2" office:value-type="string">
            <text:p text:style-name="P14">ចេ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ូត្រ​ឬ​អំបោះ​ខ្មាញ់​តូច​ឆ្មារ សម្រាប់​ប្រើ​ការ​ដេ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៦១</text:p>
          </table:table-cell>
          <table:table-cell table:style-name="តារាង1.A2" office:value-type="string">
            <text:p text:style-name="P14">ចេស្ដ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េស-ស្ដា ឬ ចែស-ស្ដា ជើង ដ</text:p>
          </table:table-cell>
          <table:table-cell table:style-name="តារាង1.D2" office:value-type="string">
            <text:p text:style-name="P9">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“សេចក្ដី​ខ្មីឃ្មាត, សង្វាត, ប្រឹងប្រែង; ដំណើរ​តាំង​ចិត្ត​ប្រុង​នឹង​ធ្វើ​; ដំណើរ​កម្រើក​អវយវៈ​តូច​ធំ មាន​លើក​ដៃ​ជើង វាស​ដៃ​ជើង ឬ​ងាក​បែរ​ជាដើម...”) ការ​សំដែង​ឫកពា​ឲ្យ​ឃើញ​តេជះ​អំណាច, ការ​ប្រើ​អំណាច, បញ្ចេញ​តេជះ ។ ព្រះ​ចេស្ដា <text:s/>គឺ​តេជះ​អំណាច​នៃ​ព្រះ​មហា​ក្សត្រ (រ. ស.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៦២</text:p>
          </table:table-cell>
          <table:table-cell table:style-name="តារាង1.A2" office:value-type="string">
            <text:p text:style-name="P14">ចេះ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</text:p>
          </table:table-cell>
          <table:table-cell table:style-name="តារាង1.D2" office:value-type="string">
            <text:p text:style-name="P10">ដឹង​ជាក់, យល់​ជាក់ : ចេះ​អក្ស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 ឬ ន.</text:p>
          </table:table-cell>
          <table:table-cell table:style-name="តារាង1.D2" office:value-type="string">
            <text:p text:style-name="P10">ដែល​មាន​ចំណេះ : មនុស្ស​ចេះ, អ្នក​ចេះ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៦៣</text:p>
          </table:table-cell>
          <table:table-cell table:style-name="តារាង1.A2" office:value-type="string">
            <text:p text:style-name="P14">ចែ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មាន់​មាន​មាឌ​តូច, បើ​ឈ្មោល មាន​សិរ្ស​ខ្ពស់ សម្បុរ​ក្រហម : មាន់​ចែ​រងាវ​ពីរោះ​ជាង​មាន់​គក ។ ប្រដាប់​ធ្វើ​ដោយ​ដែក​មាន​មុខ​ខុប​ខ្វេរ សម្រាប់​កាវ​មែក​ឈើ​តូច​ៗ ជាដើម : យក​ចែ​កាវ​ដៃ​ទំពាំង​ឫស្សី ។ ភ្លុក​មេ​ដំរី ឬ​ភ្លុក​ដំរី​ស្ដរ តូច​ៗ ខ្លី​ៗ ទីទៃ​ពី​ភ្លុក​ធម្មតា : កាំបិត​ស្លា​ដង​ចែ ។ ចែកាច់ <text:s/>គឺ​ចែ​ដែល​មេ​ដំរី​កាច់​ចោល​ខ្លួន​វា នៅ​ជាប់​នឹង​ដើម​ឈើ​រស់ (ខ្មែរ​សម័យ​បុរាណ​ខ្លះ សន្មត​ថា​ជា​របស់​មាន​តម្លៃ ព្រោះ​គេ​ជឿ​ថា​ជា​របស់​ត្រជាក់ត្រជំ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>ចិ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ចេ) បង​ស្រី : សុំ​ចែ​អញ្ជើញ​អង្គុយ !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៣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តូច, ទាប, កន្តិល : មនុស្ស​ចែ និង​មនុស្ស​តឿ​ដើរ​ជា​មួយ​គ្នា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៦៤</text:p>
          </table:table-cell>
          <table:table-cell table:style-name="តារាង1.A2" office:value-type="string">
            <text:p text:style-name="P14">ចែ​ៗ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ស៊ាំស៊ន, ជញ្ជាន់​ស្លាញ, ដដែល​ៗ, ច្រំដែល : និយាយ​ចែ​ៗ, ស្ល​តែ​បន្លែ​ដដែល​ចែ​ៗ (ម. ព. ចែប៉ប្រែ ឬ ជែពព្រែ <text:s/>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៦៥</text:p>
          </table:table-cell>
          <table:table-cell table:style-name="តារាង1.A2" office:value-type="string">
            <text:p text:style-name="P14">ចែ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បែង, រំលែក, លៃ​ជា​ចំណែក : ចែក​ទ្រព្យ ។ ចែក​ចាយ គឺ​ចែក​ឲ្យ​ចាយ ។ ចែក​ប៉ាន់ <text:s/>គឺ​ចែក​ដោយ​បូក​ប៉ាន់ ។ ចែក​រលែក <text:s/>ចែក​ឲ្យ​បាន​គ្រប់​គ្នា ។ ចែក​រំលែក <text:s/>ចែក​ដោយ​រំលែក​ឲ្យ​ខ្លះ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ចែក​ចាយ​</text:p>
          </table:table-cell>
        </table:table-row>
        <table:table-row>
          <table:table-cell table:style-name="តារាង1.A2" office:value-type="string">
            <text:p text:style-name="P4">២៥៦៦</text:p>
          </table:table-cell>
          <table:table-cell table:style-name="តារាង1.A2" office:value-type="string">
            <text:p text:style-name="P14">ចែង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ឈើ​មួយ​ប្រភេទ ស្លឹក​តូច​ឈ្លម​ស្រួច​ៗ ស្រដៀង​នឹង​ស្លឹក​រៃ​ទឹក : ដើម​ចែង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ដើម​ចែង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ថ្លែង, សំដែង, ប្រាប់, ឲ្យ​ដឹង​ឲ្យ​ដំណឹង​ច្បាស់ : ចែង​សេចក្ដី, ចែង​ច្បាប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៣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ជ្រុង ឬ​ញោច​ខាង​ឆ្វេង​និង​ខាង​ស្ដាំ នៃ​ដំបូល​ផ្ទះ : ចែង​ផ្ទះ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៦៧</text:p>
          </table:table-cell>
          <table:table-cell table:style-name="តារាង1.A2" office:value-type="string">
            <text:p text:style-name="P14">ចែងច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ថ្លាថ្លែង, សំដែង, ពោល​ពេញ​សំឡេង​ឮ​ខ្លាំង​ៗ ច្បាស់​លាស់ (ប្រើ​តែ​ក្នុង​កាព្យ​និង​ពំនោល​ល្ខោន, ពំនោល​រឿង​រាមកេរ្តិ៍ ) ។</text:p>
          </table:table-cell>
          <table:table-cell table:style-name="តារាង1.D2" office:value-type="string">
            <text:p text:style-name="P9">ចាចែង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៦៨</text:p>
          </table:table-cell>
          <table:table-cell table:style-name="តារាង1.A2" office:value-type="string">
            <text:p text:style-name="P14">ចែង​ថ្ងៃ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រោគ​កើត​ផេរ​នៅ​ស្បែក នាំ​ឲ្យ​ស្កៀប​រមាស់ (អ្នក​ស្រុក​ខ្លះ​ថា ចេញ​ថ្ងៃ ឬ ចាញ់​ថ្ងៃ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៦៩</text:p>
          </table:table-cell>
          <table:table-cell table:style-name="តារាង1.A2" office:value-type="string">
            <text:p text:style-name="P14">ចែងម៉ែង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ស្មៅ​កក់​មួយ​ប្រភេទ ដើម​មូល​ប្រើ​ធ្វើ​កន្ទេល​បាន : កក់​ចែង​ម៉ែ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កក់​ចែង​ម៉ែង ​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វៀច​ត្រមែង, <text:s/>វៀច​លយ​ត្របាំង​បះ : វៀច​ចែង​ម៉ែ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៧០</text:p>
          </table:table-cell>
          <table:table-cell table:style-name="តារាង1.A2" office:value-type="string">
            <text:p text:style-name="P14">ចែងវ៉ែ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 ឬ គុ.</text:p>
          </table:table-cell>
          <table:table-cell table:style-name="តារាង1.D2" office:value-type="string">
            <text:p text:style-name="P10">ខ្វែង​ហួស, ជ្រួស​ខ្វាត់​ខ្វែង; ដែល​ខ្វាត់​ខ្វែង : ដើរ​ចែងវ៉ែង; ផ្លូវ​ចែងវ៉ែ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៧១</text:p>
          </table:table-cell>
          <table:table-cell table:style-name="តារាង1.A2" office:value-type="string">
            <text:p text:style-name="P14">ចែចូវ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នាំ​សំដី​ទៅ​មក : មុន​នឹង​ដណ្ដឹង​កូន​ក្រមុំ​គេ ត្រូវ​រក​មនុស្ស​ឲ្យ​ទៅ​ចែចូវ​សិន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ប៉ិន​ខាង​និយាយ​ដើម​គេ, ដែល​ប៉ិន​ខាង​ពោល​ពាក្យ​ញុះ​ញង់ : មនុស្ស​ចែចូវ ។ ដែល​ប្រព្រឹត្ត​ខាង​ញុះញង់ : ពាក្យ​ចែ​ចូវ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៧២</text:p>
          </table:table-cell>
          <table:table-cell table:style-name="តារាង1.A2" office:value-type="string">
            <text:p text:style-name="P14">ចែ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កាំបិត​មួយ​ប្រភេទ ផ្លែ​ធំ​វែង ដង​ខ្លី : កាំបិត​ចែ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កាំបិត​ចែត​</text:p>
          </table:table-cell>
        </table:table-row>
        <table:table-row>
          <table:table-cell table:style-name="តារាង1.A2" office:value-type="string">
            <text:p text:style-name="P4">២៥៧៣</text:p>
          </table:table-cell>
          <table:table-cell table:style-name="តារាង1.A2" office:value-type="string">
            <text:p text:style-name="P14">ចែប៉ប្រែ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ច្រំ​ដែល, ដដែល​ៗ : កុំ​និយាយ​ចែប៉ប្រែ​ពេក ឬ កុំ​និយាយ​ជែពព្រែ​ពេក ។</text:p>
          </table:table-cell>
          <table:table-cell table:style-name="តារាង1.D2" office:value-type="string">
            <text:p text:style-name="P9">ជែ​ពព្រែ​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៧៤</text:p>
          </table:table-cell>
          <table:table-cell table:style-name="តារាង1.A2" office:value-type="string">
            <text:p text:style-name="P14">ចែវ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គ្រឿង​ទូក​សម្រាប់​ឲ្យ​ទូក​លឿន ដោយ​ពាក់​ត្របែង​នឹង​ខ្សែ​ភ្ជាប់​នឹង​បង្គោល ហើយ​កាន់​យោគ​ចូក​គាស់​ទឹក : ពាក់​ចែវ, សម្រប​ចែវ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ចូក​គាស់​ទឹក​ដោយ​ចែវ​ឲ្យ​លឿន​ទូក : ខំ​ប្រឹង​ចែវ​ឲ្យ​តឹង​ដៃ​បន្តិច​ឡើ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៧៥</text:p>
          </table:table-cell>
          <table:table-cell table:style-name="តារាង1.A2" office:value-type="string">
            <text:p text:style-name="P14">ចែ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ពាក្យ​សម្រាប់​ចម្រើន​ពាក្យ​ក្ដៅ, ពាក្យ​រឹង​ឲ្យ​វិសេស​ឡើង : ក្ដៅ​ចែស, រឹង​ចែស <text:s/>គឺ​ក្ដៅ​ខ្លាំង, រឹង​ខ្លាំង ។ ជាក់​ច្បាស់, ជាក់​ស្បាន់, ក្រឡៅ : ឃើញ​ច្បាស់​ចែស, ភ្លឺ​ចែស, ភ្លឺ​ច្បាស់​ចែស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៧៦</text:p>
          </table:table-cell>
          <table:table-cell table:style-name="តារាង1.A2" office:value-type="string">
            <text:p text:style-name="P14">ចៃ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ត្វ​ល្អិត​អាស្រ័យ​នៅ​នឹង​កាយ​មនុស្ស ឬ​សត្វ​តិរច្ឆាន បរិភោគ​ឈាម​ជា​អាហា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>ស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ចិត្ត : គាប់​ចៃ គឺ​គាប់​ចិត្ត, ពេញ​ចិត្ត (ស. ខ្ចប់ចៃ អ. ថ. ខបចៃ); ចុនចៃ <text:s/>(ស. ចនចៃ អ. ថ. ចុនចៃ) គឺ​ទាល់​ចិត្ត ទាល់​គំនិត (មិន​សូវ​ប្រើ; មាន​ប្រើ​តែ​ក្នុង​កាព្យ​ខ្លះ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៧៧</text:p>
          </table:table-cell>
          <table:table-cell table:style-name="តារាង1.A2" office:value-type="string">
            <text:p text:style-name="P14">ចៃដន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ៃដន់</text:p>
          </table:table-cell>
          <table:table-cell table:style-name="តារាង1.D2" office:value-type="string">
            <text:p text:style-name="P9">សំ. </text:p>
          </table:table-cell>
          <table:table-cell table:style-name="តារាង1.D2" office:value-type="string">
            <text:p text:style-name="P9">កិ. ឬ ន.</text:p>
          </table:table-cell>
          <table:table-cell table:style-name="តារាង1.D2" office:value-type="string">
            <text:p text:style-name="P10">(ចៃតន្យ ន. “អាត្ម័ន (អាត្មា), ព្រលឹង; ចិត្ត; ទេវតា​ដែល​ជា​អ្នក​នាំ​បណ្ដាល​ចិត្ត, ជា​អ្នក​បញ្ចូល​ចិត្ត ...” ។ (ស. ដលចៃ អ. ថ. ដុនចៃ កិ.) បណ្ដាល​ឲ្យ​គិត, ឲ្យ​នឹក​ភ្នក​ឃើញ; ដំណើរ​ដែល​បណ្ដាល​ឲ្យ​កើត​មាន​ឡើង ហាក់​ដូច​ជា​មាន​ទេវតា​នាំ​បណ្ដាល : ការណ៍​ហ្នឹង​វា​ជា​ចៃដន្យ ... ។</text:p>
          </table:table-cell>
          <table:table-cell table:style-name="តារាង1.D2" office:value-type="string">
            <text:p text:style-name="P9">ចៃ​ដន្យ​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៧៨</text:p>
          </table:table-cell>
          <table:table-cell table:style-name="តារាង1.A2" office:value-type="string">
            <text:p text:style-name="P14">ចៃដី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ម. ព. ចេតិយ, ចៃត្យ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៧៩</text:p>
          </table:table-cell>
          <table:table-cell table:style-name="តារាង1.A2" office:value-type="string">
            <text:p text:style-name="P14">ចៃត្យ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ៃត្យៈ</text:p>
          </table:table-cell>
          <table:table-cell table:style-name="តារាង1.D2" office:value-type="string">
            <text:p text:style-name="P9">សំ.;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ចេតិយ) ហៅ​ក្លាយ​មក​ជា ចៃដី <text:s/>ឬ ចាយដី (ម. ព. ចេតិយ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៨០</text:p>
          </table:table-cell>
          <table:table-cell table:style-name="តារាង1.A2" office:value-type="string">
            <text:p text:style-name="P14">ចៃរ៉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ប្រដាប់​នេសាទ​មច្ឆជាតិ​មួយ​ប្រភេទ ប្រើ​ការ​បែប​យ៉ាង​ថ្នង តែ​ធំ​ជាង​ថ្ន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៨១</text:p>
          </table:table-cell>
          <table:table-cell table:style-name="តារាង1.A2" office:value-type="string">
            <text:p text:style-name="P14">ចោងហោ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>ស.</text:p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(ច្ចងហ្ចង <text:s/>អ. ថ. ចងហង) ព្រហើន (មិន​សូវ​ប្រើ, ប្រើ​ខ្លះ​តែ ព. កា.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៨២</text:p>
          </table:table-cell>
          <table:table-cell table:style-name="តារាង1.A2" office:value-type="string">
            <text:p text:style-name="P14">ចោ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ទីទៃ​ពី​ទេរ គឺ​ចំហុង : ច្រាំង​ចោត ។ ឈ្មោះ​ក្ដាម​សមុទ្រ​មួយ​ពួក : ក្ដាម​ចោ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ក្ដាម​​ចោត​</text:p>
          </table:table-cell>
        </table:table-row>
        <table:table-row>
          <table:table-cell table:style-name="តារាង1.A2" office:value-type="string">
            <text:p text:style-name="P7">២៥៨៣</text:p>
          </table:table-cell>
          <table:table-cell table:style-name="តារាង1.A2" office:value-type="string">
            <text:p text:style-name="P14">ចោទ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ោត</text:p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តឿន, ដាស់តឿន; សួរ​ដណ្ដឹង; ដាក់​ចំណោទ, ដាក់​ប្រស្នា​ឲ្យ​រក; ប្ដឹង, ប្ដឹង​ប្រកាន់ ។ 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៨៤</text:p>
          </table:table-cell>
          <table:table-cell table:style-name="តារាង1.A2" office:value-type="string">
            <text:p text:style-name="P14">ចោទកៈ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ចោទក) អ្នក​ចោទ : ខាង​ចោទ​ក៍​អាង​ថា ...។</text:p>
          </table:table-cell>
          <table:table-cell table:style-name="តារាង1.D2" office:value-type="string">
            <text:p text:style-name="P9">ចោទក៍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៨៥</text:p>
          </table:table-cell>
          <table:table-cell table:style-name="តារាង1.A2" office:value-type="string">
            <text:p text:style-name="P14">ចោទន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--ទៈនា</text:p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ារ​ចោទ, ដំណើរ​ចោទ, សេចក្ដី​ចោទ; ការ​ដាស់​តឿន; ការ​រំអុក​ឲ្យ​ដោយ​ទទូច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៨៦</text:p>
          </table:table-cell>
          <table:table-cell table:style-name="តារាង1.A2" office:value-type="string">
            <text:p text:style-name="P14">ចោ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ព័ទ្ធ : ចោម​ចាប់ ។ ចោម​រោម គឺ ចោម​ជុំ, ហែហ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៨៧</text:p>
          </table:table-cell>
          <table:table-cell table:style-name="តារាង1.A2" office:value-type="string">
            <text:p text:style-name="P14">ចោមពុ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ដណ្ដប់​សំពត់​ព័ទ្ធ​ក្រោម​ក្លៀក​ប្រសព្វ​ជាយ​ទាំង​ពីរ​ខាង​មុខ​បិទ​ដោះ ហើយ​សៀត​ភ្ជាប់​ចុក​ត្រសុក​ត្រង់​ដើម​ទ្រូង : រដូវ​ក្ដៅ​ស្រ្តី​សម័យ​ពី​ដើម​ច្រើន​តែ​ចោម​ពុង​ធ្វើ​ការ (ម. ព. ពុង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៨៨</text:p>
          </table:table-cell>
          <table:table-cell table:style-name="តារាង1.A2" office:value-type="string">
            <text:p text:style-name="P14">ចោ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ោ</text:p>
          </table:table-cell>
          <table:table-cell table:style-name="តារាង1.D2" office:value-type="string">
            <text:p text:style-name="P9">សំ.;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ចៅរ) ជន​អ្នក​លួច​គេ, ល្មួច : ចោរ​ឆក់ ចោរ​អ្នក​ឆក់​ទ្រព្យ​គេ ។ ចោរ​ប្លន់ ចោរ​អ្នក​ប្លន់​គេ ។ ចោរ​ព្រៃ <text:s/>ចោរ​ដែល​វេលា​ថ្ងៃ​ពួន​នៅ​តែ​ក្នុង​ព្រៃ វេលា​យប់​ចេញ​លួច ឬ​ប្លន់​គេ (ច្រើន​តែ​ចោរ​ប្លន់) : ចោរ​ព្រៃ​មាន​ចោរ​ស្រុក​ជា​រនុក ជា​អ្នក​ឲ្យ​ការណ៍ ទើប​អាច​លួច​ឬ​ប្លន់​អ្នក​ស្រុក​បាន, ដូច​មនុស្ស​កាច ឬ​មនុស្ស​ខូច​ដែរ បើ​គ្មាន​គ្នីគ្នា​ចូល​ដៃ សម​គំនិត​កាន់​ជើង​ទេ ក៏​កាច​ខូច​ពុំ​កើត​ឡើយ ។ គុ. ស្រ្តី​ដែល​ខូច​លួច​ក្បត់​ចិត្ត​ប្ដី​​ជា​ចោរ​លួច​ទ្រព្យ​គេ ហៅ​ថា ចោរី ។ល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៨៩</text:p>
          </table:table-cell>
          <table:table-cell table:style-name="តារាង1.A2" office:value-type="string">
            <text:p text:style-name="P14">ចោរ​កណ្ដកៈ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ោរ៉ៈ ក័ន-ដៈ កៈ </text:p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ចោរ​កណ្ដក) បន្លា, ចម្រូង គឺ ចោរ ឬ​ចោរ​ដែល​ទុក​ស្មើ​បន្លា ទុក​ស្មើ​ចម្រូង (ចោរ​សាហាវ​ដែល​ធ្វើ​ឲ្យ​អ្នក​ស្រុក​ស្ញប់ស្ញែង​ខ្លាំង បណ្ដាល​ឲ្យ​អ្នក​ស្រុក​ភូមិ​លំនៅ​ទុក​ស្មើ​ព្រៃ​ដែល​សុទ្ធ​តែ​បន្លា ឬ​ចម្រូង) ។ បើ​ស្រ្តី​ហៅ ចោរ​កណ្ដកា ។</text:p>
          </table:table-cell>
          <table:table-cell table:style-name="តារាង1.D2" office:value-type="string">
            <text:p text:style-name="P9">ចោរកណ្ដក៍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៩០</text:p>
          </table:table-cell>
          <table:table-cell table:style-name="តារាង1.A2" office:value-type="string">
            <text:p text:style-name="P14">ចោរ​កន្ដា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ោរ៉ៈក័ន-តារៈ ឬ -កន់តា</text:p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ផ្លូវ​ឆ្ងាយ​ដាច់​ស្រយោល​ដែល​មាន​ពួក​ចោរ​នៅ​ចាំ​ស្កាត់ ។ ម. ព. <text:s/>កន្ដារ <text:s/>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៩១</text:p>
          </table:table-cell>
          <table:table-cell table:style-name="តារាង1.A2" office:value-type="string">
            <text:p text:style-name="P14">ចោរ​កម្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ោរ៉ៈក័ម</text:p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អំពើរ​របស់​ចោរ, អំពើ​លួច​ប្លន់ ។ 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៩២</text:p>
          </table:table-cell>
          <table:table-cell table:style-name="តារាង1.A2" office:value-type="string">
            <text:p text:style-name="P14">ចោរ​ឃា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ោរ៉ៈឃាត</text:p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ារ​ពិឃាត​ចោរ : ធ្វើ​ចោរ​ឃា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៩៣</text:p>
          </table:table-cell>
          <table:table-cell table:style-name="តារាង1.A2" office:value-type="string">
            <text:p text:style-name="P14">ចោរ​ឃាតកៈ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ោរ៉ៈឃាតៈ កៈ ឬ ចោរ៉ៈ ឃាត</text:p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ចោរ​ឃាតក) អ្នក​ពិឃាត​ចោរ, អ្នក​សម្លាប់​ចោរ ។</text:p>
          </table:table-cell>
          <table:table-cell table:style-name="តារាង1.D2" office:value-type="string">
            <text:p text:style-name="P9">ចោរឃាតក៍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៩៤</text:p>
          </table:table-cell>
          <table:table-cell table:style-name="តារាង1.A2" office:value-type="string">
            <text:p text:style-name="P14">ចោរ​ឃាតកម្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ោរ៉ៈឃាតៈ</text:p>
            <text:p text:style-name="P11">ក័ម</text:p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អំពើ​ពិឃាត​ចោរ, ការ​ពិឃាត​ចោរ (ម. ព. ចោរ​ឃាត <text:s/>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៩៥</text:p>
          </table:table-cell>
          <table:table-cell table:style-name="តារាង1.A2" office:value-type="string">
            <text:p text:style-name="P14">ចោ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បោះបង់, លែងបង់ : ចោល​ផ្ទះ, ចោល​ការ ។ ពួយ, បោះ, គ្រវែង​វត្ថុ​មូល​ឬ​វត្ថុ​ខ្លី : យក​ដុំ​ដី​ចោល, យក​កំណាត់​ឈើ​ចោល, ចោល​ផ្លែ​ស្វាយ ។ ចោល​ទៃ ឬ ស្លាប់​ចោល​ទៃ <text:s/>ស្លាប់​ក្នុង​វេល​កំពុង​ដើរ​ដំណើរ ឬ​ស្លាប់​ក្នុង​សង្រ្គាម ចោល​ទៃ​ដែល​យក​ពី​ផ្ទះ​ទៅ (ព. ទ្រ. ម.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៩៦</text:p>
          </table:table-cell>
          <table:table-cell table:style-name="តារាង1.A2" office:value-type="string">
            <text:p text:style-name="P14">ចោ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ធ្វើ​ឲ្យ​មាន​ជា​រន្ធ ឬ​ប្រហោង : ចោះ​ឈើ, ចោះ​ត្រចៀក ។ កិ. វិ. ច្បោល​ៗ, ទ្រួស​ៗ, លំ​ៗ : សួរ​ចោះ​ៗ, ដើរ​ចោះ​ៗ ។ ចោះ​ចំ ចោទ​ចំ; ស្មាន​ត្រូវ​ចំ, ដៅ​ចំ : គេ​ចោះ​ចំ​វា​តែ​ម្ដ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ចោះចំ​</text:p>
          </table:table-cell>
        </table:table-row>
        <table:table-row>
          <table:table-cell table:style-name="តារាង1.A2" office:value-type="string">
            <text:p text:style-name="P4">២៥៩៧</text:p>
          </table:table-cell>
          <table:table-cell table:style-name="តារាង1.A2" office:value-type="string">
            <text:p text:style-name="P14">ចៅ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បុ. ស.</text:p>
          </table:table-cell>
          <table:table-cell table:style-name="តារាង1.D2" office:value-type="string">
            <text:p text:style-name="P10">អ្នក, នាយ; យស​របស់​អាណា​ប្រជានុរាស្ត្រ​ដែល​ឥត​បណ្ដា​ស័ក្តិ : ចៅ​ក​ចោទ​ប្រកាន់​ចៅ​ខ អំពី​ប្រាក់ ១៥០ រៀល ...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ូន​របស់​កូន : ចៅ​ប្រុស, ចៅ​ស្រី ។ ចៅ​ទួត កូន​របស់​ចៅ; ចៅ​លួត កូន​របស់​ចៅ​ទួត; ចៅ​លា កូន​របស់​ចៅ​លួត; ចៅ​ប៉ា កូន​របស់​ចៅ​លា; ចៅ​ចុងកុល កូន​របស់​ចៅ​ប៉ា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៣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>ស.ល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ម្ចាស់ ។ អ្នក, នាយ; <text:s/>ម្ចាស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៩៨</text:p>
          </table:table-cell>
          <table:table-cell table:style-name="តារាង1.A2" office:value-type="string">
            <text:p text:style-name="P14">ចៅកូវ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>ព. បុ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អ្នក​គ្រប់គ្រង, អ្នក​ត្រួតត្រា​មើល​ការ​ខុស​ត្រូវ : ព្រះ​សង្ឃ​ចៅ​កូវ​ លោក​ចៅ​អធិការ​វត្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៥៩៩</text:p>
          </table:table-cell>
          <table:table-cell table:style-name="តារាង1.A2" office:value-type="string">
            <text:p text:style-name="P14">ចៅ​ក្រ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ៅក្រំ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មន្រ្តី​តុលាការ, មន្ត្រី​អ្នក​ជម្រះ​ក្ដី ។ 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០០</text:p>
          </table:table-cell>
          <table:table-cell table:style-name="តារាង1.A2" office:value-type="string">
            <text:p text:style-name="P14">ចៅ​ច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្ត្រី​ជាតិ​ជា​រាស្ត្រ​សាមញ្ញ ដែល​ព្រះ​រាជា​ទ្រង់​សព្វ​ព្រះ​រាជ​ហ្ឫទ័យ​តែង​តាំង​ជា បាទ​បរិចារិកា ។ តាម​ក្បួន​រាជ​ស័ព្ទ ចៅ​ចម​មាន ៦ ថ្នាក់ គឺ ១- ព្រះ​បិយោ <text:s/>ងារ​ជា​ព្រះ​បរម; ២- ព្រះ​ស្នំ <text:s/>ងារ​ជា​ព្រះ​ម្នាង; ៣- ព្រះ​ស្រឹង្គារ ងារ​ជា​ព្រះ​ម៉ែ​នាង; ៤- ព្រះ​ក្រមការ ងារ​ជា​ព្រះ​នាង; ៥- ព្រះ​ស្រីការ <text:s/>ងារ​ជា​អ្នក​ម្នាង; ៦- ព្រះ​កំណាន់ ងារ​ជា​អ្នក​នា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០១</text:p>
          </table:table-cell>
          <table:table-cell table:style-name="តារាង1.A2" office:value-type="string">
            <text:p text:style-name="P14">ចៅ​ជិ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្រ្តី​ជា​ព្រះ​រាជ​បរិពារ​ដែល​នៅ​ក្រាប​បង្គំ​គាល់​បម្រើ​ជិត​ស្និទ្ធ​ក្នុង​ព្រះ​រាជ​ត្រកូល ។ ច្រើន​ប្រើ​ជា​មួយ​នឹង​ពាក្យ​ចៅ​ចម : ចៅ​ជិត​ចៅ​ចម​ជំទាវ​ខុនណាង ។ 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០២</text:p>
          </table:table-cell>
          <table:table-cell table:style-name="តារាង1.A2" office:value-type="string">
            <text:p text:style-name="P14">ចៅ​ទេ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>ព. បុ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ម្ចាស់​ប្រទេស (ព្រះ​រាជា) ពាក្យ​កាព្យ​ថា ចៅ​ទេស​មិន​ធ្វេស​ទ្វេ តែង​រិះរេ​រក​ហេតុ​ផល ឲ្យ​រដ្ឋ​រាស្ត្រ​បាន​ដល់ នូវ​ក្ដី​សុខ​​​ក្តី​ចម្រើន ។ (ម. ព. ទេស ១ ន. ទៀត​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០៣</text:p>
          </table:table-cell>
          <table:table-cell table:style-name="តារាង1.A2" office:value-type="string">
            <text:p text:style-name="P14">ចៅទៃ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>ព. បុ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នាយ​ឬ​មេ​អ្នក​ថែ​រក្សា​កាន់​កាប់​ទៃ​របស់​ព្រះ​រាជា : ប្ដី​នាង​នោះ​នៃ​ បាន​ស្គាល់​ចៅ​ទៃ ស្គាល់​ព្រះ​ស្គាល់​ពញា អ្នក​ផង​រាប់​អាន ដ្បិត​បាន​ទ្រព្យា កប​នូវ​លក្ខណា នាង​នោះ​ប្រពៃ <text:s/>(សាស្ត្រា​មា​យើង) ។ ព្រះ​សង្ឃ​ចៅ​ទៃ <text:s/>លោក​ចៅ​អធិការ​វត្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០៤</text:p>
          </table:table-cell>
          <table:table-cell table:style-name="តារាង1.A2" office:value-type="string">
            <text:p text:style-name="P14">ចៅ​ពញ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ៅញ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ឋានន្តរស័ក្ដិ​នៃ​មន្រ្តី​ថ្នាក់​ខ្ពស់​ជាង ពញា គឺ​ខ្ពស់​ជាង​ថ្នាក់ ឧកញ៉ា​ <text:s/>ក្នុង​រជ្ជកាល​នា​បុរាណ​សម័យ​ក្នុង​កម្ពុជរដ្ឋ, ជួន​កាល​ព្រះ​រាជា​ទ្រង់​ព្រះ​មេត្តា​ប្រោស​ព្រះ​រាជ​ទាន​តាំង​ឲ្យ​ឡើង​ដល់​ទី សម្ដេច <text:s/>ក៏​មាន, ក្នុង​រជ្ជកាល​នៃ ព្រះ​បាទ​សម្ដេច​ព្រះ​បរម​រាជា (ពញាយ៉ាត) ទ្រង់​តាំង​លោក​អ្នក​ឧកញ៉ា កែ ឲ្យ​ឡើង​ជា សម្ដេច​ចៅពញា <text:s text:c="6"/>(ក្នុង​ខាង​ចុង​នៃ​ពុទ្ធ​​សតវត្សរ៍​ទី ២០, ចុល្ល​សតវត្សរ៍​ទី ៨, គ្រិស្ដ​សតវត្ស​រ៍ទី ១១) ។ ក្នុង​រជ្ជកាល​នៃ ព្រះ​បាទ​សម្ដេច​ព្រះ​ជ័យ​ចេស្ដា <text:s/>(ពុទ្ធ​សតវត្សរ​ទី ២៣) ព្រះ​រាជា​ទ្រង់​ព្រះ​មេត្តា​ប្រោស​តាំង​ ឧកញ៉ា​ភក្ដី​សង្រ្គាម ហុក ឲ្យ​ឡើង​ជា ចៅ​ពញា​ភក្ដី​សង្គ្រាម ជា​មេ​ទ័ព​ធំ​របស់​ប្រទេស​កម្ពុជា, ចៅ​ពញា​ភក្ដី​សង្គ្រាម (ហុក) នេះ​ជា​មេ​ទ័ព​ជំនាញ​ជាយជ័យ​មាន​កេរ្តិ៍​ឈ្មោះ​ល្បីល្បាញ​ក្នុង​រជ្ជកាល​នោះ ។ល។ (ម. ព. ពញា <text:s/>ទៀត​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០៥</text:p>
          </table:table-cell>
          <table:table-cell table:style-name="តារាង1.A2" office:value-type="string">
            <text:p text:style-name="P14">ចៅរ៉ៅ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រួសរាយ​រក​គ្នា : និយាយ​ចៅរ៉ៅ, ស្រែក​ហៅ​ចៅរ៉ៅ ។ គុ. សំដី​ចៅរ៉ៅ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០៦</text:p>
          </table:table-cell>
          <table:table-cell table:style-name="តារាង1.A2" office:value-type="string">
            <text:p text:style-name="P14">ចៅហ្វាយ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អ្នក​ដែល​ជា​ម្ចាស់, ជា​អ្នក​នាយក​លើ​គេ ឬ​អ្នក​ដែល​ត្រួត​ត្រា​ការ​នីមួយ​ៗ ជា​ធំ​ជាង​អ្នក​ទាំង​អស់​ក្នុង​ពួក​នោះ​ៗ : ចៅហ្វាយ​ខែត្រ, ចៅហ្វាយ​ស្រុក, ចៅហ្វាយ​ខណ្ឌ ...។ សម័យ​សង្គម​រាស្រ្ត​និយម, ហៅ​ថា​អភិបាល​ខែត្រ, អភិបាល​ស្រុក វិញ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០៧</text:p>
          </table:table-cell>
          <table:table-cell table:style-name="តារាង1.A2" office:value-type="string">
            <text:p text:style-name="P14">ចៅអធិកា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ភិក្ខុ​ជា​មេ​វត្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០៨</text:p>
          </table:table-cell>
          <table:table-cell table:style-name="តារាង1.A2" office:value-type="string">
            <text:p text:style-name="P14">ចំ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ត្រូវ​ត្រង់​មិន​ល្អៀង : ដាក់​ចំ, ចោទ​ចំ, ហៅ​ចំ​ឈ្មោះ ។ ចំ​ហើយ <text:s/>និ. ពុំ​សម​សោះ​ឡើយ : ចំ​ហើយ​បង​ឯង, ពុំ​គួរ​បើ​រត់​ចោល​គ្នា​សោះ !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ដេរ​ស្រោប​រឹម​កុំ​ឲ្យ​របោច : ចំ​ជាយ​កន្ទេល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០៩</text:p>
          </table:table-cell>
          <table:table-cell table:style-name="តារាង1.A2" office:value-type="string">
            <text:p text:style-name="P14">ចំកា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លា​ត្រដាង​ឲ្យ​កាង​ចេញ : ចំកាង​ស្លាប, ចំកាង​ដៃ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១០</text:p>
          </table:table-cell>
          <table:table-cell table:style-name="តារាង1.A2" office:value-type="string">
            <text:p text:style-name="P14">ចំកោ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ប្រឹង​ឲ្យ​កោង : ចំកោង​ខ្លួន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១១</text:p>
          </table:table-cell>
          <table:table-cell table:style-name="តារាង1.A2" office:value-type="string">
            <text:p text:style-name="P14">ចំណ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ំណួច​ដែល​ចង​កួច​ភ្ជាប់​តគ្នា ។ ចំណង​ដៃ អំបោះ​ដែល​ចង​ដៃ ឬ​ប្រាក់ ឬ​ក៏​ទ្រព្យ​របស់​ដែល​គេ​ឲ្យ​ជា​កំដរ​ដៃ ....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១២</text:p>
          </table:table-cell>
          <table:table-cell table:style-name="តារាង1.A2" office:value-type="string">
            <text:p text:style-name="P14">ចំណង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េចក្ដី​ចង់, ដំណើរ​ចង់ : អញ្ជើញ​ពីសា​តាម​ចំណង់​ចុះ, បណ្ដោយ​ឲ្យ​អស់​ចំណង់​ចុះ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១៣</text:p>
          </table:table-cell>
          <table:table-cell table:style-name="តារាង1.A2" office:value-type="string">
            <text:p text:style-name="P14">ចំណ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ដំណើរ​ដែល​ចត; ទី​សម្រាប់​ចត : ចំណត​ទូក; មួយ​ចំណត ពីរ​ចំណត (សំ. ស្ថានីយ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១៤</text:p>
          </table:table-cell>
          <table:table-cell table:style-name="តារាង1.A2" office:value-type="string">
            <text:p text:style-name="P14">ចំណត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រស​ដែល​ចត់ : ចំណត់​ផ្លែ​ក្វិដ្ឋ​ខ្ចី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១៥</text:p>
          </table:table-cell>
          <table:table-cell table:style-name="តារាង1.A2" office:value-type="string">
            <text:p text:style-name="P14">ចំណាក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>ព. ថ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ារ​ចាក់, ពំពើ​ដែល​ចាក់ : ចំណាក់​មួយ​កាំបិត, ចំណាក់​មួយ​ម្ជុល ។ ស្នាម​ដែល​ចាក់ : ពិនិត្យ​មើល​ចំណាក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១៦</text:p>
          </table:table-cell>
          <table:table-cell table:style-name="តារាង1.A2" office:value-type="string">
            <text:p text:style-name="P14">ចំណាន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ពាក្យ​ក្លាយ​ឃ្លាត​សំឡេង​ពី ឆាំន៉ាន​ៗ ក្លាយ​សំឡេង​ពី ជំនាញ <text:s/>។ កាល​ពី​ក្នុង​​បុរាណ​សម័យ​ព្រេង​នាយ​សៀម​យក​ពាក្យ ជំនាញ <text:s/>ទៅ​សរសេរ​ជា ជាំនាញ អាន​ថា ឆាំន៉ាន, ខ្មែរ​ខ្លះ​ក្នុង​សម័យ​នោះ​ទៅ​នៅ​ឯ​ប្រទេស​សៀម​យូរ​ឆ្នាំ ធ្លាប់​និយាយ​តាម​សៀម​ ដែល​ថា ជំនាញ ជា ឆាំន៉ាន, លុះ​ត្រឡប់​មក​​នៅ​ឯ​ប្រទេស​កម្ពុជា​វិញ ក៏​និយាយ​ថា ឆាំន៉ាន​ៗ តាម​ធ្លាប់​មាត់, លុះ​ចំណេរ​កាល​យូរ​ត​មក ខ្មែរ​ឯ​ទៀត​ៗ និយាយ​ក្លាយ​ឃ្លាត​សំឡេង​ពី ឆាំន៉ាន មក​ជា ចំណាន, ពាក្យ​ជំនាញ របស់​ខ្មែរ​ក៏​ទៅ​ជា​ក្លាយ​សំឡេង​ពីរ​ដង​គឺ <text:s/>ជំនាញ <text:s/>ជា ឆាំន៉ាន, ឆាំន៉ាន <text:s/>ជា ចំណាន នេះ​ឯង, ឯ​ន័យ​របស់​ពាក្យ​ទាំង ៣ សំឡេង : ជំនាញ &gt; ឆាំន៉ាន &gt; ចំណាន នេះ គង់​នៅ​តែ​ដដែល គឺ​មាន​ដំណើរ​សេចក្ដី​ថា ប៉ិន, ប្រសប់, ស្ទាត់; ពូកែ; វាងវៃ <text:s/>ដូច​គ្នា ។ ជំនាញ <text:s/>ជា​សំដី​របស់​ខ្មែរ, គួរ​ខ្មែរ​យើង​ថា​ឲ្យ​ច្បាស់​តាម​សំដី​របស់​ជាតិ​យើង​វិញ ជា​ការ​ប្រពៃ​ណាស់ ឈ្មោះ​ថា​យើង​មិន​ព្រម​ថា​ឲ្យ​ឃ្លាត​ចាក​សំដី​ដើម​របស់​ខ្លួន, កាល​បើ​យើង​និយាយ​ជា​មួយ​នឹង​សៀម សឹម​យើង​ថា​ឆាំន៉ាន <text:s/>ជា​មួយ​នឹង​គេ​ទៅ​ចុះ កុំ​ថា ចំណាន ព្រោះ​កុំ​ឲ្យ​សៀម​គេ​ថា យើង​និយាយ​មិន​ច្បាស់​ដូច​គេ ។ នេះ​ជា​ប្រវត្តិ​នៃ​ពាក្យ​ ចំណាន (ម. ព. ជំនាញ, ជាញ, ជាញជ័យ; ទិទៀន; ចឺម <text:s/>ទៀត​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១៧</text:p>
          </table:table-cell>
          <table:table-cell table:style-name="តារាង1.A2" office:value-type="string">
            <text:p text:style-name="P14">ចំណាប់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ារ​ចាប់, អំពើ​ដែល​ចាប់ : បាន​ចំណាប់​ហើយ គឺ​បាន​កណ្ដាប់​ដៃ​ហើយ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ឆើត, ផ្ដាច់, ណាស់ : ល្អ​ចំណាប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១៨</text:p>
          </table:table-cell>
          <table:table-cell table:style-name="តារាង1.A2" office:value-type="string">
            <text:p text:style-name="P14">ចំណាយ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ប្រើ​គេ​ឲ្យ​ចាយ, ចេញ​ប្រាក់​ឲ្យ​ចាយ, បរិច្ចាគ​ទ្រព្យ : ចំណាយ​ទ្រព្យ​ធ្វើ​បុណ្យ​ឲ្យ​ទាន ។ ផ្លាស់​ឬ​លុប​ចេញ​ពី​បញ្ជី : ចំណាយ​បញ្ជី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 ឬ គុ.</text:p>
          </table:table-cell>
          <table:table-cell table:style-name="តារាង1.D2" office:value-type="string">
            <text:p text:style-name="P10">ការ​ចាយ, ដំណើរ​ដែល​ចាយ : <text:span text:style-name="T1">ចំណាយ​ធនធាន; របស់​ដែល​ចាយ : ប្រាក់​ចំណាយ ។</text:span>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១៩</text:p>
          </table:table-cell>
          <table:table-cell table:style-name="តារាង1.A2" office:value-type="string">
            <text:p text:style-name="P14">ចំណា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ារ​ដែល​គេ​ចារ; អក្សរ​ដែល​គេ​ចារ; ចម្រឹង​ទាំងឡាយ​ដែល​គេ​ចារ ឲ្យ​មាន​ព្រំ​ចារឹក (ម. ព. ចារ ១ កិ.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២០</text:p>
          </table:table-cell>
          <table:table-cell table:style-name="តារាង1.A2" office:value-type="string">
            <text:p text:style-name="P14">ចំណាល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>ព. ថ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ារ​ចាល់, ការ​ទញ់​ខ្លាំង : ចំណាល់​ទឹក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២១</text:p>
          </table:table-cell>
          <table:table-cell table:style-name="តារាង1.A2" office:value-type="string">
            <text:p text:style-name="P14">ចំណាស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ដំណើរ, បែប​ភាព​ដែល​ចាស់ : អ្នក​និង​ខ្ញុំ​យើង​មាន​ចំណាស់​ប្រហែល​គ្នា; ផ្លែ​ខ្នុរ​ពេញ​ចំណាស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២២</text:p>
          </table:table-cell>
          <table:table-cell table:style-name="តារាង1.A2" office:value-type="string">
            <text:p text:style-name="P14">ចំណិ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ភាគ​ដែល​ចិត; បំណែក​ដែល​គេ​ចិត, ដែល​គេ​ឆាក : ស្លា​មួយ​ចំណិត, ចំណិត​ដូង ។ ជ្រុង ឬ​មុម​ដែល​បែង​បញ្ឆិត : ដី​មួយ​ចំណិ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២៣</text:p>
          </table:table-cell>
          <table:table-cell table:style-name="តារាង1.A2" office:value-type="string">
            <text:p text:style-name="P14">ចំណី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វត្ថុ​សម្រាប់​ឆី, ខាទនីយវត្ថុ គឺ​អាហារ​ដែល​ផ្អែម : ម្ហូប​ចំណី <text:s/>គឺ​ចម្អាប​និង​បង្អែម ។ គ្រឿង​ចិញ្ចឹម​ជីវិត​របស់​សត្វ​តិរច្ឆាន​ក៏​ហៅ​ថា ចំណី ដែរ : ស្មៅ, ស្លឹក​ឈើ ... ជា​ចំណី​គោ, ក្របី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២៤</text:p>
          </table:table-cell>
          <table:table-cell table:style-name="តារាង1.A2" office:value-type="string">
            <text:p text:style-name="P14">ចំណុ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ប.</text:p>
          </table:table-cell>
          <table:table-cell table:style-name="តារាង1.D2" office:value-type="string">
            <text:p text:style-name="P10">ពាក្យ​សម្រាប់​និយាយ​ផ្សំ​នឹង​ពាក្យ​ចំណី : ចំណី​ចំណុក <text:s/>គឺ​ចំណី​សម្រាប់​ស៊ី​ចុក មាន​ច្រើន​មុខ នេះ​ខ្លះ​នោះ​ខ្លះ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ចំណី​ចំណុក</text:p>
          </table:table-cell>
        </table:table-row>
        <table:table-row>
          <table:table-cell table:style-name="តារាង1.A2" office:value-type="string">
            <text:p text:style-name="P4">២៦២៥</text:p>
          </table:table-cell>
          <table:table-cell table:style-name="តារាង1.A2" office:value-type="string">
            <text:p text:style-name="P14">ចំណុច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្នាម​ដែល​ចុច : ចំណុច​មួយ (.), ចំណុច​ពីរ (..), ចំណុច​បី (...)។ ត្រូវ​ចំណុច គឺ​ត្រូវ​ចិត្ត, ពេញ​ចិត្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២៦</text:p>
          </table:table-cell>
          <table:table-cell table:style-name="តារាង1.A2" office:value-type="string">
            <text:p text:style-name="P14">ចំណុច​ចិត្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្នាម​ចិត្ត, ដំណួល​ចិត្ត, ឧបនិស្ស័យ : តាម​ចំណុច​ចិត្ត, ត្រូវ​ចំណុច​ចិត្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២៧</text:p>
          </table:table-cell>
          <table:table-cell table:style-name="តារាង1.A2" office:value-type="string">
            <text:p text:style-name="P14">ចំណុះ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ចុះ​ចូល​ក្នុង​ឱវាទ, ក្នុង​អំណាច​គេ : ស្រុក​ចំណុះ; ភូមិ​ចំណុះ​វត្ត (ជើង​វត្ត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ចំនួន​បន្ទុក : ទូក​នេះ​ចំណុះ​មួយ​ពាន់​ហាប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២៨</text:p>
          </table:table-cell>
          <table:table-cell table:style-name="តារាង1.A2" office:value-type="string">
            <text:p text:style-name="P14">ចំណូ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 ឬ គុ.</text:p>
          </table:table-cell>
          <table:table-cell table:style-name="តារាង1.D2" office:value-type="string">
            <text:p text:style-name="P10">ទី​ដី​ដែល​គេ​ចូក, កន្លែង​ដែល​ចូក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២៩</text:p>
          </table:table-cell>
          <table:table-cell table:style-name="តារាង1.A2" office:value-type="string">
            <text:p text:style-name="P14">ចំណូ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ារ​ចូរ, ការ​ដែល​គូស​ឆូត; ស្នាម​ដែល​គេ​ចូរ. ទី​ដី​ឬ​កន្លែង​ដែល​ចូរ : ធ្វើ​ចំណូរ; លុប​ចំណូរ​នេះ​ចោល​ចេញ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៣០</text:p>
          </table:table-cell>
          <table:table-cell table:style-name="តារាង1.A2" office:value-type="string">
            <text:p text:style-name="P14">ចំណូ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 ឬ គុ.</text:p>
          </table:table-cell>
          <table:table-cell table:style-name="តារាង1.D2" office:value-type="string">
            <text:p text:style-name="P10">ដំណើរ​ដែល​ចូល, ដែល​ទើប​នឹង​ចូល​ថែម​មក : ប្រាក់​ចំណូល, មនុស្ស​ចំណូល ។ សេចក្ដី​ចូល​ចិត្ត​បរិភោគ : អញ្ជើញ​ពីសា​តាម​ចំណូល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៣១</text:p>
          </table:table-cell>
          <table:table-cell table:style-name="តារាង1.A2" office:value-type="string">
            <text:p text:style-name="P14">ចំណេញ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ម្រៃ​ដែល​ចេញ​ច្រើន​ជាង​ចំនួន​ដើម, សេចក្ដី​ចម្រើន : ក្នុង​ឆ្នាំ​នេះ​ពួក​ឈ្មួញ​មាន​ចំណេញ​គ្រាន់​បើ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៣២</text:p>
          </table:table-cell>
          <table:table-cell table:style-name="តារាង1.A2" office:value-type="string">
            <text:p text:style-name="P14">ចំណេ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ដំណើរ​ប្រព្រឹត្ត​ទៅ​នៃ​កាល​ត​ទៅ​ខាង​មុខ, អំណើះ លុះ​ចំណេរ​ត​មក, ចំណេរ​ទៅ​ខាង​មុខ, (បុរាណ​សរសេរ ចំណិរ <text:s/>អនុលោម​តាម ចិរ, ចីរ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៣៣</text:p>
          </table:table-cell>
          <table:table-cell table:style-name="តារាង1.A2" office:value-type="string">
            <text:p text:style-name="P14">ចំណេ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េចក្ដី​ចេះ, ដំណើរ​ដែល​ចេះ (ម. ព. វិជ្ជា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៣៤</text:p>
          </table:table-cell>
          <table:table-cell table:style-name="តារាង1.A2" office:value-type="string">
            <text:p text:style-name="P14">ចំណែ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ភាគ​ដែល​ចែក​រួច​ហើយ : របស់​នេះ​មាន​ចំណែក​ស្មើ​គ្នា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៣៥</text:p>
          </table:table-cell>
          <table:table-cell table:style-name="តារាង1.A2" office:value-type="string">
            <text:p text:style-name="P14">ចំណោ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ទី, កន្លែង​ដែល​ចោត : ចំណោត​ច្រាំង, ចំណោត​ភ្នំ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៣៦</text:p>
          </table:table-cell>
          <table:table-cell table:style-name="តារាង1.A2" office:value-type="string">
            <text:p text:style-name="P14">ចំណោទ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េចក្ដី​ចោទ, ពាក្យ​ចោទ, ប្រស្នា : <text:s/>ចំណោទ​លេខ, រក​ចំណោទ , ដោះ​ចំណោទ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៣៧</text:p>
          </table:table-cell>
          <table:table-cell table:style-name="តារាង1.A2" office:value-type="string">
            <text:p text:style-name="P14">ចំណោ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ដំណើរ​ដែល​ចោម; ជំនុំ​មនុស្ស​ឬ​ទី​ប្រជុំ : ដោះ​ខ្លួន​រួច​ចេញ​ពី​ចំណោម; និយាយ​ក្អេងក្អាង ក្នុង​កណ្ដាល​ចំណោ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៣៨</text:p>
          </table:table-cell>
          <table:table-cell table:style-name="តារាង1.A2" office:value-type="string">
            <text:p text:style-name="P14">ចំណោ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ារ​ចោះ; រន្ធ, ប្រហោង​ដែល​គេ​ចោះ : ចំណោះ​ជញ្ជាំង; ដូង​លៃ​មួយ​ដើម​នុ៎ះ​មាន​ចំណុះ​ត្រសេះ​រខុញ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៣៩</text:p>
          </table:table-cell>
          <table:table-cell table:style-name="តារាង1.A2" office:value-type="string">
            <text:p text:style-name="P14">ចំណាំ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ដំណើរ​ដែល​ចាំ​បាន, គ្រឿង​សម្រាប់​ឲ្យ​ចាំ​បាន, គ្រឿង​សម្គាល់ : មាន​ចំណាំ, តាម​ចំណាំ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៤០</text:p>
          </table:table-cell>
          <table:table-cell table:style-name="តារាង1.A2" office:value-type="string">
            <text:p text:style-name="P14">ចំណាំ​តែ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ិ.</text:p>
          </table:table-cell>
          <table:table-cell table:style-name="តារាង1.D2" office:value-type="string">
            <text:p text:style-name="P10">ធ្លាប់​តែ, ច្រើន​តែ, រមែង​តែ, តែង​តែ : គេ​ចំណាំ​តែ​ឃើញ​វា​មក​ដេក​នៅ​ផ្ទះ​ម្ដាយ​ធំ​វា​ញយ​ៗ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៤១</text:p>
          </table:table-cell>
          <table:table-cell table:style-name="តារាង1.A2" office:value-type="string">
            <text:p text:style-name="P14">ចំណាំ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រំកាច់​ដែល​ចាំង : ចំណាំង​ឈើ ។ 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៤២</text:p>
          </table:table-cell>
          <table:table-cell table:style-name="តារាង1.A2" office:value-type="string">
            <text:p text:style-name="P14">ចំតិ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ទយ​ហុច​គូទ​ឡើង​លើ, បំប៉ះ​បំពើង​គូទ​ឡើង ។ ចំតិត​ចំតូង <text:s/>គឺ​ចំតិត​ហើយ​ចំតិត​ទៀត; ដួល​ចំតិត​ចំតូង <text:s/>គឺ​ដួល​ជ្រហឹត​ជ្រហម ចំតិត​គូទ​ឡើង​ច្រើន​ដង​ច្រើន​ត្រឡប់ (ពាក្យ​សាមញ្ញ; ព. គ. ថា : ដួល​ជ្រហិត​ជ្រហូម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ចំតិតចំតូង</text:p>
          </table:table-cell>
        </table:table-row>
        <table:table-row>
          <table:table-cell table:style-name="តារាង1.A2" office:value-type="string">
            <text:p text:style-name="P4">២៦៤៣</text:p>
          </table:table-cell>
          <table:table-cell table:style-name="តារាង1.A2" office:value-type="string">
            <text:p text:style-name="P14">ចំតូ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ប.</text:p>
          </table:table-cell>
          <table:table-cell table:style-name="តារាង1.D2" office:value-type="string">
            <text:p text:style-name="P10">ពាក្យ​សម្រាប់​និយាយ​ផ្សំ​នឹង​ពាក្យ​ចំតិត : ចំតិត​ចំតូ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ចំតិតចំតូង</text:p>
          </table:table-cell>
        </table:table-row>
        <table:table-row>
          <table:table-cell table:style-name="តារាង1.A2" office:value-type="string">
            <text:p text:style-name="P4">២៦៤៤</text:p>
          </table:table-cell>
          <table:table-cell table:style-name="តារាង1.A2" office:value-type="string">
            <text:p text:style-name="P14">ចំតើ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ដាក់​តម្កល់​ឲ្យ​ខ្ពស់​ជាង​គេ,ដាក់​បន្តើត​លើ​គេ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៤៥</text:p>
          </table:table-cell>
          <table:table-cell table:style-name="តារាង1.A2" office:value-type="string">
            <text:p text:style-name="P14">ចំទង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្មេង​ដែល​ចម្រើន​វ័យ​ជិត​ដល់​ភាព​កំឡោះ​ក្រមុំ, យុវភាព : ពួក​ចំទង់​ប្រុស​ស្រី​នាំ​គ្នា​លេង​ឈូង ក្នុង​ថ្ងៃ​ចូល​ឆ្នាំ​ថ្មី ។</text:p>
          </table:table-cell>
          <table:table-cell table:style-name="តារាង1.D2" office:value-type="string">
            <text:p text:style-name="P9">ជំទង់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៤៦</text:p>
          </table:table-cell>
          <table:table-cell table:style-name="តារាង1.A2" office:value-type="string">
            <text:p text:style-name="P14">ចំទយ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ធ្វើ​ឲ្យ​ទយ : ចំទយ​គូទ <text:s/>។ ចំទយ​តែ​ស៊ី ឥត​ធ្វើ​​​អ្វី​សោះ ចាំ​តែ​ស៊ី <text:s text:c="2"/>(ព. ទ្រ. ម.) ។</text:p>
          </table:table-cell>
          <table:table-cell table:style-name="តារាង1.D2" office:value-type="string">
            <text:p text:style-name="P9">ជំទយ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៤៧</text:p>
          </table:table-cell>
          <table:table-cell table:style-name="តារាង1.A2" office:value-type="string">
            <text:p text:style-name="P14">ចំទាញ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ឬ ន.</text:p>
          </table:table-cell>
          <table:table-cell table:style-name="តារាង1.D2" office:value-type="string">
            <text:p text:style-name="P10">កន្ធាំង​ជើង​ជ្រែង​ដៃ​ទាំង​ពីរ; អាការ​ឬ​លំនាំ​កន្ធាំង​ជើង ជ្រែង​ដៃ​ទាំង​ពីរ; ច្រើន​និយាយ​ថា <text:s/>បង់​ជំទាញ (ម. ព. បង់​ជំទាញ ផង) ។</text:p>
          </table:table-cell>
          <table:table-cell table:style-name="តារាង1.D2" office:value-type="string">
            <text:p text:style-name="P9">ជំទាញ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7">២៦៤៨</text:p>
          </table:table-cell>
          <table:table-cell table:style-name="តារាង1.A2" office:value-type="string">
            <text:p text:style-name="P14">ចំទា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វិ.</text:p>
          </table:table-cell>
          <table:table-cell table:style-name="តារាង1.D2" office:value-type="string">
            <text:p text:style-name="P10">ស្រែក​ខ្លាំង, ស្រែក​ពេញ​សំឡេង : ស្រែក​ចំទាល, ក្មេង​យំ​ចំទាល​ (ពាក្យ​នេះ​ក្លាយ​មក​ពី ចណ្ឌាល <text:s/>ម. ព. នោះ​ផង) ។</text:p>
          </table:table-cell>
          <table:table-cell table:style-name="តារាង1.D2" office:value-type="string">
            <text:p text:style-name="P9">ចន្ទាល​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៤៩</text:p>
          </table:table-cell>
          <table:table-cell table:style-name="តារាង1.A2" office:value-type="string">
            <text:p text:style-name="P14">ចំទាស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ធ្វើ​ឲ្យ​ទាស់​ដំណើរ, ឲ្យ​ទាស់​ការ : កុំ​មក​ចំទាស់​កិច្ច​ការ​របស់​គេ !</text:p>
          </table:table-cell>
          <table:table-cell table:style-name="តារាង1.D2" office:value-type="string">
            <text:p text:style-name="P9">ជំទាស់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៥០</text:p>
          </table:table-cell>
          <table:table-cell table:style-name="តារាង1.A2" office:value-type="string">
            <text:p text:style-name="P14">ចំទួយ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ថ្នម​ដូច​គេ​ស្ទួយ : ចំទួយ​កូន ទាល់​តែ​វា​បាន​ចិត្ត​ឡើង​ចាង​ខូច​អស់ ។</text:p>
          </table:table-cell>
          <table:table-cell table:style-name="តារាង1.D2" office:value-type="string">
            <text:p text:style-name="P9">ជំទួយ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៥១</text:p>
          </table:table-cell>
          <table:table-cell table:style-name="តារាង1.A2" office:value-type="string">
            <text:p text:style-name="P14">ចំទើ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ឬ កិ. វិ.</text:p>
          </table:table-cell>
          <table:table-cell table:style-name="តារាង1.D2" office:value-type="string">
            <text:p text:style-name="P10">ដើរ ឬ​ឈរ​ដោយ​ចុង​ជើង លើក​កែង​ឲ្យ​ខ្ពស់​ផុត​ឡើង​ពី​ផ្ទៃ​ដែល​ជាន់ : ឈរ​ចំទើត​ជើង ។</text:p>
          </table:table-cell>
          <table:table-cell table:style-name="តារាង1.D2" office:value-type="string">
            <text:p text:style-name="P9">ជំទើត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៥២</text:p>
          </table:table-cell>
          <table:table-cell table:style-name="តារាង1.A2" office:value-type="string">
            <text:p text:style-name="P14">ចំទើ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ស្ទើរ​ធំ ស្ទើរ​តូច : រាង​ចំទើរ, តៅ​ចំទើរ, តូច​ចំទើរ <text:s/>។</text:p>
          </table:table-cell>
          <table:table-cell table:style-name="តារាង1.D2" office:value-type="string">
            <text:p text:style-name="P9">ជំទើរ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៥៣</text:p>
          </table:table-cell>
          <table:table-cell table:style-name="តារាង1.A2" office:value-type="string">
            <text:p text:style-name="P14">ចំទើ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ធ្វើ​ឲ្យ​ទើស : វា​មក​ចំទើស​រក​តែ​ធ្វើ​ការ​ពុំ​កើត ។ ចំទើស​ចំទែង ធ្វើ​ឲ្យ​ទើស​ទែង ។</text:p>
          </table:table-cell>
          <table:table-cell table:style-name="តារាង1.D2" office:value-type="string">
            <text:p text:style-name="P9">ជំទើស</text:p>
          </table:table-cell>
          <table:table-cell table:style-name="តារាង1.I2" office:value-type="string">
            <text:p text:style-name="P10">ចំទើសចំទែង </text:p>
          </table:table-cell>
        </table:table-row>
        <table:table-row>
          <table:table-cell table:style-name="តារាង1.A2" office:value-type="string">
            <text:p text:style-name="P4">២៦៥៤</text:p>
          </table:table-cell>
          <table:table-cell table:style-name="តារាង1.A2" office:value-type="string">
            <text:p text:style-name="P14">ចំទែ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ឬ កិ. វិ.</text:p>
          </table:table-cell>
          <table:table-cell table:style-name="តារាង1.D2" office:value-type="string">
            <text:p text:style-name="P10">ដើរ​ញែក​ជើង​ប្រឹង​ឲ្យ​លឿន : គោ​ចំទែង, ដើរ​ជំទែង ។</text:p>
          </table:table-cell>
          <table:table-cell table:style-name="តារាង1.D2" office:value-type="string">
            <text:p text:style-name="P9">ជំទែង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៥៥</text:p>
          </table:table-cell>
          <table:table-cell table:style-name="តារាង1.A2" office:value-type="string">
            <text:p text:style-name="P14">ចំទាំ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ឬ កិ. វិ.</text:p>
          </table:table-cell>
          <table:table-cell table:style-name="តារាង1.D2" office:value-type="string">
            <text:p text:style-name="P10">ឈរ​កន្ធែក​ជើង​រាំង, ឈរ​កន្ធាំង​ជើង : ឈរ​ចំទាំង​កណ្ដាល​ផ្លូវ ។</text:p>
          </table:table-cell>
          <table:table-cell table:style-name="តារាង1.D2" office:value-type="string">
            <text:p text:style-name="P9">ជំទាំង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៥៦</text:p>
          </table:table-cell>
          <table:table-cell table:style-name="តារាង1.A2" office:value-type="string">
            <text:p text:style-name="P14">ចំនួន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ប្រមាណ​ដែល​រាប់​ឃើញ ប្រមាណ​មាន​កំណត់ : ចំនួន ១០ នាក់, ប្រាក់​ចំនួន ១០០ រៀល; បូក​ចំនួន ។ សេចក្ដី​ដែល​ចួន​ក្នុង​កាព្យ <text:s text:c="2"/>(មិន​សូវ​ប្រើ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៥៧</text:p>
          </table:table-cell>
          <table:table-cell table:style-name="តារាង1.A2" office:value-type="string">
            <text:p text:style-name="P14">ចំនួប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ារ​ដែល​ចួប, ដំណើរ​ចួប (មិន​សូវ​ប្រើ) ។</text:p>
          </table:table-cell>
          <table:table-cell table:style-name="តារាង1.D2" office:value-type="string">
            <text:p text:style-name="P9">ជំនួប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៥៨</text:p>
          </table:table-cell>
          <table:table-cell table:style-name="តារាង1.A2" office:value-type="string">
            <text:p text:style-name="P14">ចំនៀ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ចំណិត​ឬ​កំណាត់​ដែល​ចៀរ : ចំនៀរ​ក្រដាស ។ ចំណិត, ប៉ែក​តូច​វែង : ចំនៀរ​ដី <text:span text:style-name="T1">។</text:span>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៥៩</text:p>
          </table:table-cell>
          <table:table-cell table:style-name="តារាង1.A2" office:value-type="string">
            <text:p text:style-name="P14">ចំបក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ឈើ​ធំ​មួយ​ប្រភេទ សាច់​ក្នុង​គ្រាប់​ត្រាំ​ទឹក​អំបិល​លីង​ប្រើ​ជា​អាហារ​ក៏​បាន, ធ្វើ​តំណាប់​ក៏​បាន, បុក​ចម្រាញ់​សូន​ធ្វើ​ទៀន​អុជ​ក៏​បាន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៦០</text:p>
          </table:table-cell>
          <table:table-cell table:style-name="តារាង1.A2" office:value-type="string">
            <text:p text:style-name="P14">ចំបាប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អាការ​ដែល​មនុស្ស​ពីរ​នាក់​ឬ​ច្រើន​នាក់​ចាប់​គ្នា​បោក​ផ្ដួល : លេង​ចំបាប់ ។ កិ. ចំបាប់​គ្នា គឺ​ប្រចាប់​គ្នា​បោក ឬ​ផ្ដួល​ដោយ​ស្នៀត ឬ​កម្លាំ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៦១</text:p>
          </table:table-cell>
          <table:table-cell table:style-name="តារាង1.A2" office:value-type="string">
            <text:p text:style-name="P14">ចំប៉ី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ឈើ​មាន​ជ័រ​ស ស្រដៀង​នឹង​ទឹក​ដោះ ផ្កា​ក្រអូប​ឆ្អិត; មាន​បី​យ៉ាង​គឺ ចំប៉ី​លឿង, ចំប៉ី​ស, ចំប៉ី​ក្រហ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ចំប៉ី​លឿង</text:p>
            <text:p text:style-name="P10">ចំប៉ី​ស</text:p>
            <text:p text:style-name="P10">ចំប៉ី​ក្រហម</text:p>
          </table:table-cell>
        </table:table-row>
        <table:table-row>
          <table:table-cell table:style-name="តារាង1.A2" office:value-type="string">
            <text:p text:style-name="P4">២៦៦២</text:p>
          </table:table-cell>
          <table:table-cell table:style-name="តារាង1.A2" office:value-type="string">
            <text:p text:style-name="P14">ចំប៉ី​ទេ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ចំប៉ី​ដែល​មាន​ផ្កា​តូច​ៗ ឥត​ក្លិន មាន​ដើម​តូច​ផ្កា​ក្រហម គេ​ច្រើន​ដាំ​ក្នុង​ផើង, មាន​ដើម​កំណើត​មក​ពី​បរទេស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៦៣</text:p>
          </table:table-cell>
          <table:table-cell table:style-name="តារាង1.A2" office:value-type="string">
            <text:p text:style-name="P14">ចំបួ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ជួរ, គោត្រ, ត្រកូល, ពូជ, ផៅ​នៃ​បុព្វបុរស : ចំបួរ​ខាង​ម្ដាយ, ចំបួរ​ខាង​ឪពុក <text:s/>។</text:p>
          </table:table-cell>
          <table:table-cell table:style-name="តារាង1.D2" office:value-type="string">
            <text:p text:style-name="P9">ជំបួរ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៦៤</text:p>
          </table:table-cell>
          <table:table-cell table:style-name="តារាង1.A2" office:value-type="string">
            <text:p text:style-name="P14">ចំបើ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ដើម​ស្រូវ​ស្ងួត​ព្រម​ទាំង​ស្លឹក ដែល​គេ​បែន​បោក ឬ​បញ្ជាន់​យក​គ្រាប់​រួច​ហើយ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៦៥</text:p>
          </table:table-cell>
          <table:table-cell table:style-name="តារាង1.A2" office:value-type="string">
            <text:p text:style-name="P14">ចំបែ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 ឬ គុ.</text:p>
          </table:table-cell>
          <table:table-cell table:style-name="តារាង1.D2" office:value-type="string">
            <text:p text:style-name="P10">ដែល​មាន​ចិត្ត​អណ្ដែត​ទៅ​កាន់​អារម្មណ៍​ផ្សេង​ៗ ដោយ​សេចក្ដី​ព្រួយ; ច្រើន​និយាយ​ថា ចំបែង​ចិត្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ចំបែង​ចិត្ត </text:p>
          </table:table-cell>
        </table:table-row>
        <table:table-row>
          <table:table-cell table:style-name="តារាង1.A2" office:value-type="string">
            <text:p text:style-name="P4">២៦៦៦</text:p>
          </table:table-cell>
          <table:table-cell table:style-name="តារាង1.A2" office:value-type="string">
            <text:p text:style-name="P14">ចំប្រប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ឬ កិ. វិ.</text:p>
          </table:table-cell>
          <table:table-cell table:style-name="តារាង1.D2" office:value-type="string">
            <text:p text:style-name="P10">ញ័រ​ខ្លាំង, ភ័យ​ខ្លាំង : ញ័រ​ចំប្រប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៦៧</text:p>
          </table:table-cell>
          <table:table-cell table:style-name="តារាង1.A2" office:value-type="string">
            <text:p text:style-name="P14">ចំប្រាវ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ស្ទុះ​លោ​លោត​ទាំង​ជំហរ, ហក់​សង្គ្រុប : សេះ​ចំប្រាវ, ស្រាប់​តែ​លោត​ចំប្រាវ​មក​តែ​ម្ដ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៦៨</text:p>
          </table:table-cell>
          <table:table-cell table:style-name="តារាង1.A2" office:value-type="string">
            <text:p text:style-name="P14">ចំពប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ឬ កិ. វិ.</text:p>
          </table:table-cell>
          <table:table-cell table:style-name="តារាង1.D2" office:value-type="string">
            <text:p text:style-name="P10">ជល់​ចំ, ប៉ះ​ត្រូវ : ចំពប់​ជើង, ដើរ​ចំពប់​នឹង​ឫស​ឈើ បែក​មេ​ជើង​ <text:s/>។ ចំពប់​សំដី <text:s/>គឺ​ប៉ះ​សំដី​គ្នា នាំ​ឲ្យ​មាន​រង្កៀស ។</text:p>
          </table:table-cell>
          <table:table-cell table:style-name="តារាង1.D2" office:value-type="string">
            <text:p text:style-name="P9">ជំពប់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៦៩</text:p>
          </table:table-cell>
          <table:table-cell table:style-name="តារាង1.A2" office:value-type="string">
            <text:p text:style-name="P14">ចំពាក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ឬ គុ.</text:p>
          </table:table-cell>
          <table:table-cell table:style-name="តារាង1.D2" office:value-type="string">
            <text:p text:style-name="P10">ទាក់ទាម, ទាក់ទិន, ឆ្វាក់​ពាក់​ព័ន្ធ, ប្រមូល​គ្នា : ចំពាក់​ប្រាក់​គេ; <text:s/>ខ្សែ​ចំពាក់; ជំពាក់​ចិត្ត ។</text:p>
          </table:table-cell>
          <table:table-cell table:style-name="តារាង1.D2" office:value-type="string">
            <text:p text:style-name="P9">ជំពាក់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៧០</text:p>
          </table:table-cell>
          <table:table-cell table:style-name="តារាង1.A2" office:value-type="string">
            <text:p text:style-name="P14">ចំពាស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វត្ថុ, របស់ មាន​វង់វាស​រំពត់​ចុង​កន្ធែក​ពី​គ្នា : ចំពាស់​កណ្ដៀវ, ចំពាស់​ថ្ន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៧១</text:p>
          </table:table-cell>
          <table:table-cell table:style-name="តារាង1.A2" office:value-type="string">
            <text:p text:style-name="P14">ចំពិត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>ព. បុ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ចំនួន​មួយ​ចឹប : អង្ករ​មួយ​ចំពិត <text:s/>គឺ​អង្ករ​មួយ​ចឹប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ភ្នំ​មួយ​ក្នុង​ស្រុក​លង្វែក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៧២</text:p>
          </table:table-cell>
          <table:table-cell table:style-name="តារាង1.A2" office:value-type="string">
            <text:p text:style-name="P14">ចំពុ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អវយវៈ​ដូច​ស្នែង​ជា​របស់​សត្វ​ស្លាប, ជួស​មាត់, ជួស​ធ្មេញ, ជួស​ថ្គាម : ចំពុះ​មាន់, ចំពុះ​ក្អែក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៧៣</text:p>
          </table:table-cell>
          <table:table-cell table:style-name="តារាង1.A2" office:value-type="string">
            <text:p text:style-name="P14">ចំពុះ​ទ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គ្រំ​មួយ​ប្រភេទ មាន​រាង​ស្រដៀង​នឹង​ចំពុះ​សត្វ​ទា ។ ឈ្មោះ​តិណជាតិ​មួយ​ប្រភេទ មាន​ដើម​និង​ស្លឹក​ទន់​ជ្រាយ : ស្មៅ​ចំពុះ​ទា មាន​ដុះ​តែ​ក្នុង​រដូវ​វស្សា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ស្មៅ​ចំពុះ​ទា</text:p>
          </table:table-cell>
        </table:table-row>
        <table:table-row>
          <table:table-cell table:style-name="តារាង1.A2" office:value-type="string">
            <text:p text:style-name="P4">២៦៧៤</text:p>
          </table:table-cell>
          <table:table-cell table:style-name="តារាង1.A2" office:value-type="string">
            <text:p text:style-name="P14">ចំពុះទុ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អាវុធ​មួយ​ប្រភេទ ចុង​ស្រួច​ដូច​ចំពុះ​ទុង សម្រាប់​ដោត​ដាក់​ភ្ជាប់​នៅ​ចុង​កាំភ្លើ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៧៥</text:p>
          </table:table-cell>
          <table:table-cell table:style-name="តារាង1.A2" office:value-type="string">
            <text:p text:style-name="P14">ចំពូ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ចំណែក, ផ្នែក, វគ្គ : ត្រង់​ចំពូក​ទី ១ មាន​ប្រការ ៥, ចំពូក​ទី ២ មាន​ប្រការ ៧ ។</text:p>
          </table:table-cell>
          <table:table-cell table:style-name="តារាង1.D2" office:value-type="string">
            <text:p text:style-name="P9">ជំពូក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៧៦</text:p>
          </table:table-cell>
          <table:table-cell table:style-name="តារាង1.A2" office:value-type="string">
            <text:p text:style-name="P14">ចំពួ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 ឬ គុ.</text:p>
          </table:table-cell>
          <table:table-cell table:style-name="តារាង1.D2" office:value-type="string">
            <text:p text:style-name="P10">សង្កាត់​ដោយ​ពួក, ពួក​នីមួយ​ៗ, ពួក​ផ្សេង​ៗ​គ្នា; ដែល​ជា​ពួក​ជា​ប៉ែក : មាន​ជន​ចំពួក​ខ្លះ​យល់​ថា​គួរ ខ្លះ​ថា​ពុំ​គួ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៧៧</text:p>
          </table:table-cell>
          <table:table-cell table:style-name="តារាង1.A2" office:value-type="string">
            <text:p text:style-name="P14">ចំពួយ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ចង្កួយ​កំសៀវ, ចង្កួយ​ប៉ាន់​ជាដើ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៧៨</text:p>
          </table:table-cell>
          <table:table-cell table:style-name="តារាង1.A2" office:value-type="string">
            <text:p text:style-name="P14">ចំពើប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ទើប​តែ​នឹង​មាន; ដែល​ទើប​នឹង​ពើបពះ; ដែល​ប្លែក : របស់​ចំពើប, ចំណី​ចំពើប ។ ចំណី​ចំពើប​មាត់ ចំណី​ដែល​ទើប​នឹង​បាន​ប្រទះ​បរិភោគ​ម្ដង​ជា​ដំបូ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៧៩</text:p>
          </table:table-cell>
          <table:table-cell table:style-name="តារាង1.A2" office:value-type="string">
            <text:p text:style-name="P14">ចំពោ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អា. និ. ឬ កិ. វិ.</text:p>
          </table:table-cell>
          <table:table-cell table:style-name="តារាង1.D2" office:value-type="string">
            <text:p text:style-name="P21">ដោយ​ចំ, ឆ្ពោះ, ត្រង់, សំដៅ​ត្រង់, សំដៅ​លើ; ដល់; នា : បូជា​ចំពោះ, ឧទ្ទិស​ចំពោះ, ថ្វាយ​ចំពោះ, ជូន​ចំពោះ ។ (សម្រាប់​ក្សត្រិយ៍ និង​ឥស្សរជន ត្រូវ​ប្រើ​ពាក្យ​នេះ, កុំ​ប្រើ​ពាក្យ ដល់) ។ ចំពោះ​តែ និ. ត្រឹម​តែ, សំដៅ​តែ : ចំពោះ​តែ​ខ្លួន​អ្នក​ប៉ុណ្ណោះ មិន​ចំពោះ​អ្នក​ឯ​ទៀត​ផង​ទេ ។ 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៨០</text:p>
          </table:table-cell>
          <table:table-cell table:style-name="តារាង1.A2" office:value-type="string">
            <text:p text:style-name="P14">ចំឡ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ាច់​បន្ទាប់​ចុង​ស្លាប​ប្រចៀវ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៨១</text:p>
          </table:table-cell>
          <table:table-cell table:style-name="តារាង1.A2" office:value-type="string">
            <text:p text:style-name="P14">ចំឡក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 ឬ គុ.</text:p>
          </table:table-cell>
          <table:table-cell table:style-name="តារាង1.D2" office:value-type="string">
            <text:p text:style-name="P10">អ្វី​នីមួយ​មាន​ផ្លែ​ឈើ​ជាដើម <text:s/>ដែល​កើត​មុន​រដូវ ឬ​ដែល​មាន​ផ្លែ​ខុស​រដូវ : ផ្លែ​ចំឡក់ (ហៅ​តាម សំ. បា. ថា អកាលផល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៨២</text:p>
          </table:table-cell>
          <table:table-cell table:style-name="តារាង1.A2" office:value-type="string">
            <text:p text:style-name="P14">ចំលៀវ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រាង​រៀវ​តូច​ស្ដើ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៨៣</text:p>
          </table:table-cell>
          <table:table-cell table:style-name="តារាង1.A2" office:value-type="string">
            <text:p text:style-name="P14">ចំឡៅ​ក្អែ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ទម្ងន់​ល្មម​ក្អែក​ពាំ​នាំ​ទៅ​បាន (ពាក្យ​បុរាណ, សំ. បា. ថា កាក-ណិក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៨៤</text:p>
          </table:table-cell>
          <table:table-cell table:style-name="តារាង1.A2" office:value-type="string">
            <text:p text:style-name="P14">ចំហ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ឬ កិ. វិ.</text:p>
          </table:table-cell>
          <table:table-cell table:style-name="តារាង1.D2" office:value-type="string">
            <text:p text:style-name="P10">បើក​ឲ្យ​ច្រហ : ចំហ​ទ្វារ, ចំហ​បង្អួច; ចំហ​ខ្លួន ។ និយាយ​បើក​ចំហ គឺ​និយាយ​ឥត​លាក់​បាំ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៨៥</text:p>
          </table:table-cell>
          <table:table-cell table:style-name="តារាង1.A2" office:value-type="string">
            <text:p text:style-name="P14">ចំហាយ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ម្លាំង​កម្សួល​ក្ដៅ​ឬ​ត្រជាក់​ដែល​ផ្សាយ​ចេញ​មក : ចំហាយ​ភ្លើង, ចំហាយ​ទឹក​ទន្លេ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៨៦</text:p>
          </table:table-cell>
          <table:table-cell table:style-name="តារាង1.A2" office:value-type="string">
            <text:p text:style-name="P14">ចំហុង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ធ្វើ​ឲ្យ​ឱន​ចុះ, ផុង​ចុះ​ក្នុង​ដី​ជ្រៅ ដោយ​ឲ្យ​ក្បាល​ឬ​ចុង​ចុះ​ក្រោម : ចំហុង​ក្បាល​ចុះ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ទី, កន្លែង​ដែល​ឲ្យ​ផុង; ទី​ដែល​ជ្រាល​ចុះ​ជ្រៅ​ស្ទើរ​តែ​នឹង​ទៅ​ជា​ចំណោត : ចំហុង​ជ្រោះ, រណ្ដៅ​ចំហុ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៨៧</text:p>
          </table:table-cell>
          <table:table-cell table:style-name="តារាង1.A2" office:value-type="string">
            <text:p text:style-name="P14">ចំហុ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េចក្ដី​ឆុត (ម. ព. ឆុត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៨៨</text:p>
          </table:table-cell>
          <table:table-cell table:style-name="តារាង1.A2" office:value-type="string">
            <text:p text:style-name="P14">ចំហុយ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កម្ដៅ​ឬ​ចម្អិន​ដោយ​ចំហាយ​ទឹក​ក្ដៅ​ដែល​ហុយ​ឡើង : ចំហុយ​បាយ​ដំណើប, ចំហុយ​ត្រី ។ គុ. ដែល​ឆ្អិន​ដោយ​ចំហុយ : បាយ​ចំហុយ, ពោត​ចំហុយ, ត្រី​ចំហុយ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៨៩</text:p>
          </table:table-cell>
          <table:table-cell table:style-name="តារាង1.A2" office:value-type="string">
            <text:p text:style-name="P14">ចំហូវ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ដំណើរ​ឆូវ, ដំណើរ​បញ្ឆោត​ដោយ​គំរាម​គម្រប ។ ប្រើ​ជា កិ. ក៏​បាន : កុំ​ចំហូវ​គ្នា ។ ប្រើ​ជា ជំហៅ <text:s/>ក៏​បាន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៩០</text:p>
          </table:table-cell>
          <table:table-cell table:style-name="តារាង1.A2" office:value-type="string">
            <text:p text:style-name="P14">ចំហៀ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ភាគ​ពាក់​កណ្ដាល : ដូង ១ ចំហៀង, មួយ​ចំហៀង​ខែត្រ, ចំហៀង​ភ្នែក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៩១</text:p>
          </table:table-cell>
          <table:table-cell table:style-name="តារាង1.A2" office:value-type="string">
            <text:p text:style-name="P14">ចំហៀវ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ធ្វើ​ឲ្យ​ហៀវ, សម្រាំង​ឲ្យ​សុទ្ធ : ចំហៀវ​ខ្លាញ់, ចំហៀវ​ប្រេ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៩២</text:p>
          </table:table-cell>
          <table:table-cell table:style-name="តារាង1.A2" office:value-type="string">
            <text:p text:style-name="P14">ចំហាំ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ឬ កិ. វិ.</text:p>
          </table:table-cell>
          <table:table-cell table:style-name="តារាង1.D2" office:value-type="string">
            <text:p text:style-name="P10">ដេក​ឬ​អង្គុយ​យះ​ចំហ​ខ្លាំង : អង្គុយ​ចំហាំង (ពាក្យ​អាសគ្រាម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៩៣</text:p>
          </table:table-cell>
          <table:table-cell table:style-name="តារាង1.A2" office:value-type="string">
            <text:p text:style-name="P14">ចំអ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ឬ កិ. វិ.</text:p>
          </table:table-cell>
          <table:table-cell table:style-name="តារាង1.D2" office:value-type="string">
            <text:p text:style-name="P10">ស្ដី​ឡក​ឲ្យ : កុំ​ចំអក​ឲ្យ​វា​ព្រោះ​វា​ឆាប់​ខឹង​ណាស់ ។ ចំអក​ចំអន់ <text:s/>គឺ​ចំអក​ផង ចំអន់​ផង : <text:s/>កុំ​សើច​ចំអក​ចំអន់​លេង​អ៊ីចឹង !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ចំអក​ចំអន់</text:p>
          </table:table-cell>
        </table:table-row>
        <table:table-row>
          <table:table-cell table:style-name="តារាង1.A2" office:value-type="string">
            <text:p text:style-name="P4">២៦៩៤</text:p>
          </table:table-cell>
          <table:table-cell table:style-name="តារាង1.A2" office:value-type="string">
            <text:p text:style-name="P14">ចំអន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ស្ដី​លេង​ឲ្យ​អន់​ចិត្ត, និយាយ​រំជែ​លេង​ឲ្យ​អន់​ចិត្ត (ដោយ​ស្នេហា ...) : កុំ​ខឹង​អី អញ​ចំអន់​លេង​ទេ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៩៥</text:p>
          </table:table-cell>
          <table:table-cell table:style-name="តារាង1.A2" office:value-type="string">
            <text:p text:style-name="P14">ចំអា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រង្វាស់​វែង​ប្រវែង​ពី​ត្រឹម​ចុង​មេ​ដៃ​ទៅ​ចុង​ម្រាម​កណ្ដាល ញែក​តឹង​ពី​គ្នា (ប្រវែង ១២ ធ្នាប់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៩៦</text:p>
          </table:table-cell>
          <table:table-cell table:style-name="តារាង1.A2" office:value-type="string">
            <text:p text:style-name="P14">ចំអា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លាង​ជម្រះ​រូប​សព​ដែល​ទើប​នឹង​ស្លាប់ : ចំអាស​បុគ្គល (ចំអាស​ខ្មោច) ។ ជេរ, បញ្ចោរ​លើក​អាស គឺ​ពោល​ពាក្យ​អប្រិយ​ចំពោះ​ទៅ​រក​ស្រ្តី មាន​ចេញ​ឈ្មោះ​កេរ្តិ៍​ខ្មាស ជាដើម ។ ចំអាស​ចំអូង​ ចំអាស​តាម​តែ​រួច​ពី​មាត់ ឥត​យោគ​យល់ ឥត​ក្រែង​រអែ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ចំអាស​ចំអូង</text:p>
          </table:table-cell>
        </table:table-row>
        <table:table-row>
          <table:table-cell table:style-name="តារាង1.A2" office:value-type="string">
            <text:p text:style-name="P4">២៦៩៧</text:p>
          </table:table-cell>
          <table:table-cell table:style-name="តារាង1.A2" office:value-type="string">
            <text:p text:style-name="P14">ចំអើ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ប្រឹង​អើត, ប្រឹង​ចំតើត​ឡើ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៩៨</text:p>
          </table:table-cell>
          <table:table-cell table:style-name="តារាង1.A2" office:value-type="string">
            <text:p text:style-name="P14">ចំអៀ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 ឬ គុ.</text:p>
          </table:table-cell>
          <table:table-cell table:style-name="តារាង1.D2" office:value-type="string">
            <text:p text:style-name="P10">យឺត​យូរ​ពេកពន់, ដែល​ជ្រលៀក : មនុស្ស​ចំអៀក; ចុះ​ចំអៀក​ដល់​ណា​ទៀ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៦៩៩</text:p>
          </table:table-cell>
          <table:table-cell table:style-name="តារាង1.A2" office:value-type="string">
            <text:p text:style-name="P14">ចំអេ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អវយវៈ​សត្វ​ស្លាប ត្រង់​កន្លែង​ដែល​កាង ដែល​សម្លប​បាន : ចំអេង​មាន់ ។ គុ. ស្លាម​ចំអេង គឺ​ចំហៀង​ស្លាប​ត្រង់​ចំអេ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០០</text:p>
          </table:table-cell>
          <table:table-cell table:style-name="តារាង1.A2" office:value-type="string">
            <text:p text:style-name="P14">ចំអែ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បំពើង​ទ្រូង​ទៅ​មុខ : អង្គុយ​ចំអែ, ឈរ​ចំអែ ។ ចំអៀក​ចំអែ <text:s/>ចំអែ​ដោយ​ចំអៀក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ចំអៀក​ចំអែ</text:p>
          </table:table-cell>
        </table:table-row>
        <table:table-row>
          <table:table-cell table:style-name="តារាង1.A2" office:value-type="string">
            <text:p text:style-name="P4">២៧០១</text:p>
          </table:table-cell>
          <table:table-cell table:style-name="តារាង1.A2" office:value-type="string">
            <text:p text:style-name="P14">ចាំ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មិន​ភ្លេច, កត់​ជាប់​នៅ​ក្នុង​ស្មារតី ឬ​ក្នុង​ការ​នឹក​ឃើញ​មិន​ភ្លេច​ភ្លាំង : ចាំ​ធម៌, ចាំ​ច្បាប់, ចាំ​មេ​រៀន ។ រង់​ឬ​បង្អង់​នៅ​មិន​ទៅ​ណា : ចាំ​ខ្ញុំ​ផង កុំ​អាល​ទៅ ។ នៅ​មើល​ថែ​រក្សា : ចាំ​ផ្ទះ, ចាំ​ចម្ការ ។ មាន​ចិត្ត​ប្រតិព័ទ្ធ​កួច​កាន់​ជា​និច្ច : ចាំ​ចិត្ត (ចំពោះ​តែ​ការ​ស្នេហា​មួយ​យ៉ាង​ប៉ុណ្ណោះ) ។ ចាំ​ជើង ដើរ​ឬ​ហូរ, បោល មិន​ល្អៀង​ឃ្លៀង​ឃ្លាត​អំពី​ការ​បង្ហាត់ : គោ​ដើរ​ចាំ​ជើង, សេះ​លុន​ចាំ​ជើង (អ្នក​ស្រុក​ខ្លះ​ប្រើ​ពាក្យ ចាំ​ជើង <text:s/>នេះ ចំពោះ​សត្វ​ដែល​ឡើង​ពាក់​លើ​គ្នា ដោយ​មេថុន​សេវន​កិច្ច​ថា គោ​ចាំ​ជើង, សេះ​ចាំ​ជើង) ។ល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០២</text:p>
          </table:table-cell>
          <table:table-cell table:style-name="តារាង1.A2" office:value-type="string">
            <text:p text:style-name="P14">ចាំង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ពង្រាប​សាច់​ឈើ​ដោយ​ដឹង​ជ្វា (ដឹង​សម្រាប់​ចាំង) ចាំង​ឈើ ។ ច្រាស់​ស្មៅ​ដោយ​ចប​កាប់ : ចាំង​ស្មៅ​ដោយ​ចប​កាប់; ឬ​ពង្រាប​ដី​ឲ្យ​រាប​ស្មើ : យក​ចប​កាប់​ចាំង​ដី​ឲ្យ​រាប​ស្មើ ។ល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បញ្ចេញ​រស្មី ឬ ពន្លឺ, កម្ដៅ មក​ប៉ះ​ត្រូវ : ថ្ងៃ​ចាំង​ភ្នែក; បិទ​បង្អួច​មិន​ឲ្យ​ថ្ងៃ​ចាំង ។ ចាំង​ចែង ឬ ចែង​ចាំង ចាំង​ពន្លឺ ឬ​រស្មី​ព្រាក​ៗ (ព. កា.) ។ល។ 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ចាំង​ចែង</text:p>
            <text:p text:style-name="P10"><text:s/>ចែង​ចាំង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៣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នំ​ស្អិត​មួយ​ប្រភេទ ធ្វើ​ដោយ​អង្ករ​ដំណើប វេច​ដោយ​ស្លឹក​ពក ឬ​ស្លឹក​ឫស្សី​ធំ​ៗ​ជាដើម ចង​ជា​ចង្កោម ចំហុយ​ឬ​ស្ងោរ​ឲ្យ​ឆ្អិន ជា​នំ​ស្រស់ សម្រាប់​ប្រនៀល​ឲ្យ​ជាប់​ស្ករ-ស ឬ​ជា​មួយ​នឹង​ទឹក​លាយ​ស្ករ-ស ឬ​ទឹក​ស្ករ-ស លាយ​ខ្ទិះ​ឆៅ​បរិភោគ​ជា​បង្អែម : នំ​ចាំង​វេច​ខ្ចប់​ដោយ​ស្លឹក​ពក ឬ ដោយ​ស្លឹក​ស្លា​ឈ្មោល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០៣</text:p>
          </table:table-cell>
          <table:table-cell table:style-name="តារាង1.A2" office:value-type="string">
            <text:p text:style-name="P14">ចាំង​ជើ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មាន​ជើង​ពពាល​ស​ជា​ធម្មតា (ចំពោះ​តែ​គោ​ព្រៃ​ឈ្មោល​ៗ) : គោ​ព្រៃ​ឈ្មោល​ៗ ជា​សត្វ​ចាំ​ជើង​តាម​ធម្មតា​របស់​វា (គោ​ព្រៃ​មាន​តែ​ក្នុង​ព្រៃ​នា​ខែត្រ​កំពង់ធំ) ប្រទេស​កម្ពុជា​យើ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០៤</text:p>
          </table:table-cell>
          <table:table-cell table:style-name="តារាង1.A2" office:value-type="string">
            <text:p text:style-name="P14">ចាំតែ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ិ.</text:p>
          </table:table-cell>
          <table:table-cell table:style-name="តារាង1.D2" office:value-type="string">
            <text:p text:style-name="P10">បម្រុង​តែ, រង​ចាំ​តែ, ប្រុង​ចាំ​តែ : វា​ឥត​ជួយ​ធ្វើ​អ្វី​ទេ, ចាំ​តែ​ឆ្អិន​ស៊ី​ៗ (ឆ្អិន​ស៊ី​ឆ្អិន​ស៊ី) រាល់​តែ​ពេល; រង់​ចាំ​វា​បន្ដិច​ទៅ, ចាំ​តែ​វា​មក​ដល់ យើង​ន្អាល​នឹង​ទៅ; វា​ឥត​ដឹង​អី​ទេ អាង​តែ​មាន​មាត់ ចាំ​តែ​ស្ដី​ថា​ឲ្យ​គេ ។ល។ 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០៥</text:p>
          </table:table-cell>
          <table:table-cell table:style-name="តារាង1.A2" office:value-type="string">
            <text:p text:style-name="P14">ចាំបាច់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សំខាន់, ដែល​ត្រូវ​ការ, ដែល​ត្រូវ​តែ, ដែល​ត្រូវ​តែ​មាន​ខាន​ពុំ​បាន : ការ​ចាំ​បាច់, របស់​ចាំ​បាច់; អង្ករ​ជា​វត្ថុ​ចាំ​បាច់ របស់​អ្នក​បរិភោគ​បាយ; ប្រាក់​ជា​ទ្រព្យ​ចាំ​បាច់​ក្នុង​ការ​ចាយ​ប្រើ​គ្រប់​សព្វ <text:s/>។ល។ 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ិ.</text:p>
          </table:table-cell>
          <table:table-cell table:style-name="តារាង1.D2" office:value-type="string">
            <text:p text:style-name="P10">ពាក្យ​មាន​ន័យ​ថា ត្រូវ​តែ, ពុំ​គួរ​ខាន : ចុះ​ចាំ​បាច់​ឲ្យ​គេ​មក​ធ្វើ​អ្វី ? ចាំ​បាច់​ឲ្យ​ខ្ញុំ​ទៅ​ដែរ​ធ្វើ​អ្វី ? មិន​ចាំ​បាច់​ជម្រាប​ម៉ែ ឲ្យ​ជ្រាប​រឿង​នេះ​ទេ (ប្រើ​ជា បាច់, មិន​បាច់ ខ្លះ​ក៏​បាន តាម​គួរ​ដល់​ការ​ប្រើ) 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០៦</text:p>
          </table:table-cell>
          <table:table-cell table:style-name="តារាង1.A2" office:value-type="string">
            <text:p text:style-name="P14">ច្នឹ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ិ.</text:p>
          </table:table-cell>
          <table:table-cell table:style-name="តារាង1.D2" office:value-type="string">
            <text:p text:style-name="P10">ហ្នឹង, ប៉ុណ្ណឹង (ក្លាយ​មក​ពី​ដូច​ហ្នឹង) មិន​សូវ​ប្រើ, ប្រើ​ខ្លះ​តែ​ក្នុង​កាព្យ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០៧</text:p>
          </table:table-cell>
          <table:table-cell table:style-name="តារាង1.A2" office:value-type="string">
            <text:p text:style-name="P14">ច្នេ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ិ.</text:p>
          </table:table-cell>
          <table:table-cell table:style-name="តារាង1.D2" office:value-type="string">
            <text:p text:style-name="P10">នេះ, ប៉ុណ្ណេះ (ក្លាយ​មក​ពី​ដូច​នេះ) មិន​សូវ​ប្រើ, ប្រើ​ខ្លះ​តែ​ក្នុង​កាព្យ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០៨</text:p>
          </table:table-cell>
          <table:table-cell table:style-name="តារាង1.A2" office:value-type="string">
            <text:p text:style-name="P14">ច្នៃ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ក្រឡឹង, ធ្វើ​ឲ្យ​មាន​ពន្លឺ​ដោយ​គ្រឿង​ប្រដាប់​សម្រាប់​ប្រកប​ការ​នោះ : ច្នៃ​ត្បូង ។ ព. ប្រ. លៃលក​ឲ្យ​បាន​ស្រួល, ឲ្យ​បាន​ល្អ​ឡើង​, កែ​សម្រួល : ច្នៃ​ពាក្យ, ច្នៃ​សេចក្ដី, ច្នៃ​ដំណើរ​រឿង ។ គុ. ដែល​គេ​ច្នៃ​រួច​ហើយ : ត្បូង​ច្នៃ ។ ម. ព. ចរណៃ <text:s/>ផ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០៩</text:p>
          </table:table-cell>
          <table:table-cell table:style-name="តារាង1.A2" office:value-type="string">
            <text:p text:style-name="P14">ច្នោ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ិ.</text:p>
          </table:table-cell>
          <table:table-cell table:style-name="តារាង1.D2" office:value-type="string">
            <text:p text:style-name="P10">នោះ, ប៉ុណ្ណោះ (ក្លាយ​មក​ពី​ដូច​នោះ) មិន​សូវ​ប្រើ, ប្រើ​ខ្លះ​តែ​ក្នុង​កាព្យ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១០</text:p>
          </table:table-cell>
          <table:table-cell table:style-name="តារាង1.A2" office:value-type="string">
            <text:p text:style-name="P14">ច្ប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ជា​បង​បង្អស់, ដែល​ជា​ដើម​បង្អស់, ដែល​ជា​ប្រធាន​ធំ​ជាង​គេ : កូន​ច្បង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១១</text:p>
          </table:table-cell>
          <table:table-cell table:style-name="តារាង1.A2" office:value-type="string">
            <text:p text:style-name="P14">ច្ប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ជបា <text:s/>“កុលាប​ច្បា”) ឈ្មោះ​ឈើ​ផ្កា​មួយ​ប្រភេទ ផ្កា​ឥត​ក្លិន ។ 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១២</text:p>
          </table:table-cell>
          <table:table-cell table:style-name="តារាង1.A2" office:value-type="string">
            <text:p text:style-name="P14">ច្បាក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រសៃ​ត្រង់​ល្បាក់ ឬ​សរសៃ​ចំឡក : កប់​ច្បាក់ <text:s/>គឺ​កប់​សរសៃ​ល្បាក់, ចំឡក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១៣</text:p>
          </table:table-cell>
          <table:table-cell table:style-name="តារាង1.A2" office:value-type="string">
            <text:p text:style-name="P14">ច្បាប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េចក្ដី​បញ្ញត្តិ សម្រាប់​ឲ្យ​អ្នក​នគរ​ប្រតិបត្តិ​តាម ។ វិន័យ, ក្រឹត្យ​ក្រម, ក្បួន​ប្រដៅ​មនុស្ស​ឲ្យ​ប្រព្រឹត្ត​ល្អ ។ បែប​យ៉ាង, តួ​យ៉ាង, គំរូ ។ សេចក្ដី​ដើ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១៤</text:p>
          </table:table-cell>
          <table:table-cell table:style-name="តារាង1.A2" office:value-type="string">
            <text:p text:style-name="P14">ច្បាប់​ក្រ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--ក្រំ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សាស្ត្រា​សុភាសិត​សម្រាយ ពាក្យ​កាព្យ ៤ មួយ​ច្បាប់, ពាក្យ​ផ្ដើម​ដំបូង​ថា នេះ​គឺ​ច្បាប់​ក្រម ប្រសើរ​ឧត្តម ទូន្មាន​អ្នក​ផង​ប្រើ​ឱន​លំទោន កុំ​បី​មាន​ឆ្គង ប្រាជ្ញា​បុណ្យ​ផង កើត​ដោយ​ប្រណិប័តន៍ ។ល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១៥</text:p>
          </table:table-cell>
          <table:table-cell table:style-name="តារាង1.A2" office:value-type="string">
            <text:p text:style-name="P14">ច្បាម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ឆ្ពាម​ដោយ​ម្រាម​ដៃ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វត្ថុ​ដែល​ល្មម​ច្បាម​បាន : របស់​មួយ​ច្បា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១៦</text:p>
          </table:table-cell>
          <table:table-cell table:style-name="តារាង1.A2" office:value-type="string">
            <text:p text:style-name="P14">ច្បា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ួន​ដំណាំ, ទី​ដី​ដែល​ដាំ​បន្លែ ឬ​ដាំ​ដំណាំ​រាយ​រង​ផ្សេង​ៗ ដែល​មាន​ចំណារ​ដោយ​ឡែក ដោយ​សង្កាត់ : ច្បារ​ផ្កា, ច្បារ​ម្ទេស, ច្បារ​មន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១៧</text:p>
          </table:table-cell>
          <table:table-cell table:style-name="តារាង1.A2" office:value-type="string">
            <text:p text:style-name="P14">ច្បាស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>សំ.</text:p>
          </table:table-cell>
          <table:table-cell table:style-name="តារាង1.D2" office:value-type="string">
            <text:p text:style-name="P9">គុ. ឬ កិ. វិ.</text:p>
          </table:table-cell>
          <table:table-cell table:style-name="តារាង1.D2" office:value-type="string">
            <text:p text:style-name="P10">(ស្បស្ដ) ជាក់, ស្ដែង, ប្រាកដ, ដែល​មិន​ព្រលាំ : សេចក្ដី​ច្បាស់, ភ្លឺ​ច្បាស់, ឃើញ​ច្បាស់ <text:s/>(ព. បុ. ស្បាស់, លុះ​ចំណេរ​កាល​ត​ៗ​ មក, ប្រើ​ជា ច្បាស <text:s/>(ស &gt; ច) គឺ​ប្រើ​ក្លាយ​ឃ្លាត​ពី សំ. ស្បស្ដ <text:s/>នុះ​ឯ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១៨</text:p>
          </table:table-cell>
          <table:table-cell table:style-name="តារាង1.A2" office:value-type="string">
            <text:p text:style-name="P14">ច្បាស់ច្ប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ប្រាកដ​ជា​បង, ធំ​បណ្ដាច់ (សម្រាប់​ប្រើ​តែ​ក្នុង​កាព្យ) : ឱ​ព្រះ​ច្បាស់​ច្បង អាសូរ​ប្អូន​ផង កុំ​កាត់​អាល័យ ... ...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១៩</text:p>
          </table:table-cell>
          <table:table-cell table:style-name="តារាង1.A2" office:value-type="string">
            <text:p text:style-name="P14">ច្បាស់លាស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 ឬ កិ. វិ.</text:p>
          </table:table-cell>
          <table:table-cell table:style-name="តារាង1.D2" office:value-type="string">
            <text:p text:style-name="P10">ដែល​ច្បាស់​ណាស់, ច្បាស់​ប្រាកដ, ច្បាស់​ឥត​ព្រលាំ : សំដី​ច្បាស់​លាស់, និយាយ​ច្បាស់​លាស់ ។</text:p>
          </table:table-cell>
          <table:table-cell table:style-name="តារាង1.D2" office:value-type="string">
            <text:p text:style-name="P9">ច្បាស់​លះ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២០</text:p>
          </table:table-cell>
          <table:table-cell table:style-name="តារាង1.A2" office:value-type="string">
            <text:p text:style-name="P14">ច្បិច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ចាប់​យក​តែ​បន្តិច​ៗ ដោយ​ម្រាម​ដៃ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២១</text:p>
          </table:table-cell>
          <table:table-cell table:style-name="តារាង1.A2" office:value-type="string">
            <text:p text:style-name="P14">ច្បិចច្បើ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ដែល​ធ្វើ​អ្វី​ៗ ឬ​បរិ​ភោគ​អាហារ​ដោយ​ស្ទាក់​ស្ទើរ, ដោយ​ញញើត​ញញើម, ដោយ​ចាប់​ច្បិច​ៗ បន្តិច​បន្តួច : ធ្វើ​ការ​ច្បិច​ច្បើម, ស៊ី​ច្បិច​ច្បើ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២២</text:p>
          </table:table-cell>
          <table:table-cell table:style-name="តារាង1.A2" office:value-type="string">
            <text:p text:style-name="P14">ច្បុច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ឬ កិ. វិ.</text:p>
          </table:table-cell>
          <table:table-cell table:style-name="តារាង1.D2" office:value-type="string">
            <text:p text:style-name="P10">ចាប់​ចុង​ច្របុច​ចង ។ ព. ប្រ. ចុច​សួរ​តែ​ត្រង់​កន្លែង​ដែល​ត្រូវ​កា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២៣</text:p>
          </table:table-cell>
          <table:table-cell table:style-name="តារាង1.A2" office:value-type="string">
            <text:p text:style-name="P14">ច្បូ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ប្រដាប់​នេសាទ​ធ្វើ​ដោយ​ដែក​មាន​ចម្ពាម​បី មាន​ដង មាន​ងៀ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7">២៧២៤</text:p>
          </table:table-cell>
          <table:table-cell table:style-name="តារាង1.A2" office:value-type="string">
            <text:p text:style-name="P14">ច្បូ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ចាប់​បូត, ចាប់​ច្របាច់​បូត : ច្បូត​សក់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២៥</text:p>
          </table:table-cell>
          <table:table-cell table:style-name="តារាង1.A2" office:value-type="string">
            <text:p text:style-name="P14">ច្បែប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 ឬ កិ. វិ.</text:p>
          </table:table-cell>
          <table:table-cell table:style-name="តារាង1.D2" office:value-type="string">
            <text:p text:style-name="P10">អំពី​សភាព​ឬ​អាការ​របស់​មាត់​ដែល​មិន​ជា​ធម្មតា, ដែល​មាន​ទំនង​ដូច​គេ​ពេប : មាត់​ច្បែប; ពេប​ច្បែប, យំ​ច្បែប ។ និយាយ​ថា​ ស្បែប ក៏​មាន <text:s/>(ម. ព. នេះ​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២៦</text:p>
          </table:table-cell>
          <table:table-cell table:style-name="តារាង1.A2" office:value-type="string">
            <text:p text:style-name="P14">ច្បោ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ចាប់​ធ្វើ​ដោយ​ដុំ ដោយ​អន្លើ, ត្រាយ, ទ្រួស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២៧</text:p>
          </table:table-cell>
          <table:table-cell table:style-name="តារាង1.A2" office:value-type="string">
            <text:p text:style-name="P14">ច្បោល​ៗ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ទ្រួស​ៗ, ព្រួល​ៗ : និយាយ​ច្បោល​ៗ, ធ្វើ​ការ​ច្បោល​ៗ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២៨</text:p>
          </table:table-cell>
          <table:table-cell table:style-name="តារាង1.A2" office:value-type="string">
            <text:p text:style-name="P14">ច្បោស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អប​អម​អ្វី​ៗ​ឲ្យ​ជាប់​ឲ្យ​មាំ​ដោយ​ច្បោស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ង​ធ្វើ​ដោយ​បន្ទោះ​ផ្ដៅ​ជាដើម​សម្រាប់​ស៊ក​ប្រហក​រឹត​អ្វី​ៗ ដែល​គ្រេច​ឬ​ដែល​អប ដែល​ត​ស្ទប​មុខ​ឲ្យ​មាំ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២៩</text:p>
          </table:table-cell>
          <table:table-cell table:style-name="តារាង1.A2" office:value-type="string">
            <text:p text:style-name="P14">ច្បោ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គោល​សម្រាប់​សម្គាល់​នាទី ឬ​សម្រាប់​ទប់​អ្វី​ៗ​ឲ្យ​នឹង : បោះ​ច្បោះ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៣០</text:p>
          </table:table-cell>
          <table:table-cell table:style-name="តារាង1.A2" office:value-type="string">
            <text:p text:style-name="P14">ច្បាំ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ប្រណាំង​យក​ជ័យ​ជំនះ ដោយ​គ្រឿង​សាស្រ្តាវុធ ។ ច្បាំង​ចិត្ត ទូន្មាន​ចិត្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៣១</text:p>
          </table:table-cell>
          <table:table-cell table:style-name="តារាង1.A2" office:value-type="string">
            <text:p text:style-name="P14">ច្យុ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>សំ.; បា.</text:p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(ចុត) ឃ្លាត, របូត, ស្លាប់, ដែល​ស្លាប់​ហើយ; ច្រើន​និយាយ​ចំពោះ​តែ​ទេវតា​អស់​ជីវិត : ទេវតា​ច្យុ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៣២</text:p>
          </table:table-cell>
          <table:table-cell table:style-name="តារាង1.A2" office:value-type="string">
            <text:p text:style-name="P14">ច្យុតិ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>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ិរិយា​ឃ្លាត, របូត, កិរិយា​ឃ្លាត​វិញ្ញាណ គឺ​សេចក្ដី​ស្លាប់ (ម. ព. ចុតិ, ច្យុត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៣៣</text:p>
          </table:table-cell>
          <table:table-cell table:style-name="តារាង1.A2" office:value-type="string">
            <text:p text:style-name="P14">ច្រក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បង្អក​ទឹក​ឲ្យ​លេប, បញ្ចូល, បំពេញ : ច្រក​ថ្នាំ, ច្រក​អង្ក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ផ្លូវ​តូច​ៗ : ទៅ​តាម​ច្រក, ដើរ​តាម​ច្រក ។ ច្រក​រហក <text:s/>គឺ​ច្រក​ដែល​បត់​បែន, កេលកុង, ក្រវិច​ក្រវៀន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ច្រក​រហក</text:p>
          </table:table-cell>
        </table:table-row>
        <table:table-row>
          <table:table-cell table:style-name="តារាង1.A2" office:value-type="string">
            <text:p text:style-name="P4">២៧៣៤</text:p>
          </table:table-cell>
          <table:table-cell table:style-name="តារាង1.A2" office:value-type="string">
            <text:p text:style-name="P14">ច្រក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ឆ្ងក់​ៗ ពី​នេះ​ទៅ​នោះ ពី​នោះ​មក​នេះ, ច្រប់​ៗ ឆ្ងក់​ចុះ​ឆ្ងក់​ឡើង : ខ្ញុំ​ខំ​ដើរ​លក់​ដូរ ច្រក់​ចុះ​ច្រក់​ឡើង ដូច​ជា​ឆ្កែ​ដំបៅ​ក្បាល បាន​បន្តិច​បន្តួច​មក វា​ចេះ​តែ​បំផ្លាញ​អស់ ។</text:p>
          </table:table-cell>
          <table:table-cell table:style-name="តារាង1.D2" office:value-type="string">
            <text:p text:style-name="P9">ច្រក់​ៗ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៣៥</text:p>
          </table:table-cell>
          <table:table-cell table:style-name="តារាង1.A2" office:value-type="string">
            <text:p text:style-name="P14">ច្រកាចច្រកូវ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 ឬ កិ. វិ.</text:p>
          </table:table-cell>
          <table:table-cell table:style-name="តារាង1.D2" office:value-type="string">
            <text:p text:style-name="P10">ដែល​តាម​តែ​បាន, ដែល​ធ្វើ​ឲ្យ​តែ​រួច​ពី​ដៃ, មិន​ស្អាត, ខ្ជីខ្ជា, មិន​ត្រឹម​ត្រូវ​ល្អ : របស់​ច្រកាចច្រកូវ, ធ្វើ​ការ​ច្រកាចច្រកូវ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៣៦</text:p>
          </table:table-cell>
          <table:table-cell table:style-name="តារាង1.A2" office:value-type="string">
            <text:p text:style-name="P14">ច្រកែ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ត្រី​ស្រកា​មួយ​ប្រភេទ រូប​ស្រដៀង​នឹង​ត្រី​កាហែ ប៉ុន្តែ​មាន​ស្រកា-ស​ជាង​ត្រី​កាហែ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៣៧</text:p>
          </table:table-cell>
          <table:table-cell table:style-name="តារាង1.A2" office:value-type="string">
            <text:p text:style-name="P14">ច្រកែងទួយ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ឈើ​ព្រៃ​មួយ​ប្រភេទ​សម្រាប់​ធ្វើ​ជា​ឧស​ដុ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៣៨</text:p>
          </table:table-cell>
          <table:table-cell table:style-name="តារាង1.A2" office:value-type="string">
            <text:p text:style-name="P14">ច្រគា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 ឬ កិ. វិ.</text:p>
          </table:table-cell>
          <table:table-cell table:style-name="តារាង1.D2" office:value-type="string">
            <text:p text:style-name="P10">ដែល​ឥត​របប​មិន​រៀប​រយ, ទទឹង​ទទែង : អង្គុយ​ច្រគាង​កណ្ដាល​ផ្លូវ​ដើរ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៣៩</text:p>
          </table:table-cell>
          <table:table-cell table:style-name="តារាង1.A2" office:value-type="string">
            <text:p text:style-name="P14">ច្រគីងច្រគា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 ឬ កិ. វិ.</text:p>
          </table:table-cell>
          <table:table-cell table:style-name="តារាង1.D2" office:value-type="string">
            <text:p text:style-name="P10">ដែល​ឥត​របប, ទទើស​ទទែង ដោយ​ឥត​មាន​សំណ​សំនួន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៤០</text:p>
          </table:table-cell>
          <table:table-cell table:style-name="តារាង1.A2" office:value-type="string">
            <text:p text:style-name="P14">ច្រង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កាំភ្លើង​ធំ​មួយ​ប្រភេទ មាន​ជើង​គុល​តម្កល់​សម្រាប់​បាញ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៤១</text:p>
          </table:table-cell>
          <table:table-cell table:style-name="តារាង1.A2" office:value-type="string">
            <text:p text:style-name="P14">ច្រងក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្រង៉ក់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ក្រោក​ឡើង, ងើប​ឡើង, ឡើង​អង្គុយ​ឆ្ងក់ : អង្គុយ​ច្រងក់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៤២</text:p>
          </table:table-cell>
          <table:table-cell table:style-name="តារាង1.A2" office:value-type="string">
            <text:p text:style-name="P14">ច្រងា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្រង៉ាង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ទទឹង​ទទែង​ឲ្យ​ទើស​ទាស់ : ឫស្សី​មួយ​ដើម​នៅ​ច្រងាង​កណ្ដាល​ផ្លូវ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៤៣</text:p>
          </table:table-cell>
          <table:table-cell table:style-name="តារាង1.A2" office:value-type="string">
            <text:p text:style-name="P14">ច្រងាប់ច្រងិ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្រង៉ាប់</text:p>
            <text:p text:style-name="P11">ច្រង៉ិល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ដែល​ត្រឡប់​ត្រឡិន ផ្កាប់​ផ្ងារ​ច្រើន​ដង, ដែល​ជជ្រុល​ជជ្រក, ជ្រហឹត​ជ្រហម : ដួល​ច្រងាប់​ច្រងិល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៤៤</text:p>
          </table:table-cell>
          <table:table-cell table:style-name="តារាង1.A2" office:value-type="string">
            <text:p text:style-name="P14">ច្រងា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្រង៉ាម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ទ្រាន់​ដោយ​រស​ជាតិ ដែល​មាន​ខ្លាញ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៤៥</text:p>
          </table:table-cell>
          <table:table-cell table:style-name="តារាង1.A2" office:value-type="string">
            <text:p text:style-name="P14">ច្រងូវ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្រង៉ូវ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អង្គុយ​ឬ​ឈរ​ស្ងៀម​មិន​កម្រើក : អង្គុយ​ច្រងូវ, ឈរ​ច្រងូវ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៤៦</text:p>
          </table:table-cell>
          <table:table-cell table:style-name="តារាង1.A2" office:value-type="string">
            <text:p text:style-name="P14">ច្រងេងច្រងា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្រង៉េង</text:p>
            <text:p text:style-name="P11">ច្រង៉ាង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ឬ កិ. វិ.</text:p>
          </table:table-cell>
          <table:table-cell table:style-name="តារាង1.D2" office:value-type="string">
            <text:p text:style-name="P10">ដែល​ច្រងាង ទទឹង​ទទែង​ពេញ​ពាស : ដាក់​ឫស្សី​រាយ​ច្រងេង​ច្រងាង​ពេញ​ផ្លូវ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៤៧</text:p>
          </table:table-cell>
          <table:table-cell table:style-name="តារាង1.A2" office:value-type="string">
            <text:p text:style-name="P14">ច្រង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្រង៉ោ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 ឬ កិ. វិ.</text:p>
          </table:table-cell>
          <table:table-cell table:style-name="តារាង1.D2" office:value-type="string">
            <text:p text:style-name="P10">ដែល​ឥត​របាំង, ដែល​មើល​ទៅ​ឃើញ ដូច​ជា​លេច​ធ្លោ​ឡើង : គល់​ច្រងោ, គល់​អណ្ដែត​ច្រងោ, បះ​ច្រងោ <text:s/>។</text:p>
          </table:table-cell>
          <table:table-cell table:style-name="តារាង1.D2" office:value-type="string">
            <text:p text:style-name="P9">ជ្រងោ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៤៨</text:p>
          </table:table-cell>
          <table:table-cell table:style-name="តារាង1.A2" office:value-type="string">
            <text:p text:style-name="P14">ច្រងាំ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្រង៉ាំង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នឹង​នៅ​ដោយ​អាការ​បែប​ភាំង : ឈរ​ច្រងាំង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៤៩</text:p>
          </table:table-cell>
          <table:table-cell table:style-name="តារាង1.A2" office:value-type="string">
            <text:p text:style-name="P14">ច្រច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មាន​ជំងឺ​រាក​រូស​ជាប់​ជានិច្ច ហើយ​រូប​រាង​ស្គម​ប្រដក់​ស្អយ​ៗ​, បាក់​កម្លាំង​ស្គម​ប្រដក់​ស្អយ​ៗ : មនុស្ស​ច្រច, អា​ច្រច (ព. ទ្រ. ម.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៥០</text:p>
          </table:table-cell>
          <table:table-cell table:style-name="តារាង1.A2" office:value-type="string">
            <text:p text:style-name="P14">ច្រច​ៗ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រាក​រូស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៥១</text:p>
          </table:table-cell>
          <table:table-cell table:style-name="តារាង1.A2" office:value-type="string">
            <text:p text:style-name="P14">ច្រណែន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មិន​សុខ​ចិត្ត​ដោយ​គេ​បាន​លើស​ខ្លួន ឬ​ដោយ​គេ​បាន ខ្លួន​មិន​បាន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៥២</text:p>
          </table:table-cell>
          <table:table-cell table:style-name="តារាង1.A2" office:value-type="string">
            <text:p text:style-name="P14">ច្រត់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សង្កត់​ដោយ​ដៃ ឬ​ដោយ​ឈើ​ច្រត់ : ច្រត់​ដៃ, អង្គុយ​ច្រត់​ដៃ ។ កាត់​ផ្ដាច់​ដោយ​ចប​ជីក : ច្រត់​ទំពាំ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ប្រដាប់​ធ្វើ​ដោយ​ឈើ​មាន​ចម្ពាម​ដែក ឬ​ស្ពាន់​សម្រាប់​ច្រត់​ដើរ <text:s/>ជា​គ្រឿង​បរិ​ក្ខារ​របស់​អ្នក​បួស (ប្រើ​តាម​ការ​គួរ) : ដើរ​កាន់​ច្រត់ (ម. ព. ឈើ​ច្រត់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៥៣</text:p>
          </table:table-cell>
          <table:table-cell table:style-name="តារាង1.A2" office:value-type="string">
            <text:p text:style-name="P14">ច្រត់​នង្គ័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មង្គល​ពិសេស​មួយ រាប់​បញ្ចូល​ក្នុង​មង្គល​ទ្វាទសមាស, ជា​មង្គល​ចម្រើន​ការ​សាប​ព្រោះ​បណ្ដុះ​ដាំ​ក្នុង​រដូវ​ភ្លៀង​របស់​ប្រជាជន, មង្គល​នេះ​កំណត់​ធ្វើ​នៅ​ថ្ងៃ ៤ រោច​ខែ​ពិសាខ​រៀង​រាល់​ឆ្នាំ; ក្នុង​គម្ពីរ​បាលី​ហៅ​ថា <text:s/>វប្បមង្គល <text:s/>“មង្គល​សាប​ព្រោះ​បណ្ដុះ​ដាំ” (រ. ស.) : ច្រត់​ព្រះ​នង្គ័ល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៥៤</text:p>
          </table:table-cell>
          <table:table-cell table:style-name="តារាង1.A2" office:value-type="string">
            <text:p text:style-name="P14">ច្រនួច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ដោត​ដុំ​សាច់​ជា​ចង្កាក់ : ច្រនួច​សាច់ <text:s/>។</text:p>
          </table:table-cell>
          <table:table-cell table:style-name="តារាង1.D2" office:value-type="string">
            <text:p text:style-name="P9">ជ្រនួច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 ឬ គុ.</text:p>
          </table:table-cell>
          <table:table-cell table:style-name="តារាង1.D2" office:value-type="string">
            <text:p text:style-name="P10">សាច់​ដែល​ដោត​ជា​ចង្កាក់ : សាច់​មួយ​ច្រនួច, សាច់​ច្រនួច <text:s/>។</text:p>
          </table:table-cell>
          <table:table-cell table:style-name="តារាង1.D2" office:value-type="string">
            <text:p text:style-name="P9">ជ្រនួច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៥៥</text:p>
          </table:table-cell>
          <table:table-cell table:style-name="តារាង1.A2" office:value-type="string">
            <text:p text:style-name="P14">ច្រនៀ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ឈើ​មួយ​ប្រភេទ ។</text:p>
          </table:table-cell>
          <table:table-cell table:style-name="តារាង1.D2" office:value-type="string">
            <text:p text:style-name="P9">ជ្រនៀង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៥៦</text:p>
          </table:table-cell>
          <table:table-cell table:style-name="តារាង1.A2" office:value-type="string">
            <text:p text:style-name="P14">ច្រប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ចាក់​អន្ទង់ ឬ​ត្រី​ដោយ​ចង្រប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៥៧</text:p>
          </table:table-cell>
          <table:table-cell table:style-name="តារាង1.A2" office:value-type="string">
            <text:p text:style-name="P14">ច្រប់ 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ដែល​ត្រឡប់​ចុះ​ត្រឡប់​ឡើង​សុស​សព្វ​ដូច​គេ​ចាក់​ដោយ​ចង្រប់ : ដើរ​ច្រប់, ដើរ​ច្រប់​ៗ, ដើរ​ច្រប់​ចុះ​ច្រប់​ឡើង (ម. ព. ចរ​ច្រប់) ។</text:p>
          </table:table-cell>
          <table:table-cell table:style-name="តារាង1.D2" office:value-type="string">
            <text:p text:style-name="P9">ច្រប់​ៗ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៥៨</text:p>
          </table:table-cell>
          <table:table-cell table:style-name="តារាង1.A2" office:value-type="string">
            <text:p text:style-name="P14">ច្របល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លាយ​ឡំ​គ្នា, លាយ​បញ្ចូល​ច្រឡូក​ជា​មួយ​គ្នា : ក្លិង្គ​ច្របល់​សម្ល​ការី​ជា​មួយ​នឹង​បាយ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៥៩</text:p>
          </table:table-cell>
          <table:table-cell table:style-name="តារាង1.A2" office:value-type="string">
            <text:p text:style-name="P14">ច្របាច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ចាប់​ឈ្លេច​ដោយ​ម្រាម​ដៃ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៦០</text:p>
          </table:table-cell>
          <table:table-cell table:style-name="តារាង1.A2" office:value-type="string">
            <text:p text:style-name="P14">ច្របុច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ចាប់​សាច់​សំពត់​បង្រួម​គ្នា ដេរ​ភ្ជាប់​ឲ្យ​មាន​ជា​ផ្នត់, ជា​ក្រឡា​ឬ​ក្រសោម​មាត់​បាវ, មាត់​ការុង​ជាដើម​ចង​ភ្ជាប់​គ្នា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កន្សែង​ឬ​ក្រមា ដែល​គេ​ជ្រលក់​ធ្វើ​ឲ្យ​មាន​អុច​ៗ​ពាស​ពេញ​ផ្ទៃ : កន្សែង​ច្របុច, ក្រមា​ច្របុច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កន្សែង​ច្របុច ក្រមា​ច្របុច</text:p>
          </table:table-cell>
        </table:table-row>
        <table:table-row>
          <table:table-cell table:style-name="តារាង1.A2" office:value-type="string">
            <text:p text:style-name="P4">២៧៦១</text:p>
          </table:table-cell>
          <table:table-cell table:style-name="តារាង1.A2" office:value-type="string">
            <text:p text:style-name="P14">ច្របូ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ប.</text:p>
          </table:table-cell>
          <table:table-cell table:style-name="តារាង1.D2" office:value-type="string">
            <text:p text:style-name="P10">ពាក្យ​សម្រាប់​និយាយ​ផ្សំ​នឹង​ពាក្យ​ច្របល់ : ច្របូក​ច្របល់, ធ្វើ​ការ​ច្របូក​ច្របល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0">ច្របូក​ច្របល់​</text:p>
          </table:table-cell>
        </table:table-row>
        <table:table-row>
          <table:table-cell table:style-name="តារាង1.A2" office:value-type="string">
            <text:p text:style-name="P4">២៧៦២</text:p>
          </table:table-cell>
          <table:table-cell table:style-name="តារាង1.A2" office:value-type="string">
            <text:p text:style-name="P14">ច្របូញ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លញ​លឿន​ទៅ​មុខ​ហួស​កំណត់ : មាត់​ច្របូញ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៦៣</text:p>
          </table:table-cell>
          <table:table-cell table:style-name="តារាង1.A2" office:value-type="string">
            <text:p text:style-name="P14">ច្រពើ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ពើង, ដែល​មិន​រាប​ស្មើ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៦៤</text:p>
          </table:table-cell>
          <table:table-cell table:style-name="តារាង1.A2" office:value-type="string">
            <text:p text:style-name="P14">ច្រពើ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អើត​ចុង​ខ្ពស់​ជាង​គេ មិន​ចូល​របៀប : ធ្មេញ​ច្រពើស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៦៥</text:p>
          </table:table-cell>
          <table:table-cell table:style-name="តារាង1.A2" office:value-type="string">
            <text:p text:style-name="P14">ច្រម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ច្បាម​នឹង​ដៃ, ច្បាម​ពី​លើ​ដោយ​ម្រាម​ដៃ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ប្រដាប់​ធ្វើ​ដោយ​ឫស្សី សម្រាប់​ដាក់​សំណែន​តាម​សណ្ដាប់​អ្នក​ត្រូវ​ការ​ខាង​ពិធី​សែន​ព្រេន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៦៦</text:p>
          </table:table-cell>
          <table:table-cell table:style-name="តារាង1.A2" office:value-type="string">
            <text:p text:style-name="P14">ច្រមក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្រម៉ក់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តូច​ណាស់, ក្មេង​ណាស់ : អា​ច្រមក់, មេ​ច្រមក់ (ព. ទ្រ. ឬ​ពាក្យ​សាមញ្ញ​សម្រាប់​ម្ដាយ​ឪពុក​ហៅ​កូន​តូច​របស់​ខ្លួន ដោយ​ថ្នម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៦៧</text:p>
          </table:table-cell>
          <table:table-cell table:style-name="តារាង1.A2" office:value-type="string">
            <text:p text:style-name="P14">ច្រមិច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្រម៉ិច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តូច​ក្ដៀប, តូច​កំប៉ិច : តូច​ច្រមិច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៦៨</text:p>
          </table:table-cell>
          <table:table-cell table:style-name="តារាង1.A2" office:value-type="string">
            <text:p text:style-name="P14">ច្រមុ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្រម៉ុះ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អវយវៈ​នៅ​ចំពី​មុខ​ខាង​លើ​មាត់​មាន​រន្ធ​សម្រាប់​ដក​ដង្ហើ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៦៩</text:p>
          </table:table-cell>
          <table:table-cell table:style-name="តារាង1.A2" office:value-type="string">
            <text:p text:style-name="P14">ច្រមូញ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្រម៉ូញ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(ម. ព. ច្របូញ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៧០</text:p>
          </table:table-cell>
          <table:table-cell table:style-name="តារាង1.A2" office:value-type="string">
            <text:p text:style-name="P14">ច្រមូ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្រម៉ូល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 ឬ កិ. វិ.</text:p>
          </table:table-cell>
          <table:table-cell table:style-name="តារាង1.D2" office:value-type="string">
            <text:p text:style-name="P10">ដែល​ព័ទ្ធ​ព័ន្ធ​ចាក់​ស្រេះ​ប្រមូល​គ្នា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៧១</text:p>
          </table:table-cell>
          <table:table-cell table:style-name="តារាង1.A2" office:value-type="string">
            <text:p text:style-name="P14">ច្រមួន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ល្មួត, (មិន​សូវ​ប្រើ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៧២</text:p>
          </table:table-cell>
          <table:table-cell table:style-name="តារាង1.A2" office:value-type="string">
            <text:p text:style-name="P14">ច្រវ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្រវ៉ា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ប្រដាប់​សម្រាប់​អុំ​ទូក​ឬ​ចែវ​ទូក : ច្រវា​អុំ, ច្រវា​ចែវ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៧៣</text:p>
          </table:table-cell>
          <table:table-cell table:style-name="តារាង1.A2" office:value-type="string">
            <text:p text:style-name="P14">ច្រវាក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្រវ៉ាក់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ប្រដាប់​ធ្វើ​ដោយ​ដែក​មាន​ច្រួល​មាន​កង​ចុង​ដើម សម្រាប់​ដាក់​មនុស្ស​ទោស ឬ​សត្វ​ចតុប្បាទ ឬ​ក៏​ប្រើ​​ចង​ក្រៀក​អ្វី​ៗ ឲ្យ​មាំ​មួន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៧៤</text:p>
          </table:table-cell>
          <table:table-cell table:style-name="តារាង1.A2" office:value-type="string">
            <text:p text:style-name="P14">ច្រវាត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្រវ៉ាត់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ឆ្វាត់ឆ្វែង​ដេរដាស : សត្វ​ហើរ​ច្រវាត់, មនុស្ស​ដើរ​ច្រវាត់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៧៥</text:p>
          </table:table-cell>
          <table:table-cell table:style-name="តារាង1.A2" office:value-type="string">
            <text:p text:style-name="P14">ច្រវាប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្រវ៉ាប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មាន​រង្វះ​ធំ​រាប : មាត់​ច្រវាប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៧៦</text:p>
          </table:table-cell>
          <table:table-cell table:style-name="តារាង1.A2" office:value-type="string">
            <text:p text:style-name="P14">ច្រវេ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្រវ៉េះ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 ឬ កិ. វិ.</text:p>
          </table:table-cell>
          <table:table-cell table:style-name="តារាង1.D2" office:value-type="string">
            <text:p text:style-name="P10">ដែល​មាន​រង្វះ​តូច​ច្រហ​ឥត​របាំង, ស្ពែះ : ដួល​ច្រវេះ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៧៧</text:p>
          </table:table-cell>
          <table:table-cell table:style-name="តារាង1.A2" office:value-type="string">
            <text:p text:style-name="P14">ច្រវែប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្រវ៉ែប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មាន​រង្វះ​ធំ​វៀច​កំបែប​ដូច​រង្វះ​មាត់​កង្កែប​កូប : មាត់​ច្រវែប (ពាក្យ​សាមញ្ញ, មិន​សូវ​ប្រើ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៧៨</text:p>
          </table:table-cell>
          <table:table-cell table:style-name="តារាង1.A2" office:value-type="string">
            <text:p text:style-name="P14">ច្រវោ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>ច្រវ៉ោះ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មាន​រង្វះ​ធំ​ច្រហ​ឥត​របាំង, ដែល​ច្រហ​ធ្លុង តែ​តូច (ពាក្យ​សាមញ្ញ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៧៩</text:p>
          </table:table-cell>
          <table:table-cell table:style-name="តារាង1.A2" office:value-type="string">
            <text:p text:style-name="P14">ច្រសៗ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ឮ​ដោយ​គ្រឿង​សាស្ត្រាវុធ​ប្រទះ​គ្នា ឬ​ទង្គិច​គ្នា​ជាដើ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៨០</text:p>
          </table:table-cell>
          <table:table-cell table:style-name="តារាង1.A2" office:value-type="string">
            <text:p text:style-name="P14">ច្រហ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ឥត​គ្រប​ឥត​របាំង, ដែល​ចំហ : ទ្វារ​ច្រហ, មាត់​ច្រហ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៨១</text:p>
          </table:table-cell>
          <table:table-cell table:style-name="តារាង1.A2" office:value-type="string">
            <text:p text:style-name="P14">ច្រហាញ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ហា​មាត់​ច្រវាប : មាត់​ច្រហាញ់-ហាញ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៨២</text:p>
          </table:table-cell>
          <table:table-cell table:style-name="តារាង1.A2" office:value-type="string">
            <text:p text:style-name="P14">ច្រហាប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ហា​ជានិច្ច​មាន​សណ្ឋាន​ច្រវាប : មាត់​ច្រហាប <text:s/>(ម. ព. ច្រវាប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៨៣</text:p>
          </table:table-cell>
          <table:table-cell table:style-name="តារាង1.A2" office:value-type="string">
            <text:p text:style-name="P14">ច្រហេញ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លេច​ចេញ​ស្ញេញ (ព. អា.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៨៤</text:p>
          </table:table-cell>
          <table:table-cell table:style-name="តារាង1.A2" office:value-type="string">
            <text:p text:style-name="P14">ច្រហោ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អង្គុយ​ដាក់​បាត​ជើង​ទាំង​ពីរ​ជាប់​នឹង​ផ្ទៃ​បញ្ឈរ​ជង្គង់ គូទ​ផុត​ពី​ផ្ទៃ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៨៥</text:p>
          </table:table-cell>
          <table:table-cell table:style-name="តារាង1.A2" office:value-type="string">
            <text:p text:style-name="P14">ច្រហោ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ហា​មាត់​ច្រវោះ : មាត់​ច្រហោះ-ហោះ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៨៦</text:p>
          </table:table-cell>
          <table:table-cell table:style-name="តារាង1.A2" office:value-type="string">
            <text:p text:style-name="P14">ច្រហាំ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ប្រេះ​បែក​ច្រហ​ខ្លាំង : ប្រេះ​ច្រហាំង, ហា​ច្រហាំង ។ ច្រើន​ប្រើ​ជា​មួយ​នឹង​ពាក្យ​ច្រហេញ :<text:span text:style-name="T1"> ច្រហេញ​ច្រហាំង <text:s/>(ព.អា.) ។</text:span></text:p>
          </table:table-cell>
          <table:table-cell table:style-name="តារាង1.D2" office:value-type="string">
            <text:p text:style-name="P13"><text:s/></text:p>
          </table:table-cell>
          <table:table-cell table:style-name="តារាង1.I2" office:value-type="string">
            <text:p text:style-name="P13">ច្រហេញ​ច្រហាំង </text:p>
          </table:table-cell>
        </table:table-row>
        <table:table-row>
          <table:table-cell table:style-name="តារាង1.A2" office:value-type="string">
            <text:p text:style-name="P4">២៧៨៧</text:p>
          </table:table-cell>
          <table:table-cell table:style-name="តារាង1.A2" office:value-type="string">
            <text:p text:style-name="P14">ច្រឡា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ទាស, ទាស​ផ្ដាស, ច្រឡោត​ទៅ​ខាង ។ ច្រើន​ប្រើ​ជាមួយ​នឹង​ពាក្យ​ច្រឡេស : ច្រឡេស​ច្រឡាស <text:s/>។</text:p>
          </table:table-cell>
          <table:table-cell table:style-name="តារាង1.D2" office:value-type="string">
            <text:p text:style-name="P10"><text:s/></text:p>
          </table:table-cell>
          <table:table-cell table:style-name="តារាង1.I2" office:value-type="string">
            <text:p text:style-name="P10">ច្រឡេស</text:p>
            <text:p text:style-name="P10">ច្រឡាស</text:p>
          </table:table-cell>
        </table:table-row>
        <table:table-row>
          <table:table-cell table:style-name="តារាង1.A2" office:value-type="string">
            <text:p text:style-name="P4">២៧៨៨</text:p>
          </table:table-cell>
          <table:table-cell table:style-name="តារាង1.A2" office:value-type="string">
            <text:p text:style-name="P14">ច្រឡឹង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ត្រី​ស្រកា​មួយ​ប្រភេទ ពួក​ត្រី​រៀល : ត្រី​ច្រឡឹង; អ្នក​ខ្លះ​ហៅ​ថា ត្រី​រៀល​ច្រឡឹ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ត្រី​ច្រឡឹង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ដែល​មាន​រូប​តូច មាន​ទ្រង់ទ្រាយ​ស្អាត​សមរម្យ​មិន​ទាស់​ភ្នែក : តូច​ច្រឡឹ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៨៩</text:p>
          </table:table-cell>
          <table:table-cell table:style-name="តារាង1.A2" office:value-type="string">
            <text:p text:style-name="P14">ច្រឡឺ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(ម. ព. ឆ្លឺម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៩០</text:p>
          </table:table-cell>
          <table:table-cell table:style-name="តារាង1.A2" office:value-type="string">
            <text:p text:style-name="P14">ច្រឡុ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ចម្រុះ​គ្នា, ច្របល់​គ្នា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៩១</text:p>
          </table:table-cell>
          <table:table-cell table:style-name="តារាង1.A2" office:value-type="string">
            <text:p text:style-name="P14">ច្រឡូ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ដាក់​លាយ​បូក​ឡូក​គ្នា ។ ច្រឡូក​ច្រឡំ ឬ ច្រឡំ​ច្រឡូក <text:s/>គឺ​ច្រឡំ​បូក​ឡូក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ច្រឡូក​ច្រឡំ <text:s/>ច្រឡំ​ច្រឡូក</text:p>
          </table:table-cell>
        </table:table-row>
        <table:table-row>
          <table:table-cell table:style-name="តារាង1.A2" office:value-type="string">
            <text:p text:style-name="P4">២៧៩២</text:p>
          </table:table-cell>
          <table:table-cell table:style-name="តារាង1.A2" office:value-type="string">
            <text:p text:style-name="P14">ច្រឡើយ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ឬ គុ.</text:p>
          </table:table-cell>
          <table:table-cell table:style-name="តារាង1.D2" office:value-type="string">
            <text:p text:style-name="P10">ហួស; ឬ​ដែល​ឆ្លើយ​ហួស​ទំនង (មិន​សូវ​ប្រើ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៩៣</text:p>
          </table:table-cell>
          <table:table-cell table:style-name="តារាង1.A2" office:value-type="string">
            <text:p text:style-name="P14">ច្រឡើ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ធ្វើ​លើស ឬ​ធ្វើ​ឲ្យ​លើស​កំណត់​លើស​ពី​បែប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៩៤</text:p>
          </table:table-cell>
          <table:table-cell table:style-name="តារាង1.A2" office:value-type="string">
            <text:p text:style-name="P14">ច្រឡើសបើ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 ឬ កិ. វិ.</text:p>
          </table:table-cell>
          <table:table-cell table:style-name="តារាង1.D2" office:value-type="string">
            <text:p text:style-name="P10">ដែល​ច្រឡើស​គង​លើ​ច្បាប់, ដែល​ឥត​គោរព​ឥត​ក្រែង : សំដី​ច្រឡើស​បើស, និយាយ​ច្រឡើស​បើស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៩៥</text:p>
          </table:table-cell>
          <table:table-cell table:style-name="តារាង1.A2" office:value-type="string">
            <text:p text:style-name="P14">ច្រឡេ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ពន្លះ​សាច់​ពី​ឆ្អឹង : ច្រឡេះ​សាច់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៩៦</text:p>
          </table:table-cell>
          <table:table-cell table:style-name="តារាង1.A2" office:value-type="string">
            <text:p text:style-name="P14">ច្រឡៃ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សត្វ​បក្សី​មួយ​ប្រភេទ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៩៧</text:p>
          </table:table-cell>
          <table:table-cell table:style-name="តារាង1.A2" office:value-type="string">
            <text:p text:style-name="P14">ច្រឡ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ខ្ពស់​ថ្លោស : រាង​ច្រឡ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៩៨</text:p>
          </table:table-cell>
          <table:table-cell table:style-name="តារាង1.A2" office:value-type="string">
            <text:p text:style-name="P14">ច្រឡោងខា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 ឬ កិ. វិ.</text:p>
          </table:table-cell>
          <table:table-cell table:style-name="តារាង1.D2" office:value-type="string">
            <text:p text:style-name="P10">ព្រហើន; ឈ្លានពាន : មនុស្ស​ច្រឡោងខាម, សំដី​ច្រឡោងខាម; និយាយ​ច្រឡោងខា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៧៩៩</text:p>
          </table:table-cell>
          <table:table-cell table:style-name="តារាង1.A2" office:value-type="string">
            <text:p text:style-name="P14">ច្រឡោ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9">ស្ទុះ​លោត; ខឹង​ខ្លាំង​ទប់​មិន​ទាន់ មាន​អាការ​ដូច​ជា​លោ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9"/>
          </table:table-cell>
        </table:table-row>
        <table:table-row>
          <table:table-cell table:style-name="តារាង1.A2" office:value-type="string">
            <text:p text:style-name="P4">២៨០០</text:p>
          </table:table-cell>
          <table:table-cell table:style-name="តារាង1.A2" office:value-type="string">
            <text:p text:style-name="P14">ច្រឡោះបោ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 ឬ កិ. វិ.</text:p>
          </table:table-cell>
          <table:table-cell table:style-name="តារាង1.D2" office:value-type="string">
            <text:p text:style-name="P10">ដែល​បោក​បោះ​តាម​តែ​រួច​ពី​មាត់ : សំដី​ច្រឡោះបោះ, និយាយ​ច្រឡោះ​បោះ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០១</text:p>
          </table:table-cell>
          <table:table-cell table:style-name="តារាង1.A2" office:value-type="string">
            <text:p text:style-name="P14">ច្រឡំ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ឬ គុ.</text:p>
          </table:table-cell>
          <table:table-cell table:style-name="តារាង1.D2" office:value-type="string">
            <text:p text:style-name="P10">ដែល​ចំណាំ​មិន​បាន ព្រោះ​លាយ​ឡំ​គ្នា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០២</text:p>
          </table:table-cell>
          <table:table-cell table:style-name="តារាង1.A2" office:value-type="string">
            <text:p text:style-name="P14">ច្រអ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តឹង​ពោះ​ខ្លាំង ស្ទើរ​តែ​នឹង​បិទ​មាត់​មិន​ជិ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០៣</text:p>
          </table:table-cell>
          <table:table-cell table:style-name="តារាង1.A2" office:value-type="string">
            <text:p text:style-name="P14">ច្រអា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តឹង​ប៉េង​ទៅ​ខាង (ពោះ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០៤</text:p>
          </table:table-cell>
          <table:table-cell table:style-name="តារាង1.A2" office:value-type="string">
            <text:p text:style-name="P14">ច្រអឹ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តឹង​រឹង​ចឹះ​ដូច​គេ​ប្រឹង​បំប៉ោង (ពោះ) : ពោះ​ច្រអឹង, រឹង​ពោះ​ច្រអឹង​, ហើម​ពោះ​ច្រអឹ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០៥</text:p>
          </table:table-cell>
          <table:table-cell table:style-name="តារាង1.A2" office:value-type="string">
            <text:p text:style-name="P14">ច្រអូ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2">ខ្ជិល, យឺត, ចំអៀក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០៦</text:p>
          </table:table-cell>
          <table:table-cell table:style-name="តារាង1.A2" office:value-type="string">
            <text:p text:style-name="P14">ច្រាក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រៃ, ជួយ​ចេញ​គ្នា, អង្គាស​គ្នា​ឲ្យ​ចេញ​មាន​កំណត់ : ច្រាក​ប្រាក់, ច្រាក​លុយ, ច្រាក​ស្រូវ, ច្រាក​អង្ករ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ចោត (ដំបូល) : ដំបូល​ផ្ទះ​នេះ ច្រាក​ណាស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០៧</text:p>
          </table:table-cell>
          <table:table-cell table:style-name="តារាង1.A2" office:value-type="string">
            <text:p text:style-name="P14">ច្រា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បះ​ចុង​ក្រញាង​ឡើង (និយាយ​បាន​តែ​អ្វី​ៗ​ដែល​ច្រើន) : រោម​ច្រា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០៨</text:p>
          </table:table-cell>
          <table:table-cell table:style-name="តារាង1.A2" office:value-type="string">
            <text:p text:style-name="P14">ច្រាច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ស្មៅ​ទឹក​មួយ​ប្រភេទ ច្រើន​ដុះ​តែ​ក្នុង​ថ្លុក, ត្រពាំង, វាល​ស្រែ សន្ដាន​នឹង​ស្របាល នឹង​ត្រកៀត តែ​ដើម​តូច​ៗ​ជាង, ប្រើ​ជា​បន្លែ​ឬ​ជា​អន្លក់​ក៏​បាន​ខ្លះ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០៩</text:p>
          </table:table-cell>
          <table:table-cell table:style-name="តារាង1.A2" office:value-type="string">
            <text:p text:style-name="P14">ច្រាញ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មិន​រលីង, ដែល​បះ​រឹង​ឡើង, ដែល​ឡើង​ស្ញាញ​ច្រាង​ឡើ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១០</text:p>
          </table:table-cell>
          <table:table-cell table:style-name="តារាង1.A2" office:value-type="string">
            <text:p text:style-name="P14">ច្រាន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ធ្វើ​ឲ្យ​ឃ្លាត​ទៅ​ដោយ​រុញ​នឹង​ដៃ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១១</text:p>
          </table:table-cell>
          <table:table-cell table:style-name="តារាង1.A2" office:value-type="string">
            <text:p text:style-name="P14">ច្រាប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អំណាច​ភ័យ : ច្រាប​ជាន់ ។ ដី​ប្រៃ : ដី​ច្រាប ។ ឈ្មោះ​ផ្សិត​ដែល​ដុះ​នៅ​ដី​ច្រាប ផ្សិត​ច្រាប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ផ្សិត​ច្រាប </text:p>
          </table:table-cell>
        </table:table-row>
        <table:table-row>
          <table:table-cell table:style-name="តារាង1.A2" office:value-type="string">
            <text:p text:style-name="P4">២៨១២</text:p>
          </table:table-cell>
          <table:table-cell table:style-name="តារាង1.A2" office:value-type="string">
            <text:p text:style-name="P14">ច្រា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ដាល​ឡើង ដោយ​អំណាច​នៃ​ពណ៌​ក្រហម : មើល​ទៅ​ឃើញ​ច្រាល ។ ក្រហម​ខ្លាំង : ក្រហម​ច្រាល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១៣</text:p>
          </table:table-cell>
          <table:table-cell table:style-name="តារាង1.A2" office:value-type="string">
            <text:p text:style-name="P14">ច្រាល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ខ្ទាត​ចេញ​មក​ក្រៅ​តាម​កន្លែង​ចូល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១៤</text:p>
          </table:table-cell>
          <table:table-cell table:style-name="តារាង1.A2" office:value-type="string">
            <text:p text:style-name="P14">ច្រាវ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ប្រាក់, ស្ពាន់​ឬ​ដែក​ស្ដើង​ឬ​ច្រវាក់​ទង្គិច​គ្នា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១៥</text:p>
          </table:table-cell>
          <table:table-cell table:style-name="តារាង1.A2" office:value-type="string">
            <text:p text:style-name="P14">ច្រាស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វិល​ត្រឡប់​ពី​ចុង​ទៅ​គល់, ពី​ក្រោម​ទៅ​លើ : ច្រាស​ចុង​ជា​គល់ ។ ត្រដាង​ស្លាប​ស្ទុះ​ចូល​ខ្ញាំ : មេ​មាន់​ច្រាស ។ បោស​សម្អាត​ដោយ​ច្រាស, បោស​វាយ​វាត់​ពង្រេច​ពង្រឹល​ស្មៅ​មិន​ឲ្យ​ដុះ​បាន : បោស​ច្រាស, បោស​ច្រាស​គ្រវាស​អារាម ។ ស៊ី : ហ៏​ច្រាស​ចុះ ! (ព. ទ្រ. , ព. ម.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ប្រដាប់​សម្រាប់​ជម្រះ​សម្អា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១៦</text:p>
          </table:table-cell>
          <table:table-cell table:style-name="តារាង1.A2" office:value-type="string">
            <text:p text:style-name="P14">ច្រាសច្រំ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ស៊ី​ដូច​គេ​ច្រំ​បញ្ចូល : ចុះ​ច្រាស​ច្រំ​ដល់​ណា​ទៅ​ទៀត ! <text:s/>(ព. ទ្រ., ព. ម.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១៧</text:p>
          </table:table-cell>
          <table:table-cell table:style-name="តារាង1.A2" office:value-type="string">
            <text:p text:style-name="P14">ច្រាស់ច្រាល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អន្ទះ​អន្ទែង, ស្ទុះ​ចុះ​ស្ទុះ​ឡើង : មេ​មាន់​ច្រាស់​ច្រាល់​រក​ព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១៨</text:p>
          </table:table-cell>
          <table:table-cell table:style-name="តារាង1.A2" office:value-type="string">
            <text:p text:style-name="P14">ច្រិច​ៗ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ទឹក​ចេញ​ពី​ប្រហោង​តូច​ៗ មាន​អាក់​ៗ​ម្ដង​ៗ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១៩</text:p>
          </table:table-cell>
          <table:table-cell table:style-name="តារាង1.A2" office:value-type="string">
            <text:p text:style-name="P14">ច្រិមច្រុ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ណិមណុម​ប្រុន​ៗ : អង្គុយ​ច្រិមច្រុម, ធ្វើ​ច្រិមច្រុ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២០</text:p>
          </table:table-cell>
          <table:table-cell table:style-name="តារាង1.A2" office:value-type="string">
            <text:p text:style-name="P14">ច្រិ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រអិល​ឥត​ទាក់, រលេញ​ស្រួល : ក្មេង​រត់​ច្រិល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២១</text:p>
          </table:table-cell>
          <table:table-cell table:style-name="តារាង1.A2" office:value-type="string">
            <text:p text:style-name="P14">ច្រឹក​ៗ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 </text:p>
          </table:table-cell>
          <table:table-cell table:style-name="តារាង1.D2" office:value-type="string">
            <text:p text:style-name="P10">សូរ​របស់​រឹង​ស្រួយ​តូច​រណ្ដំ​គ្នា​ច្រើន​ដ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២២</text:p>
          </table:table-cell>
          <table:table-cell table:style-name="តារាង1.A2" office:value-type="string">
            <text:p text:style-name="P14">ច្រឹង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រឹង​ដោយ​ប្រឹង (មិន​សូវ​ប្រើ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ឬ កិ. វិ.</text:p>
          </table:table-cell>
          <table:table-cell table:style-name="តារាង1.D2" office:value-type="string">
            <text:p text:style-name="P10">រត់​ជើង​រទេញ, រត់​ជើង​ញាប់​សេញ តែ​ក្បាល​និង​ដង​ខ្លួន​មិន​ឃ្លេង​ឃ្លោង : ក្មេង​រត់​ច្រឹ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9">៣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ស្ទូង​គោក (ពាក្យ​ប្រើ​ដោយ​សណ្ដាប់​ស្រុក​ខ្លះ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២៣</text:p>
          </table:table-cell>
          <table:table-cell table:style-name="តារាង1.A2" office:value-type="string">
            <text:p text:style-name="P14">ច្រឹប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កាត់​តម្រឹម​ដោយ​កន្ទ្រៃ : ច្រឹប​ជើង​សក់ ។ ខាំ​ផ្ដាច់​ដោយ​ដុំ, ដោយ​អន្លើ : ក្រពត​ច្រឹប​ដាច់​សាច់​គ្រហួ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២៤</text:p>
          </table:table-cell>
          <table:table-cell table:style-name="តារាង1.A2" office:value-type="string">
            <text:p text:style-name="P14">ច្រឺ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រឹង, ដែល​ណែន​ខ្លាំង ចុច​មិន​ទ្រុឌ : ពោះ​រឹង​ច្រឺះ, ការុង​ណែន​ច្រឺះ ។</text:p>
          </table:table-cell>
          <table:table-cell table:style-name="តារាង1.D2" office:value-type="string">
            <text:p text:style-name="P9">ចឺះ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២៥</text:p>
          </table:table-cell>
          <table:table-cell table:style-name="តារាង1.A2" office:value-type="string">
            <text:p text:style-name="P14">ច្រុ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កែ​គ្រឿង​សស្រ្តា​ដែល​ធ្វើ​ដោយ​ដែក : ច្រុង​កាំបិត, ច្រុង​ប៉ូវថៅ ។ ព. ប្រ. ថា កែ​មិន​ឡើង; អស់​ប្រដៅ​កើត : វា​សេពគប់​នឹង​បាប​មិត្រ​ស៊ប់​ពេញ​ទី​ជា​មនុស្ស​ប្រឡែប្រកោ​ទៅ​ហើយ ច្រុង​មិន​ឡើង​ទេ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២៦</text:p>
          </table:table-cell>
          <table:table-cell table:style-name="តារាង1.A2" office:value-type="string">
            <text:p text:style-name="P14">ច្រុប​ៗ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ឮ​ដោយ​ទំពា​វត្ថុ មាន​សាច់​ស្រស់​ស្រួយ, ឆៅ ។ គុ. ដែល​មាន​សាច់​ស្រស់​ស្រួយ​ល្មម​ទំពា​បាន យ៉ាង​ដូច​មើម​ដំឡូង​ជ្វា​ឆៅ​ជា​ដើ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២៧</text:p>
          </table:table-cell>
          <table:table-cell table:style-name="តារាង1.A2" office:value-type="string">
            <text:p text:style-name="P14">ច្រុម​ៗ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ឬ កិ. វិ.</text:p>
          </table:table-cell>
          <table:table-cell table:style-name="តារាង1.D2" office:value-type="string">
            <text:p text:style-name="P10">(ម. ព. ច្រិមច្រុម) ។</text:p>
          </table:table-cell>
          <table:table-cell table:style-name="តារាង1.D2" office:value-type="string">
            <text:p text:style-name="P9">ច្រុំៗ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២៨</text:p>
          </table:table-cell>
          <table:table-cell table:style-name="តារាង1.A2" office:value-type="string">
            <text:p text:style-name="P14">ច្រុ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ដាំ​ចម្រុះ​បង្គោល​ឈើ​ឬ​បង្គោល​ឫស្សី​ឲ្យ​ញឹក​ដើម្បី​នឹង​គាំ​នឹង​ទប់​អ្វី​ៗ​ឲ្យ​មាំ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២៩</text:p>
          </table:table-cell>
          <table:table-cell table:style-name="តារាង1.A2" office:value-type="string">
            <text:p text:style-name="P14">ច្រូ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 ឬ កិ. វិ.</text:p>
          </table:table-cell>
          <table:table-cell table:style-name="តារាង1.D2" office:value-type="string">
            <text:p text:style-name="P10">ដែល​ឈរ​រកឹង​ដូច​ជា​ចម្រូង : ឈរ​ច្រូង, លើក​ម្រាម​ដៃ​ច្រូង ។ ច្រូងច្រាង <text:s/>គឺ​ច្រូង​ក្រញាង​មិន​រៀប​រយ (ម. ព. ច្រា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ច្រូង​ច្រាង</text:p>
          </table:table-cell>
        </table:table-row>
        <table:table-row>
          <table:table-cell table:style-name="តារាង1.A2" office:value-type="string">
            <text:p text:style-name="P4">២៨៣០</text:p>
          </table:table-cell>
          <table:table-cell table:style-name="តារាង1.A2" office:value-type="string">
            <text:p text:style-name="P14">ច្រូច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ទឹក​ហូរ​ចេញ​អំពី​ចំពួយ​ធ្លាក់​មក​លើ​ទឹក​ខាង​ក្រោម ។ កិ. ចាក់​បញ្រ្ចូច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៣១</text:p>
          </table:table-cell>
          <table:table-cell table:style-name="តារាង1.A2" office:value-type="string">
            <text:p text:style-name="P14">ច្រូ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កាត់​ដោយ​កណ្ដៀវ : ច្រូត​ស្រូវ, ច្រូត​ស្មៅ ។ ច្រូត​សក់ <text:s/>គឺ​ចាប់​ក្របួច​សក់​កាត់​ដោយ​កន្រ្តៃ​ដូច​គេ​ច្រូ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៣២</text:p>
          </table:table-cell>
          <table:table-cell table:style-name="តារាង1.A2" office:value-type="string">
            <text:p text:style-name="P14">ច្រួច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សម្រក់​ឬ​ចាក់​បង្ហូរ​ទឹក​ពី​ចំពួយ​ជាដើម, ដាក់​លើ​បាត​ដៃ​នៃ​អ្នក​ទទួល​អំណោយ, ឬ​<text:span text:style-name="T2">ឱទ្ទិស​</text:span>ផល​បុណ្យ​ចំពោះ​ទៅ​អ្នក​ដែល​ទទួល​មរណ​ភាព​ទៅ​ហើយ, ឬ​ក៏​តាំង​សេចក្ដី​ប្រាថ្នា​ថា សូម​ឲ្យ​បាន​សេចក្ដី​សម្រេច​ដូច្នោះ​ៗ, ពុំ​នោះ​តាំង​ចិត្ត​យក​ទឹក​ជា​សាក្សី​ពេជ្រ​ញាណ : <text:span text:style-name="T1">ច្រួច​ទឹក ។</text:span>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៣៣</text:p>
          </table:table-cell>
          <table:table-cell table:style-name="តារាង1.A2" office:value-type="string">
            <text:p text:style-name="P14">ច្រួ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ង​ដែក​ភ្ជាប់​គ្នា​ជា​រូប​ច្រវាក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៣៤</text:p>
          </table:table-cell>
          <table:table-cell table:style-name="តារាង1.A2" office:value-type="string">
            <text:p text:style-name="P14">ច្រើន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មាន​ចំនួន​មិន​តិច, កា្រស់​ក្រែល, តាំង​ពី​ចំនួន​ពីរ​ឡើង​ទៅ ។ ព. ផ្ទ. មួយ, តិច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៣៥</text:p>
          </table:table-cell>
          <table:table-cell table:style-name="តារាង1.A2" office:value-type="string">
            <text:p text:style-name="P14">ច្រៀ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បំបែក​ជា​ចម្រៀក, ធ្វើ​ឲ្យ​ជា​ចម្រៀក : រហែក​ច្រៀក​ងៀត គឺ​សំពត់​អាវ​ដែល​រហែក​ជា​ច្រើន​ចម្រៀក ដូច​ជា​ចម្រៀក​ត្រី​ងៀ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៣៦</text:p>
          </table:table-cell>
          <table:table-cell table:style-name="តារាង1.A2" office:value-type="string">
            <text:p text:style-name="P14">ច្រៀ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បញ្ចេញ​សំឡេង​រាយ​ទំនុក​ឲ្យ​ឮ​មាន​ខ្ពស់​ទាប​ជា​បទ​គ្វា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៣៧</text:p>
          </table:table-cell>
          <table:table-cell table:style-name="តារាង1.A2" office:value-type="string">
            <text:p text:style-name="P14">ច្រៀច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ឮ​ដោយ​វត្ថុ​ទទឹក​ទន់ ដែល​ជាន់​ឬ​សង្កត់​ទៅ​ពៀច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៣៨</text:p>
          </table:table-cell>
          <table:table-cell table:style-name="តារាង1.A2" office:value-type="string">
            <text:p text:style-name="P14">ច្រៀប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ស្ងាត់​ឈឹង​ឥត​មាន​ឮ​សូរ​សព្ទ​អ្វី, សូន្យ​ឈឹង, ស្ងាត់​ច្រៀប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៣៩</text:p>
          </table:table-cell>
          <table:table-cell table:style-name="តារាង1.A2" office:value-type="string">
            <text:p text:style-name="P14">ច្រៀវច្រៃ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លៀន​លង់​ខ្ពង់ខ្ពស់​មហិមា, លន្លឹមលន្លោច, ត្រដែតត្រដឹង : ហោះ​ច្រៀវច្រៃ (ច្រើន​ប្រើ​តែ​ខាង​កាព្យ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៤០</text:p>
          </table:table-cell>
          <table:table-cell table:style-name="តារាង1.A2" office:value-type="string">
            <text:p text:style-name="P14">ច្រេច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 </text:p>
          </table:table-cell>
          <table:table-cell table:style-name="តារាង1.D2" office:value-type="string">
            <text:p text:style-name="P10">សូរ​សម្រែក​តូច​ស្រួយ​ស្រួច​ដូច​យ៉ាង​សម្រែក​ចង្រិត​ជា​ដើម ។</text:p>
          </table:table-cell>
          <table:table-cell table:style-name="តារាង1.D2" office:value-type="string">
            <text:p text:style-name="P9">ច្រេចៗ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៤១</text:p>
          </table:table-cell>
          <table:table-cell table:style-name="តារាង1.A2" office:value-type="string">
            <text:p text:style-name="P14">ច្រេញច្រុញ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ឬ កិ. វិ.</text:p>
          </table:table-cell>
          <table:table-cell table:style-name="តារាង1.D2" office:value-type="string">
            <text:p text:style-name="P10">ច្រិមច្រុម​តិញតុញ​ញញើត​ញញើម​ដោយ​អាការ​មិន​ស៊ប់ : ដើរ​ច្រេញច្រុញ, ធ្វើ​ច្រេញច្រុញ ។ គុ. ដំណើរ​ច្រេញច្រុញ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៤២</text:p>
          </table:table-cell>
          <table:table-cell table:style-name="តារាង1.A2" office:value-type="string">
            <text:p text:style-name="P14">ច្រេ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ឈើ​មួយ​ប្រភេទ ស្លឹក​ប្រើ​ធ្វើ​ជា​បន្លែ​ស្ល​ស្រឡក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៤៣</text:p>
          </table:table-cell>
          <table:table-cell table:style-name="តារាង1.A2" office:value-type="string">
            <text:p text:style-name="P14">ច្រេ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កាប់​ឬ​ចាំង​រេះ​ត្រង់​ទី​ខាង​ៗ​នៃ​វត្ថុ​អ្វី​មួយ​ដើម្បី​ឲ្យ​របេះ​បន្តិច​ម្ដង​ៗ : ច្រេះ​គល់​ឈើ, ច្រេះ​ដី​ជើង​ដំបូក (ប្រើ​ជា ជ្រែះ <text:s/>ក៏​មាន​តាម​ទម្លាប់​និយាយ​ដោយ​ស្រុក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៤៤</text:p>
          </table:table-cell>
          <table:table-cell table:style-name="តារាង1.A2" office:value-type="string">
            <text:p text:style-name="P14">ច្រែ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ម. ព. កញ្ច្រែ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៤៥</text:p>
          </table:table-cell>
          <table:table-cell table:style-name="តារាង1.A2" office:value-type="string">
            <text:p text:style-name="P14">ច្រែត​ៗ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សំឡេង​សត្វ​បក្សី​ឬ​សូរ​សំដី​ស្រួយ​ឥត​ទាក់, ឥត​រអាក់​រអួល : សូរ​ច្រែត​ៗ, សំដី​ច្រែត​ៗ និយាយ​ចច្រែត ។</text:p>
          </table:table-cell>
          <table:table-cell table:style-name="តារាង1.D2" office:value-type="string">
            <text:p text:style-name="P9">ចច្រែត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៤៦</text:p>
          </table:table-cell>
          <table:table-cell table:style-name="តារាង1.A2" office:value-type="string">
            <text:p text:style-name="P14">ច្រែ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ឮ​ដោយ​ផ្លែ​ចប​និង​អំបែង​ឬ​ដុំ​គ្រួស​ដែល​គេ​កាប់​ប៉ះ​ត្រូវ : សូរ​ច្រែស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៤៧</text:p>
          </table:table-cell>
          <table:table-cell table:style-name="តារាង1.A2" office:value-type="string">
            <text:p text:style-name="P14">ច្រែ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្នឹម​លោហ​ជាតិ​មាន​ដែក​ជា​ដើម : ច្រែះ​កើត​ពី​ដែក​វា​ស៊ី​ដែក, អំពើ​អាក្រក់​កើត​ពី​ចិត្ត វា​ស៊ី​ចិត្ត​វិញ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៤៨</text:p>
          </table:table-cell>
          <table:table-cell table:style-name="តារាង1.A2" office:value-type="string">
            <text:p text:style-name="P14">ច្រោ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ទឹក​ស្រក់​លើ​ស្លឹក​ឈើ​ជាដើម ។ កិ. វិ. ឬ គុ. ដែល​មុត​ណាស់​ : កាំបិត​កោរ​មុត​ច្រោក ។ ដែល​មើល​ថា​រួច​ឥត​ទាក់ : មើល​សាស្ត្រា​ដាច់​ច្រោក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៤៩</text:p>
          </table:table-cell>
          <table:table-cell table:style-name="តារាង1.A2" office:value-type="string">
            <text:p text:style-name="P14">ច្រោ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ឬ កិ. វិ.</text:p>
          </table:table-cell>
          <table:table-cell table:style-name="តារាង1.D2" office:value-type="string">
            <text:p text:style-name="P10">ដួល​ឬ​រលំ​ស្រឡះ​បះ​ជើង : ដួល​ច្រោង, ដួល​បះ​ជើង​ច្រោង ។ រលើង​ឫស​បះ​ឡើង​លើ : ឈើ​រលំ​ច្រោ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៥០</text:p>
          </table:table-cell>
          <table:table-cell table:style-name="តារាង1.A2" office:value-type="string">
            <text:p text:style-name="P14">ច្រោ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ត្រង​សម្រក់​យក​ទឹក​ថ្លា : ច្រោះ​ក្បុង ។ រលុះ, ធ្វើ​ឲ្យ​រលុះ : ទឹក​ហូរ​ច្រោះ​ដី (ម. ព. ចម្រោះ <text:s/>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៨៥១</text:p>
          </table:table-cell>
          <table:table-cell table:style-name="តារាង1.A2" office:value-type="string">
            <text:p text:style-name="P14">ច្រំ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ធាក់​ប្រមុញ, ធាក់​ស្រំ​ផ្ទួន​ៗ : ច្រំ​ពន្លិច ។ ធាក់​ច្រំ <text:s/>គឺ​ធាក់​ផង ច្រំ​ផង ។ ច្រាស​ច្រំ <text:s/>ស៊ី (ព. ទ. ម.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ច្រាស​ច្រំ </text:p>
          </table:table-cell>
        </table:table-row>
        <table:table-row>
          <table:table-cell table:style-name="តារាង1.A2" office:value-type="string">
            <text:p text:style-name="P4">២៨៥២</text:p>
          </table:table-cell>
          <table:table-cell table:style-name="តារាង1.A2" office:value-type="string">
            <text:p text:style-name="P14">ច្រាំ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រឹម​ស្ទឹង, ទន្លេ, សមុទ្រ ... (គួរ​កុំ​ច្រឡំ​ពាក្យ <text:s/>ច្រាំង <text:s/>នេះ​នឹង​ពាក្យ​ ជ្រាំ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8"><text:s/>ចក្ខុ​បត្ថម្ភក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>--ភក់</text:p>
          </table:table-cell>
          <table:table-cell table:style-name="តារាង1.D2" office:value-type="string">
            <text:p text:style-name="P17">បា.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មើល​ក្នុង​ពាក្យ វ៉ែនតា និង ស្នង​ភ្នែក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8"><text:s/>ចម្ងាញ់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រស​ឆ្ងាញ់, ឱជា : សម្ល​កកូរ​នេះ​មាន​ចម្លាញ់​វិសេស​ណាស់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8"><text:s/>ចម្រត់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ការ​ច្រត់ : ចម្រត់​កែង​ដៃ​លើ​ខ្នើយ ។ 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8"><text:s/>ចម្រាញ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ភាព​ច្រាញ : ឈូស​សម្អាត​ចម្រាញ​ឈើ ។ 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8"><text:s/>ចម្រាន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ការ​ច្រាន, ការ​រុញ​ចេញ : ត្រូវ​ឈរ​ឲ្យ​ស្ងៀម កុំ​នាំ​បង្ក​ចម្រាន​គ្នា​ទៅ​វិញ​ទៅ​មក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8"><text:s/>ចម្រាល់</text:p>
          </table:table-cell>
          <table:table-cell table:style-name="តារាង1.A2" office:value-type="string">
            <text:p text:style-name="P17">១</text:p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កិ.</text:p>
          </table:table-cell>
          <table:table-cell table:style-name="តារាង1.D2" office:value-type="string">
            <text:p text:style-name="P17">ធ្វើ​ឲ្យ​ច្រាល់​ឡើង : ចម្រាល់​ទឹក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>ចម្រាល់​ទឹក</text:p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8"><text:s/></text:p>
          </table:table-cell>
          <table:table-cell table:style-name="តារាង1.A2" office:value-type="string">
            <text:p text:style-name="P17">២</text:p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ការ​ច្រាល់, ដំណើរ​ច្រាល់ : ចម្រាល់​ខ្យល់​ក្នុង​ពោះ​នាំ​ឲ្យ​ចង្អោរ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8"><text:s/>ចាប់ហួយ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ចិ.</text:p>
          </table:table-cell>
          <table:table-cell table:style-name="តារាង1.D2" office:value-type="string">
            <text:p text:style-name="P17">ន. ឬ គុ.</text:p>
          </table:table-cell>
          <table:table-cell table:style-name="តារាង1.D2" office:value-type="string">
            <text:p text:style-name="P17">ការ​លក់​ទំនិញ​រាយ​រង​នេះ​ខ្លះ​នោះ​ខ្លះ​ប៉ប៉ះប៉ប៉ុន : លក់​ទំនិញ​ចាប់ហួយ ។ ព. កា. ថា : លក់​ដូរ​ចាប់ហួយ របរ​ជំនួយ នៃ​ការ​ទ័ល​ក្រ ចំណេញ​តិចតួច ស្តើង​ស្តួច​តែ​ល្អ រាប់​ជា​អម្រ​សន្សំ​ធនធាន ។ ដំបូង​ស្តួច​ស្តើង ប៉ើករ៉ើក​ប៉ើងរ៉ើង​យូរ​ទៅ​តែង​បាន ទ្រព្យ​ធន​ក្រាស់​ក្រែល ឡើង​ជា​អ្នក​មាន ការ​អត់​ការ​ឃ្លាន ក៏​ឃ្លាត​ចេញ​ឆ្ងាយ ។ 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8"><text:s/>ចំណ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ការ​ច, ការ​ពុះ​បំបែក​ឈើ​ដោយ​ដឹង​ភ្លុក; ស្នាម​ដែល​ច : ធើ្វ​ចំណ​ឲ្យ​ត្រង់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><text:s/></text:p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8">ចំណរ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ការ​ចរ, ការ​ត្រាច់​ចរ (បារ. Trajet, parcours)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8"><text:s/>ចំណាញ់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ការ​ចាញ់ : ចំណាញ់​ល្បែង​ភ្នាល់, ចំណាញ់​កល​របស់​គេ នាំ​ឲ្យ​អាប់​កិត្តិយស ។ ព. ផ្ទ. ជម្នះ ។ 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8">ចំណាល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ការ​ចាល, ការ​រាង​រអា : ដាក់​ទណ្ឌ​កម្ម​វា​ធ្ងន់​ដល់​ម្ល៉ឹង​ហើយ វា​នៅ​តែ​គ្មាន​ចំណាល​សោះ (ច្រើន​ប្រើ ចាល ជាង)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8"><text:s/>ចំណឹក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ការ​ចឹក; ស្នាម​ដែល​ចឹក : ចំណឹក​អាសិរ​ពិស; ផ្លែ​ឪឡឹក​នេះ មាន​ចំណឹក​មាន់​រខិញរខុញ . . .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8"><text:s/>ចំណឹប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ការ​ចឹប : ចំនួន​ដែល​ចឹប : គ្រាប់​ល្ង​មួយ​ចំណឹប (ច្រើន​ប្រើ ចឹប ជាង)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8"><text:s/>ចំណុក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ការ​ចុក : ព្រង់​នេះ​តូច​ល្មម​ទេ យើង​អាច​ធើ្វ​ចំណុក​ក៏​បាន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8"><text:s/>ចំណែង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ភាវ:​ឬ​ភាព​ឆ្នែង, ការ​ឃ្វាង​ចាក​លាភ, ដំណើរ​ស៊យ, ភាព​មិន​សម​ប្រកប : មាន​ចំណែង, ប៉ះ​លើ​ចំណែង ។ ឈ្មោះ​មន្ត​ឬ​អំពើ​កិច្ច​កល​ដ៏​លាមក​ដែល​ធ្វើ​អ្នក​ដទៃ​ឲ្យ​ឆ្នែង : ត្រូវ​ចំណែង​របស់​គេ, ដាក់​ចំណែង (មើល​ពាក្យ ឆ្នែង និង បង់​ចំណែង ផង) ។ 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>មាន​ចំណែង ប៉ះ​លើ​ចំណែង</text:p>
            <text:p text:style-name="P17">ដាក់​ចំណែង</text:p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8">ចំណែវ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ការ​ចែវ : ចំណែវ​ទូក, ប្រឹង​ធ្វើ​ចំណែវ​ឲ្យ​ព្រម​គ្នា​ឡើង ដើម្បី​ឲ្យ​ទូក​លឿន ។ 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>ចំណោល​កិច្ច​ការ</text:p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8">ចំណោល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ការ​ចោល, ការ​បោះ​បង់​ចោល; ការ​បោះ​គ្រវែង : ចំណោល​កិច្ច- ការ ជា​ហេតុ​នាំ​ឲ្យ​ខាត​ផល​ប្រយោជន៍; ចោល​ដុំ​ដី ២-៣ ចំណោល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8">ចំណៀស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ការ​ចៀស; ដំណើរ​ឬ​ផ្លូវ​ដែល​អាច​ដើរ​ចៀស​បាន : ផ្លូវ​នេះ​ចង្អៀត​ណាស់ គ្មាន​ចំណៀស​ត្រង់​ណា​រួច​សោះ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8"><text:s/>ចំណំ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ការ​ចំ, ការ​ដេរ​ស្រោប​ជាយ; ថ្នេរ​ឬ​កន្លែង​ដែល​ចំ : ចំណំ​ជាយ​កន្ទេល​នេះ ជាប់​មាំ​ល្អ​ណាស់​ហើយ​ស្អាត​ផង ។ 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8"><text:s/>ចំហាប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ការ​ឆាប, ការ​រាល​ទៅ​ឆេះ : ចំហាប​ភ្លើង ។ ការ​ហើរ​ហក់​ចុះ​ទាប​មក​ក្រោម : កូន​មាន់​គេច​ខ្លួន​រួច​ពី​ចំហាប​ខ្លែង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><text:s/>ចំហាប​ភ្លើង</text:p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8"><text:s/>ចំហួល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ការ​ឆួល; ក្លិន​ដែល​ឆួល​ឡើង : ធុំ​ចំហួល​ទឹក​នោម, ខ្ញុំ​ទ្រាំ​នឹង​ ចំហួល​ម្ទេស​ពុំ​បាន​ទេ ។ <text:s/>ការ​អុជ​ផ្ទាល​ឲ្យ​ឆេះ : ចំហួល​ភ្លើង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>ចំហួល​ភ្លើង</text:p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8"><text:s/>ចំហេះ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ការ​ឆេះ : ត្រូវ​ប្រយ័ត្ន​កុំ​ឲ្យ​មាន​ចំហេះ​ព្រៃ ឬ ចំហេះ​ចំបើង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>ចំហេះ​ចំបើង </text:p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8"><text:s/>ច្រឡាម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គុ.</text:p>
          </table:table-cell>
          <table:table-cell table:style-name="តារាង1.D2" office:value-type="string">
            <text:p text:style-name="P17">ដែល​មាន​ឫកពា​កិរិយា​រឡេមរឡាម​ឥត​អៀន​ខ្មាស : ឫក​ច្រឡាម, សម្តី​ច្រឡាម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>ឫក​ច្រឡាម</text:p>
            <text:p text:style-name="P17">សម្តី​ច្រឡាម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Khmer OS" style:font-size-complex="12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Khmer O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Khmer O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Khmer O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9in" fo:page-height="8.2681in" style:num-format="1" style:print-orientation="landscape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7$Build-9157</meta:generator>
    <meta:creation-date>2005-10-19T17:27:53</meta:creation-date>
    <dc:date>2008-06-26T16:50:59</dc:date>
    <meta:print-date>2006-02-10T09:54:27</meta:print-date>
    <dc:language>en-US</dc:language>
    <meta:editing-cycles>165</meta:editing-cycles>
    <meta:editing-duration>P3DT7H6M1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90" meta:paragraph-count="3317" meta:word-count="8259" meta:character-count="96608"/>
  </office:meta>
</office:document-meta>
</file>

<file path=Basic/Standard/ChuonNat.xml><?xml version="1.0" encoding="utf-8"?>
<!DOCTYPE module  PUBLIC '-//OpenOffice.org//DTD OfficeDocument 1.0//EN'  'module.dtd'>
<script:module xmlns:script="http://openoffice.org/2000/script" script:name="ChuonNat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type&gt;&lt;/type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0) as new com.sun.star.beans.PropertyValue
args9(0).Name = "Text"
args9(0).Value = "."

dispatcher.executeDispatch(document, ".uno:InsertTex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
end sub


sub Itali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it&gt;&lt;/it?"

dispatcher.executeDispatch(document, ".uno:InsertText", "", 0, args1())

rem ----------------------------------------------------------------------
dispatcher.executeDispatch(document, ".uno:SwBackspace", "", 0, Array())

rem ----------------------------------------------------------------------
dim args3(0) as new com.sun.star.beans.PropertyValue
args3(0).Name = "Text"
args3(0).Value = "&gt;"

dispatcher.executeDispatch(document, ".uno:InsertTex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

sub CompoundWor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comp&gt;&lt;/comp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uonN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